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4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3.94pt"/>
    </style:style>
    <style:style style:name="co3" style:family="table-column">
      <style:table-column-properties fo:break-before="auto" style:column-width="111.74pt"/>
    </style:style>
    <style:style style:name="co5" style:family="table-column">
      <style:table-column-properties fo:break-before="auto" style:column-width="587.14pt"/>
    </style:style>
    <style:style style:name="co6" style:family="table-column">
      <style:table-column-properties fo:break-before="auto" style:column-width="565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212121" style:text-outline="false" style:text-line-through-style="none" style:text-line-through-type="none" style:font-name="Droid Sans" fo:font-size="6.4000000953674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6.40000009536743pt" style:language-asian="zh" style:country-asian="CN" style:font-style-asian="normal" style:font-weight-asian="normal" style:font-name-complex="Droid Sans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number-columns-repeated="3"/>
          <table:table-cell office:value-type="string" calcext:value-type="string">
            <text:p>http://archive.ubuntu.com/ubuntu/pool/universe/r/</text:p>
          </table:table-cell>
        </table:table-row>
        <table:table-row table:style-name="ro1">
          <table:table-cell office:value-type="string" calcext:value-type="string">
            <text:p>r-bioc-affy</text:p>
          </table:table-cell>
          <table:table-cell office:value-type="string" calcext:value-type="string">
            <text:p>1.56.0-1</text:p>
          </table:table-cell>
          <table:table-cell table:formula="of:=CONCATENATE([.$D$1];[.A2];&quot;/&quot;;[.A2];&quot;_&quot;;[.B2];&quot;.dsc&quot;)" office:value-type="string" office:string-value="http://archive.ubuntu.com/ubuntu/pool/universe/r/r-bioc-affy/r-bioc-affy_1.56.0-1.dsc" calcext:value-type="string">
            <text:p>http://archive.ubuntu.com/ubuntu/pool/universe/r/r-bioc-affy/r-bioc-affy_1.56.0-1.dsc</text:p>
          </table:table-cell>
          <table:table-cell office:value-type="string" calcext:value-type="string">
            <text:p>http://archive.ubuntu.com/ubuntu/pool/universe/r/r-bioc-affy/r-bioc-affy_1.52.0-1build1.dsc</text:p>
          </table:table-cell>
        </table:table-row>
        <table:table-row table:style-name="ro1">
          <table:table-cell office:value-type="string" calcext:value-type="string">
            <text:p>r-bioc-affyio</text:p>
          </table:table-cell>
          <table:table-cell office:value-type="string" calcext:value-type="string">
            <text:p>1.48.0-1</text:p>
          </table:table-cell>
          <table:table-cell table:formula="of:=CONCATENATE([.$D$1];[.A3];&quot;/&quot;;[.A3];&quot;_&quot;;[.B3];&quot;.dsc&quot;)" office:value-type="string" office:string-value="http://archive.ubuntu.com/ubuntu/pool/universe/r/r-bioc-affyio/r-bioc-affyio_1.48.0-1.dsc" calcext:value-type="string">
            <text:p>http://archive.ubuntu.com/ubuntu/pool/universe/r/r-bioc-affyio/r-bioc-affyio_1.48.0-1.dsc</text:p>
          </table:table-cell>
          <table:table-cell/>
        </table:table-row>
        <table:table-row table:style-name="ro1">
          <table:table-cell office:value-type="string" calcext:value-type="string">
            <text:p>r-bioc-altcdfenvs</text:p>
          </table:table-cell>
          <table:table-cell office:value-type="string" calcext:value-type="string">
            <text:p>1:2.40.0-1</text:p>
          </table:table-cell>
          <table:table-cell table:formula="of:=CONCATENATE([.$D$1];[.A4];&quot;/&quot;;[.A4];&quot;_&quot;;[.B4];&quot;.dsc&quot;)" office:value-type="string" office:string-value="http://archive.ubuntu.com/ubuntu/pool/universe/r/r-bioc-altcdfenvs/r-bioc-altcdfenvs_1:2.40.0-1.dsc" calcext:value-type="string">
            <text:p>http://archive.ubuntu.com/ubuntu/pool/universe/r/r-bioc-altcdfenvs/r-bioc-altcdfenvs_1:2.40.0-1.dsc</text:p>
          </table:table-cell>
          <table:table-cell/>
        </table:table-row>
        <table:table-row table:style-name="ro1">
          <table:table-cell office:value-type="string" calcext:value-type="string">
            <text:p>r-bioc-annotate</text:p>
          </table:table-cell>
          <table:table-cell office:value-type="string" calcext:value-type="string">
            <text:p>1.56.1+dfsg-1</text:p>
          </table:table-cell>
          <table:table-cell table:formula="of:=CONCATENATE([.$D$1];[.A5];&quot;/&quot;;[.A5];&quot;_&quot;;[.B5];&quot;.dsc&quot;)" office:value-type="string" office:string-value="http://archive.ubuntu.com/ubuntu/pool/universe/r/r-bioc-annotate/r-bioc-annotate_1.56.1+dfsg-1.dsc" calcext:value-type="string">
            <text:p>http://archive.ubuntu.com/ubuntu/pool/universe/r/r-bioc-annotate/r-bioc-annotate_1.56.1+dfsg-1.dsc</text:p>
          </table:table-cell>
          <table:table-cell/>
        </table:table-row>
        <table:table-row table:style-name="ro1">
          <table:table-cell office:value-type="string" calcext:value-type="string">
            <text:p>r-bioc-annotationdbi</text:p>
          </table:table-cell>
          <table:table-cell office:value-type="string" calcext:value-type="string">
            <text:p>1.40.0-1</text:p>
          </table:table-cell>
          <table:table-cell table:formula="of:=CONCATENATE([.$D$1];[.A6];&quot;/&quot;;[.A6];&quot;_&quot;;[.B6];&quot;.dsc&quot;)" office:value-type="string" office:string-value="http://archive.ubuntu.com/ubuntu/pool/universe/r/r-bioc-annotationdbi/r-bioc-annotationdbi_1.40.0-1.dsc" calcext:value-type="string">
            <text:p>http://archive.ubuntu.com/ubuntu/pool/universe/r/r-bioc-annotationdbi/r-bioc-annotationdbi_1.40.0-1.dsc</text:p>
          </table:table-cell>
          <table:table-cell/>
        </table:table-row>
        <table:table-row table:style-name="ro1">
          <table:table-cell office:value-type="string" calcext:value-type="string">
            <text:p>r-bioc-annotationfilter</text:p>
          </table:table-cell>
          <table:table-cell office:value-type="string" calcext:value-type="string">
            <text:p>1.2.0-1</text:p>
          </table:table-cell>
          <table:table-cell table:formula="of:=CONCATENATE([.$D$1];[.A7];&quot;/&quot;;[.A7];&quot;_&quot;;[.B7];&quot;.dsc&quot;)" office:value-type="string" office:string-value="http://archive.ubuntu.com/ubuntu/pool/universe/r/r-bioc-annotationfilter/r-bioc-annotationfilter_1.2.0-1.dsc" calcext:value-type="string">
            <text:p>http://archive.ubuntu.com/ubuntu/pool/universe/r/r-bioc-annotationfilter/r-bioc-annotationfilter_1.2.0-1.dsc</text:p>
          </table:table-cell>
          <table:table-cell/>
        </table:table-row>
        <table:table-row table:style-name="ro1">
          <table:table-cell office:value-type="string" calcext:value-type="string">
            <text:p>r-bioc-annotationhub</text:p>
          </table:table-cell>
          <table:table-cell office:value-type="string" calcext:value-type="string">
            <text:p>2.10.1-1</text:p>
          </table:table-cell>
          <table:table-cell table:formula="of:=CONCATENATE([.$D$1];[.A8];&quot;/&quot;;[.A8];&quot;_&quot;;[.B8];&quot;.dsc&quot;)" office:value-type="string" office:string-value="http://archive.ubuntu.com/ubuntu/pool/universe/r/r-bioc-annotationhub/r-bioc-annotationhub_2.10.1-1.dsc" calcext:value-type="string">
            <text:p>http://archive.ubuntu.com/ubuntu/pool/universe/r/r-bioc-annotationhub/r-bioc-annotationhub_2.10.1-1.dsc</text:p>
          </table:table-cell>
          <table:table-cell/>
        </table:table-row>
        <table:table-row table:style-name="ro1">
          <table:table-cell office:value-type="string" calcext:value-type="string">
            <text:p>r-bioc-aroma.light</text:p>
          </table:table-cell>
          <table:table-cell office:value-type="string" calcext:value-type="string">
            <text:p>3.8.0-1</text:p>
          </table:table-cell>
          <table:table-cell table:formula="of:=CONCATENATE([.$D$1];[.A9];&quot;/&quot;;[.A9];&quot;_&quot;;[.B9];&quot;.dsc&quot;)" office:value-type="string" office:string-value="http://archive.ubuntu.com/ubuntu/pool/universe/r/r-bioc-aroma.light/r-bioc-aroma.light_3.8.0-1.dsc" calcext:value-type="string">
            <text:p>http://archive.ubuntu.com/ubuntu/pool/universe/r/r-bioc-aroma.light/r-bioc-aroma.light_3.8.0-1.dsc</text:p>
          </table:table-cell>
          <table:table-cell/>
        </table:table-row>
        <table:table-row table:style-name="ro1">
          <table:table-cell office:value-type="string" calcext:value-type="string">
            <text:p>r-bioc-biobase</text:p>
          </table:table-cell>
          <table:table-cell office:value-type="string" calcext:value-type="string">
            <text:p>2.38.0-1</text:p>
          </table:table-cell>
          <table:table-cell table:formula="of:=CONCATENATE([.$D$1];[.A10];&quot;/&quot;;[.A10];&quot;_&quot;;[.B10];&quot;.dsc&quot;)" office:value-type="string" office:string-value="http://archive.ubuntu.com/ubuntu/pool/universe/r/r-bioc-biobase/r-bioc-biobase_2.38.0-1.dsc" calcext:value-type="string">
            <text:p>http://archive.ubuntu.com/ubuntu/pool/universe/r/r-bioc-biobase/r-bioc-biobase_2.38.0-1.dsc</text:p>
          </table:table-cell>
          <table:table-cell/>
        </table:table-row>
        <table:table-row table:style-name="ro1">
          <table:table-cell office:value-type="string" calcext:value-type="string">
            <text:p>r-bioc-biocgenerics</text:p>
          </table:table-cell>
          <table:table-cell office:value-type="string" calcext:value-type="string">
            <text:p>0.24.0-1ubuntu2</text:p>
          </table:table-cell>
          <table:table-cell table:formula="of:=CONCATENATE([.$D$1];[.A11];&quot;/&quot;;[.A11];&quot;_&quot;;[.B11];&quot;.dsc&quot;)" office:value-type="string" office:string-value="http://archive.ubuntu.com/ubuntu/pool/universe/r/r-bioc-biocgenerics/r-bioc-biocgenerics_0.24.0-1ubuntu2.dsc" calcext:value-type="string">
            <text:p>http://archive.ubuntu.com/ubuntu/pool/universe/r/r-bioc-biocgenerics/r-bioc-biocgenerics_0.24.0-1ubuntu2.dsc</text:p>
          </table:table-cell>
          <table:table-cell/>
        </table:table-row>
        <table:table-row table:style-name="ro1">
          <table:table-cell office:value-type="string" calcext:value-type="string">
            <text:p>r-bioc-biocinstaller</text:p>
          </table:table-cell>
          <table:table-cell office:value-type="string" calcext:value-type="string">
            <text:p>1.28.0-1</text:p>
          </table:table-cell>
          <table:table-cell table:formula="of:=CONCATENATE([.$D$1];[.A12];&quot;/&quot;;[.A12];&quot;_&quot;;[.B12];&quot;.dsc&quot;)" office:value-type="string" office:string-value="http://archive.ubuntu.com/ubuntu/pool/universe/r/r-bioc-biocinstaller/r-bioc-biocinstaller_1.28.0-1.dsc" calcext:value-type="string">
            <text:p>http://archive.ubuntu.com/ubuntu/pool/universe/r/r-bioc-biocinstaller/r-bioc-biocinstaller_1.28.0-1.dsc</text:p>
          </table:table-cell>
          <table:table-cell/>
        </table:table-row>
        <table:table-row table:style-name="ro1">
          <table:table-cell office:value-type="string" calcext:value-type="string">
            <text:p>r-bioc-biocparallel</text:p>
          </table:table-cell>
          <table:table-cell office:value-type="string" calcext:value-type="string">
            <text:p>1.12.0-2</text:p>
          </table:table-cell>
          <table:table-cell table:formula="of:=CONCATENATE([.$D$1];[.A13];&quot;/&quot;;[.A13];&quot;_&quot;;[.B13];&quot;.dsc&quot;)" office:value-type="string" office:string-value="http://archive.ubuntu.com/ubuntu/pool/universe/r/r-bioc-biocparallel/r-bioc-biocparallel_1.12.0-2.dsc" calcext:value-type="string">
            <text:p>http://archive.ubuntu.com/ubuntu/pool/universe/r/r-bioc-biocparallel/r-bioc-biocparallel_1.12.0-2.dsc</text:p>
          </table:table-cell>
          <table:table-cell/>
        </table:table-row>
        <table:table-row table:style-name="ro1">
          <table:table-cell office:value-type="string" calcext:value-type="string">
            <text:p>r-bioc-biomart</text:p>
          </table:table-cell>
          <table:table-cell office:value-type="string" calcext:value-type="string">
            <text:p>2.34.1-1</text:p>
          </table:table-cell>
          <table:table-cell table:formula="of:=CONCATENATE([.$D$1];[.A14];&quot;/&quot;;[.A14];&quot;_&quot;;[.B14];&quot;.dsc&quot;)" office:value-type="string" office:string-value="http://archive.ubuntu.com/ubuntu/pool/universe/r/r-bioc-biomart/r-bioc-biomart_2.34.1-1.dsc" calcext:value-type="string">
            <text:p>http://archive.ubuntu.com/ubuntu/pool/universe/r/r-bioc-biomart/r-bioc-biomart_2.34.1-1.dsc</text:p>
          </table:table-cell>
          <table:table-cell/>
        </table:table-row>
        <table:table-row table:style-name="ro1">
          <table:table-cell office:value-type="string" calcext:value-type="string">
            <text:p>r-bioc-biomformat</text:p>
          </table:table-cell>
          <table:table-cell office:value-type="string" calcext:value-type="string">
            <text:p>1.6.0-1</text:p>
          </table:table-cell>
          <table:table-cell table:formula="of:=CONCATENATE([.$D$1];[.A15];&quot;/&quot;;[.A15];&quot;_&quot;;[.B15];&quot;.dsc&quot;)" office:value-type="string" office:string-value="http://archive.ubuntu.com/ubuntu/pool/universe/r/r-bioc-biomformat/r-bioc-biomformat_1.6.0-1.dsc" calcext:value-type="string">
            <text:p>http://archive.ubuntu.com/ubuntu/pool/universe/r/r-bioc-biomformat/r-bioc-biomformat_1.6.0-1.dsc</text:p>
          </table:table-cell>
          <table:table-cell/>
        </table:table-row>
        <table:table-row table:style-name="ro1">
          <table:table-cell office:value-type="string" calcext:value-type="string">
            <text:p>r-bioc-biostrings</text:p>
          </table:table-cell>
          <table:table-cell office:value-type="string" calcext:value-type="string">
            <text:p>2.46.0-1</text:p>
          </table:table-cell>
          <table:table-cell table:formula="of:=CONCATENATE([.$D$1];[.A16];&quot;/&quot;;[.A16];&quot;_&quot;;[.B16];&quot;.dsc&quot;)" office:value-type="string" office:string-value="http://archive.ubuntu.com/ubuntu/pool/universe/r/r-bioc-biostrings/r-bioc-biostrings_2.46.0-1.dsc" calcext:value-type="string">
            <text:p>http://archive.ubuntu.com/ubuntu/pool/universe/r/r-bioc-biostrings/r-bioc-biostrings_2.46.0-1.dsc</text:p>
          </table:table-cell>
          <table:table-cell/>
        </table:table-row>
        <table:table-row table:style-name="ro1">
          <table:table-cell office:value-type="string" calcext:value-type="string">
            <text:p>r-bioc-biovizbase</text:p>
          </table:table-cell>
          <table:table-cell office:value-type="string" calcext:value-type="string">
            <text:p>1.26.0-1</text:p>
          </table:table-cell>
          <table:table-cell table:formula="of:=CONCATENATE([.$D$1];[.A17];&quot;/&quot;;[.A17];&quot;_&quot;;[.B17];&quot;.dsc&quot;)" office:value-type="string" office:string-value="http://archive.ubuntu.com/ubuntu/pool/universe/r/r-bioc-biovizbase/r-bioc-biovizbase_1.26.0-1.dsc" calcext:value-type="string">
            <text:p>http://archive.ubuntu.com/ubuntu/pool/universe/r/r-bioc-biovizbase/r-bioc-biovizbase_1.26.0-1.dsc</text:p>
          </table:table-cell>
          <table:table-cell/>
        </table:table-row>
        <table:table-row table:style-name="ro1">
          <table:table-cell office:value-type="string" calcext:value-type="string">
            <text:p>r-bioc-bsgenome</text:p>
          </table:table-cell>
          <table:table-cell office:value-type="string" calcext:value-type="string">
            <text:p>1.46.0-1</text:p>
          </table:table-cell>
          <table:table-cell table:formula="of:=CONCATENATE([.$D$1];[.A18];&quot;/&quot;;[.A18];&quot;_&quot;;[.B18];&quot;.dsc&quot;)" office:value-type="string" office:string-value="http://archive.ubuntu.com/ubuntu/pool/universe/r/r-bioc-bsgenome/r-bioc-bsgenome_1.46.0-1.dsc" calcext:value-type="string">
            <text:p>http://archive.ubuntu.com/ubuntu/pool/universe/r/r-bioc-bsgenome/r-bioc-bsgenome_1.46.0-1.dsc</text:p>
          </table:table-cell>
          <table:table-cell/>
        </table:table-row>
        <table:table-row table:style-name="ro1">
          <table:table-cell office:value-type="string" calcext:value-type="string">
            <text:p>r-bioc-cummerbund</text:p>
          </table:table-cell>
          <table:table-cell office:value-type="string" calcext:value-type="string">
            <text:p>2.20.0-1ubuntu1</text:p>
          </table:table-cell>
          <table:table-cell table:formula="of:=CONCATENATE([.$D$1];[.A19];&quot;/&quot;;[.A19];&quot;_&quot;;[.B19];&quot;.dsc&quot;)" office:value-type="string" office:string-value="http://archive.ubuntu.com/ubuntu/pool/universe/r/r-bioc-cummerbund/r-bioc-cummerbund_2.20.0-1ubuntu1.dsc" calcext:value-type="string">
            <text:p>http://archive.ubuntu.com/ubuntu/pool/universe/r/r-bioc-cummerbund/r-bioc-cummerbund_2.20.0-1ubuntu1.dsc</text:p>
          </table:table-cell>
          <table:table-cell/>
        </table:table-row>
        <table:table-row table:style-name="ro1">
          <table:table-cell office:value-type="string" calcext:value-type="string">
            <text:p>r-bioc-delayedarray</text:p>
          </table:table-cell>
          <table:table-cell office:value-type="string" calcext:value-type="string">
            <text:p>0.4.1-1</text:p>
          </table:table-cell>
          <table:table-cell table:formula="of:=CONCATENATE([.$D$1];[.A20];&quot;/&quot;;[.A20];&quot;_&quot;;[.B20];&quot;.dsc&quot;)" office:value-type="string" office:string-value="http://archive.ubuntu.com/ubuntu/pool/universe/r/r-bioc-delayedarray/r-bioc-delayedarray_0.4.1-1.dsc" calcext:value-type="string">
            <text:p>http://archive.ubuntu.com/ubuntu/pool/universe/r/r-bioc-delayedarray/r-bioc-delayedarray_0.4.1-1.dsc</text:p>
          </table:table-cell>
          <table:table-cell/>
        </table:table-row>
        <table:table-row table:style-name="ro1">
          <table:table-cell office:value-type="string" calcext:value-type="string">
            <text:p>r-bioc-deseq2</text:p>
          </table:table-cell>
          <table:table-cell office:value-type="string" calcext:value-type="string">
            <text:p>1.18.1-1</text:p>
          </table:table-cell>
          <table:table-cell table:formula="of:=CONCATENATE([.$D$1];[.A21];&quot;/&quot;;[.A21];&quot;_&quot;;[.B21];&quot;.dsc&quot;)" office:value-type="string" office:string-value="http://archive.ubuntu.com/ubuntu/pool/universe/r/r-bioc-deseq2/r-bioc-deseq2_1.18.1-1.dsc" calcext:value-type="string">
            <text:p>http://archive.ubuntu.com/ubuntu/pool/universe/r/r-bioc-deseq2/r-bioc-deseq2_1.18.1-1.dsc</text:p>
          </table:table-cell>
          <table:table-cell/>
        </table:table-row>
        <table:table-row table:style-name="ro1">
          <table:table-cell office:value-type="string" calcext:value-type="string">
            <text:p>r-bioc-dnacopy</text:p>
          </table:table-cell>
          <table:table-cell office:value-type="string" calcext:value-type="string">
            <text:p>1.52.0-1</text:p>
          </table:table-cell>
          <table:table-cell table:formula="of:=CONCATENATE([.$D$1];[.A22];&quot;/&quot;;[.A22];&quot;_&quot;;[.B22];&quot;.dsc&quot;)" office:value-type="string" office:string-value="http://archive.ubuntu.com/ubuntu/pool/universe/r/r-bioc-dnacopy/r-bioc-dnacopy_1.52.0-1.dsc" calcext:value-type="string">
            <text:p>http://archive.ubuntu.com/ubuntu/pool/universe/r/r-bioc-dnacopy/r-bioc-dnacopy_1.52.0-1.dsc</text:p>
          </table:table-cell>
          <table:table-cell/>
        </table:table-row>
        <table:table-row table:style-name="ro1">
          <table:table-cell office:value-type="string" calcext:value-type="string">
            <text:p>r-bioc-ebseq</text:p>
          </table:table-cell>
          <table:table-cell office:value-type="string" calcext:value-type="string">
            <text:p>1.18.0-1</text:p>
          </table:table-cell>
          <table:table-cell table:formula="of:=CONCATENATE([.$D$1];[.A23];&quot;/&quot;;[.A23];&quot;_&quot;;[.B23];&quot;.dsc&quot;)" office:value-type="string" office:string-value="http://archive.ubuntu.com/ubuntu/pool/universe/r/r-bioc-ebseq/r-bioc-ebseq_1.18.0-1.dsc" calcext:value-type="string">
            <text:p>http://archive.ubuntu.com/ubuntu/pool/universe/r/r-bioc-ebseq/r-bioc-ebseq_1.18.0-1.dsc</text:p>
          </table:table-cell>
          <table:table-cell/>
        </table:table-row>
        <table:table-row table:style-name="ro1">
          <table:table-cell office:value-type="string" calcext:value-type="string">
            <text:p>r-bioc-ensembldb</text:p>
          </table:table-cell>
          <table:table-cell office:value-type="string" calcext:value-type="string">
            <text:p>2.2.2-1</text:p>
          </table:table-cell>
          <table:table-cell table:formula="of:=CONCATENATE([.$D$1];[.A24];&quot;/&quot;;[.A24];&quot;_&quot;;[.B24];&quot;.dsc&quot;)" office:value-type="string" office:string-value="http://archive.ubuntu.com/ubuntu/pool/universe/r/r-bioc-ensembldb/r-bioc-ensembldb_2.2.2-1.dsc" calcext:value-type="string">
            <text:p>http://archive.ubuntu.com/ubuntu/pool/universe/r/r-bioc-ensembldb/r-bioc-ensembldb_2.2.2-1.dsc</text:p>
          </table:table-cell>
          <table:table-cell/>
        </table:table-row>
        <table:table-row table:style-name="ro1">
          <table:table-cell office:value-type="string" calcext:value-type="string">
            <text:p>r-bioc-genefilter</text:p>
          </table:table-cell>
          <table:table-cell office:value-type="string" calcext:value-type="string">
            <text:p>1.60.0-1</text:p>
          </table:table-cell>
          <table:table-cell table:formula="of:=CONCATENATE([.$D$1];[.A25];&quot;/&quot;;[.A25];&quot;_&quot;;[.B25];&quot;.dsc&quot;)" office:value-type="string" office:string-value="http://archive.ubuntu.com/ubuntu/pool/universe/r/r-bioc-genefilter/r-bioc-genefilter_1.60.0-1.dsc" calcext:value-type="string">
            <text:p>http://archive.ubuntu.com/ubuntu/pool/universe/r/r-bioc-genefilter/r-bioc-genefilter_1.60.0-1.dsc</text:p>
          </table:table-cell>
          <table:table-cell/>
        </table:table-row>
        <table:table-row table:style-name="ro1">
          <table:table-cell office:value-type="string" calcext:value-type="string">
            <text:p>r-bioc-geneplotter</text:p>
          </table:table-cell>
          <table:table-cell office:value-type="string" calcext:value-type="string">
            <text:p>1.56.0-1</text:p>
          </table:table-cell>
          <table:table-cell table:formula="of:=CONCATENATE([.$D$1];[.A26];&quot;/&quot;;[.A26];&quot;_&quot;;[.B26];&quot;.dsc&quot;)" office:value-type="string" office:string-value="http://archive.ubuntu.com/ubuntu/pool/universe/r/r-bioc-geneplotter/r-bioc-geneplotter_1.56.0-1.dsc" calcext:value-type="string">
            <text:p>http://archive.ubuntu.com/ubuntu/pool/universe/r/r-bioc-geneplotter/r-bioc-geneplotter_1.56.0-1.dsc</text:p>
          </table:table-cell>
          <table:table-cell/>
        </table:table-row>
        <table:table-row table:style-name="ro1">
          <table:table-cell office:value-type="string" calcext:value-type="string">
            <text:p>r-bioc-genomeinfodb</text:p>
          </table:table-cell>
          <table:table-cell office:value-type="string" calcext:value-type="string">
            <text:p>1.14.0-1</text:p>
          </table:table-cell>
          <table:table-cell table:formula="of:=CONCATENATE([.$D$1];[.A27];&quot;/&quot;;[.A27];&quot;_&quot;;[.B27];&quot;.dsc&quot;)" office:value-type="string" office:string-value="http://archive.ubuntu.com/ubuntu/pool/universe/r/r-bioc-genomeinfodb/r-bioc-genomeinfodb_1.14.0-1.dsc" calcext:value-type="string">
            <text:p>http://archive.ubuntu.com/ubuntu/pool/universe/r/r-bioc-genomeinfodb/r-bioc-genomeinfodb_1.14.0-1.dsc</text:p>
          </table:table-cell>
          <table:table-cell/>
        </table:table-row>
        <table:table-row table:style-name="ro1">
          <table:table-cell office:value-type="string" calcext:value-type="string">
            <text:p>r-bioc-genomeinfodbdata</text:p>
          </table:table-cell>
          <table:table-cell office:value-type="string" calcext:value-type="string">
            <text:p>1.0.0-1</text:p>
          </table:table-cell>
          <table:table-cell table:formula="of:=CONCATENATE([.$D$1];[.A28];&quot;/&quot;;[.A28];&quot;_&quot;;[.B28];&quot;.dsc&quot;)" office:value-type="string" office:string-value="http://archive.ubuntu.com/ubuntu/pool/universe/r/r-bioc-genomeinfodbdata/r-bioc-genomeinfodbdata_1.0.0-1.dsc" calcext:value-type="string">
            <text:p>http://archive.ubuntu.com/ubuntu/pool/universe/r/r-bioc-genomeinfodbdata/r-bioc-genomeinfodbdata_1.0.0-1.dsc</text:p>
          </table:table-cell>
          <table:table-cell/>
        </table:table-row>
        <table:table-row table:style-name="ro1">
          <table:table-cell office:value-type="string" calcext:value-type="string">
            <text:p>r-bioc-genomicalignments</text:p>
          </table:table-cell>
          <table:table-cell office:value-type="string" calcext:value-type="string">
            <text:p>1.14.1-1</text:p>
          </table:table-cell>
          <table:table-cell table:formula="of:=CONCATENATE([.$D$1];[.A29];&quot;/&quot;;[.A29];&quot;_&quot;;[.B29];&quot;.dsc&quot;)" office:value-type="string" office:string-value="http://archive.ubuntu.com/ubuntu/pool/universe/r/r-bioc-genomicalignments/r-bioc-genomicalignments_1.14.1-1.dsc" calcext:value-type="string">
            <text:p>http://archive.ubuntu.com/ubuntu/pool/universe/r/r-bioc-genomicalignments/r-bioc-genomicalignments_1.14.1-1.dsc</text:p>
          </table:table-cell>
          <table:table-cell/>
        </table:table-row>
        <table:table-row table:style-name="ro1">
          <table:table-cell office:value-type="string" calcext:value-type="string">
            <text:p>r-bioc-genomicfeatures</text:p>
          </table:table-cell>
          <table:table-cell office:value-type="string" calcext:value-type="string">
            <text:p>1.30.0+dfsg-1</text:p>
          </table:table-cell>
          <table:table-cell table:formula="of:=CONCATENATE([.$D$1];[.A30];&quot;/&quot;;[.A30];&quot;_&quot;;[.B30];&quot;.dsc&quot;)" office:value-type="string" office:string-value="http://archive.ubuntu.com/ubuntu/pool/universe/r/r-bioc-genomicfeatures/r-bioc-genomicfeatures_1.30.0+dfsg-1.dsc" calcext:value-type="string">
            <text:p>http://archive.ubuntu.com/ubuntu/pool/universe/r/r-bioc-genomicfeatures/r-bioc-genomicfeatures_1.30.0+dfsg-1.dsc</text:p>
          </table:table-cell>
          <table:table-cell/>
        </table:table-row>
        <table:table-row table:style-name="ro1">
          <table:table-cell office:value-type="string" calcext:value-type="string">
            <text:p>r-bioc-genomicranges</text:p>
          </table:table-cell>
          <table:table-cell office:value-type="string" calcext:value-type="string">
            <text:p>1.30.0-1</text:p>
          </table:table-cell>
          <table:table-cell table:formula="of:=CONCATENATE([.$D$1];[.A31];&quot;/&quot;;[.A31];&quot;_&quot;;[.B31];&quot;.dsc&quot;)" office:value-type="string" office:string-value="http://archive.ubuntu.com/ubuntu/pool/universe/r/r-bioc-genomicranges/r-bioc-genomicranges_1.30.0-1.dsc" calcext:value-type="string">
            <text:p>http://archive.ubuntu.com/ubuntu/pool/universe/r/r-bioc-genomicranges/r-bioc-genomicranges_1.30.0-1.dsc</text:p>
          </table:table-cell>
          <table:table-cell/>
        </table:table-row>
        <table:table-row table:style-name="ro1">
          <table:table-cell office:value-type="string" calcext:value-type="string">
            <text:p>r-bioc-go.db</text:p>
          </table:table-cell>
          <table:table-cell office:value-type="string" calcext:value-type="string">
            <text:p>3.5.0-1</text:p>
          </table:table-cell>
          <table:table-cell table:formula="of:=CONCATENATE([.$D$1];[.A32];&quot;/&quot;;[.A32];&quot;_&quot;;[.B32];&quot;.dsc&quot;)" office:value-type="string" office:string-value="http://archive.ubuntu.com/ubuntu/pool/universe/r/r-bioc-go.db/r-bioc-go.db_3.5.0-1.dsc" calcext:value-type="string">
            <text:p>http://archive.ubuntu.com/ubuntu/pool/universe/r/r-bioc-go.db/r-bioc-go.db_3.5.0-1.dsc</text:p>
          </table:table-cell>
          <table:table-cell/>
        </table:table-row>
        <table:table-row table:style-name="ro1">
          <table:table-cell office:value-type="string" calcext:value-type="string">
            <text:p>r-bioc-graph</text:p>
          </table:table-cell>
          <table:table-cell office:value-type="string" calcext:value-type="string">
            <text:p>1.56.0-1</text:p>
          </table:table-cell>
          <table:table-cell table:formula="of:=CONCATENATE([.$D$1];[.A33];&quot;/&quot;;[.A33];&quot;_&quot;;[.B33];&quot;.dsc&quot;)" office:value-type="string" office:string-value="http://archive.ubuntu.com/ubuntu/pool/universe/r/r-bioc-graph/r-bioc-graph_1.56.0-1.dsc" calcext:value-type="string">
            <text:p>http://archive.ubuntu.com/ubuntu/pool/universe/r/r-bioc-graph/r-bioc-graph_1.56.0-1.dsc</text:p>
          </table:table-cell>
          <table:table-cell/>
        </table:table-row>
        <table:table-row table:style-name="ro1">
          <table:table-cell office:value-type="string" calcext:value-type="string">
            <text:p>r-bioc-gviz</text:p>
          </table:table-cell>
          <table:table-cell office:value-type="string" calcext:value-type="string">
            <text:p>1.22.0-1</text:p>
          </table:table-cell>
          <table:table-cell table:formula="of:=CONCATENATE([.$D$1];[.A34];&quot;/&quot;;[.A34];&quot;_&quot;;[.B34];&quot;.dsc&quot;)" office:value-type="string" office:string-value="http://archive.ubuntu.com/ubuntu/pool/universe/r/r-bioc-gviz/r-bioc-gviz_1.22.0-1.dsc" calcext:value-type="string">
            <text:p>http://archive.ubuntu.com/ubuntu/pool/universe/r/r-bioc-gviz/r-bioc-gviz_1.22.0-1.dsc</text:p>
          </table:table-cell>
          <table:table-cell/>
        </table:table-row>
        <table:table-row table:style-name="ro1">
          <table:table-cell office:value-type="string" calcext:value-type="string">
            <text:p>r-bioc-hypergraph</text:p>
          </table:table-cell>
          <table:table-cell office:value-type="string" calcext:value-type="string">
            <text:p>1.50.0-1</text:p>
          </table:table-cell>
          <table:table-cell table:formula="of:=CONCATENATE([.$D$1];[.A35];&quot;/&quot;;[.A35];&quot;_&quot;;[.B35];&quot;.dsc&quot;)" office:value-type="string" office:string-value="http://archive.ubuntu.com/ubuntu/pool/universe/r/r-bioc-hypergraph/r-bioc-hypergraph_1.50.0-1.dsc" calcext:value-type="string">
            <text:p>http://archive.ubuntu.com/ubuntu/pool/universe/r/r-bioc-hypergraph/r-bioc-hypergraph_1.50.0-1.dsc</text:p>
          </table:table-cell>
          <table:table-cell/>
        </table:table-row>
        <table:table-row table:style-name="ro1">
          <table:table-cell office:value-type="string" calcext:value-type="string">
            <text:p>r-bioc-interactivedisplaybase</text:p>
          </table:table-cell>
          <table:table-cell office:value-type="string" calcext:value-type="string">
            <text:p>1.16.0-1</text:p>
          </table:table-cell>
          <table:table-cell table:formula="of:=CONCATENATE([.$D$1];[.A36];&quot;/&quot;;[.A36];&quot;_&quot;;[.B36];&quot;.dsc&quot;)" office:value-type="string" office:string-value="http://archive.ubuntu.com/ubuntu/pool/universe/r/r-bioc-interactivedisplaybase/r-bioc-interactivedisplaybase_1.16.0-1.dsc" calcext:value-type="string">
            <text:p>http://archive.ubuntu.com/ubuntu/pool/universe/r/r-bioc-interactivedisplaybase/r-bioc-interactivedisplaybase_1.16.0-1.dsc</text:p>
          </table:table-cell>
          <table:table-cell/>
        </table:table-row>
        <table:table-row table:style-name="ro1">
          <table:table-cell office:value-type="string" calcext:value-type="string">
            <text:p>r-bioc-iranges</text:p>
          </table:table-cell>
          <table:table-cell office:value-type="string" calcext:value-type="string">
            <text:p>2.12.0-2</text:p>
          </table:table-cell>
          <table:table-cell table:formula="of:=CONCATENATE([.$D$1];[.A37];&quot;/&quot;;[.A37];&quot;_&quot;;[.B37];&quot;.dsc&quot;)" office:value-type="string" office:string-value="http://archive.ubuntu.com/ubuntu/pool/universe/r/r-bioc-iranges/r-bioc-iranges_2.12.0-2.dsc" calcext:value-type="string">
            <text:p>http://archive.ubuntu.com/ubuntu/pool/universe/r/r-bioc-iranges/r-bioc-iranges_2.12.0-2.dsc</text:p>
          </table:table-cell>
          <table:table-cell/>
        </table:table-row>
        <table:table-row table:style-name="ro1">
          <table:table-cell office:value-type="string" calcext:value-type="string">
            <text:p>r-bioc-limma</text:p>
          </table:table-cell>
          <table:table-cell office:value-type="string" calcext:value-type="string">
            <text:p>3.34.0+dfsg-1</text:p>
          </table:table-cell>
          <table:table-cell table:formula="of:=CONCATENATE([.$D$1];[.A38];&quot;/&quot;;[.A38];&quot;_&quot;;[.B38];&quot;.dsc&quot;)" office:value-type="string" office:string-value="http://archive.ubuntu.com/ubuntu/pool/universe/r/r-bioc-limma/r-bioc-limma_3.34.0+dfsg-1.dsc" calcext:value-type="string">
            <text:p>http://archive.ubuntu.com/ubuntu/pool/universe/r/r-bioc-limma/r-bioc-limma_3.34.0+dfsg-1.dsc</text:p>
          </table:table-cell>
          <table:table-cell/>
        </table:table-row>
        <table:table-row table:style-name="ro1">
          <table:table-cell office:value-type="string" calcext:value-type="string">
            <text:p>r-bioc-makecdfenv</text:p>
          </table:table-cell>
          <table:table-cell office:value-type="string" calcext:value-type="string">
            <text:p>1.54.0-1</text:p>
          </table:table-cell>
          <table:table-cell table:formula="of:=CONCATENATE([.$D$1];[.A39];&quot;/&quot;;[.A39];&quot;_&quot;;[.B39];&quot;.dsc&quot;)" office:value-type="string" office:string-value="http://archive.ubuntu.com/ubuntu/pool/universe/r/r-bioc-makecdfenv/r-bioc-makecdfenv_1.54.0-1.dsc" calcext:value-type="string">
            <text:p>http://archive.ubuntu.com/ubuntu/pool/universe/r/r-bioc-makecdfenv/r-bioc-makecdfenv_1.54.0-1.dsc</text:p>
          </table:table-cell>
          <table:table-cell/>
        </table:table-row>
        <table:table-row table:style-name="ro1">
          <table:table-cell office:value-type="string" calcext:value-type="string">
            <text:p>r-bioc-mergeomics</text:p>
          </table:table-cell>
          <table:table-cell office:value-type="string" calcext:value-type="string">
            <text:p>1.6.0-1</text:p>
          </table:table-cell>
          <table:table-cell table:formula="of:=CONCATENATE([.$D$1];[.A40];&quot;/&quot;;[.A40];&quot;_&quot;;[.B40];&quot;.dsc&quot;)" office:value-type="string" office:string-value="http://archive.ubuntu.com/ubuntu/pool/universe/r/r-bioc-mergeomics/r-bioc-mergeomics_1.6.0-1.dsc" calcext:value-type="string">
            <text:p>http://archive.ubuntu.com/ubuntu/pool/universe/r/r-bioc-mergeomics/r-bioc-mergeomics_1.6.0-1.dsc</text:p>
          </table:table-cell>
          <table:table-cell/>
        </table:table-row>
        <table:table-row table:style-name="ro1">
          <table:table-cell office:value-type="string" calcext:value-type="string">
            <text:p>r-bioc-metagenomeseq</text:p>
          </table:table-cell>
          <table:table-cell office:value-type="string" calcext:value-type="string">
            <text:p>1.20.0-1</text:p>
          </table:table-cell>
          <table:table-cell table:formula="of:=CONCATENATE([.$D$1];[.A41];&quot;/&quot;;[.A41];&quot;_&quot;;[.B41];&quot;.dsc&quot;)" office:value-type="string" office:string-value="http://archive.ubuntu.com/ubuntu/pool/universe/r/r-bioc-metagenomeseq/r-bioc-metagenomeseq_1.20.0-1.dsc" calcext:value-type="string">
            <text:p>http://archive.ubuntu.com/ubuntu/pool/universe/r/r-bioc-metagenomeseq/r-bioc-metagenomeseq_1.20.0-1.dsc</text:p>
          </table:table-cell>
          <table:table-cell/>
        </table:table-row>
        <table:table-row table:style-name="ro1">
          <table:table-cell office:value-type="string" calcext:value-type="string">
            <text:p>r-bioc-multtest</text:p>
          </table:table-cell>
          <table:table-cell office:value-type="string" calcext:value-type="string">
            <text:p>2.34.0-1</text:p>
          </table:table-cell>
          <table:table-cell table:formula="of:=CONCATENATE([.$D$1];[.A42];&quot;/&quot;;[.A42];&quot;_&quot;;[.B42];&quot;.dsc&quot;)" office:value-type="string" office:string-value="http://archive.ubuntu.com/ubuntu/pool/universe/r/r-bioc-multtest/r-bioc-multtest_2.34.0-1.dsc" calcext:value-type="string">
            <text:p>http://archive.ubuntu.com/ubuntu/pool/universe/r/r-bioc-multtest/r-bioc-multtest_2.34.0-1.dsc</text:p>
          </table:table-cell>
          <table:table-cell/>
        </table:table-row>
        <table:table-row table:style-name="ro1">
          <table:table-cell office:value-type="string" calcext:value-type="string">
            <text:p>r-bioc-phyloseq</text:p>
          </table:table-cell>
          <table:table-cell office:value-type="string" calcext:value-type="string">
            <text:p>1.22.3-1</text:p>
          </table:table-cell>
          <table:table-cell table:formula="of:=CONCATENATE([.$D$1];[.A43];&quot;/&quot;;[.A43];&quot;_&quot;;[.B43];&quot;.dsc&quot;)" office:value-type="string" office:string-value="http://archive.ubuntu.com/ubuntu/pool/universe/r/r-bioc-phyloseq/r-bioc-phyloseq_1.22.3-1.dsc" calcext:value-type="string">
            <text:p>http://archive.ubuntu.com/ubuntu/pool/universe/r/r-bioc-phyloseq/r-bioc-phyloseq_1.22.3-1.dsc</text:p>
          </table:table-cell>
          <table:table-cell/>
        </table:table-row>
        <table:table-row table:style-name="ro1">
          <table:table-cell office:value-type="string" calcext:value-type="string">
            <text:p>r-bioc-preprocesscore</text:p>
          </table:table-cell>
          <table:table-cell office:value-type="string" calcext:value-type="string">
            <text:p>1.40.0-1</text:p>
          </table:table-cell>
          <table:table-cell table:formula="of:=CONCATENATE([.$D$1];[.A44];&quot;/&quot;;[.A44];&quot;_&quot;;[.B44];&quot;.dsc&quot;)" office:value-type="string" office:string-value="http://archive.ubuntu.com/ubuntu/pool/universe/r/r-bioc-preprocesscore/r-bioc-preprocesscore_1.40.0-1.dsc" calcext:value-type="string">
            <text:p>http://archive.ubuntu.com/ubuntu/pool/universe/r/r-bioc-preprocesscore/r-bioc-preprocesscore_1.40.0-1.dsc</text:p>
          </table:table-cell>
          <table:table-cell/>
        </table:table-row>
        <table:table-row table:style-name="ro1">
          <table:table-cell office:value-type="string" calcext:value-type="string">
            <text:p>r-bioc-protgenerics</text:p>
          </table:table-cell>
          <table:table-cell office:value-type="string" calcext:value-type="string">
            <text:p>1.10.0-1</text:p>
          </table:table-cell>
          <table:table-cell table:formula="of:=CONCATENATE([.$D$1];[.A45];&quot;/&quot;;[.A45];&quot;_&quot;;[.B45];&quot;.dsc&quot;)" office:value-type="string" office:string-value="http://archive.ubuntu.com/ubuntu/pool/universe/r/r-bioc-protgenerics/r-bioc-protgenerics_1.10.0-1.dsc" calcext:value-type="string">
            <text:p>http://archive.ubuntu.com/ubuntu/pool/universe/r/r-bioc-protgenerics/r-bioc-protgenerics_1.10.0-1.dsc</text:p>
          </table:table-cell>
          <table:table-cell/>
        </table:table-row>
        <table:table-row table:style-name="ro1">
          <table:table-cell office:value-type="string" calcext:value-type="string">
            <text:p>r-bioc-qvalue</text:p>
          </table:table-cell>
          <table:table-cell office:value-type="string" calcext:value-type="string">
            <text:p>2.10.0-1</text:p>
          </table:table-cell>
          <table:table-cell table:formula="of:=CONCATENATE([.$D$1];[.A46];&quot;/&quot;;[.A46];&quot;_&quot;;[.B46];&quot;.dsc&quot;)" office:value-type="string" office:string-value="http://archive.ubuntu.com/ubuntu/pool/universe/r/r-bioc-qvalue/r-bioc-qvalue_2.10.0-1.dsc" calcext:value-type="string">
            <text:p>http://archive.ubuntu.com/ubuntu/pool/universe/r/r-bioc-qvalue/r-bioc-qvalue_2.10.0-1.dsc</text:p>
          </table:table-cell>
          <table:table-cell/>
        </table:table-row>
        <table:table-row table:style-name="ro1">
          <table:table-cell office:value-type="string" calcext:value-type="string">
            <text:p>r-bioc-rbgl</text:p>
          </table:table-cell>
          <table:table-cell office:value-type="string" calcext:value-type="string">
            <text:p>1.54.0+dfsg-1</text:p>
          </table:table-cell>
          <table:table-cell table:formula="of:=CONCATENATE([.$D$1];[.A47];&quot;/&quot;;[.A47];&quot;_&quot;;[.B47];&quot;.dsc&quot;)" office:value-type="string" office:string-value="http://archive.ubuntu.com/ubuntu/pool/universe/r/r-bioc-rbgl/r-bioc-rbgl_1.54.0+dfsg-1.dsc" calcext:value-type="string">
            <text:p>http://archive.ubuntu.com/ubuntu/pool/universe/r/r-bioc-rbgl/r-bioc-rbgl_1.54.0+dfsg-1.dsc</text:p>
          </table:table-cell>
          <table:table-cell/>
        </table:table-row>
        <table:table-row table:style-name="ro1">
          <table:table-cell office:value-type="string" calcext:value-type="string">
            <text:p>r-bioc-rsamtools</text:p>
          </table:table-cell>
          <table:table-cell office:value-type="string" calcext:value-type="string">
            <text:p>1.30.0-1</text:p>
          </table:table-cell>
          <table:table-cell table:formula="of:=CONCATENATE([.$D$1];[.A48];&quot;/&quot;;[.A48];&quot;_&quot;;[.B48];&quot;.dsc&quot;)" office:value-type="string" office:string-value="http://archive.ubuntu.com/ubuntu/pool/universe/r/r-bioc-rsamtools/r-bioc-rsamtools_1.30.0-1.dsc" calcext:value-type="string">
            <text:p>http://archive.ubuntu.com/ubuntu/pool/universe/r/r-bioc-rsamtools/r-bioc-rsamtools_1.30.0-1.dsc</text:p>
          </table:table-cell>
          <table:table-cell/>
        </table:table-row>
        <table:table-row table:style-name="ro1">
          <table:table-cell office:value-type="string" calcext:value-type="string">
            <text:p>r-bioc-rtracklayer</text:p>
          </table:table-cell>
          <table:table-cell office:value-type="string" calcext:value-type="string">
            <text:p>1.38.0-1build1</text:p>
          </table:table-cell>
          <table:table-cell table:formula="of:=CONCATENATE([.$D$1];[.A49];&quot;/&quot;;[.A49];&quot;_&quot;;[.B49];&quot;.dsc&quot;)" office:value-type="string" office:string-value="http://archive.ubuntu.com/ubuntu/pool/universe/r/r-bioc-rtracklayer/r-bioc-rtracklayer_1.38.0-1build1.dsc" calcext:value-type="string">
            <text:p>http://archive.ubuntu.com/ubuntu/pool/universe/r/r-bioc-rtracklayer/r-bioc-rtracklayer_1.38.0-1build1.dsc</text:p>
          </table:table-cell>
          <table:table-cell/>
        </table:table-row>
        <table:table-row table:style-name="ro1">
          <table:table-cell office:value-type="string" calcext:value-type="string">
            <text:p>r-bioc-s4vectors</text:p>
          </table:table-cell>
          <table:table-cell office:value-type="string" calcext:value-type="string">
            <text:p>0.16.0-1</text:p>
          </table:table-cell>
          <table:table-cell table:formula="of:=CONCATENATE([.$D$1];[.A50];&quot;/&quot;;[.A50];&quot;_&quot;;[.B50];&quot;.dsc&quot;)" office:value-type="string" office:string-value="http://archive.ubuntu.com/ubuntu/pool/universe/r/r-bioc-s4vectors/r-bioc-s4vectors_0.16.0-1.dsc" calcext:value-type="string">
            <text:p>http://archive.ubuntu.com/ubuntu/pool/universe/r/r-bioc-s4vectors/r-bioc-s4vectors_0.16.0-1.dsc</text:p>
          </table:table-cell>
          <table:table-cell/>
        </table:table-row>
        <table:table-row table:style-name="ro1">
          <table:table-cell office:value-type="string" calcext:value-type="string">
            <text:p>r-bioc-savr</text:p>
          </table:table-cell>
          <table:table-cell office:value-type="string" calcext:value-type="string">
            <text:p>1.16.0-1</text:p>
          </table:table-cell>
          <table:table-cell table:formula="of:=CONCATENATE([.$D$1];[.A51];&quot;/&quot;;[.A51];&quot;_&quot;;[.B51];&quot;.dsc&quot;)" office:value-type="string" office:string-value="http://archive.ubuntu.com/ubuntu/pool/universe/r/r-bioc-savr/r-bioc-savr_1.16.0-1.dsc" calcext:value-type="string">
            <text:p>http://archive.ubuntu.com/ubuntu/pool/universe/r/r-bioc-savr/r-bioc-savr_1.16.0-1.dsc</text:p>
          </table:table-cell>
          <table:table-cell/>
        </table:table-row>
        <table:table-row table:style-name="ro1">
          <table:table-cell office:value-type="string" calcext:value-type="string">
            <text:p>r-bioc-shortread</text:p>
          </table:table-cell>
          <table:table-cell office:value-type="string" calcext:value-type="string">
            <text:p>1.36.0-1</text:p>
          </table:table-cell>
          <table:table-cell table:formula="of:=CONCATENATE([.$D$1];[.A52];&quot;/&quot;;[.A52];&quot;_&quot;;[.B52];&quot;.dsc&quot;)" office:value-type="string" office:string-value="http://archive.ubuntu.com/ubuntu/pool/universe/r/r-bioc-shortread/r-bioc-shortread_1.36.0-1.dsc" calcext:value-type="string">
            <text:p>http://archive.ubuntu.com/ubuntu/pool/universe/r/r-bioc-shortread/r-bioc-shortread_1.36.0-1.dsc</text:p>
          </table:table-cell>
          <table:table-cell/>
        </table:table-row>
        <table:table-row table:style-name="ro1">
          <table:table-cell office:value-type="string" calcext:value-type="string">
            <text:p>r-bioc-snpstats</text:p>
          </table:table-cell>
          <table:table-cell office:value-type="string" calcext:value-type="string">
            <text:p>1.28.0+dfsg-1</text:p>
          </table:table-cell>
          <table:table-cell table:formula="of:=CONCATENATE([.$D$1];[.A53];&quot;/&quot;;[.A53];&quot;_&quot;;[.B53];&quot;.dsc&quot;)" office:value-type="string" office:string-value="http://archive.ubuntu.com/ubuntu/pool/universe/r/r-bioc-snpstats/r-bioc-snpstats_1.28.0+dfsg-1.dsc" calcext:value-type="string">
            <text:p>http://archive.ubuntu.com/ubuntu/pool/universe/r/r-bioc-snpstats/r-bioc-snpstats_1.28.0+dfsg-1.dsc</text:p>
          </table:table-cell>
          <table:table-cell/>
        </table:table-row>
        <table:table-row table:style-name="ro1">
          <table:table-cell office:value-type="string" calcext:value-type="string">
            <text:p>r-bioc-summarizedexperiment</text:p>
          </table:table-cell>
          <table:table-cell office:value-type="string" calcext:value-type="string">
            <text:p>1.8.0-1</text:p>
          </table:table-cell>
          <table:table-cell table:formula="of:=CONCATENATE([.$D$1];[.A54];&quot;/&quot;;[.A54];&quot;_&quot;;[.B54];&quot;.dsc&quot;)" office:value-type="string" office:string-value="http://archive.ubuntu.com/ubuntu/pool/universe/r/r-bioc-summarizedexperiment/r-bioc-summarizedexperiment_1.8.0-1.dsc" calcext:value-type="string">
            <text:p>http://archive.ubuntu.com/ubuntu/pool/universe/r/r-bioc-summarizedexperiment/r-bioc-summarizedexperiment_1.8.0-1.dsc</text:p>
          </table:table-cell>
          <table:table-cell/>
        </table:table-row>
        <table:table-row table:style-name="ro1">
          <table:table-cell office:value-type="string" calcext:value-type="string">
            <text:p>r-bioc-variantannotation</text:p>
          </table:table-cell>
          <table:table-cell office:value-type="string" calcext:value-type="string">
            <text:p>1.24.2-1</text:p>
          </table:table-cell>
          <table:table-cell table:formula="of:=CONCATENATE([.$D$1];[.A55];&quot;/&quot;;[.A55];&quot;_&quot;;[.B55];&quot;.dsc&quot;)" office:value-type="string" office:string-value="http://archive.ubuntu.com/ubuntu/pool/universe/r/r-bioc-variantannotation/r-bioc-variantannotation_1.24.2-1.dsc" calcext:value-type="string">
            <text:p>http://archive.ubuntu.com/ubuntu/pool/universe/r/r-bioc-variantannotation/r-bioc-variantannotation_1.24.2-1.dsc</text:p>
          </table:table-cell>
          <table:table-cell/>
        </table:table-row>
        <table:table-row table:style-name="ro1">
          <table:table-cell office:value-type="string" calcext:value-type="string">
            <text:p>r-bioc-xvector</text:p>
          </table:table-cell>
          <table:table-cell office:value-type="string" calcext:value-type="string">
            <text:p>0.18.0-1</text:p>
          </table:table-cell>
          <table:table-cell table:formula="of:=CONCATENATE([.$D$1];[.A56];&quot;/&quot;;[.A56];&quot;_&quot;;[.B56];&quot;.dsc&quot;)" office:value-type="string" office:string-value="http://archive.ubuntu.com/ubuntu/pool/universe/r/r-bioc-xvector/r-bioc-xvector_0.18.0-1.dsc" calcext:value-type="string">
            <text:p>http://archive.ubuntu.com/ubuntu/pool/universe/r/r-bioc-xvector/r-bioc-xvector_0.18.0-1.dsc</text:p>
          </table:table-cell>
          <table:table-cell/>
        </table:table-row>
        <table:table-row table:style-name="ro1">
          <table:table-cell office:value-type="string" calcext:value-type="string">
            <text:p>r-cran-acepack</text:p>
          </table:table-cell>
          <table:table-cell office:value-type="string" calcext:value-type="string">
            <text:p>1.4.1-2build1</text:p>
          </table:table-cell>
          <table:table-cell table:formula="of:=CONCATENATE([.$D$1];[.A57];&quot;/&quot;;[.A57];&quot;_&quot;;[.B57];&quot;.dsc&quot;)" office:value-type="string" office:string-value="http://archive.ubuntu.com/ubuntu/pool/universe/r/r-cran-acepack/r-cran-acepack_1.4.1-2build1.dsc" calcext:value-type="string">
            <text:p>http://archive.ubuntu.com/ubuntu/pool/universe/r/r-cran-acepack/r-cran-acepack_1.4.1-2build1.dsc</text:p>
          </table:table-cell>
          <table:table-cell/>
        </table:table-row>
        <table:table-row table:style-name="ro1">
          <table:table-cell office:value-type="string" calcext:value-type="string">
            <text:p>r-cran-ade4</text:p>
          </table:table-cell>
          <table:table-cell office:value-type="string" calcext:value-type="string">
            <text:p>1.7-10-1</text:p>
          </table:table-cell>
          <table:table-cell table:formula="of:=CONCATENATE([.$D$1];[.A58];&quot;/&quot;;[.A58];&quot;_&quot;;[.B58];&quot;.dsc&quot;)" office:value-type="string" office:string-value="http://archive.ubuntu.com/ubuntu/pool/universe/r/r-cran-ade4/r-cran-ade4_1.7-10-1.dsc" calcext:value-type="string">
            <text:p>http://archive.ubuntu.com/ubuntu/pool/universe/r/r-cran-ade4/r-cran-ade4_1.7-10-1.dsc</text:p>
          </table:table-cell>
          <table:table-cell/>
        </table:table-row>
        <table:table-row table:style-name="ro1">
          <table:table-cell office:value-type="string" calcext:value-type="string">
            <text:p>r-cran-adegenet</text:p>
          </table:table-cell>
          <table:table-cell office:value-type="string" calcext:value-type="string">
            <text:p>2.1.1-1</text:p>
          </table:table-cell>
          <table:table-cell table:formula="of:=CONCATENATE([.$D$1];[.A59];&quot;/&quot;;[.A59];&quot;_&quot;;[.B59];&quot;.dsc&quot;)" office:value-type="string" office:string-value="http://archive.ubuntu.com/ubuntu/pool/universe/r/r-cran-adegenet/r-cran-adegenet_2.1.1-1.dsc" calcext:value-type="string">
            <text:p>http://archive.ubuntu.com/ubuntu/pool/universe/r/r-cran-adegenet/r-cran-adegenet_2.1.1-1.dsc</text:p>
          </table:table-cell>
          <table:table-cell/>
        </table:table-row>
        <table:table-row table:style-name="ro1">
          <table:table-cell office:value-type="string" calcext:value-type="string">
            <text:p>r-cran-adegraphics</text:p>
          </table:table-cell>
          <table:table-cell office:value-type="string" calcext:value-type="string">
            <text:p>1.0-9-1</text:p>
          </table:table-cell>
          <table:table-cell table:formula="of:=CONCATENATE([.$D$1];[.A60];&quot;/&quot;;[.A60];&quot;_&quot;;[.B60];&quot;.dsc&quot;)" office:value-type="string" office:string-value="http://archive.ubuntu.com/ubuntu/pool/universe/r/r-cran-adegraphics/r-cran-adegraphics_1.0-9-1.dsc" calcext:value-type="string">
            <text:p>http://archive.ubuntu.com/ubuntu/pool/universe/r/r-cran-adegraphics/r-cran-adegraphics_1.0-9-1.dsc</text:p>
          </table:table-cell>
          <table:table-cell/>
        </table:table-row>
        <table:table-row table:style-name="ro1">
          <table:table-cell office:value-type="string" calcext:value-type="string">
            <text:p>r-cran-adephylo</text:p>
          </table:table-cell>
          <table:table-cell office:value-type="string" calcext:value-type="string">
            <text:p>1.1-11-2</text:p>
          </table:table-cell>
          <table:table-cell table:formula="of:=CONCATENATE([.$D$1];[.A61];&quot;/&quot;;[.A61];&quot;_&quot;;[.B61];&quot;.dsc&quot;)" office:value-type="string" office:string-value="http://archive.ubuntu.com/ubuntu/pool/universe/r/r-cran-adephylo/r-cran-adephylo_1.1-11-2.dsc" calcext:value-type="string">
            <text:p>http://archive.ubuntu.com/ubuntu/pool/universe/r/r-cran-adephylo/r-cran-adephylo_1.1-11-2.dsc</text:p>
          </table:table-cell>
          <table:table-cell/>
        </table:table-row>
        <table:table-row table:style-name="ro1">
          <table:table-cell office:value-type="string" calcext:value-type="string">
            <text:p>r-cran-aer</text:p>
          </table:table-cell>
          <table:table-cell office:value-type="string" calcext:value-type="string">
            <text:p>1.2-5-1</text:p>
          </table:table-cell>
          <table:table-cell table:formula="of:=CONCATENATE([.$D$1];[.A62];&quot;/&quot;;[.A62];&quot;_&quot;;[.B62];&quot;.dsc&quot;)" office:value-type="string" office:string-value="http://archive.ubuntu.com/ubuntu/pool/universe/r/r-cran-aer/r-cran-aer_1.2-5-1.dsc" calcext:value-type="string">
            <text:p>http://archive.ubuntu.com/ubuntu/pool/universe/r/r-cran-aer/r-cran-aer_1.2-5-1.dsc</text:p>
          </table:table-cell>
          <table:table-cell/>
        </table:table-row>
        <table:table-row table:style-name="ro1">
          <table:table-cell office:value-type="string" calcext:value-type="string">
            <text:p>r-cran-afex</text:p>
          </table:table-cell>
          <table:table-cell office:value-type="string" calcext:value-type="string">
            <text:p>0.18-0-2</text:p>
          </table:table-cell>
          <table:table-cell table:formula="of:=CONCATENATE([.$D$1];[.A63];&quot;/&quot;;[.A63];&quot;_&quot;;[.B63];&quot;.dsc&quot;)" office:value-type="string" office:string-value="http://archive.ubuntu.com/ubuntu/pool/universe/r/r-cran-afex/r-cran-afex_0.18-0-2.dsc" calcext:value-type="string">
            <text:p>http://archive.ubuntu.com/ubuntu/pool/universe/r/r-cran-afex/r-cran-afex_0.18-0-2.dsc</text:p>
          </table:table-cell>
          <table:table-cell/>
        </table:table-row>
        <table:table-row table:style-name="ro1">
          <table:table-cell office:value-type="string" calcext:value-type="string">
            <text:p>r-cran-amelia</text:p>
          </table:table-cell>
          <table:table-cell office:value-type="string" calcext:value-type="string">
            <text:p>1.7.4-1build1</text:p>
          </table:table-cell>
          <table:table-cell table:formula="of:=CONCATENATE([.$D$1];[.A64];&quot;/&quot;;[.A64];&quot;_&quot;;[.B64];&quot;.dsc&quot;)" office:value-type="string" office:string-value="http://archive.ubuntu.com/ubuntu/pool/universe/r/r-cran-amelia/r-cran-amelia_1.7.4-1build1.dsc" calcext:value-type="string">
            <text:p>http://archive.ubuntu.com/ubuntu/pool/universe/r/r-cran-amelia/r-cran-amelia_1.7.4-1build1.dsc</text:p>
          </table:table-cell>
          <table:table-cell/>
        </table:table-row>
        <table:table-row table:style-name="ro1">
          <table:table-cell office:value-type="string" calcext:value-type="string">
            <text:p>r-cran-amore</text:p>
          </table:table-cell>
          <table:table-cell office:value-type="string" calcext:value-type="string">
            <text:p>0.2-15-2</text:p>
          </table:table-cell>
          <table:table-cell table:formula="of:=CONCATENATE([.$D$1];[.A65];&quot;/&quot;;[.A65];&quot;_&quot;;[.B65];&quot;.dsc&quot;)" office:value-type="string" office:string-value="http://archive.ubuntu.com/ubuntu/pool/universe/r/r-cran-amore/r-cran-amore_0.2-15-2.dsc" calcext:value-type="string">
            <text:p>http://archive.ubuntu.com/ubuntu/pool/universe/r/r-cran-amore/r-cran-amore_0.2-15-2.dsc</text:p>
          </table:table-cell>
          <table:table-cell/>
        </table:table-row>
        <table:table-row table:style-name="ro1">
          <table:table-cell office:value-type="string" calcext:value-type="string">
            <text:p>r-cran-animation</text:p>
          </table:table-cell>
          <table:table-cell office:value-type="string" calcext:value-type="string">
            <text:p>2.5+dfsg-1</text:p>
          </table:table-cell>
          <table:table-cell table:formula="of:=CONCATENATE([.$D$1];[.A66];&quot;/&quot;;[.A66];&quot;_&quot;;[.B66];&quot;.dsc&quot;)" office:value-type="string" office:string-value="http://archive.ubuntu.com/ubuntu/pool/universe/r/r-cran-animation/r-cran-animation_2.5+dfsg-1.dsc" calcext:value-type="string">
            <text:p>http://archive.ubuntu.com/ubuntu/pool/universe/r/r-cran-animation/r-cran-animation_2.5+dfsg-1.dsc</text:p>
          </table:table-cell>
          <table:table-cell/>
        </table:table-row>
        <table:table-row table:style-name="ro1">
          <table:table-cell office:value-type="string" calcext:value-type="string">
            <text:p>r-cran-ape</text:p>
          </table:table-cell>
          <table:table-cell office:value-type="string" calcext:value-type="string">
            <text:p>5.0-1</text:p>
          </table:table-cell>
          <table:table-cell table:formula="of:=CONCATENATE([.$D$1];[.A67];&quot;/&quot;;[.A67];&quot;_&quot;;[.B67];&quot;.dsc&quot;)" office:value-type="string" office:string-value="http://archive.ubuntu.com/ubuntu/pool/universe/r/r-cran-ape/r-cran-ape_5.0-1.dsc" calcext:value-type="string">
            <text:p>http://archive.ubuntu.com/ubuntu/pool/universe/r/r-cran-ape/r-cran-ape_5.0-1.dsc</text:p>
          </table:table-cell>
          <table:table-cell/>
        </table:table-row>
        <table:table-row table:style-name="ro1">
          <table:table-cell office:value-type="string" calcext:value-type="string">
            <text:p>r-cran-arm</text:p>
          </table:table-cell>
          <table:table-cell office:value-type="string" calcext:value-type="string">
            <text:p>1.9-3-2</text:p>
          </table:table-cell>
          <table:table-cell table:formula="of:=CONCATENATE([.$D$1];[.A68];&quot;/&quot;;[.A68];&quot;_&quot;;[.B68];&quot;.dsc&quot;)" office:value-type="string" office:string-value="http://archive.ubuntu.com/ubuntu/pool/universe/r/r-cran-arm/r-cran-arm_1.9-3-2.dsc" calcext:value-type="string">
            <text:p>http://archive.ubuntu.com/ubuntu/pool/universe/r/r-cran-arm/r-cran-arm_1.9-3-2.dsc</text:p>
          </table:table-cell>
          <table:table-cell/>
        </table:table-row>
        <table:table-row table:style-name="ro1">
          <table:table-cell office:value-type="string" calcext:value-type="string">
            <text:p>r-cran-assertthat</text:p>
          </table:table-cell>
          <table:table-cell office:value-type="string" calcext:value-type="string">
            <text:p>0.2.0-1ubuntu1</text:p>
          </table:table-cell>
          <table:table-cell table:formula="of:=CONCATENATE([.$D$1];[.A69];&quot;/&quot;;[.A69];&quot;_&quot;;[.B69];&quot;.dsc&quot;)" office:value-type="string" office:string-value="http://archive.ubuntu.com/ubuntu/pool/universe/r/r-cran-assertthat/r-cran-assertthat_0.2.0-1ubuntu1.dsc" calcext:value-type="string">
            <text:p>http://archive.ubuntu.com/ubuntu/pool/universe/r/r-cran-assertthat/r-cran-assertthat_0.2.0-1ubuntu1.dsc</text:p>
          </table:table-cell>
          <table:table-cell/>
        </table:table-row>
        <table:table-row table:style-name="ro1">
          <table:table-cell office:value-type="string" calcext:value-type="string">
            <text:p>r-cran-backports</text:p>
          </table:table-cell>
          <table:table-cell office:value-type="string" calcext:value-type="string">
            <text:p>1.1.1-1</text:p>
          </table:table-cell>
          <table:table-cell table:formula="of:=CONCATENATE([.$D$1];[.A70];&quot;/&quot;;[.A70];&quot;_&quot;;[.B70];&quot;.dsc&quot;)" office:value-type="string" office:string-value="http://archive.ubuntu.com/ubuntu/pool/universe/r/r-cran-backports/r-cran-backports_1.1.1-1.dsc" calcext:value-type="string">
            <text:p>http://archive.ubuntu.com/ubuntu/pool/universe/r/r-cran-backports/r-cran-backports_1.1.1-1.dsc</text:p>
          </table:table-cell>
          <table:table-cell/>
        </table:table-row>
        <table:table-row table:style-name="ro1">
          <table:table-cell office:value-type="string" calcext:value-type="string">
            <text:p>r-cran-base64enc</text:p>
          </table:table-cell>
          <table:table-cell office:value-type="string" calcext:value-type="string">
            <text:p>0.1-3-1build1</text:p>
          </table:table-cell>
          <table:table-cell table:formula="of:=CONCATENATE([.$D$1];[.A71];&quot;/&quot;;[.A71];&quot;_&quot;;[.B71];&quot;.dsc&quot;)" office:value-type="string" office:string-value="http://archive.ubuntu.com/ubuntu/pool/universe/r/r-cran-base64enc/r-cran-base64enc_0.1-3-1build1.dsc" calcext:value-type="string">
            <text:p>http://archive.ubuntu.com/ubuntu/pool/universe/r/r-cran-base64enc/r-cran-base64enc_0.1-3-1build1.dsc</text:p>
          </table:table-cell>
          <table:table-cell/>
        </table:table-row>
        <table:table-row table:style-name="ro1">
          <table:table-cell office:value-type="string" calcext:value-type="string">
            <text:p>r-cran-batchjobs</text:p>
          </table:table-cell>
          <table:table-cell office:value-type="string" calcext:value-type="string">
            <text:p>1.7-1</text:p>
          </table:table-cell>
          <table:table-cell table:formula="of:=CONCATENATE([.$D$1];[.A72];&quot;/&quot;;[.A72];&quot;_&quot;;[.B72];&quot;.dsc&quot;)" office:value-type="string" office:string-value="http://archive.ubuntu.com/ubuntu/pool/universe/r/r-cran-batchjobs/r-cran-batchjobs_1.7-1.dsc" calcext:value-type="string">
            <text:p>http://archive.ubuntu.com/ubuntu/pool/universe/r/r-cran-batchjobs/r-cran-batchjobs_1.7-1.dsc</text:p>
          </table:table-cell>
          <table:table-cell/>
        </table:table-row>
        <table:table-row table:style-name="ro1">
          <table:table-cell office:value-type="string" calcext:value-type="string">
            <text:p>r-cran-bayesfactor</text:p>
          </table:table-cell>
          <table:table-cell office:value-type="string" calcext:value-type="string">
            <text:p>0.9.12-2-2build1</text:p>
          </table:table-cell>
          <table:table-cell table:formula="of:=CONCATENATE([.$D$1];[.A73];&quot;/&quot;;[.A73];&quot;_&quot;;[.B73];&quot;.dsc&quot;)" office:value-type="string" office:string-value="http://archive.ubuntu.com/ubuntu/pool/universe/r/r-cran-bayesfactor/r-cran-bayesfactor_0.9.12-2-2build1.dsc" calcext:value-type="string">
            <text:p>http://archive.ubuntu.com/ubuntu/pool/universe/r/r-cran-bayesfactor/r-cran-bayesfactor_0.9.12-2-2build1.dsc</text:p>
          </table:table-cell>
          <table:table-cell/>
        </table:table-row>
        <table:table-row table:style-name="ro1">
          <table:table-cell office:value-type="string" calcext:value-type="string">
            <text:p>r-cran-bbmisc</text:p>
          </table:table-cell>
          <table:table-cell office:value-type="string" calcext:value-type="string">
            <text:p>1.11-2</text:p>
          </table:table-cell>
          <table:table-cell table:formula="of:=CONCATENATE([.$D$1];[.A74];&quot;/&quot;;[.A74];&quot;_&quot;;[.B74];&quot;.dsc&quot;)" office:value-type="string" office:string-value="http://archive.ubuntu.com/ubuntu/pool/universe/r/r-cran-bbmisc/r-cran-bbmisc_1.11-2.dsc" calcext:value-type="string">
            <text:p>http://archive.ubuntu.com/ubuntu/pool/universe/r/r-cran-bbmisc/r-cran-bbmisc_1.11-2.dsc</text:p>
          </table:table-cell>
          <table:table-cell/>
        </table:table-row>
        <table:table-row table:style-name="ro1">
          <table:table-cell office:value-type="string" calcext:value-type="string">
            <text:p>r-cran-bbmle</text:p>
          </table:table-cell>
          <table:table-cell office:value-type="string" calcext:value-type="string">
            <text:p>1.0.20-1ubuntu1</text:p>
          </table:table-cell>
          <table:table-cell table:formula="of:=CONCATENATE([.$D$1];[.A75];&quot;/&quot;;[.A75];&quot;_&quot;;[.B75];&quot;.dsc&quot;)" office:value-type="string" office:string-value="http://archive.ubuntu.com/ubuntu/pool/universe/r/r-cran-bbmle/r-cran-bbmle_1.0.20-1ubuntu1.dsc" calcext:value-type="string">
            <text:p>http://archive.ubuntu.com/ubuntu/pool/universe/r/r-cran-bbmle/r-cran-bbmle_1.0.20-1ubuntu1.dsc</text:p>
          </table:table-cell>
          <table:table-cell/>
        </table:table-row>
        <table:table-row table:style-name="ro1">
          <table:table-cell office:value-type="string" calcext:value-type="string">
            <text:p>r-cran-beeswarm</text:p>
          </table:table-cell>
          <table:table-cell office:value-type="string" calcext:value-type="string">
            <text:p>0.2.3-2</text:p>
          </table:table-cell>
          <table:table-cell table:formula="of:=CONCATENATE([.$D$1];[.A76];&quot;/&quot;;[.A76];&quot;_&quot;;[.B76];&quot;.dsc&quot;)" office:value-type="string" office:string-value="http://archive.ubuntu.com/ubuntu/pool/universe/r/r-cran-beeswarm/r-cran-beeswarm_0.2.3-2.dsc" calcext:value-type="string">
            <text:p>http://archive.ubuntu.com/ubuntu/pool/universe/r/r-cran-beeswarm/r-cran-beeswarm_0.2.3-2.dsc</text:p>
          </table:table-cell>
          <table:table-cell/>
        </table:table-row>
        <table:table-row table:style-name="ro1">
          <table:table-cell office:value-type="string" calcext:value-type="string">
            <text:p>r-cran-biasedurn</text:p>
          </table:table-cell>
          <table:table-cell office:value-type="string" calcext:value-type="string">
            <text:p>1.07-2</text:p>
          </table:table-cell>
          <table:table-cell table:formula="of:=CONCATENATE([.$D$1];[.A77];&quot;/&quot;;[.A77];&quot;_&quot;;[.B77];&quot;.dsc&quot;)" office:value-type="string" office:string-value="http://archive.ubuntu.com/ubuntu/pool/universe/r/r-cran-biasedurn/r-cran-biasedurn_1.07-2.dsc" calcext:value-type="string">
            <text:p>http://archive.ubuntu.com/ubuntu/pool/universe/r/r-cran-biasedurn/r-cran-biasedurn_1.07-2.dsc</text:p>
          </table:table-cell>
          <table:table-cell/>
        </table:table-row>
        <table:table-row table:style-name="ro1">
          <table:table-cell office:value-type="string" calcext:value-type="string">
            <text:p>r-cran-bindr</text:p>
          </table:table-cell>
          <table:table-cell office:value-type="string" calcext:value-type="string">
            <text:p>0.1-1</text:p>
          </table:table-cell>
          <table:table-cell table:formula="of:=CONCATENATE([.$D$1];[.A78];&quot;/&quot;;[.A78];&quot;_&quot;;[.B78];&quot;.dsc&quot;)" office:value-type="string" office:string-value="http://archive.ubuntu.com/ubuntu/pool/universe/r/r-cran-bindr/r-cran-bindr_0.1-1.dsc" calcext:value-type="string">
            <text:p>http://archive.ubuntu.com/ubuntu/pool/universe/r/r-cran-bindr/r-cran-bindr_0.1-1.dsc</text:p>
          </table:table-cell>
          <table:table-cell/>
        </table:table-row>
        <table:table-row table:style-name="ro1">
          <table:table-cell office:value-type="string" calcext:value-type="string">
            <text:p>r-cran-bindrcpp</text:p>
          </table:table-cell>
          <table:table-cell office:value-type="string" calcext:value-type="string">
            <text:p>0.2-1</text:p>
          </table:table-cell>
          <table:table-cell table:formula="of:=CONCATENATE([.$D$1];[.A79];&quot;/&quot;;[.A79];&quot;_&quot;;[.B79];&quot;.dsc&quot;)" office:value-type="string" office:string-value="http://archive.ubuntu.com/ubuntu/pool/universe/r/r-cran-bindrcpp/r-cran-bindrcpp_0.2-1.dsc" calcext:value-type="string">
            <text:p>http://archive.ubuntu.com/ubuntu/pool/universe/r/r-cran-bindrcpp/r-cran-bindrcpp_0.2-1.dsc</text:p>
          </table:table-cell>
          <table:table-cell/>
        </table:table-row>
        <table:table-row table:style-name="ro1">
          <table:table-cell office:value-type="string" calcext:value-type="string">
            <text:p>r-cran-bio3d</text:p>
          </table:table-cell>
          <table:table-cell office:value-type="string" calcext:value-type="string">
            <text:p>2.3-4-1</text:p>
          </table:table-cell>
          <table:table-cell table:formula="of:=CONCATENATE([.$D$1];[.A80];&quot;/&quot;;[.A80];&quot;_&quot;;[.B80];&quot;.dsc&quot;)" office:value-type="string" office:string-value="http://archive.ubuntu.com/ubuntu/pool/universe/r/r-cran-bio3d/r-cran-bio3d_2.3-4-1.dsc" calcext:value-type="string">
            <text:p>http://archive.ubuntu.com/ubuntu/pool/universe/r/r-cran-bio3d/r-cran-bio3d_2.3-4-1.dsc</text:p>
          </table:table-cell>
          <table:table-cell/>
        </table:table-row>
        <table:table-row table:style-name="ro1">
          <table:table-cell office:value-type="string" calcext:value-type="string">
            <text:p>r-cran-bit</text:p>
          </table:table-cell>
          <table:table-cell office:value-type="string" calcext:value-type="string">
            <text:p>1.1-12-2</text:p>
          </table:table-cell>
          <table:table-cell table:formula="of:=CONCATENATE([.$D$1];[.A81];&quot;/&quot;;[.A81];&quot;_&quot;;[.B81];&quot;.dsc&quot;)" office:value-type="string" office:string-value="http://archive.ubuntu.com/ubuntu/pool/universe/r/r-cran-bit/r-cran-bit_1.1-12-2.dsc" calcext:value-type="string">
            <text:p>http://archive.ubuntu.com/ubuntu/pool/universe/r/r-cran-bit/r-cran-bit_1.1-12-2.dsc</text:p>
          </table:table-cell>
          <table:table-cell/>
        </table:table-row>
        <table:table-row table:style-name="ro1">
          <table:table-cell office:value-type="string" calcext:value-type="string">
            <text:p>r-cran-bit64</text:p>
          </table:table-cell>
          <table:table-cell office:value-type="string" calcext:value-type="string">
            <text:p>0.9-7-2</text:p>
          </table:table-cell>
          <table:table-cell table:formula="of:=CONCATENATE([.$D$1];[.A82];&quot;/&quot;;[.A82];&quot;_&quot;;[.B82];&quot;.dsc&quot;)" office:value-type="string" office:string-value="http://archive.ubuntu.com/ubuntu/pool/universe/r/r-cran-bit64/r-cran-bit64_0.9-7-2.dsc" calcext:value-type="string">
            <text:p>http://archive.ubuntu.com/ubuntu/pool/universe/r/r-cran-bit64/r-cran-bit64_0.9-7-2.dsc</text:p>
          </table:table-cell>
          <table:table-cell/>
        </table:table-row>
        <table:table-row table:style-name="ro1">
          <table:table-cell office:value-type="string" calcext:value-type="string">
            <text:p>r-cran-blob</text:p>
          </table:table-cell>
          <table:table-cell office:value-type="string" calcext:value-type="string">
            <text:p>1.1.0-3</text:p>
          </table:table-cell>
          <table:table-cell table:formula="of:=CONCATENATE([.$D$1];[.A83];&quot;/&quot;;[.A83];&quot;_&quot;;[.B83];&quot;.dsc&quot;)" office:value-type="string" office:string-value="http://archive.ubuntu.com/ubuntu/pool/universe/r/r-cran-blob/r-cran-blob_1.1.0-3.dsc" calcext:value-type="string">
            <text:p>http://archive.ubuntu.com/ubuntu/pool/universe/r/r-cran-blob/r-cran-blob_1.1.0-3.dsc</text:p>
          </table:table-cell>
          <table:table-cell/>
        </table:table-row>
        <table:table-row table:style-name="ro1">
          <table:table-cell office:value-type="string" calcext:value-type="string">
            <text:p>r-cran-blockmodeling</text:p>
          </table:table-cell>
          <table:table-cell office:value-type="string" calcext:value-type="string">
            <text:p>0.1.9-1</text:p>
          </table:table-cell>
          <table:table-cell table:formula="of:=CONCATENATE([.$D$1];[.A84];&quot;/&quot;;[.A84];&quot;_&quot;;[.B84];&quot;.dsc&quot;)" office:value-type="string" office:string-value="http://archive.ubuntu.com/ubuntu/pool/universe/r/r-cran-blockmodeling/r-cran-blockmodeling_0.1.9-1.dsc" calcext:value-type="string">
            <text:p>http://archive.ubuntu.com/ubuntu/pool/universe/r/r-cran-blockmodeling/r-cran-blockmodeling_0.1.9-1.dsc</text:p>
          </table:table-cell>
          <table:table-cell/>
        </table:table-row>
        <table:table-row table:style-name="ro1">
          <table:table-cell office:value-type="string" calcext:value-type="string">
            <text:p>r-cran-bms</text:p>
          </table:table-cell>
          <table:table-cell office:value-type="string" calcext:value-type="string">
            <text:p>0.3.4-3</text:p>
          </table:table-cell>
          <table:table-cell table:formula="of:=CONCATENATE([.$D$1];[.A85];&quot;/&quot;;[.A85];&quot;_&quot;;[.B85];&quot;.dsc&quot;)" office:value-type="string" office:string-value="http://archive.ubuntu.com/ubuntu/pool/universe/r/r-cran-bms/r-cran-bms_0.3.4-3.dsc" calcext:value-type="string">
            <text:p>http://archive.ubuntu.com/ubuntu/pool/universe/r/r-cran-bms/r-cran-bms_0.3.4-3.dsc</text:p>
          </table:table-cell>
          <table:table-cell/>
        </table:table-row>
        <table:table-row table:style-name="ro1">
          <table:table-cell office:value-type="string" calcext:value-type="string">
            <text:p>r-cran-bold</text:p>
          </table:table-cell>
          <table:table-cell office:value-type="string" calcext:value-type="string">
            <text:p>0.5.0-1</text:p>
          </table:table-cell>
          <table:table-cell table:formula="of:=CONCATENATE([.$D$1];[.A86];&quot;/&quot;;[.A86];&quot;_&quot;;[.B86];&quot;.dsc&quot;)" office:value-type="string" office:string-value="http://archive.ubuntu.com/ubuntu/pool/universe/r/r-cran-bold/r-cran-bold_0.5.0-1.dsc" calcext:value-type="string">
            <text:p>http://archive.ubuntu.com/ubuntu/pool/universe/r/r-cran-bold/r-cran-bold_0.5.0-1.dsc</text:p>
          </table:table-cell>
          <table:table-cell/>
        </table:table-row>
        <table:table-row table:style-name="ro1">
          <table:table-cell office:value-type="string" calcext:value-type="string">
            <text:p>r-cran-boolnet</text:p>
          </table:table-cell>
          <table:table-cell office:value-type="string" calcext:value-type="string">
            <text:p>2.1.3-2</text:p>
          </table:table-cell>
          <table:table-cell table:formula="of:=CONCATENATE([.$D$1];[.A87];&quot;/&quot;;[.A87];&quot;_&quot;;[.B87];&quot;.dsc&quot;)" office:value-type="string" office:string-value="http://archive.ubuntu.com/ubuntu/pool/universe/r/r-cran-boolnet/r-cran-boolnet_2.1.3-2.dsc" calcext:value-type="string">
            <text:p>http://archive.ubuntu.com/ubuntu/pool/universe/r/r-cran-boolnet/r-cran-boolnet_2.1.3-2.dsc</text:p>
          </table:table-cell>
          <table:table-cell/>
        </table:table-row>
        <table:table-row table:style-name="ro1">
          <table:table-cell office:value-type="string" calcext:value-type="string">
            <text:p>r-cran-bradleyterry2</text:p>
          </table:table-cell>
          <table:table-cell office:value-type="string" calcext:value-type="string">
            <text:p>1.0-8-1</text:p>
          </table:table-cell>
          <table:table-cell table:formula="of:=CONCATENATE([.$D$1];[.A88];&quot;/&quot;;[.A88];&quot;_&quot;;[.B88];&quot;.dsc&quot;)" office:value-type="string" office:string-value="http://archive.ubuntu.com/ubuntu/pool/universe/r/r-cran-bradleyterry2/r-cran-bradleyterry2_1.0-8-1.dsc" calcext:value-type="string">
            <text:p>http://archive.ubuntu.com/ubuntu/pool/universe/r/r-cran-bradleyterry2/r-cran-bradleyterry2_1.0-8-1.dsc</text:p>
          </table:table-cell>
          <table:table-cell/>
        </table:table-row>
        <table:table-row table:style-name="ro1">
          <table:table-cell office:value-type="string" calcext:value-type="string">
            <text:p>r-cran-brew</text:p>
          </table:table-cell>
          <table:table-cell office:value-type="string" calcext:value-type="string">
            <text:p>1.0-6-2</text:p>
          </table:table-cell>
          <table:table-cell table:formula="of:=CONCATENATE([.$D$1];[.A89];&quot;/&quot;;[.A89];&quot;_&quot;;[.B89];&quot;.dsc&quot;)" office:value-type="string" office:string-value="http://archive.ubuntu.com/ubuntu/pool/universe/r/r-cran-brew/r-cran-brew_1.0-6-2.dsc" calcext:value-type="string">
            <text:p>http://archive.ubuntu.com/ubuntu/pool/universe/r/r-cran-brew/r-cran-brew_1.0-6-2.dsc</text:p>
          </table:table-cell>
          <table:table-cell/>
        </table:table-row>
        <table:table-row table:style-name="ro1">
          <table:table-cell office:value-type="string" calcext:value-type="string">
            <text:p>r-cran-brglm</text:p>
          </table:table-cell>
          <table:table-cell office:value-type="string" calcext:value-type="string">
            <text:p>0.6.1-1</text:p>
          </table:table-cell>
          <table:table-cell table:formula="of:=CONCATENATE([.$D$1];[.A90];&quot;/&quot;;[.A90];&quot;_&quot;;[.B90];&quot;.dsc&quot;)" office:value-type="string" office:string-value="http://archive.ubuntu.com/ubuntu/pool/universe/r/r-cran-brglm/r-cran-brglm_0.6.1-1.dsc" calcext:value-type="string">
            <text:p>http://archive.ubuntu.com/ubuntu/pool/universe/r/r-cran-brglm/r-cran-brglm_0.6.1-1.dsc</text:p>
          </table:table-cell>
          <table:table-cell/>
        </table:table-row>
        <table:table-row table:style-name="ro1">
          <table:table-cell office:value-type="string" calcext:value-type="string">
            <text:p>r-cran-broom</text:p>
          </table:table-cell>
          <table:table-cell office:value-type="string" calcext:value-type="string">
            <text:p>0.4.3-1</text:p>
          </table:table-cell>
          <table:table-cell table:formula="of:=CONCATENATE([.$D$1];[.A91];&quot;/&quot;;[.A91];&quot;_&quot;;[.B91];&quot;.dsc&quot;)" office:value-type="string" office:string-value="http://archive.ubuntu.com/ubuntu/pool/universe/r/r-cran-broom/r-cran-broom_0.4.3-1.dsc" calcext:value-type="string">
            <text:p>http://archive.ubuntu.com/ubuntu/pool/universe/r/r-cran-broom/r-cran-broom_0.4.3-1.dsc</text:p>
          </table:table-cell>
          <table:table-cell/>
        </table:table-row>
        <table:table-row table:style-name="ro1">
          <table:table-cell office:value-type="string" calcext:value-type="string">
            <text:p>r-cran-ca</text:p>
          </table:table-cell>
          <table:table-cell office:value-type="string" calcext:value-type="string">
            <text:p>0.70-2</text:p>
          </table:table-cell>
          <table:table-cell table:formula="of:=CONCATENATE([.$D$1];[.A92];&quot;/&quot;;[.A92];&quot;_&quot;;[.B92];&quot;.dsc&quot;)" office:value-type="string" office:string-value="http://archive.ubuntu.com/ubuntu/pool/universe/r/r-cran-ca/r-cran-ca_0.70-2.dsc" calcext:value-type="string">
            <text:p>http://archive.ubuntu.com/ubuntu/pool/universe/r/r-cran-ca/r-cran-ca_0.70-2.dsc</text:p>
          </table:table-cell>
          <table:table-cell/>
        </table:table-row>
        <table:table-row table:style-name="ro1">
          <table:table-cell office:value-type="string" calcext:value-type="string">
            <text:p>r-cran-cairo</text:p>
          </table:table-cell>
          <table:table-cell office:value-type="string" calcext:value-type="string">
            <text:p>1.5-9-2</text:p>
          </table:table-cell>
          <table:table-cell table:formula="of:=CONCATENATE([.$D$1];[.A93];&quot;/&quot;;[.A93];&quot;_&quot;;[.B93];&quot;.dsc&quot;)" office:value-type="string" office:string-value="http://archive.ubuntu.com/ubuntu/pool/universe/r/r-cran-cairo/r-cran-cairo_1.5-9-2.dsc" calcext:value-type="string">
            <text:p>http://archive.ubuntu.com/ubuntu/pool/universe/r/r-cran-cairo/r-cran-cairo_1.5-9-2.dsc</text:p>
          </table:table-cell>
          <table:table-cell/>
        </table:table-row>
        <table:table-row table:style-name="ro1">
          <table:table-cell office:value-type="string" calcext:value-type="string">
            <text:p>r-cran-calibrate</text:p>
          </table:table-cell>
          <table:table-cell office:value-type="string" calcext:value-type="string">
            <text:p>1.7.2-2</text:p>
          </table:table-cell>
          <table:table-cell table:formula="of:=CONCATENATE([.$D$1];[.A94];&quot;/&quot;;[.A94];&quot;_&quot;;[.B94];&quot;.dsc&quot;)" office:value-type="string" office:string-value="http://archive.ubuntu.com/ubuntu/pool/universe/r/r-cran-calibrate/r-cran-calibrate_1.7.2-2.dsc" calcext:value-type="string">
            <text:p>http://archive.ubuntu.com/ubuntu/pool/universe/r/r-cran-calibrate/r-cran-calibrate_1.7.2-2.dsc</text:p>
          </table:table-cell>
          <table:table-cell/>
        </table:table-row>
        <table:table-row table:style-name="ro1">
          <table:table-cell office:value-type="string" calcext:value-type="string">
            <text:p>r-cran-cardata</text:p>
          </table:table-cell>
          <table:table-cell office:value-type="string" calcext:value-type="string">
            <text:p>3.0.1-1</text:p>
          </table:table-cell>
          <table:table-cell table:formula="of:=CONCATENATE([.$D$1];[.A95];&quot;/&quot;;[.A95];&quot;_&quot;;[.B95];&quot;.dsc&quot;)" office:value-type="string" office:string-value="http://archive.ubuntu.com/ubuntu/pool/universe/r/r-cran-cardata/r-cran-cardata_3.0.1-1.dsc" calcext:value-type="string">
            <text:p>http://archive.ubuntu.com/ubuntu/pool/universe/r/r-cran-cardata/r-cran-cardata_3.0.1-1.dsc</text:p>
          </table:table-cell>
          <table:table-cell/>
        </table:table-row>
        <table:table-row table:style-name="ro1">
          <table:table-cell office:value-type="string" calcext:value-type="string">
            <text:p>r-cran-caret</text:p>
          </table:table-cell>
          <table:table-cell office:value-type="string" calcext:value-type="string">
            <text:p>6.0-78+dfsg1-1</text:p>
          </table:table-cell>
          <table:table-cell table:formula="of:=CONCATENATE([.$D$1];[.A96];&quot;/&quot;;[.A96];&quot;_&quot;;[.B96];&quot;.dsc&quot;)" office:value-type="string" office:string-value="http://archive.ubuntu.com/ubuntu/pool/universe/r/r-cran-caret/r-cran-caret_6.0-78+dfsg1-1.dsc" calcext:value-type="string">
            <text:p>http://archive.ubuntu.com/ubuntu/pool/universe/r/r-cran-caret/r-cran-caret_6.0-78+dfsg1-1.dsc</text:p>
          </table:table-cell>
          <table:table-cell/>
        </table:table-row>
        <table:table-row table:style-name="ro1">
          <table:table-cell office:value-type="string" calcext:value-type="string">
            <text:p>r-cran-cellranger</text:p>
          </table:table-cell>
          <table:table-cell office:value-type="string" calcext:value-type="string">
            <text:p>1.1.0-1.1</text:p>
          </table:table-cell>
          <table:table-cell table:formula="of:=CONCATENATE([.$D$1];[.A97];&quot;/&quot;;[.A97];&quot;_&quot;;[.B97];&quot;.dsc&quot;)" office:value-type="string" office:string-value="http://archive.ubuntu.com/ubuntu/pool/universe/r/r-cran-cellranger/r-cran-cellranger_1.1.0-1.1.dsc" calcext:value-type="string">
            <text:p>http://archive.ubuntu.com/ubuntu/pool/universe/r/r-cran-cellranger/r-cran-cellranger_1.1.0-1.1.dsc</text:p>
          </table:table-cell>
          <table:table-cell/>
        </table:table-row>
        <table:table-row table:style-name="ro1">
          <table:table-cell office:value-type="string" calcext:value-type="string">
            <text:p>r-cran-checkmate</text:p>
          </table:table-cell>
          <table:table-cell office:value-type="string" calcext:value-type="string">
            <text:p>1.8.5-1ubuntu1</text:p>
          </table:table-cell>
          <table:table-cell table:formula="of:=CONCATENATE([.$D$1];[.A98];&quot;/&quot;;[.A98];&quot;_&quot;;[.B98];&quot;.dsc&quot;)" office:value-type="string" office:string-value="http://archive.ubuntu.com/ubuntu/pool/universe/r/r-cran-checkmate/r-cran-checkmate_1.8.5-1ubuntu1.dsc" calcext:value-type="string">
            <text:p>http://archive.ubuntu.com/ubuntu/pool/universe/r/r-cran-checkmate/r-cran-checkmate_1.8.5-1ubuntu1.dsc</text:p>
          </table:table-cell>
          <table:table-cell/>
        </table:table-row>
        <table:table-row table:style-name="ro1">
          <table:table-cell office:value-type="string" calcext:value-type="string">
            <text:p>r-cran-class</text:p>
          </table:table-cell>
          <table:table-cell office:value-type="string" calcext:value-type="string">
            <text:p>7.3-14-2build1</text:p>
          </table:table-cell>
          <table:table-cell table:formula="of:=CONCATENATE([.$D$1];[.A99];&quot;/&quot;;[.A99];&quot;_&quot;;[.B99];&quot;.dsc&quot;)" office:value-type="string" office:string-value="http://archive.ubuntu.com/ubuntu/pool/universe/r/r-cran-class/r-cran-class_7.3-14-2build1.dsc" calcext:value-type="string">
            <text:p>http://archive.ubuntu.com/ubuntu/pool/universe/r/r-cran-class/r-cran-class_7.3-14-2build1.dsc</text:p>
          </table:table-cell>
          <table:table-cell/>
        </table:table-row>
        <table:table-row table:style-name="ro1">
          <table:table-cell office:value-type="string" calcext:value-type="string">
            <text:p>r-cran-cli</text:p>
          </table:table-cell>
          <table:table-cell office:value-type="string" calcext:value-type="string">
            <text:p>1.0.0-1</text:p>
          </table:table-cell>
          <table:table-cell table:formula="of:=CONCATENATE([.$D$1];[.A100];&quot;/&quot;;[.A100];&quot;_&quot;;[.B100];&quot;.dsc&quot;)" office:value-type="string" office:string-value="http://archive.ubuntu.com/ubuntu/pool/universe/r/r-cran-cli/r-cran-cli_1.0.0-1.dsc" calcext:value-type="string">
            <text:p>http://archive.ubuntu.com/ubuntu/pool/universe/r/r-cran-cli/r-cran-cli_1.0.0-1.dsc</text:p>
          </table:table-cell>
          <table:table-cell/>
        </table:table-row>
        <table:table-row table:style-name="ro1">
          <table:table-cell office:value-type="string" calcext:value-type="string">
            <text:p>r-cran-clustergeneration</text:p>
          </table:table-cell>
          <table:table-cell office:value-type="string" calcext:value-type="string">
            <text:p>1.3.4-1</text:p>
          </table:table-cell>
          <table:table-cell table:formula="of:=CONCATENATE([.$D$1];[.A101];&quot;/&quot;;[.A101];&quot;_&quot;;[.B101];&quot;.dsc&quot;)" office:value-type="string" office:string-value="http://archive.ubuntu.com/ubuntu/pool/universe/r/r-cran-clustergeneration/r-cran-clustergeneration_1.3.4-1.dsc" calcext:value-type="string">
            <text:p>http://archive.ubuntu.com/ubuntu/pool/universe/r/r-cran-clustergeneration/r-cran-clustergeneration_1.3.4-1.dsc</text:p>
          </table:table-cell>
          <table:table-cell/>
        </table:table-row>
        <table:table-row table:style-name="ro1">
          <table:table-cell office:value-type="string" calcext:value-type="string">
            <text:p>r-cran-cmprsk</text:p>
          </table:table-cell>
          <table:table-cell office:value-type="string" calcext:value-type="string">
            <text:p>2.2-7-3</text:p>
          </table:table-cell>
          <table:table-cell table:formula="of:=CONCATENATE([.$D$1];[.A102];&quot;/&quot;;[.A102];&quot;_&quot;;[.B102];&quot;.dsc&quot;)" office:value-type="string" office:string-value="http://archive.ubuntu.com/ubuntu/pool/universe/r/r-cran-cmprsk/r-cran-cmprsk_2.2-7-3.dsc" calcext:value-type="string">
            <text:p>http://archive.ubuntu.com/ubuntu/pool/universe/r/r-cran-cmprsk/r-cran-cmprsk_2.2-7-3.dsc</text:p>
          </table:table-cell>
          <table:table-cell/>
        </table:table-row>
        <table:table-row table:style-name="ro1">
          <table:table-cell office:value-type="string" calcext:value-type="string">
            <text:p>r-cran-coin</text:p>
          </table:table-cell>
          <table:table-cell office:value-type="string" calcext:value-type="string">
            <text:p>1.2-1-1ubuntu1</text:p>
          </table:table-cell>
          <table:table-cell table:formula="of:=CONCATENATE([.$D$1];[.A103];&quot;/&quot;;[.A103];&quot;_&quot;;[.B103];&quot;.dsc&quot;)" office:value-type="string" office:string-value="http://archive.ubuntu.com/ubuntu/pool/universe/r/r-cran-coin/r-cran-coin_1.2-1-1ubuntu1.dsc" calcext:value-type="string">
            <text:p>http://archive.ubuntu.com/ubuntu/pool/universe/r/r-cran-coin/r-cran-coin_1.2-1-1ubuntu1.dsc</text:p>
          </table:table-cell>
          <table:table-cell/>
        </table:table-row>
        <table:table-row table:style-name="ro1">
          <table:table-cell office:value-type="string" calcext:value-type="string">
            <text:p>r-cran-contfrac</text:p>
          </table:table-cell>
          <table:table-cell office:value-type="string" calcext:value-type="string">
            <text:p>1.1-11-1</text:p>
          </table:table-cell>
          <table:table-cell table:formula="of:=CONCATENATE([.$D$1];[.A104];&quot;/&quot;;[.A104];&quot;_&quot;;[.B104];&quot;.dsc&quot;)" office:value-type="string" office:string-value="http://archive.ubuntu.com/ubuntu/pool/universe/r/r-cran-contfrac/r-cran-contfrac_1.1-11-1.dsc" calcext:value-type="string">
            <text:p>http://archive.ubuntu.com/ubuntu/pool/universe/r/r-cran-contfrac/r-cran-contfrac_1.1-11-1.dsc</text:p>
          </table:table-cell>
          <table:table-cell/>
        </table:table-row>
        <table:table-row table:style-name="ro1">
          <table:table-cell office:value-type="string" calcext:value-type="string">
            <text:p>r-cran-conting</text:p>
          </table:table-cell>
          <table:table-cell office:value-type="string" calcext:value-type="string">
            <text:p>1.6-2</text:p>
          </table:table-cell>
          <table:table-cell table:formula="of:=CONCATENATE([.$D$1];[.A105];&quot;/&quot;;[.A105];&quot;_&quot;;[.B105];&quot;.dsc&quot;)" office:value-type="string" office:string-value="http://archive.ubuntu.com/ubuntu/pool/universe/r/r-cran-conting/r-cran-conting_1.6-2.dsc" calcext:value-type="string">
            <text:p>http://archive.ubuntu.com/ubuntu/pool/universe/r/r-cran-conting/r-cran-conting_1.6-2.dsc</text:p>
          </table:table-cell>
          <table:table-cell/>
        </table:table-row>
        <table:table-row table:style-name="ro1">
          <table:table-cell office:value-type="string" calcext:value-type="string">
            <text:p>r-cran-corpcor</text:p>
          </table:table-cell>
          <table:table-cell office:value-type="string" calcext:value-type="string">
            <text:p>1.6.9-1</text:p>
          </table:table-cell>
          <table:table-cell table:formula="of:=CONCATENATE([.$D$1];[.A106];&quot;/&quot;;[.A106];&quot;_&quot;;[.B106];&quot;.dsc&quot;)" office:value-type="string" office:string-value="http://archive.ubuntu.com/ubuntu/pool/universe/r/r-cran-corpcor/r-cran-corpcor_1.6.9-1.dsc" calcext:value-type="string">
            <text:p>http://archive.ubuntu.com/ubuntu/pool/universe/r/r-cran-corpcor/r-cran-corpcor_1.6.9-1.dsc</text:p>
          </table:table-cell>
          <table:table-cell/>
        </table:table-row>
        <table:table-row table:style-name="ro1">
          <table:table-cell office:value-type="string" calcext:value-type="string">
            <text:p>r-cran-crayon</text:p>
          </table:table-cell>
          <table:table-cell office:value-type="string" calcext:value-type="string">
            <text:p>1.3.4-2</text:p>
          </table:table-cell>
          <table:table-cell table:formula="of:=CONCATENATE([.$D$1];[.A107];&quot;/&quot;;[.A107];&quot;_&quot;;[.B107];&quot;.dsc&quot;)" office:value-type="string" office:string-value="http://archive.ubuntu.com/ubuntu/pool/universe/r/r-cran-crayon/r-cran-crayon_1.3.4-2.dsc" calcext:value-type="string">
            <text:p>http://archive.ubuntu.com/ubuntu/pool/universe/r/r-cran-crayon/r-cran-crayon_1.3.4-2.dsc</text:p>
          </table:table-cell>
          <table:table-cell/>
        </table:table-row>
        <table:table-row table:style-name="ro1">
          <table:table-cell office:value-type="string" calcext:value-type="string">
            <text:p>r-cran-crosstalk</text:p>
          </table:table-cell>
          <table:table-cell office:value-type="string" calcext:value-type="string">
            <text:p>1.0.0+dfsg-1</text:p>
          </table:table-cell>
          <table:table-cell table:formula="of:=CONCATENATE([.$D$1];[.A108];&quot;/&quot;;[.A108];&quot;_&quot;;[.B108];&quot;.dsc&quot;)" office:value-type="string" office:string-value="http://archive.ubuntu.com/ubuntu/pool/universe/r/r-cran-crosstalk/r-cran-crosstalk_1.0.0+dfsg-1.dsc" calcext:value-type="string">
            <text:p>http://archive.ubuntu.com/ubuntu/pool/universe/r/r-cran-crosstalk/r-cran-crosstalk_1.0.0+dfsg-1.dsc</text:p>
          </table:table-cell>
          <table:table-cell/>
        </table:table-row>
        <table:table-row table:style-name="ro1">
          <table:table-cell office:value-type="string" calcext:value-type="string">
            <text:p>r-cran-crul</text:p>
          </table:table-cell>
          <table:table-cell office:value-type="string" calcext:value-type="string">
            <text:p>0.5.0-1</text:p>
          </table:table-cell>
          <table:table-cell table:formula="of:=CONCATENATE([.$D$1];[.A109];&quot;/&quot;;[.A109];&quot;_&quot;;[.B109];&quot;.dsc&quot;)" office:value-type="string" office:string-value="http://archive.ubuntu.com/ubuntu/pool/universe/r/r-cran-crul/r-cran-crul_0.5.0-1.dsc" calcext:value-type="string">
            <text:p>http://archive.ubuntu.com/ubuntu/pool/universe/r/r-cran-crul/r-cran-crul_0.5.0-1.dsc</text:p>
          </table:table-cell>
          <table:table-cell/>
        </table:table-row>
        <table:table-row table:style-name="ro1">
          <table:table-cell office:value-type="string" calcext:value-type="string">
            <text:p>r-cran-cubature</text:p>
          </table:table-cell>
          <table:table-cell office:value-type="string" calcext:value-type="string">
            <text:p>1.3-11-1build1</text:p>
          </table:table-cell>
          <table:table-cell table:formula="of:=CONCATENATE([.$D$1];[.A110];&quot;/&quot;;[.A110];&quot;_&quot;;[.B110];&quot;.dsc&quot;)" office:value-type="string" office:string-value="http://archive.ubuntu.com/ubuntu/pool/universe/r/r-cran-cubature/r-cran-cubature_1.3-11-1build1.dsc" calcext:value-type="string">
            <text:p>http://archive.ubuntu.com/ubuntu/pool/universe/r/r-cran-cubature/r-cran-cubature_1.3-11-1build1.dsc</text:p>
          </table:table-cell>
          <table:table-cell/>
        </table:table-row>
        <table:table-row table:style-name="ro1">
          <table:table-cell office:value-type="string" calcext:value-type="string">
            <text:p>r-cran-curl</text:p>
          </table:table-cell>
          <table:table-cell office:value-type="string" calcext:value-type="string">
            <text:p>3.1-2</text:p>
          </table:table-cell>
          <table:table-cell table:formula="of:=CONCATENATE([.$D$1];[.A111];&quot;/&quot;;[.A111];&quot;_&quot;;[.B111];&quot;.dsc&quot;)" office:value-type="string" office:string-value="http://archive.ubuntu.com/ubuntu/pool/universe/r/r-cran-curl/r-cran-curl_3.1-2.dsc" calcext:value-type="string">
            <text:p>http://archive.ubuntu.com/ubuntu/pool/universe/r/r-cran-curl/r-cran-curl_3.1-2.dsc</text:p>
          </table:table-cell>
          <table:table-cell/>
        </table:table-row>
        <table:table-row table:style-name="ro1">
          <table:table-cell office:value-type="string" calcext:value-type="string">
            <text:p>r-cran-cvst</text:p>
          </table:table-cell>
          <table:table-cell office:value-type="string" calcext:value-type="string">
            <text:p>0.2-1-1</text:p>
          </table:table-cell>
          <table:table-cell table:formula="of:=CONCATENATE([.$D$1];[.A112];&quot;/&quot;;[.A112];&quot;_&quot;;[.B112];&quot;.dsc&quot;)" office:value-type="string" office:string-value="http://archive.ubuntu.com/ubuntu/pool/universe/r/r-cran-cvst/r-cran-cvst_0.2-1-1.dsc" calcext:value-type="string">
            <text:p>http://archive.ubuntu.com/ubuntu/pool/universe/r/r-cran-cvst/r-cran-cvst_0.2-1-1.dsc</text:p>
          </table:table-cell>
          <table:table-cell/>
        </table:table-row>
        <table:table-row table:style-name="ro1">
          <table:table-cell office:value-type="string" calcext:value-type="string">
            <text:p>r-cran-data.table</text:p>
          </table:table-cell>
          <table:table-cell office:value-type="string" calcext:value-type="string">
            <text:p>1.10.4-3-1</text:p>
          </table:table-cell>
          <table:table-cell table:formula="of:=CONCATENATE([.$D$1];[.A113];&quot;/&quot;;[.A113];&quot;_&quot;;[.B113];&quot;.dsc&quot;)" office:value-type="string" office:string-value="http://archive.ubuntu.com/ubuntu/pool/universe/r/r-cran-data.table/r-cran-data.table_1.10.4-3-1.dsc" calcext:value-type="string">
            <text:p>http://archive.ubuntu.com/ubuntu/pool/universe/r/r-cran-data.table/r-cran-data.table_1.10.4-3-1.dsc</text:p>
          </table:table-cell>
          <table:table-cell/>
        </table:table-row>
        <table:table-row table:style-name="ro1">
          <table:table-cell office:value-type="string" calcext:value-type="string">
            <text:p>r-cran-dbitest</text:p>
          </table:table-cell>
          <table:table-cell office:value-type="string" calcext:value-type="string">
            <text:p>1.5-2-1</text:p>
          </table:table-cell>
          <table:table-cell table:formula="of:=CONCATENATE([.$D$1];[.A114];&quot;/&quot;;[.A114];&quot;_&quot;;[.B114];&quot;.dsc&quot;)" office:value-type="string" office:string-value="http://archive.ubuntu.com/ubuntu/pool/universe/r/r-cran-dbitest/r-cran-dbitest_1.5-2-1.dsc" calcext:value-type="string">
            <text:p>http://archive.ubuntu.com/ubuntu/pool/universe/r/r-cran-dbitest/r-cran-dbitest_1.5-2-1.dsc</text:p>
          </table:table-cell>
          <table:table-cell/>
        </table:table-row>
        <table:table-row table:style-name="ro1">
          <table:table-cell office:value-type="string" calcext:value-type="string">
            <text:p>r-cran-dbplyr</text:p>
          </table:table-cell>
          <table:table-cell office:value-type="string" calcext:value-type="string">
            <text:p>1.2.0-1</text:p>
          </table:table-cell>
          <table:table-cell table:formula="of:=CONCATENATE([.$D$1];[.A115];&quot;/&quot;;[.A115];&quot;_&quot;;[.B115];&quot;.dsc&quot;)" office:value-type="string" office:string-value="http://archive.ubuntu.com/ubuntu/pool/universe/r/r-cran-dbplyr/r-cran-dbplyr_1.2.0-1.dsc" calcext:value-type="string">
            <text:p>http://archive.ubuntu.com/ubuntu/pool/universe/r/r-cran-dbplyr/r-cran-dbplyr_1.2.0-1.dsc</text:p>
          </table:table-cell>
          <table:table-cell/>
        </table:table-row>
        <table:table-row table:style-name="ro1">
          <table:table-cell office:value-type="string" calcext:value-type="string">
            <text:p>r-cran-ddalpha</text:p>
          </table:table-cell>
          <table:table-cell office:value-type="string" calcext:value-type="string">
            <text:p>1.3.1-1</text:p>
          </table:table-cell>
          <table:table-cell table:formula="of:=CONCATENATE([.$D$1];[.A116];&quot;/&quot;;[.A116];&quot;_&quot;;[.B116];&quot;.dsc&quot;)" office:value-type="string" office:string-value="http://archive.ubuntu.com/ubuntu/pool/universe/r/r-cran-ddalpha/r-cran-ddalpha_1.3.1-1.dsc" calcext:value-type="string">
            <text:p>http://archive.ubuntu.com/ubuntu/pool/universe/r/r-cran-ddalpha/r-cran-ddalpha_1.3.1-1.dsc</text:p>
          </table:table-cell>
          <table:table-cell/>
        </table:table-row>
        <table:table-row table:style-name="ro1">
          <table:table-cell office:value-type="string" calcext:value-type="string">
            <text:p>r-cran-deal</text:p>
          </table:table-cell>
          <table:table-cell office:value-type="string" calcext:value-type="string">
            <text:p>1:1.2-37-3</text:p>
          </table:table-cell>
          <table:table-cell table:formula="of:=CONCATENATE([.$D$1];[.A117];&quot;/&quot;;[.A117];&quot;_&quot;;[.B117];&quot;.dsc&quot;)" office:value-type="string" office:string-value="http://archive.ubuntu.com/ubuntu/pool/universe/r/r-cran-deal/r-cran-deal_1:1.2-37-3.dsc" calcext:value-type="string">
            <text:p>http://archive.ubuntu.com/ubuntu/pool/universe/r/r-cran-deal/r-cran-deal_1:1.2-37-3.dsc</text:p>
          </table:table-cell>
          <table:table-cell/>
        </table:table-row>
        <table:table-row table:style-name="ro1">
          <table:table-cell office:value-type="string" calcext:value-type="string">
            <text:p>r-cran-deldir</text:p>
          </table:table-cell>
          <table:table-cell office:value-type="string" calcext:value-type="string">
            <text:p>0.1-15-1</text:p>
          </table:table-cell>
          <table:table-cell table:formula="of:=CONCATENATE([.$D$1];[.A118];&quot;/&quot;;[.A118];&quot;_&quot;;[.B118];&quot;.dsc&quot;)" office:value-type="string" office:string-value="http://archive.ubuntu.com/ubuntu/pool/universe/r/r-cran-deldir/r-cran-deldir_0.1-15-1.dsc" calcext:value-type="string">
            <text:p>http://archive.ubuntu.com/ubuntu/pool/universe/r/r-cran-deldir/r-cran-deldir_0.1-15-1.dsc</text:p>
          </table:table-cell>
          <table:table-cell/>
        </table:table-row>
        <table:table-row table:style-name="ro1">
          <table:table-cell office:value-type="string" calcext:value-type="string">
            <text:p>r-cran-deoptimr</text:p>
          </table:table-cell>
          <table:table-cell office:value-type="string" calcext:value-type="string">
            <text:p>1.0-8-1build1</text:p>
          </table:table-cell>
          <table:table-cell table:formula="of:=CONCATENATE([.$D$1];[.A119];&quot;/&quot;;[.A119];&quot;_&quot;;[.B119];&quot;.dsc&quot;)" office:value-type="string" office:string-value="http://archive.ubuntu.com/ubuntu/pool/universe/r/r-cran-deoptimr/r-cran-deoptimr_1.0-8-1build1.dsc" calcext:value-type="string">
            <text:p>http://archive.ubuntu.com/ubuntu/pool/universe/r/r-cran-deoptimr/r-cran-deoptimr_1.0-8-1build1.dsc</text:p>
          </table:table-cell>
          <table:table-cell/>
        </table:table-row>
        <table:table-row table:style-name="ro1">
          <table:table-cell office:value-type="string" calcext:value-type="string">
            <text:p>r-cran-desc</text:p>
          </table:table-cell>
          <table:table-cell office:value-type="string" calcext:value-type="string">
            <text:p>1.1.1-1</text:p>
          </table:table-cell>
          <table:table-cell table:formula="of:=CONCATENATE([.$D$1];[.A120];&quot;/&quot;;[.A120];&quot;_&quot;;[.B120];&quot;.dsc&quot;)" office:value-type="string" office:string-value="http://archive.ubuntu.com/ubuntu/pool/universe/r/r-cran-desc/r-cran-desc_1.1.1-1.dsc" calcext:value-type="string">
            <text:p>http://archive.ubuntu.com/ubuntu/pool/universe/r/r-cran-desc/r-cran-desc_1.1.1-1.dsc</text:p>
          </table:table-cell>
          <table:table-cell/>
        </table:table-row>
        <table:table-row table:style-name="ro1">
          <table:table-cell office:value-type="string" calcext:value-type="string">
            <text:p>r-cran-desolve</text:p>
          </table:table-cell>
          <table:table-cell office:value-type="string" calcext:value-type="string">
            <text:p>1.20-1</text:p>
          </table:table-cell>
          <table:table-cell table:formula="of:=CONCATENATE([.$D$1];[.A121];&quot;/&quot;;[.A121];&quot;_&quot;;[.B121];&quot;.dsc&quot;)" office:value-type="string" office:string-value="http://archive.ubuntu.com/ubuntu/pool/universe/r/r-cran-desolve/r-cran-desolve_1.20-1.dsc" calcext:value-type="string">
            <text:p>http://archive.ubuntu.com/ubuntu/pool/universe/r/r-cran-desolve/r-cran-desolve_1.20-1.dsc</text:p>
          </table:table-cell>
          <table:table-cell/>
        </table:table-row>
        <table:table-row table:style-name="ro1">
          <table:table-cell office:value-type="string" calcext:value-type="string">
            <text:p>r-cran-devtools</text:p>
          </table:table-cell>
          <table:table-cell office:value-type="string" calcext:value-type="string">
            <text:p>1.13.4-1</text:p>
          </table:table-cell>
          <table:table-cell table:formula="of:=CONCATENATE([.$D$1];[.A122];&quot;/&quot;;[.A122];&quot;_&quot;;[.B122];&quot;.dsc&quot;)" office:value-type="string" office:string-value="http://archive.ubuntu.com/ubuntu/pool/universe/r/r-cran-devtools/r-cran-devtools_1.13.4-1.dsc" calcext:value-type="string">
            <text:p>http://archive.ubuntu.com/ubuntu/pool/universe/r/r-cran-devtools/r-cran-devtools_1.13.4-1.dsc</text:p>
          </table:table-cell>
          <table:table-cell/>
        </table:table-row>
        <table:table-row table:style-name="ro1">
          <table:table-cell office:value-type="string" calcext:value-type="string">
            <text:p>r-cran-diagnosismed</text:p>
          </table:table-cell>
          <table:table-cell office:value-type="string" calcext:value-type="string">
            <text:p>0.2.3-5</text:p>
          </table:table-cell>
          <table:table-cell table:formula="of:=CONCATENATE([.$D$1];[.A123];&quot;/&quot;;[.A123];&quot;_&quot;;[.B123];&quot;.dsc&quot;)" office:value-type="string" office:string-value="http://archive.ubuntu.com/ubuntu/pool/universe/r/r-cran-diagnosismed/r-cran-diagnosismed_0.2.3-5.dsc" calcext:value-type="string">
            <text:p>http://archive.ubuntu.com/ubuntu/pool/universe/r/r-cran-diagnosismed/r-cran-diagnosismed_0.2.3-5.dsc</text:p>
          </table:table-cell>
          <table:table-cell/>
        </table:table-row>
        <table:table-row table:style-name="ro1">
          <table:table-cell office:value-type="string" calcext:value-type="string">
            <text:p>r-cran-dichromat</text:p>
          </table:table-cell>
          <table:table-cell office:value-type="string" calcext:value-type="string">
            <text:p>1:2.0-0-1</text:p>
          </table:table-cell>
          <table:table-cell table:formula="of:=CONCATENATE([.$D$1];[.A124];&quot;/&quot;;[.A124];&quot;_&quot;;[.B124];&quot;.dsc&quot;)" office:value-type="string" office:string-value="http://archive.ubuntu.com/ubuntu/pool/universe/r/r-cran-dichromat/r-cran-dichromat_1:2.0-0-1.dsc" calcext:value-type="string">
            <text:p>http://archive.ubuntu.com/ubuntu/pool/universe/r/r-cran-dichromat/r-cran-dichromat_1:2.0-0-1.dsc</text:p>
          </table:table-cell>
          <table:table-cell/>
        </table:table-row>
        <table:table-row table:style-name="ro1">
          <table:table-cell office:value-type="string" calcext:value-type="string">
            <text:p>r-cran-digest</text:p>
          </table:table-cell>
          <table:table-cell office:value-type="string" calcext:value-type="string">
            <text:p>0.6.15-1</text:p>
          </table:table-cell>
          <table:table-cell table:formula="of:=CONCATENATE([.$D$1];[.A125];&quot;/&quot;;[.A125];&quot;_&quot;;[.B125];&quot;.dsc&quot;)" office:value-type="string" office:string-value="http://archive.ubuntu.com/ubuntu/pool/universe/r/r-cran-digest/r-cran-digest_0.6.15-1.dsc" calcext:value-type="string">
            <text:p>http://archive.ubuntu.com/ubuntu/pool/universe/r/r-cran-digest/r-cran-digest_0.6.15-1.dsc</text:p>
          </table:table-cell>
          <table:table-cell/>
        </table:table-row>
        <table:table-row table:style-name="ro1">
          <table:table-cell office:value-type="string" calcext:value-type="string">
            <text:p>r-cran-dimred</text:p>
          </table:table-cell>
          <table:table-cell office:value-type="string" calcext:value-type="string">
            <text:p>0.1.0-1</text:p>
          </table:table-cell>
          <table:table-cell table:formula="of:=CONCATENATE([.$D$1];[.A126];&quot;/&quot;;[.A126];&quot;_&quot;;[.B126];&quot;.dsc&quot;)" office:value-type="string" office:string-value="http://archive.ubuntu.com/ubuntu/pool/universe/r/r-cran-dimred/r-cran-dimred_0.1.0-1.dsc" calcext:value-type="string">
            <text:p>http://archive.ubuntu.com/ubuntu/pool/universe/r/r-cran-dimred/r-cran-dimred_0.1.0-1.dsc</text:p>
          </table:table-cell>
          <table:table-cell/>
        </table:table-row>
        <table:table-row table:style-name="ro1">
          <table:table-cell office:value-type="string" calcext:value-type="string">
            <text:p>r-cran-distory</text:p>
          </table:table-cell>
          <table:table-cell office:value-type="string" calcext:value-type="string">
            <text:p>1.4.3-1</text:p>
          </table:table-cell>
          <table:table-cell table:formula="of:=CONCATENATE([.$D$1];[.A127];&quot;/&quot;;[.A127];&quot;_&quot;;[.B127];&quot;.dsc&quot;)" office:value-type="string" office:string-value="http://archive.ubuntu.com/ubuntu/pool/universe/r/r-cran-distory/r-cran-distory_1.4.3-1.dsc" calcext:value-type="string">
            <text:p>http://archive.ubuntu.com/ubuntu/pool/universe/r/r-cran-distory/r-cran-distory_1.4.3-1.dsc</text:p>
          </table:table-cell>
          <table:table-cell/>
        </table:table-row>
        <table:table-row table:style-name="ro1">
          <table:table-cell office:value-type="string" calcext:value-type="string">
            <text:p>r-cran-domc</text:p>
          </table:table-cell>
          <table:table-cell office:value-type="string" calcext:value-type="string">
            <text:p>1.3.5-1</text:p>
          </table:table-cell>
          <table:table-cell table:formula="of:=CONCATENATE([.$D$1];[.A128];&quot;/&quot;;[.A128];&quot;_&quot;;[.B128];&quot;.dsc&quot;)" office:value-type="string" office:string-value="http://archive.ubuntu.com/ubuntu/pool/universe/r/r-cran-domc/r-cran-domc_1.3.5-1.dsc" calcext:value-type="string">
            <text:p>http://archive.ubuntu.com/ubuntu/pool/universe/r/r-cran-domc/r-cran-domc_1.3.5-1.dsc</text:p>
          </table:table-cell>
          <table:table-cell/>
        </table:table-row>
        <table:table-row table:style-name="ro1">
          <table:table-cell office:value-type="string" calcext:value-type="string">
            <text:p>r-cran-doparallel</text:p>
          </table:table-cell>
          <table:table-cell office:value-type="string" calcext:value-type="string">
            <text:p>1.0.11-1</text:p>
          </table:table-cell>
          <table:table-cell table:formula="of:=CONCATENATE([.$D$1];[.A129];&quot;/&quot;;[.A129];&quot;_&quot;;[.B129];&quot;.dsc&quot;)" office:value-type="string" office:string-value="http://archive.ubuntu.com/ubuntu/pool/universe/r/r-cran-doparallel/r-cran-doparallel_1.0.11-1.dsc" calcext:value-type="string">
            <text:p>http://archive.ubuntu.com/ubuntu/pool/universe/r/r-cran-doparallel/r-cran-doparallel_1.0.11-1.dsc</text:p>
          </table:table-cell>
          <table:table-cell/>
        </table:table-row>
        <table:table-row table:style-name="ro1">
          <table:table-cell office:value-type="string" calcext:value-type="string">
            <text:p>r-cran-dosefinding</text:p>
          </table:table-cell>
          <table:table-cell office:value-type="string" calcext:value-type="string">
            <text:p>0.9-15-2</text:p>
          </table:table-cell>
          <table:table-cell table:formula="of:=CONCATENATE([.$D$1];[.A130];&quot;/&quot;;[.A130];&quot;_&quot;;[.B130];&quot;.dsc&quot;)" office:value-type="string" office:string-value="http://archive.ubuntu.com/ubuntu/pool/universe/r/r-cran-dosefinding/r-cran-dosefinding_0.9-15-2.dsc" calcext:value-type="string">
            <text:p>http://archive.ubuntu.com/ubuntu/pool/universe/r/r-cran-dosefinding/r-cran-dosefinding_0.9-15-2.dsc</text:p>
          </table:table-cell>
          <table:table-cell/>
        </table:table-row>
        <table:table-row table:style-name="ro1">
          <table:table-cell office:value-type="string" calcext:value-type="string">
            <text:p>r-cran-dosnow</text:p>
          </table:table-cell>
          <table:table-cell office:value-type="string" calcext:value-type="string">
            <text:p>1.0.16-1</text:p>
          </table:table-cell>
          <table:table-cell table:formula="of:=CONCATENATE([.$D$1];[.A131];&quot;/&quot;;[.A131];&quot;_&quot;;[.B131];&quot;.dsc&quot;)" office:value-type="string" office:string-value="http://archive.ubuntu.com/ubuntu/pool/universe/r/r-cran-dosnow/r-cran-dosnow_1.0.16-1.dsc" calcext:value-type="string">
            <text:p>http://archive.ubuntu.com/ubuntu/pool/universe/r/r-cran-dosnow/r-cran-dosnow_1.0.16-1.dsc</text:p>
          </table:table-cell>
          <table:table-cell/>
        </table:table-row>
        <table:table-row table:style-name="ro1">
          <table:table-cell office:value-type="string" calcext:value-type="string">
            <text:p>r-cran-dotcall64</text:p>
          </table:table-cell>
          <table:table-cell office:value-type="string" calcext:value-type="string">
            <text:p>0.9-5.2-1</text:p>
          </table:table-cell>
          <table:table-cell table:formula="of:=CONCATENATE([.$D$1];[.A132];&quot;/&quot;;[.A132];&quot;_&quot;;[.B132];&quot;.dsc&quot;)" office:value-type="string" office:string-value="http://archive.ubuntu.com/ubuntu/pool/universe/r/r-cran-dotcall64/r-cran-dotcall64_0.9-5.2-1.dsc" calcext:value-type="string">
            <text:p>http://archive.ubuntu.com/ubuntu/pool/universe/r/r-cran-dotcall64/r-cran-dotcall64_0.9-5.2-1.dsc</text:p>
          </table:table-cell>
          <table:table-cell/>
        </table:table-row>
        <table:table-row table:style-name="ro1">
          <table:table-cell office:value-type="string" calcext:value-type="string">
            <text:p>r-cran-downloader</text:p>
          </table:table-cell>
          <table:table-cell office:value-type="string" calcext:value-type="string">
            <text:p>0.4-2</text:p>
          </table:table-cell>
          <table:table-cell table:formula="of:=CONCATENATE([.$D$1];[.A133];&quot;/&quot;;[.A133];&quot;_&quot;;[.B133];&quot;.dsc&quot;)" office:value-type="string" office:string-value="http://archive.ubuntu.com/ubuntu/pool/universe/r/r-cran-downloader/r-cran-downloader_0.4-2.dsc" calcext:value-type="string">
            <text:p>http://archive.ubuntu.com/ubuntu/pool/universe/r/r-cran-downloader/r-cran-downloader_0.4-2.dsc</text:p>
          </table:table-cell>
          <table:table-cell/>
        </table:table-row>
        <table:table-row table:style-name="ro1">
          <table:table-cell office:value-type="string" calcext:value-type="string">
            <text:p>r-cran-dplyr</text:p>
          </table:table-cell>
          <table:table-cell office:value-type="string" calcext:value-type="string">
            <text:p>0.7.4-3</text:p>
          </table:table-cell>
          <table:table-cell table:formula="of:=CONCATENATE([.$D$1];[.A134];&quot;/&quot;;[.A134];&quot;_&quot;;[.B134];&quot;.dsc&quot;)" office:value-type="string" office:string-value="http://archive.ubuntu.com/ubuntu/pool/universe/r/r-cran-dplyr/r-cran-dplyr_0.7.4-3.dsc" calcext:value-type="string">
            <text:p>http://archive.ubuntu.com/ubuntu/pool/universe/r/r-cran-dplyr/r-cran-dplyr_0.7.4-3.dsc</text:p>
          </table:table-cell>
          <table:table-cell/>
        </table:table-row>
        <table:table-row table:style-name="ro1">
          <table:table-cell office:value-type="string" calcext:value-type="string">
            <text:p>r-cran-drr</text:p>
          </table:table-cell>
          <table:table-cell office:value-type="string" calcext:value-type="string">
            <text:p>0.0.2-1</text:p>
          </table:table-cell>
          <table:table-cell table:formula="of:=CONCATENATE([.$D$1];[.A135];&quot;/&quot;;[.A135];&quot;_&quot;;[.B135];&quot;.dsc&quot;)" office:value-type="string" office:string-value="http://archive.ubuntu.com/ubuntu/pool/universe/r/r-cran-drr/r-cran-drr_0.0.2-1.dsc" calcext:value-type="string">
            <text:p>http://archive.ubuntu.com/ubuntu/pool/universe/r/r-cran-drr/r-cran-drr_0.0.2-1.dsc</text:p>
          </table:table-cell>
          <table:table-cell/>
        </table:table-row>
        <table:table-row table:style-name="ro1">
          <table:table-cell office:value-type="string" calcext:value-type="string">
            <text:p>r-cran-dt</text:p>
          </table:table-cell>
          <table:table-cell office:value-type="string" calcext:value-type="string">
            <text:p>0.4+dfsg-1</text:p>
          </table:table-cell>
          <table:table-cell table:formula="of:=CONCATENATE([.$D$1];[.A136];&quot;/&quot;;[.A136];&quot;_&quot;;[.B136];&quot;.dsc&quot;)" office:value-type="string" office:string-value="http://archive.ubuntu.com/ubuntu/pool/universe/r/r-cran-dt/r-cran-dt_0.4+dfsg-1.dsc" calcext:value-type="string">
            <text:p>http://archive.ubuntu.com/ubuntu/pool/universe/r/r-cran-dt/r-cran-dt_0.4+dfsg-1.dsc</text:p>
          </table:table-cell>
          <table:table-cell/>
        </table:table-row>
        <table:table-row table:style-name="ro1">
          <table:table-cell office:value-type="string" calcext:value-type="string">
            <text:p>r-cran-dynlm</text:p>
          </table:table-cell>
          <table:table-cell office:value-type="string" calcext:value-type="string">
            <text:p>0.3.5-2</text:p>
          </table:table-cell>
          <table:table-cell table:formula="of:=CONCATENATE([.$D$1];[.A137];&quot;/&quot;;[.A137];&quot;_&quot;;[.B137];&quot;.dsc&quot;)" office:value-type="string" office:string-value="http://archive.ubuntu.com/ubuntu/pool/universe/r/r-cran-dynlm/r-cran-dynlm_0.3.5-2.dsc" calcext:value-type="string">
            <text:p>http://archive.ubuntu.com/ubuntu/pool/universe/r/r-cran-dynlm/r-cran-dynlm_0.3.5-2.dsc</text:p>
          </table:table-cell>
          <table:table-cell/>
        </table:table-row>
        <table:table-row table:style-name="ro1">
          <table:table-cell office:value-type="string" calcext:value-type="string">
            <text:p>r-cran-e1071</text:p>
          </table:table-cell>
          <table:table-cell office:value-type="string" calcext:value-type="string">
            <text:p>1.6-8-2build1</text:p>
          </table:table-cell>
          <table:table-cell table:formula="of:=CONCATENATE([.$D$1];[.A138];&quot;/&quot;;[.A138];&quot;_&quot;;[.B138];&quot;.dsc&quot;)" office:value-type="string" office:string-value="http://archive.ubuntu.com/ubuntu/pool/universe/r/r-cran-e1071/r-cran-e1071_1.6-8-2build1.dsc" calcext:value-type="string">
            <text:p>http://archive.ubuntu.com/ubuntu/pool/universe/r/r-cran-e1071/r-cran-e1071_1.6-8-2build1.dsc</text:p>
          </table:table-cell>
          <table:table-cell/>
        </table:table-row>
        <table:table-row table:style-name="ro1">
          <table:table-cell office:value-type="string" calcext:value-type="string">
            <text:p>r-cran-ecodist</text:p>
          </table:table-cell>
          <table:table-cell office:value-type="string" calcext:value-type="string">
            <text:p>2.0.1-1build1</text:p>
          </table:table-cell>
          <table:table-cell table:formula="of:=CONCATENATE([.$D$1];[.A139];&quot;/&quot;;[.A139];&quot;_&quot;;[.B139];&quot;.dsc&quot;)" office:value-type="string" office:string-value="http://archive.ubuntu.com/ubuntu/pool/universe/r/r-cran-ecodist/r-cran-ecodist_2.0.1-1build1.dsc" calcext:value-type="string">
            <text:p>http://archive.ubuntu.com/ubuntu/pool/universe/r/r-cran-ecodist/r-cran-ecodist_2.0.1-1build1.dsc</text:p>
          </table:table-cell>
          <table:table-cell/>
        </table:table-row>
        <table:table-row table:style-name="ro1">
          <table:table-cell office:value-type="string" calcext:value-type="string">
            <text:p>r-cran-ellipse</text:p>
          </table:table-cell>
          <table:table-cell office:value-type="string" calcext:value-type="string">
            <text:p>0.4.1-1</text:p>
          </table:table-cell>
          <table:table-cell table:formula="of:=CONCATENATE([.$D$1];[.A140];&quot;/&quot;;[.A140];&quot;_&quot;;[.B140];&quot;.dsc&quot;)" office:value-type="string" office:string-value="http://archive.ubuntu.com/ubuntu/pool/universe/r/r-cran-ellipse/r-cran-ellipse_0.4.1-1.dsc" calcext:value-type="string">
            <text:p>http://archive.ubuntu.com/ubuntu/pool/universe/r/r-cran-ellipse/r-cran-ellipse_0.4.1-1.dsc</text:p>
          </table:table-cell>
          <table:table-cell/>
        </table:table-row>
        <table:table-row table:style-name="ro1">
          <table:table-cell office:value-type="string" calcext:value-type="string">
            <text:p>r-cran-elliptic</text:p>
          </table:table-cell>
          <table:table-cell office:value-type="string" calcext:value-type="string">
            <text:p>1.3-7-2</text:p>
          </table:table-cell>
          <table:table-cell table:formula="of:=CONCATENATE([.$D$1];[.A141];&quot;/&quot;;[.A141];&quot;_&quot;;[.B141];&quot;.dsc&quot;)" office:value-type="string" office:string-value="http://archive.ubuntu.com/ubuntu/pool/universe/r/r-cran-elliptic/r-cran-elliptic_1.3-7-2.dsc" calcext:value-type="string">
            <text:p>http://archive.ubuntu.com/ubuntu/pool/universe/r/r-cran-elliptic/r-cran-elliptic_1.3-7-2.dsc</text:p>
          </table:table-cell>
          <table:table-cell/>
        </table:table-row>
        <table:table-row table:style-name="ro1">
          <table:table-cell office:value-type="string" calcext:value-type="string">
            <text:p>r-cran-energy</text:p>
          </table:table-cell>
          <table:table-cell office:value-type="string" calcext:value-type="string">
            <text:p>1.7-2-1</text:p>
          </table:table-cell>
          <table:table-cell table:formula="of:=CONCATENATE([.$D$1];[.A142];&quot;/&quot;;[.A142];&quot;_&quot;;[.B142];&quot;.dsc&quot;)" office:value-type="string" office:string-value="http://archive.ubuntu.com/ubuntu/pool/universe/r/r-cran-energy/r-cran-energy_1.7-2-1.dsc" calcext:value-type="string">
            <text:p>http://archive.ubuntu.com/ubuntu/pool/universe/r/r-cran-energy/r-cran-energy_1.7-2-1.dsc</text:p>
          </table:table-cell>
          <table:table-cell/>
        </table:table-row>
        <table:table-row table:style-name="ro1">
          <table:table-cell office:value-type="string" calcext:value-type="string">
            <text:p>r-cran-epi</text:p>
          </table:table-cell>
          <table:table-cell office:value-type="string" calcext:value-type="string">
            <text:p>2.19-3</text:p>
          </table:table-cell>
          <table:table-cell table:formula="of:=CONCATENATE([.$D$1];[.A143];&quot;/&quot;;[.A143];&quot;_&quot;;[.B143];&quot;.dsc&quot;)" office:value-type="string" office:string-value="http://archive.ubuntu.com/ubuntu/pool/universe/r/r-cran-epi/r-cran-epi_2.19-3.dsc" calcext:value-type="string">
            <text:p>http://archive.ubuntu.com/ubuntu/pool/universe/r/r-cran-epi/r-cran-epi_2.19-3.dsc</text:p>
          </table:table-cell>
          <table:table-cell/>
        </table:table-row>
        <table:table-row table:style-name="ro1">
          <table:table-cell office:value-type="string" calcext:value-type="string">
            <text:p>r-cran-epicalc</text:p>
          </table:table-cell>
          <table:table-cell office:value-type="string" calcext:value-type="string">
            <text:p>2.15.1.0-3</text:p>
          </table:table-cell>
          <table:table-cell table:formula="of:=CONCATENATE([.$D$1];[.A144];&quot;/&quot;;[.A144];&quot;_&quot;;[.B144];&quot;.dsc&quot;)" office:value-type="string" office:string-value="http://archive.ubuntu.com/ubuntu/pool/universe/r/r-cran-epicalc/r-cran-epicalc_2.15.1.0-3.dsc" calcext:value-type="string">
            <text:p>http://archive.ubuntu.com/ubuntu/pool/universe/r/r-cran-epicalc/r-cran-epicalc_2.15.1.0-3.dsc</text:p>
          </table:table-cell>
          <table:table-cell/>
        </table:table-row>
        <table:table-row table:style-name="ro1">
          <table:table-cell office:value-type="string" calcext:value-type="string">
            <text:p>r-cran-epir</text:p>
          </table:table-cell>
          <table:table-cell office:value-type="string" calcext:value-type="string">
            <text:p>0.9-93-1</text:p>
          </table:table-cell>
          <table:table-cell table:formula="of:=CONCATENATE([.$D$1];[.A145];&quot;/&quot;;[.A145];&quot;_&quot;;[.B145];&quot;.dsc&quot;)" office:value-type="string" office:string-value="http://archive.ubuntu.com/ubuntu/pool/universe/r/r-cran-epir/r-cran-epir_0.9-93-1.dsc" calcext:value-type="string">
            <text:p>http://archive.ubuntu.com/ubuntu/pool/universe/r/r-cran-epir/r-cran-epir_0.9-93-1.dsc</text:p>
          </table:table-cell>
          <table:table-cell/>
        </table:table-row>
        <table:table-row table:style-name="ro1">
          <table:table-cell office:value-type="string" calcext:value-type="string">
            <text:p>r-cran-epitools</text:p>
          </table:table-cell>
          <table:table-cell office:value-type="string" calcext:value-type="string">
            <text:p>1:0.5-10-1</text:p>
          </table:table-cell>
          <table:table-cell table:formula="of:=CONCATENATE([.$D$1];[.A146];&quot;/&quot;;[.A146];&quot;_&quot;;[.B146];&quot;.dsc&quot;)" office:value-type="string" office:string-value="http://archive.ubuntu.com/ubuntu/pool/universe/r/r-cran-epitools/r-cran-epitools_1:0.5-10-1.dsc" calcext:value-type="string">
            <text:p>http://archive.ubuntu.com/ubuntu/pool/universe/r/r-cran-epitools/r-cran-epitools_1:0.5-10-1.dsc</text:p>
          </table:table-cell>
          <table:table-cell/>
        </table:table-row>
        <table:table-row table:style-name="ro1">
          <table:table-cell office:value-type="string" calcext:value-type="string">
            <text:p>r-cran-erm</text:p>
          </table:table-cell>
          <table:table-cell office:value-type="string" calcext:value-type="string">
            <text:p>0.15-7-1build2</text:p>
          </table:table-cell>
          <table:table-cell table:formula="of:=CONCATENATE([.$D$1];[.A147];&quot;/&quot;;[.A147];&quot;_&quot;;[.B147];&quot;.dsc&quot;)" office:value-type="string" office:string-value="http://archive.ubuntu.com/ubuntu/pool/universe/r/r-cran-erm/r-cran-erm_0.15-7-1build2.dsc" calcext:value-type="string">
            <text:p>http://archive.ubuntu.com/ubuntu/pool/universe/r/r-cran-erm/r-cran-erm_0.15-7-1build2.dsc</text:p>
          </table:table-cell>
          <table:table-cell/>
        </table:table-row>
        <table:table-row table:style-name="ro1">
          <table:table-cell office:value-type="string" calcext:value-type="string">
            <text:p>r-cran-estimability</text:p>
          </table:table-cell>
          <table:table-cell office:value-type="string" calcext:value-type="string">
            <text:p>1.2-2</text:p>
          </table:table-cell>
          <table:table-cell table:formula="of:=CONCATENATE([.$D$1];[.A148];&quot;/&quot;;[.A148];&quot;_&quot;;[.B148];&quot;.dsc&quot;)" office:value-type="string" office:string-value="http://archive.ubuntu.com/ubuntu/pool/universe/r/r-cran-estimability/r-cran-estimability_1.2-2.dsc" calcext:value-type="string">
            <text:p>http://archive.ubuntu.com/ubuntu/pool/universe/r/r-cran-estimability/r-cran-estimability_1.2-2.dsc</text:p>
          </table:table-cell>
          <table:table-cell/>
        </table:table-row>
        <table:table-row table:style-name="ro1">
          <table:table-cell office:value-type="string" calcext:value-type="string">
            <text:p>r-cran-etm</text:p>
          </table:table-cell>
          <table:table-cell office:value-type="string" calcext:value-type="string">
            <text:p>0.6-2-4</text:p>
          </table:table-cell>
          <table:table-cell table:formula="of:=CONCATENATE([.$D$1];[.A149];&quot;/&quot;;[.A149];&quot;_&quot;;[.B149];&quot;.dsc&quot;)" office:value-type="string" office:string-value="http://archive.ubuntu.com/ubuntu/pool/universe/r/r-cran-etm/r-cran-etm_0.6-2-4.dsc" calcext:value-type="string">
            <text:p>http://archive.ubuntu.com/ubuntu/pool/universe/r/r-cran-etm/r-cran-etm_0.6-2-4.dsc</text:p>
          </table:table-cell>
          <table:table-cell/>
        </table:table-row>
        <table:table-row table:style-name="ro1">
          <table:table-cell office:value-type="string" calcext:value-type="string">
            <text:p>r-cran-evaluate</text:p>
          </table:table-cell>
          <table:table-cell office:value-type="string" calcext:value-type="string">
            <text:p>0.10.1-1</text:p>
          </table:table-cell>
          <table:table-cell table:formula="of:=CONCATENATE([.$D$1];[.A150];&quot;/&quot;;[.A150];&quot;_&quot;;[.B150];&quot;.dsc&quot;)" office:value-type="string" office:string-value="http://archive.ubuntu.com/ubuntu/pool/universe/r/r-cran-evaluate/r-cran-evaluate_0.10.1-1.dsc" calcext:value-type="string">
            <text:p>http://archive.ubuntu.com/ubuntu/pool/universe/r/r-cran-evaluate/r-cran-evaluate_0.10.1-1.dsc</text:p>
          </table:table-cell>
          <table:table-cell/>
        </table:table-row>
        <table:table-row table:style-name="ro1">
          <table:table-cell office:value-type="string" calcext:value-type="string">
            <text:p>r-cran-evd</text:p>
          </table:table-cell>
          <table:table-cell office:value-type="string" calcext:value-type="string">
            <text:p>2.3-2-2</text:p>
          </table:table-cell>
          <table:table-cell table:formula="of:=CONCATENATE([.$D$1];[.A151];&quot;/&quot;;[.A151];&quot;_&quot;;[.B151];&quot;.dsc&quot;)" office:value-type="string" office:string-value="http://archive.ubuntu.com/ubuntu/pool/universe/r/r-cran-evd/r-cran-evd_2.3-2-2.dsc" calcext:value-type="string">
            <text:p>http://archive.ubuntu.com/ubuntu/pool/universe/r/r-cran-evd/r-cran-evd_2.3-2-2.dsc</text:p>
          </table:table-cell>
          <table:table-cell/>
        </table:table-row>
        <table:table-row table:style-name="ro1">
          <table:table-cell office:value-type="string" calcext:value-type="string">
            <text:p>r-cran-expm</text:p>
          </table:table-cell>
          <table:table-cell office:value-type="string" calcext:value-type="string">
            <text:p>0.999-2-2</text:p>
          </table:table-cell>
          <table:table-cell table:formula="of:=CONCATENATE([.$D$1];[.A152];&quot;/&quot;;[.A152];&quot;_&quot;;[.B152];&quot;.dsc&quot;)" office:value-type="string" office:string-value="http://archive.ubuntu.com/ubuntu/pool/universe/r/r-cran-expm/r-cran-expm_0.999-2-2.dsc" calcext:value-type="string">
            <text:p>http://archive.ubuntu.com/ubuntu/pool/universe/r/r-cran-expm/r-cran-expm_0.999-2-2.dsc</text:p>
          </table:table-cell>
          <table:table-cell/>
        </table:table-row>
        <table:table-row table:style-name="ro1">
          <table:table-cell office:value-type="string" calcext:value-type="string">
            <text:p>r-cran-factominer</text:p>
          </table:table-cell>
          <table:table-cell office:value-type="string" calcext:value-type="string">
            <text:p>1.39-1</text:p>
          </table:table-cell>
          <table:table-cell table:formula="of:=CONCATENATE([.$D$1];[.A153];&quot;/&quot;;[.A153];&quot;_&quot;;[.B153];&quot;.dsc&quot;)" office:value-type="string" office:string-value="http://archive.ubuntu.com/ubuntu/pool/universe/r/r-cran-factominer/r-cran-factominer_1.39-1.dsc" calcext:value-type="string">
            <text:p>http://archive.ubuntu.com/ubuntu/pool/universe/r/r-cran-factominer/r-cran-factominer_1.39-1.dsc</text:p>
          </table:table-cell>
          <table:table-cell/>
        </table:table-row>
        <table:table-row table:style-name="ro1">
          <table:table-cell office:value-type="string" calcext:value-type="string">
            <text:p>r-cran-fail</text:p>
          </table:table-cell>
          <table:table-cell office:value-type="string" calcext:value-type="string">
            <text:p>1.3-2</text:p>
          </table:table-cell>
          <table:table-cell table:formula="of:=CONCATENATE([.$D$1];[.A154];&quot;/&quot;;[.A154];&quot;_&quot;;[.B154];&quot;.dsc&quot;)" office:value-type="string" office:string-value="http://archive.ubuntu.com/ubuntu/pool/universe/r/r-cran-fail/r-cran-fail_1.3-2.dsc" calcext:value-type="string">
            <text:p>http://archive.ubuntu.com/ubuntu/pool/universe/r/r-cran-fail/r-cran-fail_1.3-2.dsc</text:p>
          </table:table-cell>
          <table:table-cell/>
        </table:table-row>
        <table:table-row table:style-name="ro1">
          <table:table-cell office:value-type="string" calcext:value-type="string">
            <text:p>r-cran-fastcluster</text:p>
          </table:table-cell>
          <table:table-cell office:value-type="string" calcext:value-type="string">
            <text:p>1.1.24-1</text:p>
          </table:table-cell>
          <table:table-cell table:formula="of:=CONCATENATE([.$D$1];[.A155];&quot;/&quot;;[.A155];&quot;_&quot;;[.B155];&quot;.dsc&quot;)" office:value-type="string" office:string-value="http://archive.ubuntu.com/ubuntu/pool/universe/r/r-cran-fastcluster/r-cran-fastcluster_1.1.24-1.dsc" calcext:value-type="string">
            <text:p>http://archive.ubuntu.com/ubuntu/pool/universe/r/r-cran-fastcluster/r-cran-fastcluster_1.1.24-1.dsc</text:p>
          </table:table-cell>
          <table:table-cell/>
        </table:table-row>
        <table:table-row table:style-name="ro1">
          <table:table-cell office:value-type="string" calcext:value-type="string">
            <text:p>r-cran-fastica</text:p>
          </table:table-cell>
          <table:table-cell office:value-type="string" calcext:value-type="string">
            <text:p>1.2-1-1</text:p>
          </table:table-cell>
          <table:table-cell table:formula="of:=CONCATENATE([.$D$1];[.A156];&quot;/&quot;;[.A156];&quot;_&quot;;[.B156];&quot;.dsc&quot;)" office:value-type="string" office:string-value="http://archive.ubuntu.com/ubuntu/pool/universe/r/r-cran-fastica/r-cran-fastica_1.2-1-1.dsc" calcext:value-type="string">
            <text:p>http://archive.ubuntu.com/ubuntu/pool/universe/r/r-cran-fastica/r-cran-fastica_1.2-1-1.dsc</text:p>
          </table:table-cell>
          <table:table-cell/>
        </table:table-row>
        <table:table-row table:style-name="ro1">
          <table:table-cell office:value-type="string" calcext:value-type="string">
            <text:p>r-cran-fastmatch</text:p>
          </table:table-cell>
          <table:table-cell office:value-type="string" calcext:value-type="string">
            <text:p>1.1-0-1</text:p>
          </table:table-cell>
          <table:table-cell table:formula="of:=CONCATENATE([.$D$1];[.A157];&quot;/&quot;;[.A157];&quot;_&quot;;[.B157];&quot;.dsc&quot;)" office:value-type="string" office:string-value="http://archive.ubuntu.com/ubuntu/pool/universe/r/r-cran-fastmatch/r-cran-fastmatch_1.1-0-1.dsc" calcext:value-type="string">
            <text:p>http://archive.ubuntu.com/ubuntu/pool/universe/r/r-cran-fastmatch/r-cran-fastmatch_1.1-0-1.dsc</text:p>
          </table:table-cell>
          <table:table-cell/>
        </table:table-row>
        <table:table-row table:style-name="ro1">
          <table:table-cell office:value-type="string" calcext:value-type="string">
            <text:p>r-cran-fields</text:p>
          </table:table-cell>
          <table:table-cell office:value-type="string" calcext:value-type="string">
            <text:p>9.0-3</text:p>
          </table:table-cell>
          <table:table-cell table:formula="of:=CONCATENATE([.$D$1];[.A158];&quot;/&quot;;[.A158];&quot;_&quot;;[.B158];&quot;.dsc&quot;)" office:value-type="string" office:string-value="http://archive.ubuntu.com/ubuntu/pool/universe/r/r-cran-fields/r-cran-fields_9.0-3.dsc" calcext:value-type="string">
            <text:p>http://archive.ubuntu.com/ubuntu/pool/universe/r/r-cran-fields/r-cran-fields_9.0-3.dsc</text:p>
          </table:table-cell>
          <table:table-cell/>
        </table:table-row>
        <table:table-row table:style-name="ro1">
          <table:table-cell office:value-type="string" calcext:value-type="string">
            <text:p>r-cran-filehash</text:p>
          </table:table-cell>
          <table:table-cell office:value-type="string" calcext:value-type="string">
            <text:p>2.4-1-2</text:p>
          </table:table-cell>
          <table:table-cell table:formula="of:=CONCATENATE([.$D$1];[.A159];&quot;/&quot;;[.A159];&quot;_&quot;;[.B159];&quot;.dsc&quot;)" office:value-type="string" office:string-value="http://archive.ubuntu.com/ubuntu/pool/universe/r/r-cran-filehash/r-cran-filehash_2.4-1-2.dsc" calcext:value-type="string">
            <text:p>http://archive.ubuntu.com/ubuntu/pool/universe/r/r-cran-filehash/r-cran-filehash_2.4-1-2.dsc</text:p>
          </table:table-cell>
          <table:table-cell/>
        </table:table-row>
        <table:table-row table:style-name="ro1">
          <table:table-cell office:value-type="string" calcext:value-type="string">
            <text:p>r-cran-fitbitscraper</text:p>
          </table:table-cell>
          <table:table-cell office:value-type="string" calcext:value-type="string">
            <text:p>0.1.8-3</text:p>
          </table:table-cell>
          <table:table-cell table:formula="of:=CONCATENATE([.$D$1];[.A160];&quot;/&quot;;[.A160];&quot;_&quot;;[.B160];&quot;.dsc&quot;)" office:value-type="string" office:string-value="http://archive.ubuntu.com/ubuntu/pool/universe/r/r-cran-fitbitscraper/r-cran-fitbitscraper_0.1.8-3.dsc" calcext:value-type="string">
            <text:p>http://archive.ubuntu.com/ubuntu/pool/universe/r/r-cran-fitbitscraper/r-cran-fitbitscraper_0.1.8-3.dsc</text:p>
          </table:table-cell>
          <table:table-cell/>
        </table:table-row>
        <table:table-row table:style-name="ro1">
          <table:table-cell office:value-type="string" calcext:value-type="string">
            <text:p>r-cran-fitcoach</text:p>
          </table:table-cell>
          <table:table-cell office:value-type="string" calcext:value-type="string">
            <text:p>1.0-2</text:p>
          </table:table-cell>
          <table:table-cell table:formula="of:=CONCATENATE([.$D$1];[.A161];&quot;/&quot;;[.A161];&quot;_&quot;;[.B161];&quot;.dsc&quot;)" office:value-type="string" office:string-value="http://archive.ubuntu.com/ubuntu/pool/universe/r/r-cran-fitcoach/r-cran-fitcoach_1.0-2.dsc" calcext:value-type="string">
            <text:p>http://archive.ubuntu.com/ubuntu/pool/universe/r/r-cran-fitcoach/r-cran-fitcoach_1.0-2.dsc</text:p>
          </table:table-cell>
          <table:table-cell/>
        </table:table-row>
        <table:table-row table:style-name="ro1">
          <table:table-cell office:value-type="string" calcext:value-type="string">
            <text:p>r-cran-flashclust</text:p>
          </table:table-cell>
          <table:table-cell office:value-type="string" calcext:value-type="string">
            <text:p>1.01-2-1</text:p>
          </table:table-cell>
          <table:table-cell table:formula="of:=CONCATENATE([.$D$1];[.A162];&quot;/&quot;;[.A162];&quot;_&quot;;[.B162];&quot;.dsc&quot;)" office:value-type="string" office:string-value="http://archive.ubuntu.com/ubuntu/pool/universe/r/r-cran-flashclust/r-cran-flashclust_1.01-2-1.dsc" calcext:value-type="string">
            <text:p>http://archive.ubuntu.com/ubuntu/pool/universe/r/r-cran-flashclust/r-cran-flashclust_1.01-2-1.dsc</text:p>
          </table:table-cell>
          <table:table-cell/>
        </table:table-row>
        <table:table-row table:style-name="ro1">
          <table:table-cell office:value-type="string" calcext:value-type="string">
            <text:p>r-cran-forcats</text:p>
          </table:table-cell>
          <table:table-cell office:value-type="string" calcext:value-type="string">
            <text:p>0.3.0-1</text:p>
          </table:table-cell>
          <table:table-cell table:formula="of:=CONCATENATE([.$D$1];[.A163];&quot;/&quot;;[.A163];&quot;_&quot;;[.B163];&quot;.dsc&quot;)" office:value-type="string" office:string-value="http://archive.ubuntu.com/ubuntu/pool/universe/r/r-cran-forcats/r-cran-forcats_0.3.0-1.dsc" calcext:value-type="string">
            <text:p>http://archive.ubuntu.com/ubuntu/pool/universe/r/r-cran-forcats/r-cran-forcats_0.3.0-1.dsc</text:p>
          </table:table-cell>
          <table:table-cell/>
        </table:table-row>
        <table:table-row table:style-name="ro1">
          <table:table-cell office:value-type="string" calcext:value-type="string">
            <text:p>r-cran-foreach</text:p>
          </table:table-cell>
          <table:table-cell office:value-type="string" calcext:value-type="string">
            <text:p>1.4.4-1</text:p>
          </table:table-cell>
          <table:table-cell table:formula="of:=CONCATENATE([.$D$1];[.A164];&quot;/&quot;;[.A164];&quot;_&quot;;[.B164];&quot;.dsc&quot;)" office:value-type="string" office:string-value="http://archive.ubuntu.com/ubuntu/pool/universe/r/r-cran-foreach/r-cran-foreach_1.4.4-1.dsc" calcext:value-type="string">
            <text:p>http://archive.ubuntu.com/ubuntu/pool/universe/r/r-cran-foreach/r-cran-foreach_1.4.4-1.dsc</text:p>
          </table:table-cell>
          <table:table-cell/>
        </table:table-row>
        <table:table-row table:style-name="ro1">
          <table:table-cell office:value-type="string" calcext:value-type="string">
            <text:p>r-cran-formatr</text:p>
          </table:table-cell>
          <table:table-cell office:value-type="string" calcext:value-type="string">
            <text:p>1.5-2</text:p>
          </table:table-cell>
          <table:table-cell table:formula="of:=CONCATENATE([.$D$1];[.A165];&quot;/&quot;;[.A165];&quot;_&quot;;[.B165];&quot;.dsc&quot;)" office:value-type="string" office:string-value="http://archive.ubuntu.com/ubuntu/pool/universe/r/r-cran-formatr/r-cran-formatr_1.5-2.dsc" calcext:value-type="string">
            <text:p>http://archive.ubuntu.com/ubuntu/pool/universe/r/r-cran-formatr/r-cran-formatr_1.5-2.dsc</text:p>
          </table:table-cell>
          <table:table-cell/>
        </table:table-row>
        <table:table-row table:style-name="ro1">
          <table:table-cell office:value-type="string" calcext:value-type="string">
            <text:p>r-cran-formula</text:p>
          </table:table-cell>
          <table:table-cell office:value-type="string" calcext:value-type="string">
            <text:p>1.2-2-1.1</text:p>
          </table:table-cell>
          <table:table-cell table:formula="of:=CONCATENATE([.$D$1];[.A166];&quot;/&quot;;[.A166];&quot;_&quot;;[.B166];&quot;.dsc&quot;)" office:value-type="string" office:string-value="http://archive.ubuntu.com/ubuntu/pool/universe/r/r-cran-formula/r-cran-formula_1.2-2-1.1.dsc" calcext:value-type="string">
            <text:p>http://archive.ubuntu.com/ubuntu/pool/universe/r/r-cran-formula/r-cran-formula_1.2-2-1.1.dsc</text:p>
          </table:table-cell>
          <table:table-cell/>
        </table:table-row>
        <table:table-row table:style-name="ro1">
          <table:table-cell office:value-type="string" calcext:value-type="string">
            <text:p>r-cran-futile.logger</text:p>
          </table:table-cell>
          <table:table-cell office:value-type="string" calcext:value-type="string">
            <text:p>1.4.3-2</text:p>
          </table:table-cell>
          <table:table-cell table:formula="of:=CONCATENATE([.$D$1];[.A167];&quot;/&quot;;[.A167];&quot;_&quot;;[.B167];&quot;.dsc&quot;)" office:value-type="string" office:string-value="http://archive.ubuntu.com/ubuntu/pool/universe/r/r-cran-futile.logger/r-cran-futile.logger_1.4.3-2.dsc" calcext:value-type="string">
            <text:p>http://archive.ubuntu.com/ubuntu/pool/universe/r/r-cran-futile.logger/r-cran-futile.logger_1.4.3-2.dsc</text:p>
          </table:table-cell>
          <table:table-cell/>
        </table:table-row>
        <table:table-row table:style-name="ro1">
          <table:table-cell office:value-type="string" calcext:value-type="string">
            <text:p>r-cran-futile.options</text:p>
          </table:table-cell>
          <table:table-cell office:value-type="string" calcext:value-type="string">
            <text:p>1.0.0-3</text:p>
          </table:table-cell>
          <table:table-cell table:formula="of:=CONCATENATE([.$D$1];[.A168];&quot;/&quot;;[.A168];&quot;_&quot;;[.B168];&quot;.dsc&quot;)" office:value-type="string" office:string-value="http://archive.ubuntu.com/ubuntu/pool/universe/r/r-cran-futile.options/r-cran-futile.options_1.0.0-3.dsc" calcext:value-type="string">
            <text:p>http://archive.ubuntu.com/ubuntu/pool/universe/r/r-cran-futile.options/r-cran-futile.options_1.0.0-3.dsc</text:p>
          </table:table-cell>
          <table:table-cell/>
        </table:table-row>
        <table:table-row table:style-name="ro1">
          <table:table-cell office:value-type="string" calcext:value-type="string">
            <text:p>r-cran-future</text:p>
          </table:table-cell>
          <table:table-cell office:value-type="string" calcext:value-type="string">
            <text:p>1.7.0-1ubuntu1</text:p>
          </table:table-cell>
          <table:table-cell table:formula="of:=CONCATENATE([.$D$1];[.A169];&quot;/&quot;;[.A169];&quot;_&quot;;[.B169];&quot;.dsc&quot;)" office:value-type="string" office:string-value="http://archive.ubuntu.com/ubuntu/pool/universe/r/r-cran-future/r-cran-future_1.7.0-1ubuntu1.dsc" calcext:value-type="string">
            <text:p>http://archive.ubuntu.com/ubuntu/pool/universe/r/r-cran-future/r-cran-future_1.7.0-1ubuntu1.dsc</text:p>
          </table:table-cell>
          <table:table-cell/>
        </table:table-row>
        <table:table-row table:style-name="ro1">
          <table:table-cell office:value-type="string" calcext:value-type="string">
            <text:p>r-cran-g.data</text:p>
          </table:table-cell>
          <table:table-cell office:value-type="string" calcext:value-type="string">
            <text:p>2.4-2</text:p>
          </table:table-cell>
          <table:table-cell table:formula="of:=CONCATENATE([.$D$1];[.A170];&quot;/&quot;;[.A170];&quot;_&quot;;[.B170];&quot;.dsc&quot;)" office:value-type="string" office:string-value="http://archive.ubuntu.com/ubuntu/pool/universe/r/r-cran-g.data/r-cran-g.data_2.4-2.dsc" calcext:value-type="string">
            <text:p>http://archive.ubuntu.com/ubuntu/pool/universe/r/r-cran-g.data/r-cran-g.data_2.4-2.dsc</text:p>
          </table:table-cell>
          <table:table-cell/>
        </table:table-row>
        <table:table-row table:style-name="ro1">
          <table:table-cell office:value-type="string" calcext:value-type="string">
            <text:p>r-cran-gam</text:p>
          </table:table-cell>
          <table:table-cell office:value-type="string" calcext:value-type="string">
            <text:p>1.14-4-1</text:p>
          </table:table-cell>
          <table:table-cell table:formula="of:=CONCATENATE([.$D$1];[.A171];&quot;/&quot;;[.A171];&quot;_&quot;;[.B171];&quot;.dsc&quot;)" office:value-type="string" office:string-value="http://archive.ubuntu.com/ubuntu/pool/universe/r/r-cran-gam/r-cran-gam_1.14-4-1.dsc" calcext:value-type="string">
            <text:p>http://archive.ubuntu.com/ubuntu/pool/universe/r/r-cran-gam/r-cran-gam_1.14-4-1.dsc</text:p>
          </table:table-cell>
          <table:table-cell/>
        </table:table-row>
        <table:table-row table:style-name="ro1">
          <table:table-cell office:value-type="string" calcext:value-type="string">
            <text:p>r-cran-gbm</text:p>
          </table:table-cell>
          <table:table-cell office:value-type="string" calcext:value-type="string">
            <text:p>2.1.3-2</text:p>
          </table:table-cell>
          <table:table-cell table:formula="of:=CONCATENATE([.$D$1];[.A172];&quot;/&quot;;[.A172];&quot;_&quot;;[.B172];&quot;.dsc&quot;)" office:value-type="string" office:string-value="http://archive.ubuntu.com/ubuntu/pool/universe/r/r-cran-gbm/r-cran-gbm_2.1.3-2.dsc" calcext:value-type="string">
            <text:p>http://archive.ubuntu.com/ubuntu/pool/universe/r/r-cran-gbm/r-cran-gbm_2.1.3-2.dsc</text:p>
          </table:table-cell>
          <table:table-cell/>
        </table:table-row>
        <table:table-row table:style-name="ro1">
          <table:table-cell office:value-type="string" calcext:value-type="string">
            <text:p>r-cran-geepack</text:p>
          </table:table-cell>
          <table:table-cell office:value-type="string" calcext:value-type="string">
            <text:p>1.2-1-1build1</text:p>
          </table:table-cell>
          <table:table-cell table:formula="of:=CONCATENATE([.$D$1];[.A173];&quot;/&quot;;[.A173];&quot;_&quot;;[.B173];&quot;.dsc&quot;)" office:value-type="string" office:string-value="http://archive.ubuntu.com/ubuntu/pool/universe/r/r-cran-geepack/r-cran-geepack_1.2-1-1build1.dsc" calcext:value-type="string">
            <text:p>http://archive.ubuntu.com/ubuntu/pool/universe/r/r-cran-geepack/r-cran-geepack_1.2-1-1build1.dsc</text:p>
          </table:table-cell>
          <table:table-cell/>
        </table:table-row>
        <table:table-row table:style-name="ro1">
          <table:table-cell office:value-type="string" calcext:value-type="string">
            <text:p>r-cran-genabel</text:p>
          </table:table-cell>
          <table:table-cell office:value-type="string" calcext:value-type="string">
            <text:p>1.8-0-2</text:p>
          </table:table-cell>
          <table:table-cell table:formula="of:=CONCATENATE([.$D$1];[.A174];&quot;/&quot;;[.A174];&quot;_&quot;;[.B174];&quot;.dsc&quot;)" office:value-type="string" office:string-value="http://archive.ubuntu.com/ubuntu/pool/universe/r/r-cran-genabel/r-cran-genabel_1.8-0-2.dsc" calcext:value-type="string">
            <text:p>http://archive.ubuntu.com/ubuntu/pool/universe/r/r-cran-genabel/r-cran-genabel_1.8-0-2.dsc</text:p>
          </table:table-cell>
          <table:table-cell/>
        </table:table-row>
        <table:table-row table:style-name="ro1">
          <table:table-cell office:value-type="string" calcext:value-type="string">
            <text:p>r-cran-genabel.data</text:p>
          </table:table-cell>
          <table:table-cell office:value-type="string" calcext:value-type="string">
            <text:p>1.0.0-2</text:p>
          </table:table-cell>
          <table:table-cell table:formula="of:=CONCATENATE([.$D$1];[.A175];&quot;/&quot;;[.A175];&quot;_&quot;;[.B175];&quot;.dsc&quot;)" office:value-type="string" office:string-value="http://archive.ubuntu.com/ubuntu/pool/universe/r/r-cran-genabel.data/r-cran-genabel.data_1.0.0-2.dsc" calcext:value-type="string">
            <text:p>http://archive.ubuntu.com/ubuntu/pool/universe/r/r-cran-genabel.data/r-cran-genabel.data_1.0.0-2.dsc</text:p>
          </table:table-cell>
          <table:table-cell/>
        </table:table-row>
        <table:table-row table:style-name="ro1">
          <table:table-cell office:value-type="string" calcext:value-type="string">
            <text:p>r-cran-ggplot2</text:p>
          </table:table-cell>
          <table:table-cell office:value-type="string" calcext:value-type="string">
            <text:p>2.2.1-3</text:p>
          </table:table-cell>
          <table:table-cell table:formula="of:=CONCATENATE([.$D$1];[.A176];&quot;/&quot;;[.A176];&quot;_&quot;;[.B176];&quot;.dsc&quot;)" office:value-type="string" office:string-value="http://archive.ubuntu.com/ubuntu/pool/universe/r/r-cran-ggplot2/r-cran-ggplot2_2.2.1-3.dsc" calcext:value-type="string">
            <text:p>http://archive.ubuntu.com/ubuntu/pool/universe/r/r-cran-ggplot2/r-cran-ggplot2_2.2.1-3.dsc</text:p>
          </table:table-cell>
          <table:table-cell/>
        </table:table-row>
        <table:table-row table:style-name="ro1">
          <table:table-cell office:value-type="string" calcext:value-type="string">
            <text:p>r-cran-ggvis</text:p>
          </table:table-cell>
          <table:table-cell office:value-type="string" calcext:value-type="string">
            <text:p>0.4.3+dfsg-1</text:p>
          </table:table-cell>
          <table:table-cell table:formula="of:=CONCATENATE([.$D$1];[.A177];&quot;/&quot;;[.A177];&quot;_&quot;;[.B177];&quot;.dsc&quot;)" office:value-type="string" office:string-value="http://archive.ubuntu.com/ubuntu/pool/universe/r/r-cran-ggvis/r-cran-ggvis_0.4.3+dfsg-1.dsc" calcext:value-type="string">
            <text:p>http://archive.ubuntu.com/ubuntu/pool/universe/r/r-cran-ggvis/r-cran-ggvis_0.4.3+dfsg-1.dsc</text:p>
          </table:table-cell>
          <table:table-cell/>
        </table:table-row>
        <table:table-row table:style-name="ro1">
          <table:table-cell office:value-type="string" calcext:value-type="string">
            <text:p>r-cran-git2r</text:p>
          </table:table-cell>
          <table:table-cell office:value-type="string" calcext:value-type="string">
            <text:p>0.21.0-1build1</text:p>
          </table:table-cell>
          <table:table-cell table:formula="of:=CONCATENATE([.$D$1];[.A178];&quot;/&quot;;[.A178];&quot;_&quot;;[.B178];&quot;.dsc&quot;)" office:value-type="string" office:string-value="http://archive.ubuntu.com/ubuntu/pool/universe/r/r-cran-git2r/r-cran-git2r_0.21.0-1build1.dsc" calcext:value-type="string">
            <text:p>http://archive.ubuntu.com/ubuntu/pool/universe/r/r-cran-git2r/r-cran-git2r_0.21.0-1build1.dsc</text:p>
          </table:table-cell>
          <table:table-cell/>
        </table:table-row>
        <table:table-row table:style-name="ro1">
          <table:table-cell office:value-type="string" calcext:value-type="string">
            <text:p>r-cran-glmnet</text:p>
          </table:table-cell>
          <table:table-cell office:value-type="string" calcext:value-type="string">
            <text:p>2.0-16-1</text:p>
          </table:table-cell>
          <table:table-cell table:formula="of:=CONCATENATE([.$D$1];[.A179];&quot;/&quot;;[.A179];&quot;_&quot;;[.B179];&quot;.dsc&quot;)" office:value-type="string" office:string-value="http://archive.ubuntu.com/ubuntu/pool/universe/r/r-cran-glmnet/r-cran-glmnet_2.0-16-1.dsc" calcext:value-type="string">
            <text:p>http://archive.ubuntu.com/ubuntu/pool/universe/r/r-cran-glmnet/r-cran-glmnet_2.0-16-1.dsc</text:p>
          </table:table-cell>
          <table:table-cell/>
        </table:table-row>
        <table:table-row table:style-name="ro1">
          <table:table-cell office:value-type="string" calcext:value-type="string">
            <text:p>r-cran-globals</text:p>
          </table:table-cell>
          <table:table-cell office:value-type="string" calcext:value-type="string">
            <text:p>0.11.0-1</text:p>
          </table:table-cell>
          <table:table-cell table:formula="of:=CONCATENATE([.$D$1];[.A180];&quot;/&quot;;[.A180];&quot;_&quot;;[.B180];&quot;.dsc&quot;)" office:value-type="string" office:string-value="http://archive.ubuntu.com/ubuntu/pool/universe/r/r-cran-globals/r-cran-globals_0.11.0-1.dsc" calcext:value-type="string">
            <text:p>http://archive.ubuntu.com/ubuntu/pool/universe/r/r-cran-globals/r-cran-globals_0.11.0-1.dsc</text:p>
          </table:table-cell>
          <table:table-cell/>
        </table:table-row>
        <table:table-row table:style-name="ro1">
          <table:table-cell office:value-type="string" calcext:value-type="string">
            <text:p>r-cran-glue</text:p>
          </table:table-cell>
          <table:table-cell office:value-type="string" calcext:value-type="string">
            <text:p>1.2.0-1</text:p>
          </table:table-cell>
          <table:table-cell table:formula="of:=CONCATENATE([.$D$1];[.A181];&quot;/&quot;;[.A181];&quot;_&quot;;[.B181];&quot;.dsc&quot;)" office:value-type="string" office:string-value="http://archive.ubuntu.com/ubuntu/pool/universe/r/r-cran-glue/r-cran-glue_1.2.0-1.dsc" calcext:value-type="string">
            <text:p>http://archive.ubuntu.com/ubuntu/pool/universe/r/r-cran-glue/r-cran-glue_1.2.0-1.dsc</text:p>
          </table:table-cell>
          <table:table-cell/>
        </table:table-row>
        <table:table-row table:style-name="ro1">
          <table:table-cell office:value-type="string" calcext:value-type="string">
            <text:p>r-cran-gnm</text:p>
          </table:table-cell>
          <table:table-cell office:value-type="string" calcext:value-type="string">
            <text:p>1.0-8-1build1</text:p>
          </table:table-cell>
          <table:table-cell table:formula="of:=CONCATENATE([.$D$1];[.A182];&quot;/&quot;;[.A182];&quot;_&quot;;[.B182];&quot;.dsc&quot;)" office:value-type="string" office:string-value="http://archive.ubuntu.com/ubuntu/pool/universe/r/r-cran-gnm/r-cran-gnm_1.0-8-1build1.dsc" calcext:value-type="string">
            <text:p>http://archive.ubuntu.com/ubuntu/pool/universe/r/r-cran-gnm/r-cran-gnm_1.0-8-1build1.dsc</text:p>
          </table:table-cell>
          <table:table-cell/>
        </table:table-row>
        <table:table-row table:style-name="ro1">
          <table:table-cell office:value-type="string" calcext:value-type="string">
            <text:p>r-cran-goftest</text:p>
          </table:table-cell>
          <table:table-cell office:value-type="string" calcext:value-type="string">
            <text:p>1.1-1-2</text:p>
          </table:table-cell>
          <table:table-cell table:formula="of:=CONCATENATE([.$D$1];[.A183];&quot;/&quot;;[.A183];&quot;_&quot;;[.B183];&quot;.dsc&quot;)" office:value-type="string" office:string-value="http://archive.ubuntu.com/ubuntu/pool/universe/r/r-cran-goftest/r-cran-goftest_1.1-1-2.dsc" calcext:value-type="string">
            <text:p>http://archive.ubuntu.com/ubuntu/pool/universe/r/r-cran-goftest/r-cran-goftest_1.1-1-2.dsc</text:p>
          </table:table-cell>
          <table:table-cell/>
        </table:table-row>
        <table:table-row table:style-name="ro1">
          <table:table-cell office:value-type="string" calcext:value-type="string">
            <text:p>r-cran-googlevis</text:p>
          </table:table-cell>
          <table:table-cell office:value-type="string" calcext:value-type="string">
            <text:p>0.6.2-2</text:p>
          </table:table-cell>
          <table:table-cell table:formula="of:=CONCATENATE([.$D$1];[.A184];&quot;/&quot;;[.A184];&quot;_&quot;;[.B184];&quot;.dsc&quot;)" office:value-type="string" office:string-value="http://archive.ubuntu.com/ubuntu/pool/universe/r/r-cran-googlevis/r-cran-googlevis_0.6.2-2.dsc" calcext:value-type="string">
            <text:p>http://archive.ubuntu.com/ubuntu/pool/universe/r/r-cran-googlevis/r-cran-googlevis_0.6.2-2.dsc</text:p>
          </table:table-cell>
          <table:table-cell/>
        </table:table-row>
        <table:table-row table:style-name="ro1">
          <table:table-cell office:value-type="string" calcext:value-type="string">
            <text:p>r-cran-gower</text:p>
          </table:table-cell>
          <table:table-cell office:value-type="string" calcext:value-type="string">
            <text:p>0.1.2-1</text:p>
          </table:table-cell>
          <table:table-cell table:formula="of:=CONCATENATE([.$D$1];[.A185];&quot;/&quot;;[.A185];&quot;_&quot;;[.B185];&quot;.dsc&quot;)" office:value-type="string" office:string-value="http://archive.ubuntu.com/ubuntu/pool/universe/r/r-cran-gower/r-cran-gower_0.1.2-1.dsc" calcext:value-type="string">
            <text:p>http://archive.ubuntu.com/ubuntu/pool/universe/r/r-cran-gower/r-cran-gower_0.1.2-1.dsc</text:p>
          </table:table-cell>
          <table:table-cell/>
        </table:table-row>
        <table:table-row table:style-name="ro1">
          <table:table-cell office:value-type="string" calcext:value-type="string">
            <text:p>r-cran-gridbase</text:p>
          </table:table-cell>
          <table:table-cell office:value-type="string" calcext:value-type="string">
            <text:p>0.4-7-3</text:p>
          </table:table-cell>
          <table:table-cell table:formula="of:=CONCATENATE([.$D$1];[.A186];&quot;/&quot;;[.A186];&quot;_&quot;;[.B186];&quot;.dsc&quot;)" office:value-type="string" office:string-value="http://archive.ubuntu.com/ubuntu/pool/universe/r/r-cran-gridbase/r-cran-gridbase_0.4-7-3.dsc" calcext:value-type="string">
            <text:p>http://archive.ubuntu.com/ubuntu/pool/universe/r/r-cran-gridbase/r-cran-gridbase_0.4-7-3.dsc</text:p>
          </table:table-cell>
          <table:table-cell/>
        </table:table-row>
        <table:table-row table:style-name="ro1">
          <table:table-cell office:value-type="string" calcext:value-type="string">
            <text:p>r-cran-gridextra</text:p>
          </table:table-cell>
          <table:table-cell office:value-type="string" calcext:value-type="string">
            <text:p>2.3-1.1</text:p>
          </table:table-cell>
          <table:table-cell table:formula="of:=CONCATENATE([.$D$1];[.A187];&quot;/&quot;;[.A187];&quot;_&quot;;[.B187];&quot;.dsc&quot;)" office:value-type="string" office:string-value="http://archive.ubuntu.com/ubuntu/pool/universe/r/r-cran-gridextra/r-cran-gridextra_2.3-1.1.dsc" calcext:value-type="string">
            <text:p>http://archive.ubuntu.com/ubuntu/pool/universe/r/r-cran-gridextra/r-cran-gridextra_2.3-1.1.dsc</text:p>
          </table:table-cell>
          <table:table-cell/>
        </table:table-row>
        <table:table-row table:style-name="ro1">
          <table:table-cell office:value-type="string" calcext:value-type="string">
            <text:p>r-cran-gsl</text:p>
          </table:table-cell>
          <table:table-cell office:value-type="string" calcext:value-type="string">
            <text:p>1.9-10.3-2</text:p>
          </table:table-cell>
          <table:table-cell table:formula="of:=CONCATENATE([.$D$1];[.A188];&quot;/&quot;;[.A188];&quot;_&quot;;[.B188];&quot;.dsc&quot;)" office:value-type="string" office:string-value="http://archive.ubuntu.com/ubuntu/pool/universe/r/r-cran-gsl/r-cran-gsl_1.9-10.3-2.dsc" calcext:value-type="string">
            <text:p>http://archive.ubuntu.com/ubuntu/pool/universe/r/r-cran-gsl/r-cran-gsl_1.9-10.3-2.dsc</text:p>
          </table:table-cell>
          <table:table-cell/>
        </table:table-row>
        <table:table-row table:style-name="ro1">
          <table:table-cell office:value-type="string" calcext:value-type="string">
            <text:p>r-cran-gss</text:p>
          </table:table-cell>
          <table:table-cell office:value-type="string" calcext:value-type="string">
            <text:p>2.1-7-2build1</text:p>
          </table:table-cell>
          <table:table-cell table:formula="of:=CONCATENATE([.$D$1];[.A189];&quot;/&quot;;[.A189];&quot;_&quot;;[.B189];&quot;.dsc&quot;)" office:value-type="string" office:string-value="http://archive.ubuntu.com/ubuntu/pool/universe/r/r-cran-gss/r-cran-gss_2.1-7-2build1.dsc" calcext:value-type="string">
            <text:p>http://archive.ubuntu.com/ubuntu/pool/universe/r/r-cran-gss/r-cran-gss_2.1-7-2build1.dsc</text:p>
          </table:table-cell>
          <table:table-cell/>
        </table:table-row>
        <table:table-row table:style-name="ro1">
          <table:table-cell office:value-type="string" calcext:value-type="string">
            <text:p>r-cran-gtable</text:p>
          </table:table-cell>
          <table:table-cell office:value-type="string" calcext:value-type="string">
            <text:p>0.2.0-2</text:p>
          </table:table-cell>
          <table:table-cell table:formula="of:=CONCATENATE([.$D$1];[.A190];&quot;/&quot;;[.A190];&quot;_&quot;;[.B190];&quot;.dsc&quot;)" office:value-type="string" office:string-value="http://archive.ubuntu.com/ubuntu/pool/universe/r/r-cran-gtable/r-cran-gtable_0.2.0-2.dsc" calcext:value-type="string">
            <text:p>http://archive.ubuntu.com/ubuntu/pool/universe/r/r-cran-gtable/r-cran-gtable_0.2.0-2.dsc</text:p>
          </table:table-cell>
          <table:table-cell/>
        </table:table-row>
        <table:table-row table:style-name="ro1">
          <table:table-cell office:value-type="string" calcext:value-type="string">
            <text:p>r-cran-guerry</text:p>
          </table:table-cell>
          <table:table-cell office:value-type="string" calcext:value-type="string">
            <text:p>1.6-1-1</text:p>
          </table:table-cell>
          <table:table-cell table:formula="of:=CONCATENATE([.$D$1];[.A191];&quot;/&quot;;[.A191];&quot;_&quot;;[.B191];&quot;.dsc&quot;)" office:value-type="string" office:string-value="http://archive.ubuntu.com/ubuntu/pool/universe/r/r-cran-guerry/r-cran-guerry_1.6-1-1.dsc" calcext:value-type="string">
            <text:p>http://archive.ubuntu.com/ubuntu/pool/universe/r/r-cran-guerry/r-cran-guerry_1.6-1-1.dsc</text:p>
          </table:table-cell>
          <table:table-cell/>
        </table:table-row>
        <table:table-row table:style-name="ro1">
          <table:table-cell office:value-type="string" calcext:value-type="string">
            <text:p>r-cran-haven</text:p>
          </table:table-cell>
          <table:table-cell office:value-type="string" calcext:value-type="string">
            <text:p>1.1.1-1</text:p>
          </table:table-cell>
          <table:table-cell table:formula="of:=CONCATENATE([.$D$1];[.A192];&quot;/&quot;;[.A192];&quot;_&quot;;[.B192];&quot;.dsc&quot;)" office:value-type="string" office:string-value="http://archive.ubuntu.com/ubuntu/pool/universe/r/r-cran-haven/r-cran-haven_1.1.1-1.dsc" calcext:value-type="string">
            <text:p>http://archive.ubuntu.com/ubuntu/pool/universe/r/r-cran-haven/r-cran-haven_1.1.1-1.dsc</text:p>
          </table:table-cell>
          <table:table-cell/>
        </table:table-row>
        <table:table-row table:style-name="ro1">
          <table:table-cell office:value-type="string" calcext:value-type="string">
            <text:p>r-cran-hexbin</text:p>
          </table:table-cell>
          <table:table-cell office:value-type="string" calcext:value-type="string">
            <text:p>1.27.1-2</text:p>
          </table:table-cell>
          <table:table-cell table:formula="of:=CONCATENATE([.$D$1];[.A193];&quot;/&quot;;[.A193];&quot;_&quot;;[.B193];&quot;.dsc&quot;)" office:value-type="string" office:string-value="http://archive.ubuntu.com/ubuntu/pool/universe/r/r-cran-hexbin/r-cran-hexbin_1.27.1-2.dsc" calcext:value-type="string">
            <text:p>http://archive.ubuntu.com/ubuntu/pool/universe/r/r-cran-hexbin/r-cran-hexbin_1.27.1-2.dsc</text:p>
          </table:table-cell>
          <table:table-cell/>
        </table:table-row>
        <table:table-row table:style-name="ro1">
          <table:table-cell office:value-type="string" calcext:value-type="string">
            <text:p>r-cran-highr</text:p>
          </table:table-cell>
          <table:table-cell office:value-type="string" calcext:value-type="string">
            <text:p>0.6-2</text:p>
          </table:table-cell>
          <table:table-cell table:formula="of:=CONCATENATE([.$D$1];[.A194];&quot;/&quot;;[.A194];&quot;_&quot;;[.B194];&quot;.dsc&quot;)" office:value-type="string" office:string-value="http://archive.ubuntu.com/ubuntu/pool/universe/r/r-cran-highr/r-cran-highr_0.6-2.dsc" calcext:value-type="string">
            <text:p>http://archive.ubuntu.com/ubuntu/pool/universe/r/r-cran-highr/r-cran-highr_0.6-2.dsc</text:p>
          </table:table-cell>
          <table:table-cell/>
        </table:table-row>
        <table:table-row table:style-name="ro1">
          <table:table-cell office:value-type="string" calcext:value-type="string">
            <text:p>r-cran-hms</text:p>
          </table:table-cell>
          <table:table-cell office:value-type="string" calcext:value-type="string">
            <text:p>0.4.0-2</text:p>
          </table:table-cell>
          <table:table-cell table:formula="of:=CONCATENATE([.$D$1];[.A195];&quot;/&quot;;[.A195];&quot;_&quot;;[.B195];&quot;.dsc&quot;)" office:value-type="string" office:string-value="http://archive.ubuntu.com/ubuntu/pool/universe/r/r-cran-hms/r-cran-hms_0.4.0-2.dsc" calcext:value-type="string">
            <text:p>http://archive.ubuntu.com/ubuntu/pool/universe/r/r-cran-hms/r-cran-hms_0.4.0-2.dsc</text:p>
          </table:table-cell>
          <table:table-cell/>
        </table:table-row>
        <table:table-row table:style-name="ro1">
          <table:table-cell office:value-type="string" calcext:value-type="string">
            <text:p>r-cran-htmltable</text:p>
          </table:table-cell>
          <table:table-cell office:value-type="string" calcext:value-type="string">
            <text:p>1.11.2-1</text:p>
          </table:table-cell>
          <table:table-cell table:formula="of:=CONCATENATE([.$D$1];[.A196];&quot;/&quot;;[.A196];&quot;_&quot;;[.B196];&quot;.dsc&quot;)" office:value-type="string" office:string-value="http://archive.ubuntu.com/ubuntu/pool/universe/r/r-cran-htmltable/r-cran-htmltable_1.11.2-1.dsc" calcext:value-type="string">
            <text:p>http://archive.ubuntu.com/ubuntu/pool/universe/r/r-cran-htmltable/r-cran-htmltable_1.11.2-1.dsc</text:p>
          </table:table-cell>
          <table:table-cell/>
        </table:table-row>
        <table:table-row table:style-name="ro1">
          <table:table-cell office:value-type="string" calcext:value-type="string">
            <text:p>r-cran-htmltools</text:p>
          </table:table-cell>
          <table:table-cell office:value-type="string" calcext:value-type="string">
            <text:p>0.3.6-1</text:p>
          </table:table-cell>
          <table:table-cell table:formula="of:=CONCATENATE([.$D$1];[.A197];&quot;/&quot;;[.A197];&quot;_&quot;;[.B197];&quot;.dsc&quot;)" office:value-type="string" office:string-value="http://archive.ubuntu.com/ubuntu/pool/universe/r/r-cran-htmltools/r-cran-htmltools_0.3.6-1.dsc" calcext:value-type="string">
            <text:p>http://archive.ubuntu.com/ubuntu/pool/universe/r/r-cran-htmltools/r-cran-htmltools_0.3.6-1.dsc</text:p>
          </table:table-cell>
          <table:table-cell/>
        </table:table-row>
        <table:table-row table:style-name="ro1">
          <table:table-cell office:value-type="string" calcext:value-type="string">
            <text:p>r-cran-htmlwidgets</text:p>
          </table:table-cell>
          <table:table-cell office:value-type="string" calcext:value-type="string">
            <text:p>1.0-1</text:p>
          </table:table-cell>
          <table:table-cell table:formula="of:=CONCATENATE([.$D$1];[.A198];&quot;/&quot;;[.A198];&quot;_&quot;;[.B198];&quot;.dsc&quot;)" office:value-type="string" office:string-value="http://archive.ubuntu.com/ubuntu/pool/universe/r/r-cran-htmlwidgets/r-cran-htmlwidgets_1.0-1.dsc" calcext:value-type="string">
            <text:p>http://archive.ubuntu.com/ubuntu/pool/universe/r/r-cran-htmlwidgets/r-cran-htmlwidgets_1.0-1.dsc</text:p>
          </table:table-cell>
          <table:table-cell/>
        </table:table-row>
        <table:table-row table:style-name="ro1">
          <table:table-cell office:value-type="string" calcext:value-type="string">
            <text:p>r-cran-httpcode</text:p>
          </table:table-cell>
          <table:table-cell office:value-type="string" calcext:value-type="string">
            <text:p>0.2.0-2</text:p>
          </table:table-cell>
          <table:table-cell table:formula="of:=CONCATENATE([.$D$1];[.A199];&quot;/&quot;;[.A199];&quot;_&quot;;[.B199];&quot;.dsc&quot;)" office:value-type="string" office:string-value="http://archive.ubuntu.com/ubuntu/pool/universe/r/r-cran-httpcode/r-cran-httpcode_0.2.0-2.dsc" calcext:value-type="string">
            <text:p>http://archive.ubuntu.com/ubuntu/pool/universe/r/r-cran-httpcode/r-cran-httpcode_0.2.0-2.dsc</text:p>
          </table:table-cell>
          <table:table-cell/>
        </table:table-row>
        <table:table-row table:style-name="ro1">
          <table:table-cell office:value-type="string" calcext:value-type="string">
            <text:p>r-cran-httpuv</text:p>
          </table:table-cell>
          <table:table-cell office:value-type="string" calcext:value-type="string">
            <text:p>1.3.5-1</text:p>
          </table:table-cell>
          <table:table-cell table:formula="of:=CONCATENATE([.$D$1];[.A200];&quot;/&quot;;[.A200];&quot;_&quot;;[.B200];&quot;.dsc&quot;)" office:value-type="string" office:string-value="http://archive.ubuntu.com/ubuntu/pool/universe/r/r-cran-httpuv/r-cran-httpuv_1.3.5-1.dsc" calcext:value-type="string">
            <text:p>http://archive.ubuntu.com/ubuntu/pool/universe/r/r-cran-httpuv/r-cran-httpuv_1.3.5-1.dsc</text:p>
          </table:table-cell>
          <table:table-cell/>
        </table:table-row>
        <table:table-row table:style-name="ro1">
          <table:table-cell office:value-type="string" calcext:value-type="string">
            <text:p>r-cran-httr</text:p>
          </table:table-cell>
          <table:table-cell office:value-type="string" calcext:value-type="string">
            <text:p>1.3.1-1</text:p>
          </table:table-cell>
          <table:table-cell table:formula="of:=CONCATENATE([.$D$1];[.A201];&quot;/&quot;;[.A201];&quot;_&quot;;[.B201];&quot;.dsc&quot;)" office:value-type="string" office:string-value="http://archive.ubuntu.com/ubuntu/pool/universe/r/r-cran-httr/r-cran-httr_1.3.1-1.dsc" calcext:value-type="string">
            <text:p>http://archive.ubuntu.com/ubuntu/pool/universe/r/r-cran-httr/r-cran-httr_1.3.1-1.dsc</text:p>
          </table:table-cell>
          <table:table-cell/>
        </table:table-row>
        <table:table-row table:style-name="ro1">
          <table:table-cell office:value-type="string" calcext:value-type="string">
            <text:p>r-cran-hwriter</text:p>
          </table:table-cell>
          <table:table-cell office:value-type="string" calcext:value-type="string">
            <text:p>1.3.2-2</text:p>
          </table:table-cell>
          <table:table-cell table:formula="of:=CONCATENATE([.$D$1];[.A202];&quot;/&quot;;[.A202];&quot;_&quot;;[.B202];&quot;.dsc&quot;)" office:value-type="string" office:string-value="http://archive.ubuntu.com/ubuntu/pool/universe/r/r-cran-hwriter/r-cran-hwriter_1.3.2-2.dsc" calcext:value-type="string">
            <text:p>http://archive.ubuntu.com/ubuntu/pool/universe/r/r-cran-hwriter/r-cran-hwriter_1.3.2-2.dsc</text:p>
          </table:table-cell>
          <table:table-cell/>
        </table:table-row>
        <table:table-row table:style-name="ro1">
          <table:table-cell office:value-type="string" calcext:value-type="string">
            <text:p>r-cran-hypergeo</text:p>
          </table:table-cell>
          <table:table-cell office:value-type="string" calcext:value-type="string">
            <text:p>1.2-13-1build1</text:p>
          </table:table-cell>
          <table:table-cell table:formula="of:=CONCATENATE([.$D$1];[.A203];&quot;/&quot;;[.A203];&quot;_&quot;;[.B203];&quot;.dsc&quot;)" office:value-type="string" office:string-value="http://archive.ubuntu.com/ubuntu/pool/universe/r/r-cran-hypergeo/r-cran-hypergeo_1.2-13-1build1.dsc" calcext:value-type="string">
            <text:p>http://archive.ubuntu.com/ubuntu/pool/universe/r/r-cran-hypergeo/r-cran-hypergeo_1.2-13-1build1.dsc</text:p>
          </table:table-cell>
          <table:table-cell/>
        </table:table-row>
        <table:table-row table:style-name="ro1">
          <table:table-cell office:value-type="string" calcext:value-type="string">
            <text:p>r-cran-igraph</text:p>
          </table:table-cell>
          <table:table-cell office:value-type="string" calcext:value-type="string">
            <text:p>1.1.2-2ubuntu3</text:p>
          </table:table-cell>
          <table:table-cell table:formula="of:=CONCATENATE([.$D$1];[.A204];&quot;/&quot;;[.A204];&quot;_&quot;;[.B204];&quot;.dsc&quot;)" office:value-type="string" office:string-value="http://archive.ubuntu.com/ubuntu/pool/universe/r/r-cran-igraph/r-cran-igraph_1.1.2-2ubuntu3.dsc" calcext:value-type="string">
            <text:p>http://archive.ubuntu.com/ubuntu/pool/universe/r/r-cran-igraph/r-cran-igraph_1.1.2-2ubuntu3.dsc</text:p>
          </table:table-cell>
          <table:table-cell/>
        </table:table-row>
        <table:table-row table:style-name="ro1">
          <table:table-cell office:value-type="string" calcext:value-type="string">
            <text:p>r-cran-inline</text:p>
          </table:table-cell>
          <table:table-cell office:value-type="string" calcext:value-type="string">
            <text:p>0.3.14-1.1</text:p>
          </table:table-cell>
          <table:table-cell table:formula="of:=CONCATENATE([.$D$1];[.A205];&quot;/&quot;;[.A205];&quot;_&quot;;[.B205];&quot;.dsc&quot;)" office:value-type="string" office:string-value="http://archive.ubuntu.com/ubuntu/pool/universe/r/r-cran-inline/r-cran-inline_0.3.14-1.1.dsc" calcext:value-type="string">
            <text:p>http://archive.ubuntu.com/ubuntu/pool/universe/r/r-cran-inline/r-cran-inline_0.3.14-1.1.dsc</text:p>
          </table:table-cell>
          <table:table-cell/>
        </table:table-row>
        <table:table-row table:style-name="ro1">
          <table:table-cell office:value-type="string" calcext:value-type="string">
            <text:p>r-cran-int64</text:p>
          </table:table-cell>
          <table:table-cell office:value-type="string" calcext:value-type="string">
            <text:p>1.1.2-4build1</text:p>
          </table:table-cell>
          <table:table-cell table:formula="of:=CONCATENATE([.$D$1];[.A206];&quot;/&quot;;[.A206];&quot;_&quot;;[.B206];&quot;.dsc&quot;)" office:value-type="string" office:string-value="http://archive.ubuntu.com/ubuntu/pool/universe/r/r-cran-int64/r-cran-int64_1.1.2-4build1.dsc" calcext:value-type="string">
            <text:p>http://archive.ubuntu.com/ubuntu/pool/universe/r/r-cran-int64/r-cran-int64_1.1.2-4build1.dsc</text:p>
          </table:table-cell>
          <table:table-cell/>
        </table:table-row>
        <table:table-row table:style-name="ro1">
          <table:table-cell office:value-type="string" calcext:value-type="string">
            <text:p>r-cran-ipred</text:p>
          </table:table-cell>
          <table:table-cell office:value-type="string" calcext:value-type="string">
            <text:p>0.9-6-1</text:p>
          </table:table-cell>
          <table:table-cell table:formula="of:=CONCATENATE([.$D$1];[.A207];&quot;/&quot;;[.A207];&quot;_&quot;;[.B207];&quot;.dsc&quot;)" office:value-type="string" office:string-value="http://archive.ubuntu.com/ubuntu/pool/universe/r/r-cran-ipred/r-cran-ipred_0.9-6-1.dsc" calcext:value-type="string">
            <text:p>http://archive.ubuntu.com/ubuntu/pool/universe/r/r-cran-ipred/r-cran-ipred_0.9-6-1.dsc</text:p>
          </table:table-cell>
          <table:table-cell/>
        </table:table-row>
        <table:table-row table:style-name="ro1">
          <table:table-cell office:value-type="string" calcext:value-type="string">
            <text:p>r-cran-irlba</text:p>
          </table:table-cell>
          <table:table-cell office:value-type="string" calcext:value-type="string">
            <text:p>2.3.2-1ubuntu1</text:p>
          </table:table-cell>
          <table:table-cell table:formula="of:=CONCATENATE([.$D$1];[.A208];&quot;/&quot;;[.A208];&quot;_&quot;;[.B208];&quot;.dsc&quot;)" office:value-type="string" office:string-value="http://archive.ubuntu.com/ubuntu/pool/universe/r/r-cran-irlba/r-cran-irlba_2.3.2-1ubuntu1.dsc" calcext:value-type="string">
            <text:p>http://archive.ubuntu.com/ubuntu/pool/universe/r/r-cran-irlba/r-cran-irlba_2.3.2-1ubuntu1.dsc</text:p>
          </table:table-cell>
          <table:table-cell/>
        </table:table-row>
        <table:table-row table:style-name="ro1">
          <table:table-cell office:value-type="string" calcext:value-type="string">
            <text:p>r-cran-isocodes</text:p>
          </table:table-cell>
          <table:table-cell office:value-type="string" calcext:value-type="string">
            <text:p>2017.09.27-1</text:p>
          </table:table-cell>
          <table:table-cell table:formula="of:=CONCATENATE([.$D$1];[.A209];&quot;/&quot;;[.A209];&quot;_&quot;;[.B209];&quot;.dsc&quot;)" office:value-type="string" office:string-value="http://archive.ubuntu.com/ubuntu/pool/universe/r/r-cran-isocodes/r-cran-isocodes_2017.09.27-1.dsc" calcext:value-type="string">
            <text:p>http://archive.ubuntu.com/ubuntu/pool/universe/r/r-cran-isocodes/r-cran-isocodes_2017.09.27-1.dsc</text:p>
          </table:table-cell>
          <table:table-cell/>
        </table:table-row>
        <table:table-row table:style-name="ro1">
          <table:table-cell office:value-type="string" calcext:value-type="string">
            <text:p>r-cran-isoweek</text:p>
          </table:table-cell>
          <table:table-cell office:value-type="string" calcext:value-type="string">
            <text:p>0.6-2-1</text:p>
          </table:table-cell>
          <table:table-cell table:formula="of:=CONCATENATE([.$D$1];[.A210];&quot;/&quot;;[.A210];&quot;_&quot;;[.B210];&quot;.dsc&quot;)" office:value-type="string" office:string-value="http://archive.ubuntu.com/ubuntu/pool/universe/r/r-cran-isoweek/r-cran-isoweek_0.6-2-1.dsc" calcext:value-type="string">
            <text:p>http://archive.ubuntu.com/ubuntu/pool/universe/r/r-cran-isoweek/r-cran-isoweek_0.6-2-1.dsc</text:p>
          </table:table-cell>
          <table:table-cell/>
        </table:table-row>
        <table:table-row table:style-name="ro1">
          <table:table-cell office:value-type="string" calcext:value-type="string">
            <text:p>r-cran-iterators</text:p>
          </table:table-cell>
          <table:table-cell office:value-type="string" calcext:value-type="string">
            <text:p>1.0.9-1</text:p>
          </table:table-cell>
          <table:table-cell table:formula="of:=CONCATENATE([.$D$1];[.A211];&quot;/&quot;;[.A211];&quot;_&quot;;[.B211];&quot;.dsc&quot;)" office:value-type="string" office:string-value="http://archive.ubuntu.com/ubuntu/pool/universe/r/r-cran-iterators/r-cran-iterators_1.0.9-1.dsc" calcext:value-type="string">
            <text:p>http://archive.ubuntu.com/ubuntu/pool/universe/r/r-cran-iterators/r-cran-iterators_1.0.9-1.dsc</text:p>
          </table:table-cell>
          <table:table-cell/>
        </table:table-row>
        <table:table-row table:style-name="ro1">
          <table:table-cell office:value-type="string" calcext:value-type="string">
            <text:p>r-cran-jsonlite</text:p>
          </table:table-cell>
          <table:table-cell office:value-type="string" calcext:value-type="string">
            <text:p>1.5-2</text:p>
          </table:table-cell>
          <table:table-cell table:formula="of:=CONCATENATE([.$D$1];[.A212];&quot;/&quot;;[.A212];&quot;_&quot;;[.B212];&quot;.dsc&quot;)" office:value-type="string" office:string-value="http://archive.ubuntu.com/ubuntu/pool/universe/r/r-cran-jsonlite/r-cran-jsonlite_1.5-2.dsc" calcext:value-type="string">
            <text:p>http://archive.ubuntu.com/ubuntu/pool/universe/r/r-cran-jsonlite/r-cran-jsonlite_1.5-2.dsc</text:p>
          </table:table-cell>
          <table:table-cell/>
        </table:table-row>
        <table:table-row table:style-name="ro1">
          <table:table-cell office:value-type="string" calcext:value-type="string">
            <text:p>r-cran-kernlab</text:p>
          </table:table-cell>
          <table:table-cell office:value-type="string" calcext:value-type="string">
            <text:p>0.9-25-1build1</text:p>
          </table:table-cell>
          <table:table-cell table:formula="of:=CONCATENATE([.$D$1];[.A213];&quot;/&quot;;[.A213];&quot;_&quot;;[.B213];&quot;.dsc&quot;)" office:value-type="string" office:string-value="http://archive.ubuntu.com/ubuntu/pool/universe/r/r-cran-kernlab/r-cran-kernlab_0.9-25-1build1.dsc" calcext:value-type="string">
            <text:p>http://archive.ubuntu.com/ubuntu/pool/universe/r/r-cran-kernlab/r-cran-kernlab_0.9-25-1build1.dsc</text:p>
          </table:table-cell>
          <table:table-cell/>
        </table:table-row>
        <table:table-row table:style-name="ro1">
          <table:table-cell office:value-type="string" calcext:value-type="string">
            <text:p>r-cran-knitr</text:p>
          </table:table-cell>
          <table:table-cell office:value-type="string" calcext:value-type="string">
            <text:p>1.17-2</text:p>
          </table:table-cell>
          <table:table-cell table:formula="of:=CONCATENATE([.$D$1];[.A214];&quot;/&quot;;[.A214];&quot;_&quot;;[.B214];&quot;.dsc&quot;)" office:value-type="string" office:string-value="http://archive.ubuntu.com/ubuntu/pool/universe/r/r-cran-knitr/r-cran-knitr_1.17-2.dsc" calcext:value-type="string">
            <text:p>http://archive.ubuntu.com/ubuntu/pool/universe/r/r-cran-knitr/r-cran-knitr_1.17-2.dsc</text:p>
          </table:table-cell>
          <table:table-cell/>
        </table:table-row>
        <table:table-row table:style-name="ro1">
          <table:table-cell office:value-type="string" calcext:value-type="string">
            <text:p>r-cran-labeling</text:p>
          </table:table-cell>
          <table:table-cell office:value-type="string" calcext:value-type="string">
            <text:p>0.3-2</text:p>
          </table:table-cell>
          <table:table-cell table:formula="of:=CONCATENATE([.$D$1];[.A215];&quot;/&quot;;[.A215];&quot;_&quot;;[.B215];&quot;.dsc&quot;)" office:value-type="string" office:string-value="http://archive.ubuntu.com/ubuntu/pool/universe/r/r-cran-labeling/r-cran-labeling_0.3-2.dsc" calcext:value-type="string">
            <text:p>http://archive.ubuntu.com/ubuntu/pool/universe/r/r-cran-labeling/r-cran-labeling_0.3-2.dsc</text:p>
          </table:table-cell>
          <table:table-cell/>
        </table:table-row>
        <table:table-row table:style-name="ro1">
          <table:table-cell office:value-type="string" calcext:value-type="string">
            <text:p>r-cran-lambda.r</text:p>
          </table:table-cell>
          <table:table-cell office:value-type="string" calcext:value-type="string">
            <text:p>1.2-1</text:p>
          </table:table-cell>
          <table:table-cell table:formula="of:=CONCATENATE([.$D$1];[.A216];&quot;/&quot;;[.A216];&quot;_&quot;;[.B216];&quot;.dsc&quot;)" office:value-type="string" office:string-value="http://archive.ubuntu.com/ubuntu/pool/universe/r/r-cran-lambda.r/r-cran-lambda.r_1.2-1.dsc" calcext:value-type="string">
            <text:p>http://archive.ubuntu.com/ubuntu/pool/universe/r/r-cran-lambda.r/r-cran-lambda.r_1.2-1.dsc</text:p>
          </table:table-cell>
          <table:table-cell/>
        </table:table-row>
        <table:table-row table:style-name="ro1">
          <table:table-cell office:value-type="string" calcext:value-type="string">
            <text:p>r-cran-lava</text:p>
          </table:table-cell>
          <table:table-cell office:value-type="string" calcext:value-type="string">
            <text:p>1.5.1-1</text:p>
          </table:table-cell>
          <table:table-cell table:formula="of:=CONCATENATE([.$D$1];[.A217];&quot;/&quot;;[.A217];&quot;_&quot;;[.B217];&quot;.dsc&quot;)" office:value-type="string" office:string-value="http://archive.ubuntu.com/ubuntu/pool/universe/r/r-cran-lava/r-cran-lava_1.5.1-1.dsc" calcext:value-type="string">
            <text:p>http://archive.ubuntu.com/ubuntu/pool/universe/r/r-cran-lava/r-cran-lava_1.5.1-1.dsc</text:p>
          </table:table-cell>
          <table:table-cell/>
        </table:table-row>
        <table:table-row table:style-name="ro1">
          <table:table-cell office:value-type="string" calcext:value-type="string">
            <text:p>r-cran-lavaan</text:p>
          </table:table-cell>
          <table:table-cell office:value-type="string" calcext:value-type="string">
            <text:p>0.5.23.1097-1</text:p>
          </table:table-cell>
          <table:table-cell table:formula="of:=CONCATENATE([.$D$1];[.A218];&quot;/&quot;;[.A218];&quot;_&quot;;[.B218];&quot;.dsc&quot;)" office:value-type="string" office:string-value="http://archive.ubuntu.com/ubuntu/pool/universe/r/r-cran-lavaan/r-cran-lavaan_0.5.23.1097-1.dsc" calcext:value-type="string">
            <text:p>http://archive.ubuntu.com/ubuntu/pool/universe/r/r-cran-lavaan/r-cran-lavaan_0.5.23.1097-1.dsc</text:p>
          </table:table-cell>
          <table:table-cell/>
        </table:table-row>
        <table:table-row table:style-name="ro1">
          <table:table-cell office:value-type="string" calcext:value-type="string">
            <text:p>r-cran-lazyeval</text:p>
          </table:table-cell>
          <table:table-cell office:value-type="string" calcext:value-type="string">
            <text:p>0.2.1-2</text:p>
          </table:table-cell>
          <table:table-cell table:formula="of:=CONCATENATE([.$D$1];[.A219];&quot;/&quot;;[.A219];&quot;_&quot;;[.B219];&quot;.dsc&quot;)" office:value-type="string" office:string-value="http://archive.ubuntu.com/ubuntu/pool/universe/r/r-cran-lazyeval/r-cran-lazyeval_0.2.1-2.dsc" calcext:value-type="string">
            <text:p>http://archive.ubuntu.com/ubuntu/pool/universe/r/r-cran-lazyeval/r-cran-lazyeval_0.2.1-2.dsc</text:p>
          </table:table-cell>
          <table:table-cell/>
        </table:table-row>
        <table:table-row table:style-name="ro1">
          <table:table-cell office:value-type="string" calcext:value-type="string">
            <text:p>r-cran-leaps</text:p>
          </table:table-cell>
          <table:table-cell office:value-type="string" calcext:value-type="string">
            <text:p>3.0-1</text:p>
          </table:table-cell>
          <table:table-cell table:formula="of:=CONCATENATE([.$D$1];[.A220];&quot;/&quot;;[.A220];&quot;_&quot;;[.B220];&quot;.dsc&quot;)" office:value-type="string" office:string-value="http://archive.ubuntu.com/ubuntu/pool/universe/r/r-cran-leaps/r-cran-leaps_3.0-1.dsc" calcext:value-type="string">
            <text:p>http://archive.ubuntu.com/ubuntu/pool/universe/r/r-cran-leaps/r-cran-leaps_3.0-1.dsc</text:p>
          </table:table-cell>
          <table:table-cell/>
        </table:table-row>
        <table:table-row table:style-name="ro1">
          <table:table-cell office:value-type="string" calcext:value-type="string">
            <text:p>r-cran-learnbayes</text:p>
          </table:table-cell>
          <table:table-cell office:value-type="string" calcext:value-type="string">
            <text:p>2.15-5</text:p>
          </table:table-cell>
          <table:table-cell table:formula="of:=CONCATENATE([.$D$1];[.A221];&quot;/&quot;;[.A221];&quot;_&quot;;[.B221];&quot;.dsc&quot;)" office:value-type="string" office:string-value="http://archive.ubuntu.com/ubuntu/pool/universe/r/r-cran-learnbayes/r-cran-learnbayes_2.15-5.dsc" calcext:value-type="string">
            <text:p>http://archive.ubuntu.com/ubuntu/pool/universe/r/r-cran-learnbayes/r-cran-learnbayes_2.15-5.dsc</text:p>
          </table:table-cell>
          <table:table-cell/>
        </table:table-row>
        <table:table-row table:style-name="ro1">
          <table:table-cell office:value-type="string" calcext:value-type="string">
            <text:p>r-cran-lexrankr</text:p>
          </table:table-cell>
          <table:table-cell office:value-type="string" calcext:value-type="string">
            <text:p>0.5.0-1</text:p>
          </table:table-cell>
          <table:table-cell table:formula="of:=CONCATENATE([.$D$1];[.A222];&quot;/&quot;;[.A222];&quot;_&quot;;[.B222];&quot;.dsc&quot;)" office:value-type="string" office:string-value="http://archive.ubuntu.com/ubuntu/pool/universe/r/r-cran-lexrankr/r-cran-lexrankr_0.5.0-1.dsc" calcext:value-type="string">
            <text:p>http://archive.ubuntu.com/ubuntu/pool/universe/r/r-cran-lexrankr/r-cran-lexrankr_0.5.0-1.dsc</text:p>
          </table:table-cell>
          <table:table-cell/>
        </table:table-row>
        <table:table-row table:style-name="ro1">
          <table:table-cell office:value-type="string" calcext:value-type="string">
            <text:p>r-cran-lhs</text:p>
          </table:table-cell>
          <table:table-cell office:value-type="string" calcext:value-type="string">
            <text:p>0.14-2</text:p>
          </table:table-cell>
          <table:table-cell table:formula="of:=CONCATENATE([.$D$1];[.A223];&quot;/&quot;;[.A223];&quot;_&quot;;[.B223];&quot;.dsc&quot;)" office:value-type="string" office:string-value="http://archive.ubuntu.com/ubuntu/pool/universe/r/r-cran-lhs/r-cran-lhs_0.14-2.dsc" calcext:value-type="string">
            <text:p>http://archive.ubuntu.com/ubuntu/pool/universe/r/r-cran-lhs/r-cran-lhs_0.14-2.dsc</text:p>
          </table:table-cell>
          <table:table-cell/>
        </table:table-row>
        <table:table-row table:style-name="ro1">
          <table:table-cell office:value-type="string" calcext:value-type="string">
            <text:p>r-cran-listenv</text:p>
          </table:table-cell>
          <table:table-cell office:value-type="string" calcext:value-type="string">
            <text:p>0.6.0-1build1</text:p>
          </table:table-cell>
          <table:table-cell table:formula="of:=CONCATENATE([.$D$1];[.A224];&quot;/&quot;;[.A224];&quot;_&quot;;[.B224];&quot;.dsc&quot;)" office:value-type="string" office:string-value="http://archive.ubuntu.com/ubuntu/pool/universe/r/r-cran-listenv/r-cran-listenv_0.6.0-1build1.dsc" calcext:value-type="string">
            <text:p>http://archive.ubuntu.com/ubuntu/pool/universe/r/r-cran-listenv/r-cran-listenv_0.6.0-1build1.dsc</text:p>
          </table:table-cell>
          <table:table-cell/>
        </table:table-row>
        <table:table-row table:style-name="ro1">
          <table:table-cell office:value-type="string" calcext:value-type="string">
            <text:p>r-cran-littler</text:p>
          </table:table-cell>
          <table:table-cell office:value-type="string" calcext:value-type="string">
            <text:p>0.3.3-1</text:p>
          </table:table-cell>
          <table:table-cell table:formula="of:=CONCATENATE([.$D$1];[.A225];&quot;/&quot;;[.A225];&quot;_&quot;;[.B225];&quot;.dsc&quot;)" office:value-type="string" office:string-value="http://archive.ubuntu.com/ubuntu/pool/universe/r/r-cran-littler/r-cran-littler_0.3.3-1.dsc" calcext:value-type="string">
            <text:p>http://archive.ubuntu.com/ubuntu/pool/universe/r/r-cran-littler/r-cran-littler_0.3.3-1.dsc</text:p>
          </table:table-cell>
          <table:table-cell/>
        </table:table-row>
        <table:table-row table:style-name="ro1">
          <table:table-cell office:value-type="string" calcext:value-type="string">
            <text:p>r-cran-lmertest</text:p>
          </table:table-cell>
          <table:table-cell office:value-type="string" calcext:value-type="string">
            <text:p>2.0-36-1</text:p>
          </table:table-cell>
          <table:table-cell table:formula="of:=CONCATENATE([.$D$1];[.A226];&quot;/&quot;;[.A226];&quot;_&quot;;[.B226];&quot;.dsc&quot;)" office:value-type="string" office:string-value="http://archive.ubuntu.com/ubuntu/pool/universe/r/r-cran-lmertest/r-cran-lmertest_2.0-36-1.dsc" calcext:value-type="string">
            <text:p>http://archive.ubuntu.com/ubuntu/pool/universe/r/r-cran-lmertest/r-cran-lmertest_2.0-36-1.dsc</text:p>
          </table:table-cell>
          <table:table-cell/>
        </table:table-row>
        <table:table-row table:style-name="ro1">
          <table:table-cell office:value-type="string" calcext:value-type="string">
            <text:p>r-cran-logspline</text:p>
          </table:table-cell>
          <table:table-cell office:value-type="string" calcext:value-type="string">
            <text:p>2.1.9-1build1</text:p>
          </table:table-cell>
          <table:table-cell table:formula="of:=CONCATENATE([.$D$1];[.A227];&quot;/&quot;;[.A227];&quot;_&quot;;[.B227];&quot;.dsc&quot;)" office:value-type="string" office:string-value="http://archive.ubuntu.com/ubuntu/pool/universe/r/r-cran-logspline/r-cran-logspline_2.1.9-1build1.dsc" calcext:value-type="string">
            <text:p>http://archive.ubuntu.com/ubuntu/pool/universe/r/r-cran-logspline/r-cran-logspline_2.1.9-1build1.dsc</text:p>
          </table:table-cell>
          <table:table-cell/>
        </table:table-row>
        <table:table-row table:style-name="ro1">
          <table:table-cell office:value-type="string" calcext:value-type="string">
            <text:p>r-cran-lsmeans</text:p>
          </table:table-cell>
          <table:table-cell office:value-type="string" calcext:value-type="string">
            <text:p>2.27-61-1</text:p>
          </table:table-cell>
          <table:table-cell table:formula="of:=CONCATENATE([.$D$1];[.A228];&quot;/&quot;;[.A228];&quot;_&quot;;[.B228];&quot;.dsc&quot;)" office:value-type="string" office:string-value="http://archive.ubuntu.com/ubuntu/pool/universe/r/r-cran-lsmeans/r-cran-lsmeans_2.27-61-1.dsc" calcext:value-type="string">
            <text:p>http://archive.ubuntu.com/ubuntu/pool/universe/r/r-cran-lsmeans/r-cran-lsmeans_2.27-61-1.dsc</text:p>
          </table:table-cell>
          <table:table-cell/>
        </table:table-row>
        <table:table-row table:style-name="ro1">
          <table:table-cell office:value-type="string" calcext:value-type="string">
            <text:p>r-cran-lubridate</text:p>
          </table:table-cell>
          <table:table-cell office:value-type="string" calcext:value-type="string">
            <text:p>1.7.1-1</text:p>
          </table:table-cell>
          <table:table-cell table:formula="of:=CONCATENATE([.$D$1];[.A229];&quot;/&quot;;[.A229];&quot;_&quot;;[.B229];&quot;.dsc&quot;)" office:value-type="string" office:string-value="http://archive.ubuntu.com/ubuntu/pool/universe/r/r-cran-lubridate/r-cran-lubridate_1.7.1-1.dsc" calcext:value-type="string">
            <text:p>http://archive.ubuntu.com/ubuntu/pool/universe/r/r-cran-lubridate/r-cran-lubridate_1.7.1-1.dsc</text:p>
          </table:table-cell>
          <table:table-cell/>
        </table:table-row>
        <table:table-row table:style-name="ro1">
          <table:table-cell office:value-type="string" calcext:value-type="string">
            <text:p>r-cran-luminescence</text:p>
          </table:table-cell>
          <table:table-cell office:value-type="string" calcext:value-type="string">
            <text:p>0.7.5-1</text:p>
          </table:table-cell>
          <table:table-cell table:formula="of:=CONCATENATE([.$D$1];[.A230];&quot;/&quot;;[.A230];&quot;_&quot;;[.B230];&quot;.dsc&quot;)" office:value-type="string" office:string-value="http://archive.ubuntu.com/ubuntu/pool/universe/r/r-cran-luminescence/r-cran-luminescence_0.7.5-1.dsc" calcext:value-type="string">
            <text:p>http://archive.ubuntu.com/ubuntu/pool/universe/r/r-cran-luminescence/r-cran-luminescence_0.7.5-1.dsc</text:p>
          </table:table-cell>
          <table:table-cell/>
        </table:table-row>
        <table:table-row table:style-name="ro1">
          <table:table-cell office:value-type="string" calcext:value-type="string">
            <text:p>r-cran-magrittr</text:p>
          </table:table-cell>
          <table:table-cell office:value-type="string" calcext:value-type="string">
            <text:p>1.5-4</text:p>
          </table:table-cell>
          <table:table-cell table:formula="of:=CONCATENATE([.$D$1];[.A231];&quot;/&quot;;[.A231];&quot;_&quot;;[.B231];&quot;.dsc&quot;)" office:value-type="string" office:string-value="http://archive.ubuntu.com/ubuntu/pool/universe/r/r-cran-magrittr/r-cran-magrittr_1.5-4.dsc" calcext:value-type="string">
            <text:p>http://archive.ubuntu.com/ubuntu/pool/universe/r/r-cran-magrittr/r-cran-magrittr_1.5-4.dsc</text:p>
          </table:table-cell>
          <table:table-cell/>
        </table:table-row>
        <table:table-row table:style-name="ro1">
          <table:table-cell office:value-type="string" calcext:value-type="string">
            <text:p>r-cran-maldiquant</text:p>
          </table:table-cell>
          <table:table-cell office:value-type="string" calcext:value-type="string">
            <text:p>1.16.4-1</text:p>
          </table:table-cell>
          <table:table-cell table:formula="of:=CONCATENATE([.$D$1];[.A232];&quot;/&quot;;[.A232];&quot;_&quot;;[.B232];&quot;.dsc&quot;)" office:value-type="string" office:string-value="http://archive.ubuntu.com/ubuntu/pool/universe/r/r-cran-maldiquant/r-cran-maldiquant_1.16.4-1.dsc" calcext:value-type="string">
            <text:p>http://archive.ubuntu.com/ubuntu/pool/universe/r/r-cran-maldiquant/r-cran-maldiquant_1.16.4-1.dsc</text:p>
          </table:table-cell>
          <table:table-cell/>
        </table:table-row>
        <table:table-row table:style-name="ro1">
          <table:table-cell office:value-type="string" calcext:value-type="string">
            <text:p>r-cran-maldiquantforeign</text:p>
          </table:table-cell>
          <table:table-cell office:value-type="string" calcext:value-type="string">
            <text:p>0.11-1</text:p>
          </table:table-cell>
          <table:table-cell table:formula="of:=CONCATENATE([.$D$1];[.A233];&quot;/&quot;;[.A233];&quot;_&quot;;[.B233];&quot;.dsc&quot;)" office:value-type="string" office:string-value="http://archive.ubuntu.com/ubuntu/pool/universe/r/r-cran-maldiquantforeign/r-cran-maldiquantforeign_0.11-1.dsc" calcext:value-type="string">
            <text:p>http://archive.ubuntu.com/ubuntu/pool/universe/r/r-cran-maldiquantforeign/r-cran-maldiquantforeign_0.11-1.dsc</text:p>
          </table:table-cell>
          <table:table-cell/>
        </table:table-row>
        <table:table-row table:style-name="ro1">
          <table:table-cell office:value-type="string" calcext:value-type="string">
            <text:p>r-cran-maptree</text:p>
          </table:table-cell>
          <table:table-cell office:value-type="string" calcext:value-type="string">
            <text:p>1.4-7-1build1</text:p>
          </table:table-cell>
          <table:table-cell table:formula="of:=CONCATENATE([.$D$1];[.A234];&quot;/&quot;;[.A234];&quot;_&quot;;[.B234];&quot;.dsc&quot;)" office:value-type="string" office:string-value="http://archive.ubuntu.com/ubuntu/pool/universe/r/r-cran-maptree/r-cran-maptree_1.4-7-1build1.dsc" calcext:value-type="string">
            <text:p>http://archive.ubuntu.com/ubuntu/pool/universe/r/r-cran-maptree/r-cran-maptree_1.4-7-1build1.dsc</text:p>
          </table:table-cell>
          <table:table-cell/>
        </table:table-row>
        <table:table-row table:style-name="ro1">
          <table:table-cell office:value-type="string" calcext:value-type="string">
            <text:p>r-cran-markdown</text:p>
          </table:table-cell>
          <table:table-cell office:value-type="string" calcext:value-type="string">
            <text:p>0.8-1ubuntu1</text:p>
          </table:table-cell>
          <table:table-cell table:formula="of:=CONCATENATE([.$D$1];[.A235];&quot;/&quot;;[.A235];&quot;_&quot;;[.B235];&quot;.dsc&quot;)" office:value-type="string" office:string-value="http://archive.ubuntu.com/ubuntu/pool/universe/r/r-cran-markdown/r-cran-markdown_0.8-1ubuntu1.dsc" calcext:value-type="string">
            <text:p>http://archive.ubuntu.com/ubuntu/pool/universe/r/r-cran-markdown/r-cran-markdown_0.8-1ubuntu1.dsc</text:p>
          </table:table-cell>
          <table:table-cell/>
        </table:table-row>
        <table:table-row table:style-name="ro1">
          <table:table-cell office:value-type="string" calcext:value-type="string">
            <text:p>r-cran-mass</text:p>
          </table:table-cell>
          <table:table-cell office:value-type="string" calcext:value-type="string">
            <text:p>7.3-49-1</text:p>
          </table:table-cell>
          <table:table-cell table:formula="of:=CONCATENATE([.$D$1];[.A236];&quot;/&quot;;[.A236];&quot;_&quot;;[.B236];&quot;.dsc&quot;)" office:value-type="string" office:string-value="http://archive.ubuntu.com/ubuntu/pool/universe/r/r-cran-mass/r-cran-mass_7.3-49-1.dsc" calcext:value-type="string">
            <text:p>http://archive.ubuntu.com/ubuntu/pool/universe/r/r-cran-mass/r-cran-mass_7.3-49-1.dsc</text:p>
          </table:table-cell>
          <table:table-cell/>
        </table:table-row>
        <table:table-row table:style-name="ro1">
          <table:table-cell office:value-type="string" calcext:value-type="string">
            <text:p>r-cran-matching</text:p>
          </table:table-cell>
          <table:table-cell office:value-type="string" calcext:value-type="string">
            <text:p>4.9-2-1</text:p>
          </table:table-cell>
          <table:table-cell table:formula="of:=CONCATENATE([.$D$1];[.A237];&quot;/&quot;;[.A237];&quot;_&quot;;[.B237];&quot;.dsc&quot;)" office:value-type="string" office:string-value="http://archive.ubuntu.com/ubuntu/pool/universe/r/r-cran-matching/r-cran-matching_4.9-2-1.dsc" calcext:value-type="string">
            <text:p>http://archive.ubuntu.com/ubuntu/pool/universe/r/r-cran-matching/r-cran-matching_4.9-2-1.dsc</text:p>
          </table:table-cell>
          <table:table-cell/>
        </table:table-row>
        <table:table-row table:style-name="ro1">
          <table:table-cell office:value-type="string" calcext:value-type="string">
            <text:p>r-cran-matrixcalc</text:p>
          </table:table-cell>
          <table:table-cell office:value-type="string" calcext:value-type="string">
            <text:p>1.0.3-3</text:p>
          </table:table-cell>
          <table:table-cell table:formula="of:=CONCATENATE([.$D$1];[.A238];&quot;/&quot;;[.A238];&quot;_&quot;;[.B238];&quot;.dsc&quot;)" office:value-type="string" office:string-value="http://archive.ubuntu.com/ubuntu/pool/universe/r/r-cran-matrixcalc/r-cran-matrixcalc_1.0.3-3.dsc" calcext:value-type="string">
            <text:p>http://archive.ubuntu.com/ubuntu/pool/universe/r/r-cran-matrixcalc/r-cran-matrixcalc_1.0.3-3.dsc</text:p>
          </table:table-cell>
          <table:table-cell/>
        </table:table-row>
        <table:table-row table:style-name="ro1">
          <table:table-cell office:value-type="string" calcext:value-type="string">
            <text:p>r-cran-matrixmodels</text:p>
          </table:table-cell>
          <table:table-cell office:value-type="string" calcext:value-type="string">
            <text:p>0.4-1-1.1</text:p>
          </table:table-cell>
          <table:table-cell table:formula="of:=CONCATENATE([.$D$1];[.A239];&quot;/&quot;;[.A239];&quot;_&quot;;[.B239];&quot;.dsc&quot;)" office:value-type="string" office:string-value="http://archive.ubuntu.com/ubuntu/pool/universe/r/r-cran-matrixmodels/r-cran-matrixmodels_0.4-1-1.1.dsc" calcext:value-type="string">
            <text:p>http://archive.ubuntu.com/ubuntu/pool/universe/r/r-cran-matrixmodels/r-cran-matrixmodels_0.4-1-1.1.dsc</text:p>
          </table:table-cell>
          <table:table-cell/>
        </table:table-row>
        <table:table-row table:style-name="ro1">
          <table:table-cell office:value-type="string" calcext:value-type="string">
            <text:p>r-cran-matrixstats</text:p>
          </table:table-cell>
          <table:table-cell office:value-type="string" calcext:value-type="string">
            <text:p>0.52.2-2</text:p>
          </table:table-cell>
          <table:table-cell table:formula="of:=CONCATENATE([.$D$1];[.A240];&quot;/&quot;;[.A240];&quot;_&quot;;[.B240];&quot;.dsc&quot;)" office:value-type="string" office:string-value="http://archive.ubuntu.com/ubuntu/pool/universe/r/r-cran-matrixstats/r-cran-matrixstats_0.52.2-2.dsc" calcext:value-type="string">
            <text:p>http://archive.ubuntu.com/ubuntu/pool/universe/r/r-cran-matrixstats/r-cran-matrixstats_0.52.2-2.dsc</text:p>
          </table:table-cell>
          <table:table-cell/>
        </table:table-row>
        <table:table-row table:style-name="ro1">
          <table:table-cell office:value-type="string" calcext:value-type="string">
            <text:p>r-cran-maxlik</text:p>
          </table:table-cell>
          <table:table-cell office:value-type="string" calcext:value-type="string">
            <text:p>1.3-4-3</text:p>
          </table:table-cell>
          <table:table-cell table:formula="of:=CONCATENATE([.$D$1];[.A241];&quot;/&quot;;[.A241];&quot;_&quot;;[.B241];&quot;.dsc&quot;)" office:value-type="string" office:string-value="http://archive.ubuntu.com/ubuntu/pool/universe/r/r-cran-maxlik/r-cran-maxlik_1.3-4-3.dsc" calcext:value-type="string">
            <text:p>http://archive.ubuntu.com/ubuntu/pool/universe/r/r-cran-maxlik/r-cran-maxlik_1.3-4-3.dsc</text:p>
          </table:table-cell>
          <table:table-cell/>
        </table:table-row>
        <table:table-row table:style-name="ro1">
          <table:table-cell office:value-type="string" calcext:value-type="string">
            <text:p>r-cran-mclust</text:p>
          </table:table-cell>
          <table:table-cell office:value-type="string" calcext:value-type="string">
            <text:p>5.4-1</text:p>
          </table:table-cell>
          <table:table-cell table:formula="of:=CONCATENATE([.$D$1];[.A242];&quot;/&quot;;[.A242];&quot;_&quot;;[.B242];&quot;.dsc&quot;)" office:value-type="string" office:string-value="http://archive.ubuntu.com/ubuntu/pool/universe/r/r-cran-mclust/r-cran-mclust_5.4-1.dsc" calcext:value-type="string">
            <text:p>http://archive.ubuntu.com/ubuntu/pool/universe/r/r-cran-mclust/r-cran-mclust_5.4-1.dsc</text:p>
          </table:table-cell>
          <table:table-cell/>
        </table:table-row>
        <table:table-row table:style-name="ro1">
          <table:table-cell office:value-type="string" calcext:value-type="string">
            <text:p>r-cran-mcmc</text:p>
          </table:table-cell>
          <table:table-cell office:value-type="string" calcext:value-type="string">
            <text:p>0.9-5-1</text:p>
          </table:table-cell>
          <table:table-cell table:formula="of:=CONCATENATE([.$D$1];[.A243];&quot;/&quot;;[.A243];&quot;_&quot;;[.B243];&quot;.dsc&quot;)" office:value-type="string" office:string-value="http://archive.ubuntu.com/ubuntu/pool/universe/r/r-cran-mcmc/r-cran-mcmc_0.9-5-1.dsc" calcext:value-type="string">
            <text:p>http://archive.ubuntu.com/ubuntu/pool/universe/r/r-cran-mcmc/r-cran-mcmc_0.9-5-1.dsc</text:p>
          </table:table-cell>
          <table:table-cell/>
        </table:table-row>
        <table:table-row table:style-name="ro1">
          <table:table-cell office:value-type="string" calcext:value-type="string">
            <text:p>r-cran-medadherence</text:p>
          </table:table-cell>
          <table:table-cell office:value-type="string" calcext:value-type="string">
            <text:p>1.03-4</text:p>
          </table:table-cell>
          <table:table-cell table:formula="of:=CONCATENATE([.$D$1];[.A244];&quot;/&quot;;[.A244];&quot;_&quot;;[.B244];&quot;.dsc&quot;)" office:value-type="string" office:string-value="http://archive.ubuntu.com/ubuntu/pool/universe/r/r-cran-medadherence/r-cran-medadherence_1.03-4.dsc" calcext:value-type="string">
            <text:p>http://archive.ubuntu.com/ubuntu/pool/universe/r/r-cran-medadherence/r-cran-medadherence_1.03-4.dsc</text:p>
          </table:table-cell>
          <table:table-cell/>
        </table:table-row>
        <table:table-row table:style-name="ro1">
          <table:table-cell office:value-type="string" calcext:value-type="string">
            <text:p>r-cran-memoise</text:p>
          </table:table-cell>
          <table:table-cell office:value-type="string" calcext:value-type="string">
            <text:p>1.0.0-1build1</text:p>
          </table:table-cell>
          <table:table-cell table:formula="of:=CONCATENATE([.$D$1];[.A245];&quot;/&quot;;[.A245];&quot;_&quot;;[.B245];&quot;.dsc&quot;)" office:value-type="string" office:string-value="http://archive.ubuntu.com/ubuntu/pool/universe/r/r-cran-memoise/r-cran-memoise_1.0.0-1build1.dsc" calcext:value-type="string">
            <text:p>http://archive.ubuntu.com/ubuntu/pool/universe/r/r-cran-memoise/r-cran-memoise_1.0.0-1build1.dsc</text:p>
          </table:table-cell>
          <table:table-cell/>
        </table:table-row>
        <table:table-row table:style-name="ro1">
          <table:table-cell office:value-type="string" calcext:value-type="string">
            <text:p>r-cran-mfilter</text:p>
          </table:table-cell>
          <table:table-cell office:value-type="string" calcext:value-type="string">
            <text:p>0.1.3-2</text:p>
          </table:table-cell>
          <table:table-cell table:formula="of:=CONCATENATE([.$D$1];[.A246];&quot;/&quot;;[.A246];&quot;_&quot;;[.B246];&quot;.dsc&quot;)" office:value-type="string" office:string-value="http://archive.ubuntu.com/ubuntu/pool/universe/r/r-cran-mfilter/r-cran-mfilter_0.1.3-2.dsc" calcext:value-type="string">
            <text:p>http://archive.ubuntu.com/ubuntu/pool/universe/r/r-cran-mfilter/r-cran-mfilter_0.1.3-2.dsc</text:p>
          </table:table-cell>
          <table:table-cell/>
        </table:table-row>
        <table:table-row table:style-name="ro1">
          <table:table-cell office:value-type="string" calcext:value-type="string">
            <text:p>r-cran-mi</text:p>
          </table:table-cell>
          <table:table-cell office:value-type="string" calcext:value-type="string">
            <text:p>1.0-5</text:p>
          </table:table-cell>
          <table:table-cell table:formula="of:=CONCATENATE([.$D$1];[.A247];&quot;/&quot;;[.A247];&quot;_&quot;;[.B247];&quot;.dsc&quot;)" office:value-type="string" office:string-value="http://archive.ubuntu.com/ubuntu/pool/universe/r/r-cran-mi/r-cran-mi_1.0-5.dsc" calcext:value-type="string">
            <text:p>http://archive.ubuntu.com/ubuntu/pool/universe/r/r-cran-mi/r-cran-mi_1.0-5.dsc</text:p>
          </table:table-cell>
          <table:table-cell/>
        </table:table-row>
        <table:table-row table:style-name="ro1">
          <table:table-cell office:value-type="string" calcext:value-type="string">
            <text:p>r-cran-mime</text:p>
          </table:table-cell>
          <table:table-cell office:value-type="string" calcext:value-type="string">
            <text:p>0.5-1build1</text:p>
          </table:table-cell>
          <table:table-cell table:formula="of:=CONCATENATE([.$D$1];[.A248];&quot;/&quot;;[.A248];&quot;_&quot;;[.B248];&quot;.dsc&quot;)" office:value-type="string" office:string-value="http://archive.ubuntu.com/ubuntu/pool/universe/r/r-cran-mime/r-cran-mime_0.5-1build1.dsc" calcext:value-type="string">
            <text:p>http://archive.ubuntu.com/ubuntu/pool/universe/r/r-cran-mime/r-cran-mime_0.5-1build1.dsc</text:p>
          </table:table-cell>
          <table:table-cell/>
        </table:table-row>
        <table:table-row table:style-name="ro1">
          <table:table-cell office:value-type="string" calcext:value-type="string">
            <text:p>r-cran-miniui</text:p>
          </table:table-cell>
          <table:table-cell office:value-type="string" calcext:value-type="string">
            <text:p>0.1.1-2</text:p>
          </table:table-cell>
          <table:table-cell table:formula="of:=CONCATENATE([.$D$1];[.A249];&quot;/&quot;;[.A249];&quot;_&quot;;[.B249];&quot;.dsc&quot;)" office:value-type="string" office:string-value="http://archive.ubuntu.com/ubuntu/pool/universe/r/r-cran-miniui/r-cran-miniui_0.1.1-2.dsc" calcext:value-type="string">
            <text:p>http://archive.ubuntu.com/ubuntu/pool/universe/r/r-cran-miniui/r-cran-miniui_0.1.1-2.dsc</text:p>
          </table:table-cell>
          <table:table-cell/>
        </table:table-row>
        <table:table-row table:style-name="ro1">
          <table:table-cell office:value-type="string" calcext:value-type="string">
            <text:p>r-cran-minpack.lm</text:p>
          </table:table-cell>
          <table:table-cell office:value-type="string" calcext:value-type="string">
            <text:p>1.2-1-3</text:p>
          </table:table-cell>
          <table:table-cell table:formula="of:=CONCATENATE([.$D$1];[.A250];&quot;/&quot;;[.A250];&quot;_&quot;;[.B250];&quot;.dsc&quot;)" office:value-type="string" office:string-value="http://archive.ubuntu.com/ubuntu/pool/universe/r/r-cran-minpack.lm/r-cran-minpack.lm_1.2-1-3.dsc" calcext:value-type="string">
            <text:p>http://archive.ubuntu.com/ubuntu/pool/universe/r/r-cran-minpack.lm/r-cran-minpack.lm_1.2-1-3.dsc</text:p>
          </table:table-cell>
          <table:table-cell/>
        </table:table-row>
        <table:table-row table:style-name="ro1">
          <table:table-cell office:value-type="string" calcext:value-type="string">
            <text:p>r-cran-minqa</text:p>
          </table:table-cell>
          <table:table-cell office:value-type="string" calcext:value-type="string">
            <text:p>1.2.4-1build1</text:p>
          </table:table-cell>
          <table:table-cell table:formula="of:=CONCATENATE([.$D$1];[.A251];&quot;/&quot;;[.A251];&quot;_&quot;;[.B251];&quot;.dsc&quot;)" office:value-type="string" office:string-value="http://archive.ubuntu.com/ubuntu/pool/universe/r/r-cran-minqa/r-cran-minqa_1.2.4-1build1.dsc" calcext:value-type="string">
            <text:p>http://archive.ubuntu.com/ubuntu/pool/universe/r/r-cran-minqa/r-cran-minqa_1.2.4-1build1.dsc</text:p>
          </table:table-cell>
          <table:table-cell/>
        </table:table-row>
        <table:table-row table:style-name="ro1">
          <table:table-cell office:value-type="string" calcext:value-type="string">
            <text:p>r-cran-misctools</text:p>
          </table:table-cell>
          <table:table-cell office:value-type="string" calcext:value-type="string">
            <text:p>0.6-22-1</text:p>
          </table:table-cell>
          <table:table-cell table:formula="of:=CONCATENATE([.$D$1];[.A252];&quot;/&quot;;[.A252];&quot;_&quot;;[.B252];&quot;.dsc&quot;)" office:value-type="string" office:string-value="http://archive.ubuntu.com/ubuntu/pool/universe/r/r-cran-misctools/r-cran-misctools_0.6-22-1.dsc" calcext:value-type="string">
            <text:p>http://archive.ubuntu.com/ubuntu/pool/universe/r/r-cran-misctools/r-cran-misctools_0.6-22-1.dsc</text:p>
          </table:table-cell>
          <table:table-cell/>
        </table:table-row>
        <table:table-row table:style-name="ro1">
          <table:table-cell office:value-type="string" calcext:value-type="string">
            <text:p>r-cran-mixtools</text:p>
          </table:table-cell>
          <table:table-cell office:value-type="string" calcext:value-type="string">
            <text:p>1.1.0-1</text:p>
          </table:table-cell>
          <table:table-cell table:formula="of:=CONCATENATE([.$D$1];[.A253];&quot;/&quot;;[.A253];&quot;_&quot;;[.B253];&quot;.dsc&quot;)" office:value-type="string" office:string-value="http://archive.ubuntu.com/ubuntu/pool/universe/r/r-cran-mixtools/r-cran-mixtools_1.1.0-1.dsc" calcext:value-type="string">
            <text:p>http://archive.ubuntu.com/ubuntu/pool/universe/r/r-cran-mixtools/r-cran-mixtools_1.1.0-1.dsc</text:p>
          </table:table-cell>
          <table:table-cell/>
        </table:table-row>
        <table:table-row table:style-name="ro1">
          <table:table-cell office:value-type="string" calcext:value-type="string">
            <text:p>r-cran-mlbench</text:p>
          </table:table-cell>
          <table:table-cell office:value-type="string" calcext:value-type="string">
            <text:p>2.1-1-2</text:p>
          </table:table-cell>
          <table:table-cell table:formula="of:=CONCATENATE([.$D$1];[.A254];&quot;/&quot;;[.A254];&quot;_&quot;;[.B254];&quot;.dsc&quot;)" office:value-type="string" office:string-value="http://archive.ubuntu.com/ubuntu/pool/universe/r/r-cran-mlbench/r-cran-mlbench_2.1-1-2.dsc" calcext:value-type="string">
            <text:p>http://archive.ubuntu.com/ubuntu/pool/universe/r/r-cran-mlbench/r-cran-mlbench_2.1-1-2.dsc</text:p>
          </table:table-cell>
          <table:table-cell/>
        </table:table-row>
        <table:table-row table:style-name="ro1">
          <table:table-cell office:value-type="string" calcext:value-type="string">
            <text:p>r-cran-mlmrev</text:p>
          </table:table-cell>
          <table:table-cell office:value-type="string" calcext:value-type="string">
            <text:p>1.0-6-4</text:p>
          </table:table-cell>
          <table:table-cell table:formula="of:=CONCATENATE([.$D$1];[.A255];&quot;/&quot;;[.A255];&quot;_&quot;;[.B255];&quot;.dsc&quot;)" office:value-type="string" office:string-value="http://archive.ubuntu.com/ubuntu/pool/universe/r/r-cran-mlmrev/r-cran-mlmrev_1.0-6-4.dsc" calcext:value-type="string">
            <text:p>http://archive.ubuntu.com/ubuntu/pool/universe/r/r-cran-mlmrev/r-cran-mlmrev_1.0-6-4.dsc</text:p>
          </table:table-cell>
          <table:table-cell/>
        </table:table-row>
        <table:table-row table:style-name="ro1">
          <table:table-cell office:value-type="string" calcext:value-type="string">
            <text:p>r-cran-mockery</text:p>
          </table:table-cell>
          <table:table-cell office:value-type="string" calcext:value-type="string">
            <text:p>0.4.1-1</text:p>
          </table:table-cell>
          <table:table-cell table:formula="of:=CONCATENATE([.$D$1];[.A256];&quot;/&quot;;[.A256];&quot;_&quot;;[.B256];&quot;.dsc&quot;)" office:value-type="string" office:string-value="http://archive.ubuntu.com/ubuntu/pool/universe/r/r-cran-mockery/r-cran-mockery_0.4.1-1.dsc" calcext:value-type="string">
            <text:p>http://archive.ubuntu.com/ubuntu/pool/universe/r/r-cran-mockery/r-cran-mockery_0.4.1-1.dsc</text:p>
          </table:table-cell>
          <table:table-cell/>
        </table:table-row>
        <table:table-row table:style-name="ro1">
          <table:table-cell office:value-type="string" calcext:value-type="string">
            <text:p>r-cran-modelmetrics</text:p>
          </table:table-cell>
          <table:table-cell office:value-type="string" calcext:value-type="string">
            <text:p>1.1.0-1build1</text:p>
          </table:table-cell>
          <table:table-cell table:formula="of:=CONCATENATE([.$D$1];[.A257];&quot;/&quot;;[.A257];&quot;_&quot;;[.B257];&quot;.dsc&quot;)" office:value-type="string" office:string-value="http://archive.ubuntu.com/ubuntu/pool/universe/r/r-cran-modelmetrics/r-cran-modelmetrics_1.1.0-1build1.dsc" calcext:value-type="string">
            <text:p>http://archive.ubuntu.com/ubuntu/pool/universe/r/r-cran-modelmetrics/r-cran-modelmetrics_1.1.0-1build1.dsc</text:p>
          </table:table-cell>
          <table:table-cell/>
        </table:table-row>
        <table:table-row table:style-name="ro1">
          <table:table-cell office:value-type="string" calcext:value-type="string">
            <text:p>r-cran-modeltools</text:p>
          </table:table-cell>
          <table:table-cell office:value-type="string" calcext:value-type="string">
            <text:p>0.2-21-2</text:p>
          </table:table-cell>
          <table:table-cell table:formula="of:=CONCATENATE([.$D$1];[.A258];&quot;/&quot;;[.A258];&quot;_&quot;;[.B258];&quot;.dsc&quot;)" office:value-type="string" office:string-value="http://archive.ubuntu.com/ubuntu/pool/universe/r/r-cran-modeltools/r-cran-modeltools_0.2-21-2.dsc" calcext:value-type="string">
            <text:p>http://archive.ubuntu.com/ubuntu/pool/universe/r/r-cran-modeltools/r-cran-modeltools_0.2-21-2.dsc</text:p>
          </table:table-cell>
          <table:table-cell/>
        </table:table-row>
        <table:table-row table:style-name="ro1">
          <table:table-cell office:value-type="string" calcext:value-type="string">
            <text:p>r-cran-multicore</text:p>
          </table:table-cell>
          <table:table-cell office:value-type="string" calcext:value-type="string">
            <text:p>0.2-1build1</text:p>
          </table:table-cell>
          <table:table-cell table:formula="of:=CONCATENATE([.$D$1];[.A259];&quot;/&quot;;[.A259];&quot;_&quot;;[.B259];&quot;.dsc&quot;)" office:value-type="string" office:string-value="http://archive.ubuntu.com/ubuntu/pool/universe/r/r-cran-multicore/r-cran-multicore_0.2-1build1.dsc" calcext:value-type="string">
            <text:p>http://archive.ubuntu.com/ubuntu/pool/universe/r/r-cran-multicore/r-cran-multicore_0.2-1build1.dsc</text:p>
          </table:table-cell>
          <table:table-cell/>
        </table:table-row>
        <table:table-row table:style-name="ro1">
          <table:table-cell office:value-type="string" calcext:value-type="string">
            <text:p>r-cran-munsell</text:p>
          </table:table-cell>
          <table:table-cell office:value-type="string" calcext:value-type="string">
            <text:p>0.4.3-2</text:p>
          </table:table-cell>
          <table:table-cell table:formula="of:=CONCATENATE([.$D$1];[.A260];&quot;/&quot;;[.A260];&quot;_&quot;;[.B260];&quot;.dsc&quot;)" office:value-type="string" office:string-value="http://archive.ubuntu.com/ubuntu/pool/universe/r/r-cran-munsell/r-cran-munsell_0.4.3-2.dsc" calcext:value-type="string">
            <text:p>http://archive.ubuntu.com/ubuntu/pool/universe/r/r-cran-munsell/r-cran-munsell_0.4.3-2.dsc</text:p>
          </table:table-cell>
          <table:table-cell/>
        </table:table-row>
        <table:table-row table:style-name="ro1">
          <table:table-cell office:value-type="string" calcext:value-type="string">
            <text:p>r-cran-mvnormtest</text:p>
          </table:table-cell>
          <table:table-cell office:value-type="string" calcext:value-type="string">
            <text:p>0.1-9-1build1</text:p>
          </table:table-cell>
          <table:table-cell table:formula="of:=CONCATENATE([.$D$1];[.A261];&quot;/&quot;;[.A261];&quot;_&quot;;[.B261];&quot;.dsc&quot;)" office:value-type="string" office:string-value="http://archive.ubuntu.com/ubuntu/pool/universe/r/r-cran-mvnormtest/r-cran-mvnormtest_0.1-9-1build1.dsc" calcext:value-type="string">
            <text:p>http://archive.ubuntu.com/ubuntu/pool/universe/r/r-cran-mvnormtest/r-cran-mvnormtest_0.1-9-1build1.dsc</text:p>
          </table:table-cell>
          <table:table-cell/>
        </table:table-row>
        <table:table-row table:style-name="ro1">
          <table:table-cell office:value-type="string" calcext:value-type="string">
            <text:p>r-cran-natserv</text:p>
          </table:table-cell>
          <table:table-cell office:value-type="string" calcext:value-type="string">
            <text:p>0.1.4-2</text:p>
          </table:table-cell>
          <table:table-cell table:formula="of:=CONCATENATE([.$D$1];[.A262];&quot;/&quot;;[.A262];&quot;_&quot;;[.B262];&quot;.dsc&quot;)" office:value-type="string" office:string-value="http://archive.ubuntu.com/ubuntu/pool/universe/r/r-cran-natserv/r-cran-natserv_0.1.4-2.dsc" calcext:value-type="string">
            <text:p>http://archive.ubuntu.com/ubuntu/pool/universe/r/r-cran-natserv/r-cran-natserv_0.1.4-2.dsc</text:p>
          </table:table-cell>
          <table:table-cell/>
        </table:table-row>
        <table:table-row table:style-name="ro1">
          <table:table-cell office:value-type="string" calcext:value-type="string">
            <text:p>r-cran-ncdf4</text:p>
          </table:table-cell>
          <table:table-cell office:value-type="string" calcext:value-type="string">
            <text:p>1.16-1</text:p>
          </table:table-cell>
          <table:table-cell table:formula="of:=CONCATENATE([.$D$1];[.A263];&quot;/&quot;;[.A263];&quot;_&quot;;[.B263];&quot;.dsc&quot;)" office:value-type="string" office:string-value="http://archive.ubuntu.com/ubuntu/pool/universe/r/r-cran-ncdf4/r-cran-ncdf4_1.16-1.dsc" calcext:value-type="string">
            <text:p>http://archive.ubuntu.com/ubuntu/pool/universe/r/r-cran-ncdf4/r-cran-ncdf4_1.16-1.dsc</text:p>
          </table:table-cell>
          <table:table-cell/>
        </table:table-row>
        <table:table-row table:style-name="ro1">
          <table:table-cell office:value-type="string" calcext:value-type="string">
            <text:p>r-cran-nleqslv</text:p>
          </table:table-cell>
          <table:table-cell office:value-type="string" calcext:value-type="string">
            <text:p>3.3.1-1build1</text:p>
          </table:table-cell>
          <table:table-cell table:formula="of:=CONCATENATE([.$D$1];[.A264];&quot;/&quot;;[.A264];&quot;_&quot;;[.B264];&quot;.dsc&quot;)" office:value-type="string" office:string-value="http://archive.ubuntu.com/ubuntu/pool/universe/r/r-cran-nleqslv/r-cran-nleqslv_3.3.1-1build1.dsc" calcext:value-type="string">
            <text:p>http://archive.ubuntu.com/ubuntu/pool/universe/r/r-cran-nleqslv/r-cran-nleqslv_3.3.1-1build1.dsc</text:p>
          </table:table-cell>
          <table:table-cell/>
        </table:table-row>
        <table:table-row table:style-name="ro1">
          <table:table-cell office:value-type="string" calcext:value-type="string">
            <text:p>r-cran-nloptr</text:p>
          </table:table-cell>
          <table:table-cell office:value-type="string" calcext:value-type="string">
            <text:p>1.0.4-1build1</text:p>
          </table:table-cell>
          <table:table-cell table:formula="of:=CONCATENATE([.$D$1];[.A265];&quot;/&quot;;[.A265];&quot;_&quot;;[.B265];&quot;.dsc&quot;)" office:value-type="string" office:string-value="http://archive.ubuntu.com/ubuntu/pool/universe/r/r-cran-nloptr/r-cran-nloptr_1.0.4-1build1.dsc" calcext:value-type="string">
            <text:p>http://archive.ubuntu.com/ubuntu/pool/universe/r/r-cran-nloptr/r-cran-nloptr_1.0.4-1build1.dsc</text:p>
          </table:table-cell>
          <table:table-cell/>
        </table:table-row>
        <table:table-row table:style-name="ro1">
          <table:table-cell office:value-type="string" calcext:value-type="string">
            <text:p>r-cran-nlp</text:p>
          </table:table-cell>
          <table:table-cell office:value-type="string" calcext:value-type="string">
            <text:p>0.1-11-1</text:p>
          </table:table-cell>
          <table:table-cell table:formula="of:=CONCATENATE([.$D$1];[.A266];&quot;/&quot;;[.A266];&quot;_&quot;;[.B266];&quot;.dsc&quot;)" office:value-type="string" office:string-value="http://archive.ubuntu.com/ubuntu/pool/universe/r/r-cran-nlp/r-cran-nlp_0.1-11-1.dsc" calcext:value-type="string">
            <text:p>http://archive.ubuntu.com/ubuntu/pool/universe/r/r-cran-nlp/r-cran-nlp_0.1-11-1.dsc</text:p>
          </table:table-cell>
          <table:table-cell/>
        </table:table-row>
        <table:table-row table:style-name="ro1">
          <table:table-cell office:value-type="string" calcext:value-type="string">
            <text:p>r-cran-nmf</text:p>
          </table:table-cell>
          <table:table-cell office:value-type="string" calcext:value-type="string">
            <text:p>0.20.6-1build1</text:p>
          </table:table-cell>
          <table:table-cell table:formula="of:=CONCATENATE([.$D$1];[.A267];&quot;/&quot;;[.A267];&quot;_&quot;;[.B267];&quot;.dsc&quot;)" office:value-type="string" office:string-value="http://archive.ubuntu.com/ubuntu/pool/universe/r/r-cran-nmf/r-cran-nmf_0.20.6-1build1.dsc" calcext:value-type="string">
            <text:p>http://archive.ubuntu.com/ubuntu/pool/universe/r/r-cran-nmf/r-cran-nmf_0.20.6-1build1.dsc</text:p>
          </table:table-cell>
          <table:table-cell/>
        </table:table-row>
        <table:table-row table:style-name="ro1">
          <table:table-cell office:value-type="string" calcext:value-type="string">
            <text:p>r-cran-nnet</text:p>
          </table:table-cell>
          <table:table-cell office:value-type="string" calcext:value-type="string">
            <text:p>7.3-12-2build1</text:p>
          </table:table-cell>
          <table:table-cell table:formula="of:=CONCATENATE([.$D$1];[.A268];&quot;/&quot;;[.A268];&quot;_&quot;;[.B268];&quot;.dsc&quot;)" office:value-type="string" office:string-value="http://archive.ubuntu.com/ubuntu/pool/universe/r/r-cran-nnet/r-cran-nnet_7.3-12-2build1.dsc" calcext:value-type="string">
            <text:p>http://archive.ubuntu.com/ubuntu/pool/universe/r/r-cran-nnet/r-cran-nnet_7.3-12-2build1.dsc</text:p>
          </table:table-cell>
          <table:table-cell/>
        </table:table-row>
        <table:table-row table:style-name="ro1">
          <table:table-cell office:value-type="string" calcext:value-type="string">
            <text:p>r-cran-nnls</text:p>
          </table:table-cell>
          <table:table-cell office:value-type="string" calcext:value-type="string">
            <text:p>1.4-1build1</text:p>
          </table:table-cell>
          <table:table-cell table:formula="of:=CONCATENATE([.$D$1];[.A269];&quot;/&quot;;[.A269];&quot;_&quot;;[.B269];&quot;.dsc&quot;)" office:value-type="string" office:string-value="http://archive.ubuntu.com/ubuntu/pool/universe/r/r-cran-nnls/r-cran-nnls_1.4-1build1.dsc" calcext:value-type="string">
            <text:p>http://archive.ubuntu.com/ubuntu/pool/universe/r/r-cran-nnls/r-cran-nnls_1.4-1build1.dsc</text:p>
          </table:table-cell>
          <table:table-cell/>
        </table:table-row>
        <table:table-row table:style-name="ro1">
          <table:table-cell office:value-type="string" calcext:value-type="string">
            <text:p>r-cran-nortest</text:p>
          </table:table-cell>
          <table:table-cell office:value-type="string" calcext:value-type="string">
            <text:p>1.0-4-1</text:p>
          </table:table-cell>
          <table:table-cell table:formula="of:=CONCATENATE([.$D$1];[.A270];&quot;/&quot;;[.A270];&quot;_&quot;;[.B270];&quot;.dsc&quot;)" office:value-type="string" office:string-value="http://archive.ubuntu.com/ubuntu/pool/universe/r/r-cran-nortest/r-cran-nortest_1.0-4-1.dsc" calcext:value-type="string">
            <text:p>http://archive.ubuntu.com/ubuntu/pool/universe/r/r-cran-nortest/r-cran-nortest_1.0-4-1.dsc</text:p>
          </table:table-cell>
          <table:table-cell/>
        </table:table-row>
        <table:table-row table:style-name="ro1">
          <table:table-cell office:value-type="string" calcext:value-type="string">
            <text:p>r-cran-numderiv</text:p>
          </table:table-cell>
          <table:table-cell office:value-type="string" calcext:value-type="string">
            <text:p>2016.8-1-1.1</text:p>
          </table:table-cell>
          <table:table-cell table:formula="of:=CONCATENATE([.$D$1];[.A271];&quot;/&quot;;[.A271];&quot;_&quot;;[.B271];&quot;.dsc&quot;)" office:value-type="string" office:string-value="http://archive.ubuntu.com/ubuntu/pool/universe/r/r-cran-numderiv/r-cran-numderiv_2016.8-1-1.1.dsc" calcext:value-type="string">
            <text:p>http://archive.ubuntu.com/ubuntu/pool/universe/r/r-cran-numderiv/r-cran-numderiv_2016.8-1-1.1.dsc</text:p>
          </table:table-cell>
          <table:table-cell/>
        </table:table-row>
        <table:table-row table:style-name="ro1">
          <table:table-cell office:value-type="string" calcext:value-type="string">
            <text:p>r-cran-openssl</text:p>
          </table:table-cell>
          <table:table-cell office:value-type="string" calcext:value-type="string">
            <text:p>1.0.1-1ubuntu1</text:p>
          </table:table-cell>
          <table:table-cell table:formula="of:=CONCATENATE([.$D$1];[.A272];&quot;/&quot;;[.A272];&quot;_&quot;;[.B272];&quot;.dsc&quot;)" office:value-type="string" office:string-value="http://archive.ubuntu.com/ubuntu/pool/universe/r/r-cran-openssl/r-cran-openssl_1.0.1-1ubuntu1.dsc" calcext:value-type="string">
            <text:p>http://archive.ubuntu.com/ubuntu/pool/universe/r/r-cran-openssl/r-cran-openssl_1.0.1-1ubuntu1.dsc</text:p>
          </table:table-cell>
          <table:table-cell/>
        </table:table-row>
        <table:table-row table:style-name="ro1">
          <table:table-cell office:value-type="string" calcext:value-type="string">
            <text:p>r-cran-optparse</text:p>
          </table:table-cell>
          <table:table-cell office:value-type="string" calcext:value-type="string">
            <text:p>1.4.4-1ubuntu1</text:p>
          </table:table-cell>
          <table:table-cell table:formula="of:=CONCATENATE([.$D$1];[.A273];&quot;/&quot;;[.A273];&quot;_&quot;;[.B273];&quot;.dsc&quot;)" office:value-type="string" office:string-value="http://archive.ubuntu.com/ubuntu/pool/universe/r/r-cran-optparse/r-cran-optparse_1.4.4-1ubuntu1.dsc" calcext:value-type="string">
            <text:p>http://archive.ubuntu.com/ubuntu/pool/universe/r/r-cran-optparse/r-cran-optparse_1.4.4-1ubuntu1.dsc</text:p>
          </table:table-cell>
          <table:table-cell/>
        </table:table-row>
        <table:table-row table:style-name="ro1">
          <table:table-cell office:value-type="string" calcext:value-type="string">
            <text:p>r-cran-pbapply</text:p>
          </table:table-cell>
          <table:table-cell office:value-type="string" calcext:value-type="string">
            <text:p>1.3-3-1</text:p>
          </table:table-cell>
          <table:table-cell table:formula="of:=CONCATENATE([.$D$1];[.A274];&quot;/&quot;;[.A274];&quot;_&quot;;[.B274];&quot;.dsc&quot;)" office:value-type="string" office:string-value="http://archive.ubuntu.com/ubuntu/pool/universe/r/r-cran-pbapply/r-cran-pbapply_1.3-3-1.dsc" calcext:value-type="string">
            <text:p>http://archive.ubuntu.com/ubuntu/pool/universe/r/r-cran-pbapply/r-cran-pbapply_1.3-3-1.dsc</text:p>
          </table:table-cell>
          <table:table-cell/>
        </table:table-row>
        <table:table-row table:style-name="ro1">
          <table:table-cell office:value-type="string" calcext:value-type="string">
            <text:p>r-cran-pbdzmq</text:p>
          </table:table-cell>
          <table:table-cell office:value-type="string" calcext:value-type="string">
            <text:p>0.3.2+dfsg-1</text:p>
          </table:table-cell>
          <table:table-cell table:formula="of:=CONCATENATE([.$D$1];[.A275];&quot;/&quot;;[.A275];&quot;_&quot;;[.B275];&quot;.dsc&quot;)" office:value-type="string" office:string-value="http://archive.ubuntu.com/ubuntu/pool/universe/r/r-cran-pbdzmq/r-cran-pbdzmq_0.3.2+dfsg-1.dsc" calcext:value-type="string">
            <text:p>http://archive.ubuntu.com/ubuntu/pool/universe/r/r-cran-pbdzmq/r-cran-pbdzmq_0.3.2+dfsg-1.dsc</text:p>
          </table:table-cell>
          <table:table-cell/>
        </table:table-row>
        <table:table-row table:style-name="ro1">
          <table:table-cell office:value-type="string" calcext:value-type="string">
            <text:p>r-cran-pbivnorm</text:p>
          </table:table-cell>
          <table:table-cell office:value-type="string" calcext:value-type="string">
            <text:p>0.6.0-2</text:p>
          </table:table-cell>
          <table:table-cell table:formula="of:=CONCATENATE([.$D$1];[.A276];&quot;/&quot;;[.A276];&quot;_&quot;;[.B276];&quot;.dsc&quot;)" office:value-type="string" office:string-value="http://archive.ubuntu.com/ubuntu/pool/universe/r/r-cran-pbivnorm/r-cran-pbivnorm_0.6.0-2.dsc" calcext:value-type="string">
            <text:p>http://archive.ubuntu.com/ubuntu/pool/universe/r/r-cran-pbivnorm/r-cran-pbivnorm_0.6.0-2.dsc</text:p>
          </table:table-cell>
          <table:table-cell/>
        </table:table-row>
        <table:table-row table:style-name="ro1">
          <table:table-cell office:value-type="string" calcext:value-type="string">
            <text:p>r-cran-pbkrtest</text:p>
          </table:table-cell>
          <table:table-cell office:value-type="string" calcext:value-type="string">
            <text:p>0.4-7-1.1</text:p>
          </table:table-cell>
          <table:table-cell table:formula="of:=CONCATENATE([.$D$1];[.A277];&quot;/&quot;;[.A277];&quot;_&quot;;[.B277];&quot;.dsc&quot;)" office:value-type="string" office:string-value="http://archive.ubuntu.com/ubuntu/pool/universe/r/r-cran-pbkrtest/r-cran-pbkrtest_0.4-7-1.1.dsc" calcext:value-type="string">
            <text:p>http://archive.ubuntu.com/ubuntu/pool/universe/r/r-cran-pbkrtest/r-cran-pbkrtest_0.4-7-1.1.dsc</text:p>
          </table:table-cell>
          <table:table-cell/>
        </table:table-row>
        <table:table-row table:style-name="ro1">
          <table:table-cell office:value-type="string" calcext:value-type="string">
            <text:p>r-cran-permute</text:p>
          </table:table-cell>
          <table:table-cell office:value-type="string" calcext:value-type="string">
            <text:p>0.9-4-1</text:p>
          </table:table-cell>
          <table:table-cell table:formula="of:=CONCATENATE([.$D$1];[.A278];&quot;/&quot;;[.A278];&quot;_&quot;;[.B278];&quot;.dsc&quot;)" office:value-type="string" office:string-value="http://archive.ubuntu.com/ubuntu/pool/universe/r/r-cran-permute/r-cran-permute_0.9-4-1.dsc" calcext:value-type="string">
            <text:p>http://archive.ubuntu.com/ubuntu/pool/universe/r/r-cran-permute/r-cran-permute_0.9-4-1.dsc</text:p>
          </table:table-cell>
          <table:table-cell/>
        </table:table-row>
        <table:table-row table:style-name="ro1">
          <table:table-cell office:value-type="string" calcext:value-type="string">
            <text:p>r-cran-phangorn</text:p>
          </table:table-cell>
          <table:table-cell office:value-type="string" calcext:value-type="string">
            <text:p>2.4.0-1</text:p>
          </table:table-cell>
          <table:table-cell table:formula="of:=CONCATENATE([.$D$1];[.A279];&quot;/&quot;;[.A279];&quot;_&quot;;[.B279];&quot;.dsc&quot;)" office:value-type="string" office:string-value="http://archive.ubuntu.com/ubuntu/pool/universe/r/r-cran-phangorn/r-cran-phangorn_2.4.0-1.dsc" calcext:value-type="string">
            <text:p>http://archive.ubuntu.com/ubuntu/pool/universe/r/r-cran-phangorn/r-cran-phangorn_2.4.0-1.dsc</text:p>
          </table:table-cell>
          <table:table-cell/>
        </table:table-row>
        <table:table-row table:style-name="ro1">
          <table:table-cell office:value-type="string" calcext:value-type="string">
            <text:p>r-cran-pheatmap</text:p>
          </table:table-cell>
          <table:table-cell office:value-type="string" calcext:value-type="string">
            <text:p>1.0.8-3</text:p>
          </table:table-cell>
          <table:table-cell table:formula="of:=CONCATENATE([.$D$1];[.A280];&quot;/&quot;;[.A280];&quot;_&quot;;[.B280];&quot;.dsc&quot;)" office:value-type="string" office:string-value="http://archive.ubuntu.com/ubuntu/pool/universe/r/r-cran-pheatmap/r-cran-pheatmap_1.0.8-3.dsc" calcext:value-type="string">
            <text:p>http://archive.ubuntu.com/ubuntu/pool/universe/r/r-cran-pheatmap/r-cran-pheatmap_1.0.8-3.dsc</text:p>
          </table:table-cell>
          <table:table-cell/>
        </table:table-row>
        <table:table-row table:style-name="ro1">
          <table:table-cell office:value-type="string" calcext:value-type="string">
            <text:p>r-cran-phylobase</text:p>
          </table:table-cell>
          <table:table-cell office:value-type="string" calcext:value-type="string">
            <text:p>0.8.4-2</text:p>
          </table:table-cell>
          <table:table-cell table:formula="of:=CONCATENATE([.$D$1];[.A281];&quot;/&quot;;[.A281];&quot;_&quot;;[.B281];&quot;.dsc&quot;)" office:value-type="string" office:string-value="http://archive.ubuntu.com/ubuntu/pool/universe/r/r-cran-phylobase/r-cran-phylobase_0.8.4-2.dsc" calcext:value-type="string">
            <text:p>http://archive.ubuntu.com/ubuntu/pool/universe/r/r-cran-phylobase/r-cran-phylobase_0.8.4-2.dsc</text:p>
          </table:table-cell>
          <table:table-cell/>
        </table:table-row>
        <table:table-row table:style-name="ro1">
          <table:table-cell office:value-type="string" calcext:value-type="string">
            <text:p>r-cran-phytools</text:p>
          </table:table-cell>
          <table:table-cell office:value-type="string" calcext:value-type="string">
            <text:p>0.6-44-1</text:p>
          </table:table-cell>
          <table:table-cell table:formula="of:=CONCATENATE([.$D$1];[.A282];&quot;/&quot;;[.A282];&quot;_&quot;;[.B282];&quot;.dsc&quot;)" office:value-type="string" office:string-value="http://archive.ubuntu.com/ubuntu/pool/universe/r/r-cran-phytools/r-cran-phytools_0.6-44-1.dsc" calcext:value-type="string">
            <text:p>http://archive.ubuntu.com/ubuntu/pool/universe/r/r-cran-phytools/r-cran-phytools_0.6-44-1.dsc</text:p>
          </table:table-cell>
          <table:table-cell/>
        </table:table-row>
        <table:table-row table:style-name="ro1">
          <table:table-cell office:value-type="string" calcext:value-type="string">
            <text:p>r-cran-pillar</text:p>
          </table:table-cell>
          <table:table-cell office:value-type="string" calcext:value-type="string">
            <text:p>1.0.1-1</text:p>
          </table:table-cell>
          <table:table-cell table:formula="of:=CONCATENATE([.$D$1];[.A283];&quot;/&quot;;[.A283];&quot;_&quot;;[.B283];&quot;.dsc&quot;)" office:value-type="string" office:string-value="http://archive.ubuntu.com/ubuntu/pool/universe/r/r-cran-pillar/r-cran-pillar_1.0.1-1.dsc" calcext:value-type="string">
            <text:p>http://archive.ubuntu.com/ubuntu/pool/universe/r/r-cran-pillar/r-cran-pillar_1.0.1-1.dsc</text:p>
          </table:table-cell>
          <table:table-cell/>
        </table:table-row>
        <table:table-row table:style-name="ro1">
          <table:table-cell office:value-type="string" calcext:value-type="string">
            <text:p>r-cran-pkgconfig</text:p>
          </table:table-cell>
          <table:table-cell office:value-type="string" calcext:value-type="string">
            <text:p>2.0.1-2</text:p>
          </table:table-cell>
          <table:table-cell table:formula="of:=CONCATENATE([.$D$1];[.A284];&quot;/&quot;;[.A284];&quot;_&quot;;[.B284];&quot;.dsc&quot;)" office:value-type="string" office:string-value="http://archive.ubuntu.com/ubuntu/pool/universe/r/r-cran-pkgconfig/r-cran-pkgconfig_2.0.1-2.dsc" calcext:value-type="string">
            <text:p>http://archive.ubuntu.com/ubuntu/pool/universe/r/r-cran-pkgconfig/r-cran-pkgconfig_2.0.1-2.dsc</text:p>
          </table:table-cell>
          <table:table-cell/>
        </table:table-row>
        <table:table-row table:style-name="ro1">
          <table:table-cell office:value-type="string" calcext:value-type="string">
            <text:p>r-cran-pkgkitten</text:p>
          </table:table-cell>
          <table:table-cell office:value-type="string" calcext:value-type="string">
            <text:p>0.1.4-1.1</text:p>
          </table:table-cell>
          <table:table-cell table:formula="of:=CONCATENATE([.$D$1];[.A285];&quot;/&quot;;[.A285];&quot;_&quot;;[.B285];&quot;.dsc&quot;)" office:value-type="string" office:string-value="http://archive.ubuntu.com/ubuntu/pool/universe/r/r-cran-pkgkitten/r-cran-pkgkitten_0.1.4-1.1.dsc" calcext:value-type="string">
            <text:p>http://archive.ubuntu.com/ubuntu/pool/universe/r/r-cran-pkgkitten/r-cran-pkgkitten_0.1.4-1.1.dsc</text:p>
          </table:table-cell>
          <table:table-cell/>
        </table:table-row>
        <table:table-row table:style-name="ro1">
          <table:table-cell office:value-type="string" calcext:value-type="string">
            <text:p>r-cran-pkgmaker</text:p>
          </table:table-cell>
          <table:table-cell office:value-type="string" calcext:value-type="string">
            <text:p>0.22-1build1</text:p>
          </table:table-cell>
          <table:table-cell table:formula="of:=CONCATENATE([.$D$1];[.A286];&quot;/&quot;;[.A286];&quot;_&quot;;[.B286];&quot;.dsc&quot;)" office:value-type="string" office:string-value="http://archive.ubuntu.com/ubuntu/pool/universe/r/r-cran-pkgmaker/r-cran-pkgmaker_0.22-1build1.dsc" calcext:value-type="string">
            <text:p>http://archive.ubuntu.com/ubuntu/pool/universe/r/r-cran-pkgmaker/r-cran-pkgmaker_0.22-1build1.dsc</text:p>
          </table:table-cell>
          <table:table-cell/>
        </table:table-row>
        <table:table-row table:style-name="ro1">
          <table:table-cell office:value-type="string" calcext:value-type="string">
            <text:p>r-cran-plogr</text:p>
          </table:table-cell>
          <table:table-cell office:value-type="string" calcext:value-type="string">
            <text:p>0.1-1-2</text:p>
          </table:table-cell>
          <table:table-cell table:formula="of:=CONCATENATE([.$D$1];[.A287];&quot;/&quot;;[.A287];&quot;_&quot;;[.B287];&quot;.dsc&quot;)" office:value-type="string" office:string-value="http://archive.ubuntu.com/ubuntu/pool/universe/r/r-cran-plogr/r-cran-plogr_0.1-1-2.dsc" calcext:value-type="string">
            <text:p>http://archive.ubuntu.com/ubuntu/pool/universe/r/r-cran-plogr/r-cran-plogr_0.1-1-2.dsc</text:p>
          </table:table-cell>
          <table:table-cell/>
        </table:table-row>
        <table:table-row table:style-name="ro1">
          <table:table-cell office:value-type="string" calcext:value-type="string">
            <text:p>r-cran-plotly</text:p>
          </table:table-cell>
          <table:table-cell office:value-type="string" calcext:value-type="string">
            <text:p>4.7.1+dfsg-1</text:p>
          </table:table-cell>
          <table:table-cell table:formula="of:=CONCATENATE([.$D$1];[.A288];&quot;/&quot;;[.A288];&quot;_&quot;;[.B288];&quot;.dsc&quot;)" office:value-type="string" office:string-value="http://archive.ubuntu.com/ubuntu/pool/universe/r/r-cran-plotly/r-cran-plotly_4.7.1+dfsg-1.dsc" calcext:value-type="string">
            <text:p>http://archive.ubuntu.com/ubuntu/pool/universe/r/r-cran-plotly/r-cran-plotly_4.7.1+dfsg-1.dsc</text:p>
          </table:table-cell>
          <table:table-cell/>
        </table:table-row>
        <table:table-row table:style-name="ro1">
          <table:table-cell office:value-type="string" calcext:value-type="string">
            <text:p>r-cran-plyr</text:p>
          </table:table-cell>
          <table:table-cell office:value-type="string" calcext:value-type="string">
            <text:p>1.8.4-1build1</text:p>
          </table:table-cell>
          <table:table-cell table:formula="of:=CONCATENATE([.$D$1];[.A289];&quot;/&quot;;[.A289];&quot;_&quot;;[.B289];&quot;.dsc&quot;)" office:value-type="string" office:string-value="http://archive.ubuntu.com/ubuntu/pool/universe/r/r-cran-plyr/r-cran-plyr_1.8.4-1build1.dsc" calcext:value-type="string">
            <text:p>http://archive.ubuntu.com/ubuntu/pool/universe/r/r-cran-plyr/r-cran-plyr_1.8.4-1build1.dsc</text:p>
          </table:table-cell>
          <table:table-cell/>
        </table:table-row>
        <table:table-row table:style-name="ro1">
          <table:table-cell office:value-type="string" calcext:value-type="string">
            <text:p>r-cran-png</text:p>
          </table:table-cell>
          <table:table-cell office:value-type="string" calcext:value-type="string">
            <text:p>0.1-7-2</text:p>
          </table:table-cell>
          <table:table-cell table:formula="of:=CONCATENATE([.$D$1];[.A290];&quot;/&quot;;[.A290];&quot;_&quot;;[.B290];&quot;.dsc&quot;)" office:value-type="string" office:string-value="http://archive.ubuntu.com/ubuntu/pool/universe/r/r-cran-png/r-cran-png_0.1-7-2.dsc" calcext:value-type="string">
            <text:p>http://archive.ubuntu.com/ubuntu/pool/universe/r/r-cran-png/r-cran-png_0.1-7-2.dsc</text:p>
          </table:table-cell>
          <table:table-cell/>
        </table:table-row>
        <table:table-row table:style-name="ro1">
          <table:table-cell office:value-type="string" calcext:value-type="string">
            <text:p>r-cran-polyclip</text:p>
          </table:table-cell>
          <table:table-cell office:value-type="string" calcext:value-type="string">
            <text:p>1.6-1-1</text:p>
          </table:table-cell>
          <table:table-cell table:formula="of:=CONCATENATE([.$D$1];[.A291];&quot;/&quot;;[.A291];&quot;_&quot;;[.B291];&quot;.dsc&quot;)" office:value-type="string" office:string-value="http://archive.ubuntu.com/ubuntu/pool/universe/r/r-cran-polyclip/r-cran-polyclip_1.6-1-1.dsc" calcext:value-type="string">
            <text:p>http://archive.ubuntu.com/ubuntu/pool/universe/r/r-cran-polyclip/r-cran-polyclip_1.6-1-1.dsc</text:p>
          </table:table-cell>
          <table:table-cell/>
        </table:table-row>
        <table:table-row table:style-name="ro1">
          <table:table-cell office:value-type="string" calcext:value-type="string">
            <text:p>r-cran-polycub</text:p>
          </table:table-cell>
          <table:table-cell office:value-type="string" calcext:value-type="string">
            <text:p>0.6.1-3ubuntu1</text:p>
          </table:table-cell>
          <table:table-cell table:formula="of:=CONCATENATE([.$D$1];[.A292];&quot;/&quot;;[.A292];&quot;_&quot;;[.B292];&quot;.dsc&quot;)" office:value-type="string" office:string-value="http://archive.ubuntu.com/ubuntu/pool/universe/r/r-cran-polycub/r-cran-polycub_0.6.1-3ubuntu1.dsc" calcext:value-type="string">
            <text:p>http://archive.ubuntu.com/ubuntu/pool/universe/r/r-cran-polycub/r-cran-polycub_0.6.1-3ubuntu1.dsc</text:p>
          </table:table-cell>
          <table:table-cell/>
        </table:table-row>
        <table:table-row table:style-name="ro1">
          <table:table-cell office:value-type="string" calcext:value-type="string">
            <text:p>r-cran-praise</text:p>
          </table:table-cell>
          <table:table-cell office:value-type="string" calcext:value-type="string">
            <text:p>1.0.0-2ubuntu1</text:p>
          </table:table-cell>
          <table:table-cell table:formula="of:=CONCATENATE([.$D$1];[.A293];&quot;/&quot;;[.A293];&quot;_&quot;;[.B293];&quot;.dsc&quot;)" office:value-type="string" office:string-value="http://archive.ubuntu.com/ubuntu/pool/universe/r/r-cran-praise/r-cran-praise_1.0.0-2ubuntu1.dsc" calcext:value-type="string">
            <text:p>http://archive.ubuntu.com/ubuntu/pool/universe/r/r-cran-praise/r-cran-praise_1.0.0-2ubuntu1.dsc</text:p>
          </table:table-cell>
          <table:table-cell/>
        </table:table-row>
        <table:table-row table:style-name="ro1">
          <table:table-cell office:value-type="string" calcext:value-type="string">
            <text:p>r-cran-prettyunits</text:p>
          </table:table-cell>
          <table:table-cell office:value-type="string" calcext:value-type="string">
            <text:p>1.0.2-2</text:p>
          </table:table-cell>
          <table:table-cell table:formula="of:=CONCATENATE([.$D$1];[.A294];&quot;/&quot;;[.A294];&quot;_&quot;;[.B294];&quot;.dsc&quot;)" office:value-type="string" office:string-value="http://archive.ubuntu.com/ubuntu/pool/universe/r/r-cran-prettyunits/r-cran-prettyunits_1.0.2-2.dsc" calcext:value-type="string">
            <text:p>http://archive.ubuntu.com/ubuntu/pool/universe/r/r-cran-prettyunits/r-cran-prettyunits_1.0.2-2.dsc</text:p>
          </table:table-cell>
          <table:table-cell/>
        </table:table-row>
        <table:table-row table:style-name="ro1">
          <table:table-cell office:value-type="string" calcext:value-type="string">
            <text:p>r-cran-princurve</text:p>
          </table:table-cell>
          <table:table-cell office:value-type="string" calcext:value-type="string">
            <text:p>1.1-12-2</text:p>
          </table:table-cell>
          <table:table-cell table:formula="of:=CONCATENATE([.$D$1];[.A295];&quot;/&quot;;[.A295];&quot;_&quot;;[.B295];&quot;.dsc&quot;)" office:value-type="string" office:string-value="http://archive.ubuntu.com/ubuntu/pool/universe/r/r-cran-princurve/r-cran-princurve_1.1-12-2.dsc" calcext:value-type="string">
            <text:p>http://archive.ubuntu.com/ubuntu/pool/universe/r/r-cran-princurve/r-cran-princurve_1.1-12-2.dsc</text:p>
          </table:table-cell>
          <table:table-cell/>
        </table:table-row>
        <table:table-row table:style-name="ro1">
          <table:table-cell office:value-type="string" calcext:value-type="string">
            <text:p>r-cran-prodlim</text:p>
          </table:table-cell>
          <table:table-cell office:value-type="string" calcext:value-type="string">
            <text:p>1.6.1-1</text:p>
          </table:table-cell>
          <table:table-cell table:formula="of:=CONCATENATE([.$D$1];[.A296];&quot;/&quot;;[.A296];&quot;_&quot;;[.B296];&quot;.dsc&quot;)" office:value-type="string" office:string-value="http://archive.ubuntu.com/ubuntu/pool/universe/r/r-cran-prodlim/r-cran-prodlim_1.6.1-1.dsc" calcext:value-type="string">
            <text:p>http://archive.ubuntu.com/ubuntu/pool/universe/r/r-cran-prodlim/r-cran-prodlim_1.6.1-1.dsc</text:p>
          </table:table-cell>
          <table:table-cell/>
        </table:table-row>
        <table:table-row table:style-name="ro1">
          <table:table-cell office:value-type="string" calcext:value-type="string">
            <text:p>r-cran-profilemodel</text:p>
          </table:table-cell>
          <table:table-cell office:value-type="string" calcext:value-type="string">
            <text:p>0.5-9-2</text:p>
          </table:table-cell>
          <table:table-cell table:formula="of:=CONCATENATE([.$D$1];[.A297];&quot;/&quot;;[.A297];&quot;_&quot;;[.B297];&quot;.dsc&quot;)" office:value-type="string" office:string-value="http://archive.ubuntu.com/ubuntu/pool/universe/r/r-cran-profilemodel/r-cran-profilemodel_0.5-9-2.dsc" calcext:value-type="string">
            <text:p>http://archive.ubuntu.com/ubuntu/pool/universe/r/r-cran-profilemodel/r-cran-profilemodel_0.5-9-2.dsc</text:p>
          </table:table-cell>
          <table:table-cell/>
        </table:table-row>
        <table:table-row table:style-name="ro1">
          <table:table-cell office:value-type="string" calcext:value-type="string">
            <text:p>r-cran-progress</text:p>
          </table:table-cell>
          <table:table-cell office:value-type="string" calcext:value-type="string">
            <text:p>1.1.2-2</text:p>
          </table:table-cell>
          <table:table-cell table:formula="of:=CONCATENATE([.$D$1];[.A298];&quot;/&quot;;[.A298];&quot;_&quot;;[.B298];&quot;.dsc&quot;)" office:value-type="string" office:string-value="http://archive.ubuntu.com/ubuntu/pool/universe/r/r-cran-progress/r-cran-progress_1.1.2-2.dsc" calcext:value-type="string">
            <text:p>http://archive.ubuntu.com/ubuntu/pool/universe/r/r-cran-progress/r-cran-progress_1.1.2-2.dsc</text:p>
          </table:table-cell>
          <table:table-cell/>
        </table:table-row>
        <table:table-row table:style-name="ro1">
          <table:table-cell office:value-type="string" calcext:value-type="string">
            <text:p>r-cran-proto</text:p>
          </table:table-cell>
          <table:table-cell office:value-type="string" calcext:value-type="string">
            <text:p>1.0.0-1build1</text:p>
          </table:table-cell>
          <table:table-cell table:formula="of:=CONCATENATE([.$D$1];[.A299];&quot;/&quot;;[.A299];&quot;_&quot;;[.B299];&quot;.dsc&quot;)" office:value-type="string" office:string-value="http://archive.ubuntu.com/ubuntu/pool/universe/r/r-cran-proto/r-cran-proto_1.0.0-1build1.dsc" calcext:value-type="string">
            <text:p>http://archive.ubuntu.com/ubuntu/pool/universe/r/r-cran-proto/r-cran-proto_1.0.0-1build1.dsc</text:p>
          </table:table-cell>
          <table:table-cell/>
        </table:table-row>
        <table:table-row table:style-name="ro1">
          <table:table-cell office:value-type="string" calcext:value-type="string">
            <text:p>r-cran-pscbs</text:p>
          </table:table-cell>
          <table:table-cell office:value-type="string" calcext:value-type="string">
            <text:p>0.63.0-1</text:p>
          </table:table-cell>
          <table:table-cell table:formula="of:=CONCATENATE([.$D$1];[.A300];&quot;/&quot;;[.A300];&quot;_&quot;;[.B300];&quot;.dsc&quot;)" office:value-type="string" office:string-value="http://archive.ubuntu.com/ubuntu/pool/universe/r/r-cran-pscbs/r-cran-pscbs_0.63.0-1.dsc" calcext:value-type="string">
            <text:p>http://archive.ubuntu.com/ubuntu/pool/universe/r/r-cran-pscbs/r-cran-pscbs_0.63.0-1.dsc</text:p>
          </table:table-cell>
          <table:table-cell/>
        </table:table-row>
        <table:table-row table:style-name="ro1">
          <table:table-cell office:value-type="string" calcext:value-type="string">
            <text:p>r-cran-pscl</text:p>
          </table:table-cell>
          <table:table-cell office:value-type="string" calcext:value-type="string">
            <text:p>1.5.2-1</text:p>
          </table:table-cell>
          <table:table-cell table:formula="of:=CONCATENATE([.$D$1];[.A301];&quot;/&quot;;[.A301];&quot;_&quot;;[.B301];&quot;.dsc&quot;)" office:value-type="string" office:string-value="http://archive.ubuntu.com/ubuntu/pool/universe/r/r-cran-pscl/r-cran-pscl_1.5.2-1.dsc" calcext:value-type="string">
            <text:p>http://archive.ubuntu.com/ubuntu/pool/universe/r/r-cran-pscl/r-cran-pscl_1.5.2-1.dsc</text:p>
          </table:table-cell>
          <table:table-cell/>
        </table:table-row>
        <table:table-row table:style-name="ro1">
          <table:table-cell office:value-type="string" calcext:value-type="string">
            <text:p>r-cran-psych</text:p>
          </table:table-cell>
          <table:table-cell office:value-type="string" calcext:value-type="string">
            <text:p>1.7.8-1</text:p>
          </table:table-cell>
          <table:table-cell table:formula="of:=CONCATENATE([.$D$1];[.A302];&quot;/&quot;;[.A302];&quot;_&quot;;[.B302];&quot;.dsc&quot;)" office:value-type="string" office:string-value="http://archive.ubuntu.com/ubuntu/pool/universe/r/r-cran-psych/r-cran-psych_1.7.8-1.dsc" calcext:value-type="string">
            <text:p>http://archive.ubuntu.com/ubuntu/pool/universe/r/r-cran-psych/r-cran-psych_1.7.8-1.dsc</text:p>
          </table:table-cell>
          <table:table-cell/>
        </table:table-row>
        <table:table-row table:style-name="ro1">
          <table:table-cell office:value-type="string" calcext:value-type="string">
            <text:p>r-cran-purrr</text:p>
          </table:table-cell>
          <table:table-cell office:value-type="string" calcext:value-type="string">
            <text:p>0.2.4-1</text:p>
          </table:table-cell>
          <table:table-cell table:formula="of:=CONCATENATE([.$D$1];[.A303];&quot;/&quot;;[.A303];&quot;_&quot;;[.B303];&quot;.dsc&quot;)" office:value-type="string" office:string-value="http://archive.ubuntu.com/ubuntu/pool/universe/r/r-cran-purrr/r-cran-purrr_0.2.4-1.dsc" calcext:value-type="string">
            <text:p>http://archive.ubuntu.com/ubuntu/pool/universe/r/r-cran-purrr/r-cran-purrr_0.2.4-1.dsc</text:p>
          </table:table-cell>
          <table:table-cell/>
        </table:table-row>
        <table:table-row table:style-name="ro1">
          <table:table-cell office:value-type="string" calcext:value-type="string">
            <text:p>r-cran-pwt</text:p>
          </table:table-cell>
          <table:table-cell office:value-type="string" calcext:value-type="string">
            <text:p>7.1.1-4</text:p>
          </table:table-cell>
          <table:table-cell table:formula="of:=CONCATENATE([.$D$1];[.A304];&quot;/&quot;;[.A304];&quot;_&quot;;[.B304];&quot;.dsc&quot;)" office:value-type="string" office:string-value="http://archive.ubuntu.com/ubuntu/pool/universe/r/r-cran-pwt/r-cran-pwt_7.1.1-4.dsc" calcext:value-type="string">
            <text:p>http://archive.ubuntu.com/ubuntu/pool/universe/r/r-cran-pwt/r-cran-pwt_7.1.1-4.dsc</text:p>
          </table:table-cell>
          <table:table-cell/>
        </table:table-row>
        <table:table-row table:style-name="ro1">
          <table:table-cell office:value-type="string" calcext:value-type="string">
            <text:p>r-cran-pwt8</text:p>
          </table:table-cell>
          <table:table-cell office:value-type="string" calcext:value-type="string">
            <text:p>8.1.1-3</text:p>
          </table:table-cell>
          <table:table-cell table:formula="of:=CONCATENATE([.$D$1];[.A305];&quot;/&quot;;[.A305];&quot;_&quot;;[.B305];&quot;.dsc&quot;)" office:value-type="string" office:string-value="http://archive.ubuntu.com/ubuntu/pool/universe/r/r-cran-pwt8/r-cran-pwt8_8.1.1-3.dsc" calcext:value-type="string">
            <text:p>http://archive.ubuntu.com/ubuntu/pool/universe/r/r-cran-pwt8/r-cran-pwt8_8.1.1-3.dsc</text:p>
          </table:table-cell>
          <table:table-cell/>
        </table:table-row>
        <table:table-row table:style-name="ro1">
          <table:table-cell office:value-type="string" calcext:value-type="string">
            <text:p>r-cran-pwt9</text:p>
          </table:table-cell>
          <table:table-cell office:value-type="string" calcext:value-type="string">
            <text:p>9.0-0-2</text:p>
          </table:table-cell>
          <table:table-cell table:formula="of:=CONCATENATE([.$D$1];[.A306];&quot;/&quot;;[.A306];&quot;_&quot;;[.B306];&quot;.dsc&quot;)" office:value-type="string" office:string-value="http://archive.ubuntu.com/ubuntu/pool/universe/r/r-cran-pwt9/r-cran-pwt9_9.0-0-2.dsc" calcext:value-type="string">
            <text:p>http://archive.ubuntu.com/ubuntu/pool/universe/r/r-cran-pwt9/r-cran-pwt9_9.0-0-2.dsc</text:p>
          </table:table-cell>
          <table:table-cell/>
        </table:table-row>
        <table:table-row table:style-name="ro1">
          <table:table-cell office:value-type="string" calcext:value-type="string">
            <text:p>r-cran-qqman</text:p>
          </table:table-cell>
          <table:table-cell office:value-type="string" calcext:value-type="string">
            <text:p>0.1.4-4</text:p>
          </table:table-cell>
          <table:table-cell table:formula="of:=CONCATENATE([.$D$1];[.A307];&quot;/&quot;;[.A307];&quot;_&quot;;[.B307];&quot;.dsc&quot;)" office:value-type="string" office:string-value="http://archive.ubuntu.com/ubuntu/pool/universe/r/r-cran-qqman/r-cran-qqman_0.1.4-4.dsc" calcext:value-type="string">
            <text:p>http://archive.ubuntu.com/ubuntu/pool/universe/r/r-cran-qqman/r-cran-qqman_0.1.4-4.dsc</text:p>
          </table:table-cell>
          <table:table-cell/>
        </table:table-row>
        <table:table-row table:style-name="ro1">
          <table:table-cell office:value-type="string" calcext:value-type="string">
            <text:p>r-cran-quantmod</text:p>
          </table:table-cell>
          <table:table-cell office:value-type="string" calcext:value-type="string">
            <text:p>0.4-12-1</text:p>
          </table:table-cell>
          <table:table-cell table:formula="of:=CONCATENATE([.$D$1];[.A308];&quot;/&quot;;[.A308];&quot;_&quot;;[.B308];&quot;.dsc&quot;)" office:value-type="string" office:string-value="http://archive.ubuntu.com/ubuntu/pool/universe/r/r-cran-quantmod/r-cran-quantmod_0.4-12-1.dsc" calcext:value-type="string">
            <text:p>http://archive.ubuntu.com/ubuntu/pool/universe/r/r-cran-quantmod/r-cran-quantmod_0.4-12-1.dsc</text:p>
          </table:table-cell>
          <table:table-cell/>
        </table:table-row>
        <table:table-row table:style-name="ro1">
          <table:table-cell office:value-type="string" calcext:value-type="string">
            <text:p>r-cran-quantreg</text:p>
          </table:table-cell>
          <table:table-cell office:value-type="string" calcext:value-type="string">
            <text:p>5.35-1</text:p>
          </table:table-cell>
          <table:table-cell table:formula="of:=CONCATENATE([.$D$1];[.A309];&quot;/&quot;;[.A309];&quot;_&quot;;[.B309];&quot;.dsc&quot;)" office:value-type="string" office:string-value="http://archive.ubuntu.com/ubuntu/pool/universe/r/r-cran-quantreg/r-cran-quantreg_5.35-1.dsc" calcext:value-type="string">
            <text:p>http://archive.ubuntu.com/ubuntu/pool/universe/r/r-cran-quantreg/r-cran-quantreg_5.35-1.dsc</text:p>
          </table:table-cell>
          <table:table-cell/>
        </table:table-row>
        <table:table-row table:style-name="ro1">
          <table:table-cell office:value-type="string" calcext:value-type="string">
            <text:p>r-cran-qvcalc</text:p>
          </table:table-cell>
          <table:table-cell office:value-type="string" calcext:value-type="string">
            <text:p>0.9-1-1</text:p>
          </table:table-cell>
          <table:table-cell table:formula="of:=CONCATENATE([.$D$1];[.A310];&quot;/&quot;;[.A310];&quot;_&quot;;[.B310];&quot;.dsc&quot;)" office:value-type="string" office:string-value="http://archive.ubuntu.com/ubuntu/pool/universe/r/r-cran-qvcalc/r-cran-qvcalc_0.9-1-1.dsc" calcext:value-type="string">
            <text:p>http://archive.ubuntu.com/ubuntu/pool/universe/r/r-cran-qvcalc/r-cran-qvcalc_0.9-1-1.dsc</text:p>
          </table:table-cell>
          <table:table-cell/>
        </table:table-row>
        <table:table-row table:style-name="ro1">
          <table:table-cell office:value-type="string" calcext:value-type="string">
            <text:p>r-cran-r.cache</text:p>
          </table:table-cell>
          <table:table-cell office:value-type="string" calcext:value-type="string">
            <text:p>0.12.0-2build1</text:p>
          </table:table-cell>
          <table:table-cell table:formula="of:=CONCATENATE([.$D$1];[.A311];&quot;/&quot;;[.A311];&quot;_&quot;;[.B311];&quot;.dsc&quot;)" office:value-type="string" office:string-value="http://archive.ubuntu.com/ubuntu/pool/universe/r/r-cran-r.cache/r-cran-r.cache_0.12.0-2build1.dsc" calcext:value-type="string">
            <text:p>http://archive.ubuntu.com/ubuntu/pool/universe/r/r-cran-r.cache/r-cran-r.cache_0.12.0-2build1.dsc</text:p>
          </table:table-cell>
          <table:table-cell/>
        </table:table-row>
        <table:table-row table:style-name="ro1">
          <table:table-cell office:value-type="string" calcext:value-type="string">
            <text:p>r-cran-r.methodss3</text:p>
          </table:table-cell>
          <table:table-cell office:value-type="string" calcext:value-type="string">
            <text:p>1.7.1-2</text:p>
          </table:table-cell>
          <table:table-cell table:formula="of:=CONCATENATE([.$D$1];[.A312];&quot;/&quot;;[.A312];&quot;_&quot;;[.B312];&quot;.dsc&quot;)" office:value-type="string" office:string-value="http://archive.ubuntu.com/ubuntu/pool/universe/r/r-cran-r.methodss3/r-cran-r.methodss3_1.7.1-2.dsc" calcext:value-type="string">
            <text:p>http://archive.ubuntu.com/ubuntu/pool/universe/r/r-cran-r.methodss3/r-cran-r.methodss3_1.7.1-2.dsc</text:p>
          </table:table-cell>
          <table:table-cell/>
        </table:table-row>
        <table:table-row table:style-name="ro1">
          <table:table-cell office:value-type="string" calcext:value-type="string">
            <text:p>r-cran-r.oo</text:p>
          </table:table-cell>
          <table:table-cell office:value-type="string" calcext:value-type="string">
            <text:p>1.21.0-2</text:p>
          </table:table-cell>
          <table:table-cell table:formula="of:=CONCATENATE([.$D$1];[.A313];&quot;/&quot;;[.A313];&quot;_&quot;;[.B313];&quot;.dsc&quot;)" office:value-type="string" office:string-value="http://archive.ubuntu.com/ubuntu/pool/universe/r/r-cran-r.oo/r-cran-r.oo_1.21.0-2.dsc" calcext:value-type="string">
            <text:p>http://archive.ubuntu.com/ubuntu/pool/universe/r/r-cran-r.oo/r-cran-r.oo_1.21.0-2.dsc</text:p>
          </table:table-cell>
          <table:table-cell/>
        </table:table-row>
        <table:table-row table:style-name="ro1">
          <table:table-cell office:value-type="string" calcext:value-type="string">
            <text:p>r-cran-r.utils</text:p>
          </table:table-cell>
          <table:table-cell office:value-type="string" calcext:value-type="string">
            <text:p>2.6.0-1</text:p>
          </table:table-cell>
          <table:table-cell table:formula="of:=CONCATENATE([.$D$1];[.A314];&quot;/&quot;;[.A314];&quot;_&quot;;[.B314];&quot;.dsc&quot;)" office:value-type="string" office:string-value="http://archive.ubuntu.com/ubuntu/pool/universe/r/r-cran-r.utils/r-cran-r.utils_2.6.0-1.dsc" calcext:value-type="string">
            <text:p>http://archive.ubuntu.com/ubuntu/pool/universe/r/r-cran-r.utils/r-cran-r.utils_2.6.0-1.dsc</text:p>
          </table:table-cell>
          <table:table-cell/>
        </table:table-row>
        <table:table-row table:style-name="ro1">
          <table:table-cell office:value-type="string" calcext:value-type="string">
            <text:p>r-cran-r6</text:p>
          </table:table-cell>
          <table:table-cell office:value-type="string" calcext:value-type="string">
            <text:p>2.2.2-2</text:p>
          </table:table-cell>
          <table:table-cell table:formula="of:=CONCATENATE([.$D$1];[.A315];&quot;/&quot;;[.A315];&quot;_&quot;;[.B315];&quot;.dsc&quot;)" office:value-type="string" office:string-value="http://archive.ubuntu.com/ubuntu/pool/universe/r/r-cran-r6/r-cran-r6_2.2.2-2.dsc" calcext:value-type="string">
            <text:p>http://archive.ubuntu.com/ubuntu/pool/universe/r/r-cran-r6/r-cran-r6_2.2.2-2.dsc</text:p>
          </table:table-cell>
          <table:table-cell/>
        </table:table-row>
        <table:table-row table:style-name="ro1">
          <table:table-cell office:value-type="string" calcext:value-type="string">
            <text:p>r-cran-randomfields</text:p>
          </table:table-cell>
          <table:table-cell office:value-type="string" calcext:value-type="string">
            <text:p>3.1.50-2</text:p>
          </table:table-cell>
          <table:table-cell table:formula="of:=CONCATENATE([.$D$1];[.A316];&quot;/&quot;;[.A316];&quot;_&quot;;[.B316];&quot;.dsc&quot;)" office:value-type="string" office:string-value="http://archive.ubuntu.com/ubuntu/pool/universe/r/r-cran-randomfields/r-cran-randomfields_3.1.50-2.dsc" calcext:value-type="string">
            <text:p>http://archive.ubuntu.com/ubuntu/pool/universe/r/r-cran-randomfields/r-cran-randomfields_3.1.50-2.dsc</text:p>
          </table:table-cell>
          <table:table-cell/>
        </table:table-row>
        <table:table-row table:style-name="ro1">
          <table:table-cell office:value-type="string" calcext:value-type="string">
            <text:p>r-cran-randomfieldsutils</text:p>
          </table:table-cell>
          <table:table-cell office:value-type="string" calcext:value-type="string">
            <text:p>0.3.25-2</text:p>
          </table:table-cell>
          <table:table-cell table:formula="of:=CONCATENATE([.$D$1];[.A317];&quot;/&quot;;[.A317];&quot;_&quot;;[.B317];&quot;.dsc&quot;)" office:value-type="string" office:string-value="http://archive.ubuntu.com/ubuntu/pool/universe/r/r-cran-randomfieldsutils/r-cran-randomfieldsutils_0.3.25-2.dsc" calcext:value-type="string">
            <text:p>http://archive.ubuntu.com/ubuntu/pool/universe/r/r-cran-randomfieldsutils/r-cran-randomfieldsutils_0.3.25-2.dsc</text:p>
          </table:table-cell>
          <table:table-cell/>
        </table:table-row>
        <table:table-row table:style-name="ro1">
          <table:table-cell office:value-type="string" calcext:value-type="string">
            <text:p>r-cran-raschsampler</text:p>
          </table:table-cell>
          <table:table-cell office:value-type="string" calcext:value-type="string">
            <text:p>0.8-8-1build2</text:p>
          </table:table-cell>
          <table:table-cell table:formula="of:=CONCATENATE([.$D$1];[.A318];&quot;/&quot;;[.A318];&quot;_&quot;;[.B318];&quot;.dsc&quot;)" office:value-type="string" office:string-value="http://archive.ubuntu.com/ubuntu/pool/universe/r/r-cran-raschsampler/r-cran-raschsampler_0.8-8-1build2.dsc" calcext:value-type="string">
            <text:p>http://archive.ubuntu.com/ubuntu/pool/universe/r/r-cran-raschsampler/r-cran-raschsampler_0.8-8-1build2.dsc</text:p>
          </table:table-cell>
          <table:table-cell/>
        </table:table-row>
        <table:table-row table:style-name="ro1">
          <table:table-cell office:value-type="string" calcext:value-type="string">
            <text:p>r-cran-raster</text:p>
          </table:table-cell>
          <table:table-cell office:value-type="string" calcext:value-type="string">
            <text:p>2.6-7-1</text:p>
          </table:table-cell>
          <table:table-cell table:formula="of:=CONCATENATE([.$D$1];[.A319];&quot;/&quot;;[.A319];&quot;_&quot;;[.B319];&quot;.dsc&quot;)" office:value-type="string" office:string-value="http://archive.ubuntu.com/ubuntu/pool/universe/r/r-cran-raster/r-cran-raster_2.6-7-1.dsc" calcext:value-type="string">
            <text:p>http://archive.ubuntu.com/ubuntu/pool/universe/r/r-cran-raster/r-cran-raster_2.6-7-1.dsc</text:p>
          </table:table-cell>
          <table:table-cell/>
        </table:table-row>
        <table:table-row table:style-name="ro1">
          <table:table-cell office:value-type="string" calcext:value-type="string">
            <text:p>r-cran-rcmdrmisc</text:p>
          </table:table-cell>
          <table:table-cell office:value-type="string" calcext:value-type="string">
            <text:p>1.0-7-1</text:p>
          </table:table-cell>
          <table:table-cell table:formula="of:=CONCATENATE([.$D$1];[.A320];&quot;/&quot;;[.A320];&quot;_&quot;;[.B320];&quot;.dsc&quot;)" office:value-type="string" office:string-value="http://archive.ubuntu.com/ubuntu/pool/universe/r/r-cran-rcmdrmisc/r-cran-rcmdrmisc_1.0-7-1.dsc" calcext:value-type="string">
            <text:p>http://archive.ubuntu.com/ubuntu/pool/universe/r/r-cran-rcmdrmisc/r-cran-rcmdrmisc_1.0-7-1.dsc</text:p>
          </table:table-cell>
          <table:table-cell/>
        </table:table-row>
        <table:table-row table:style-name="ro1">
          <table:table-cell office:value-type="string" calcext:value-type="string">
            <text:p>r-cran-rcpparmadillo</text:p>
          </table:table-cell>
          <table:table-cell office:value-type="string" calcext:value-type="string">
            <text:p>0.8.300.1.0-1</text:p>
          </table:table-cell>
          <table:table-cell table:formula="of:=CONCATENATE([.$D$1];[.A321];&quot;/&quot;;[.A321];&quot;_&quot;;[.B321];&quot;.dsc&quot;)" office:value-type="string" office:string-value="http://archive.ubuntu.com/ubuntu/pool/universe/r/r-cran-rcpparmadillo/r-cran-rcpparmadillo_0.8.300.1.0-1.dsc" calcext:value-type="string">
            <text:p>http://archive.ubuntu.com/ubuntu/pool/universe/r/r-cran-rcpparmadillo/r-cran-rcpparmadillo_0.8.300.1.0-1.dsc</text:p>
          </table:table-cell>
          <table:table-cell/>
        </table:table-row>
        <table:table-row table:style-name="ro1">
          <table:table-cell office:value-type="string" calcext:value-type="string">
            <text:p>r-cran-rcppeigen</text:p>
          </table:table-cell>
          <table:table-cell office:value-type="string" calcext:value-type="string">
            <text:p>0.3.3.4.0-1</text:p>
          </table:table-cell>
          <table:table-cell table:formula="of:=CONCATENATE([.$D$1];[.A322];&quot;/&quot;;[.A322];&quot;_&quot;;[.B322];&quot;.dsc&quot;)" office:value-type="string" office:string-value="http://archive.ubuntu.com/ubuntu/pool/universe/r/r-cran-rcppeigen/r-cran-rcppeigen_0.3.3.4.0-1.dsc" calcext:value-type="string">
            <text:p>http://archive.ubuntu.com/ubuntu/pool/universe/r/r-cran-rcppeigen/r-cran-rcppeigen_0.3.3.4.0-1.dsc</text:p>
          </table:table-cell>
          <table:table-cell/>
        </table:table-row>
        <table:table-row table:style-name="ro1">
          <table:table-cell office:value-type="string" calcext:value-type="string">
            <text:p>r-cran-rcppgsl</text:p>
          </table:table-cell>
          <table:table-cell office:value-type="string" calcext:value-type="string">
            <text:p>0.3.3-1</text:p>
          </table:table-cell>
          <table:table-cell table:formula="of:=CONCATENATE([.$D$1];[.A323];&quot;/&quot;;[.A323];&quot;_&quot;;[.B323];&quot;.dsc&quot;)" office:value-type="string" office:string-value="http://archive.ubuntu.com/ubuntu/pool/universe/r/r-cran-rcppgsl/r-cran-rcppgsl_0.3.3-1.dsc" calcext:value-type="string">
            <text:p>http://archive.ubuntu.com/ubuntu/pool/universe/r/r-cran-rcppgsl/r-cran-rcppgsl_0.3.3-1.dsc</text:p>
          </table:table-cell>
          <table:table-cell/>
        </table:table-row>
        <table:table-row table:style-name="ro1">
          <table:table-cell office:value-type="string" calcext:value-type="string">
            <text:p>r-cran-rcpproll</text:p>
          </table:table-cell>
          <table:table-cell office:value-type="string" calcext:value-type="string">
            <text:p>0.2.2-2</text:p>
          </table:table-cell>
          <table:table-cell table:formula="of:=CONCATENATE([.$D$1];[.A324];&quot;/&quot;;[.A324];&quot;_&quot;;[.B324];&quot;.dsc&quot;)" office:value-type="string" office:string-value="http://archive.ubuntu.com/ubuntu/pool/universe/r/r-cran-rcpproll/r-cran-rcpproll_0.2.2-2.dsc" calcext:value-type="string">
            <text:p>http://archive.ubuntu.com/ubuntu/pool/universe/r/r-cran-rcpproll/r-cran-rcpproll_0.2.2-2.dsc</text:p>
          </table:table-cell>
          <table:table-cell/>
        </table:table-row>
        <table:table-row table:style-name="ro1">
          <table:table-cell office:value-type="string" calcext:value-type="string">
            <text:p>r-cran-rcurl</text:p>
          </table:table-cell>
          <table:table-cell office:value-type="string" calcext:value-type="string">
            <text:p>1.95-4.8-4build1</text:p>
          </table:table-cell>
          <table:table-cell table:formula="of:=CONCATENATE([.$D$1];[.A325];&quot;/&quot;;[.A325];&quot;_&quot;;[.B325];&quot;.dsc&quot;)" office:value-type="string" office:string-value="http://archive.ubuntu.com/ubuntu/pool/universe/r/r-cran-rcurl/r-cran-rcurl_1.95-4.8-4build1.dsc" calcext:value-type="string">
            <text:p>http://archive.ubuntu.com/ubuntu/pool/universe/r/r-cran-rcurl/r-cran-rcurl_1.95-4.8-4build1.dsc</text:p>
          </table:table-cell>
          <table:table-cell/>
        </table:table-row>
        <table:table-row table:style-name="ro1">
          <table:table-cell office:value-type="string" calcext:value-type="string">
            <text:p>r-cran-readbrukerflexdata</text:p>
          </table:table-cell>
          <table:table-cell office:value-type="string" calcext:value-type="string">
            <text:p>1.8.5-1</text:p>
          </table:table-cell>
          <table:table-cell table:formula="of:=CONCATENATE([.$D$1];[.A326];&quot;/&quot;;[.A326];&quot;_&quot;;[.B326];&quot;.dsc&quot;)" office:value-type="string" office:string-value="http://archive.ubuntu.com/ubuntu/pool/universe/r/r-cran-readbrukerflexdata/r-cran-readbrukerflexdata_1.8.5-1.dsc" calcext:value-type="string">
            <text:p>http://archive.ubuntu.com/ubuntu/pool/universe/r/r-cran-readbrukerflexdata/r-cran-readbrukerflexdata_1.8.5-1.dsc</text:p>
          </table:table-cell>
          <table:table-cell/>
        </table:table-row>
        <table:table-row table:style-name="ro1">
          <table:table-cell office:value-type="string" calcext:value-type="string">
            <text:p>r-cran-readmzxmldata</text:p>
          </table:table-cell>
          <table:table-cell office:value-type="string" calcext:value-type="string">
            <text:p>2.8.1-1build1</text:p>
          </table:table-cell>
          <table:table-cell table:formula="of:=CONCATENATE([.$D$1];[.A327];&quot;/&quot;;[.A327];&quot;_&quot;;[.B327];&quot;.dsc&quot;)" office:value-type="string" office:string-value="http://archive.ubuntu.com/ubuntu/pool/universe/r/r-cran-readmzxmldata/r-cran-readmzxmldata_2.8.1-1build1.dsc" calcext:value-type="string">
            <text:p>http://archive.ubuntu.com/ubuntu/pool/universe/r/r-cran-readmzxmldata/r-cran-readmzxmldata_2.8.1-1build1.dsc</text:p>
          </table:table-cell>
          <table:table-cell/>
        </table:table-row>
        <table:table-row table:style-name="ro1">
          <table:table-cell office:value-type="string" calcext:value-type="string">
            <text:p>r-cran-readr</text:p>
          </table:table-cell>
          <table:table-cell office:value-type="string" calcext:value-type="string">
            <text:p>1.1.1-1</text:p>
          </table:table-cell>
          <table:table-cell table:formula="of:=CONCATENATE([.$D$1];[.A328];&quot;/&quot;;[.A328];&quot;_&quot;;[.B328];&quot;.dsc&quot;)" office:value-type="string" office:string-value="http://archive.ubuntu.com/ubuntu/pool/universe/r/r-cran-readr/r-cran-readr_1.1.1-1.dsc" calcext:value-type="string">
            <text:p>http://archive.ubuntu.com/ubuntu/pool/universe/r/r-cran-readr/r-cran-readr_1.1.1-1.dsc</text:p>
          </table:table-cell>
          <table:table-cell/>
        </table:table-row>
        <table:table-row table:style-name="ro1">
          <table:table-cell office:value-type="string" calcext:value-type="string">
            <text:p>r-cran-readstata13</text:p>
          </table:table-cell>
          <table:table-cell office:value-type="string" calcext:value-type="string">
            <text:p>0.9.0-2</text:p>
          </table:table-cell>
          <table:table-cell table:formula="of:=CONCATENATE([.$D$1];[.A329];&quot;/&quot;;[.A329];&quot;_&quot;;[.B329];&quot;.dsc&quot;)" office:value-type="string" office:string-value="http://archive.ubuntu.com/ubuntu/pool/universe/r/r-cran-readstata13/r-cran-readstata13_0.9.0-2.dsc" calcext:value-type="string">
            <text:p>http://archive.ubuntu.com/ubuntu/pool/universe/r/r-cran-readstata13/r-cran-readstata13_0.9.0-2.dsc</text:p>
          </table:table-cell>
          <table:table-cell/>
        </table:table-row>
        <table:table-row table:style-name="ro1">
          <table:table-cell office:value-type="string" calcext:value-type="string">
            <text:p>r-cran-readxl</text:p>
          </table:table-cell>
          <table:table-cell office:value-type="string" calcext:value-type="string">
            <text:p>1.0.0-2</text:p>
          </table:table-cell>
          <table:table-cell table:formula="of:=CONCATENATE([.$D$1];[.A330];&quot;/&quot;;[.A330];&quot;_&quot;;[.B330];&quot;.dsc&quot;)" office:value-type="string" office:string-value="http://archive.ubuntu.com/ubuntu/pool/universe/r/r-cran-readxl/r-cran-readxl_1.0.0-2.dsc" calcext:value-type="string">
            <text:p>http://archive.ubuntu.com/ubuntu/pool/universe/r/r-cran-readxl/r-cran-readxl_1.0.0-2.dsc</text:p>
          </table:table-cell>
          <table:table-cell/>
        </table:table-row>
        <table:table-row table:style-name="ro1">
          <table:table-cell office:value-type="string" calcext:value-type="string">
            <text:p>r-cran-recipes</text:p>
          </table:table-cell>
          <table:table-cell office:value-type="string" calcext:value-type="string">
            <text:p>0.1.0-1</text:p>
          </table:table-cell>
          <table:table-cell table:formula="of:=CONCATENATE([.$D$1];[.A331];&quot;/&quot;;[.A331];&quot;_&quot;;[.B331];&quot;.dsc&quot;)" office:value-type="string" office:string-value="http://archive.ubuntu.com/ubuntu/pool/universe/r/r-cran-recipes/r-cran-recipes_0.1.0-1.dsc" calcext:value-type="string">
            <text:p>http://archive.ubuntu.com/ubuntu/pool/universe/r/r-cran-recipes/r-cran-recipes_0.1.0-1.dsc</text:p>
          </table:table-cell>
          <table:table-cell/>
        </table:table-row>
        <table:table-row table:style-name="ro1">
          <table:table-cell office:value-type="string" calcext:value-type="string">
            <text:p>r-cran-registry</text:p>
          </table:table-cell>
          <table:table-cell office:value-type="string" calcext:value-type="string">
            <text:p>0.5-1</text:p>
          </table:table-cell>
          <table:table-cell table:formula="of:=CONCATENATE([.$D$1];[.A332];&quot;/&quot;;[.A332];&quot;_&quot;;[.B332];&quot;.dsc&quot;)" office:value-type="string" office:string-value="http://archive.ubuntu.com/ubuntu/pool/universe/r/r-cran-registry/r-cran-registry_0.5-1.dsc" calcext:value-type="string">
            <text:p>http://archive.ubuntu.com/ubuntu/pool/universe/r/r-cran-registry/r-cran-registry_0.5-1.dsc</text:p>
          </table:table-cell>
          <table:table-cell/>
        </table:table-row>
        <table:table-row table:style-name="ro1">
          <table:table-cell office:value-type="string" calcext:value-type="string">
            <text:p>r-cran-rematch</text:p>
          </table:table-cell>
          <table:table-cell office:value-type="string" calcext:value-type="string">
            <text:p>1.0.1-1.1</text:p>
          </table:table-cell>
          <table:table-cell table:formula="of:=CONCATENATE([.$D$1];[.A333];&quot;/&quot;;[.A333];&quot;_&quot;;[.B333];&quot;.dsc&quot;)" office:value-type="string" office:string-value="http://archive.ubuntu.com/ubuntu/pool/universe/r/r-cran-rematch/r-cran-rematch_1.0.1-1.1.dsc" calcext:value-type="string">
            <text:p>http://archive.ubuntu.com/ubuntu/pool/universe/r/r-cran-rematch/r-cran-rematch_1.0.1-1.1.dsc</text:p>
          </table:table-cell>
          <table:table-cell/>
        </table:table-row>
        <table:table-row table:style-name="ro1">
          <table:table-cell office:value-type="string" calcext:value-type="string">
            <text:p>r-cran-rentrez</text:p>
          </table:table-cell>
          <table:table-cell office:value-type="string" calcext:value-type="string">
            <text:p>1.2.0-1</text:p>
          </table:table-cell>
          <table:table-cell table:formula="of:=CONCATENATE([.$D$1];[.A334];&quot;/&quot;;[.A334];&quot;_&quot;;[.B334];&quot;.dsc&quot;)" office:value-type="string" office:string-value="http://archive.ubuntu.com/ubuntu/pool/universe/r/r-cran-rentrez/r-cran-rentrez_1.2.0-1.dsc" calcext:value-type="string">
            <text:p>http://archive.ubuntu.com/ubuntu/pool/universe/r/r-cran-rentrez/r-cran-rentrez_1.2.0-1.dsc</text:p>
          </table:table-cell>
          <table:table-cell/>
        </table:table-row>
        <table:table-row table:style-name="ro1">
          <table:table-cell office:value-type="string" calcext:value-type="string">
            <text:p>r-cran-repr</text:p>
          </table:table-cell>
          <table:table-cell office:value-type="string" calcext:value-type="string">
            <text:p>0.12.0-2</text:p>
          </table:table-cell>
          <table:table-cell table:formula="of:=CONCATENATE([.$D$1];[.A335];&quot;/&quot;;[.A335];&quot;_&quot;;[.B335];&quot;.dsc&quot;)" office:value-type="string" office:string-value="http://archive.ubuntu.com/ubuntu/pool/universe/r/r-cran-repr/r-cran-repr_0.12.0-2.dsc" calcext:value-type="string">
            <text:p>http://archive.ubuntu.com/ubuntu/pool/universe/r/r-cran-repr/r-cran-repr_0.12.0-2.dsc</text:p>
          </table:table-cell>
          <table:table-cell/>
        </table:table-row>
        <table:table-row table:style-name="ro1">
          <table:table-cell office:value-type="string" calcext:value-type="string">
            <text:p>r-cran-reshape</text:p>
          </table:table-cell>
          <table:table-cell office:value-type="string" calcext:value-type="string">
            <text:p>0.8.7-1</text:p>
          </table:table-cell>
          <table:table-cell table:formula="of:=CONCATENATE([.$D$1];[.A336];&quot;/&quot;;[.A336];&quot;_&quot;;[.B336];&quot;.dsc&quot;)" office:value-type="string" office:string-value="http://archive.ubuntu.com/ubuntu/pool/universe/r/r-cran-reshape/r-cran-reshape_0.8.7-1.dsc" calcext:value-type="string">
            <text:p>http://archive.ubuntu.com/ubuntu/pool/universe/r/r-cran-reshape/r-cran-reshape_0.8.7-1.dsc</text:p>
          </table:table-cell>
          <table:table-cell/>
        </table:table-row>
        <table:table-row table:style-name="ro1">
          <table:table-cell office:value-type="string" calcext:value-type="string">
            <text:p>r-cran-reshape2</text:p>
          </table:table-cell>
          <table:table-cell office:value-type="string" calcext:value-type="string">
            <text:p>1.4.2-1build1</text:p>
          </table:table-cell>
          <table:table-cell table:formula="of:=CONCATENATE([.$D$1];[.A337];&quot;/&quot;;[.A337];&quot;_&quot;;[.B337];&quot;.dsc&quot;)" office:value-type="string" office:string-value="http://archive.ubuntu.com/ubuntu/pool/universe/r/r-cran-reshape2/r-cran-reshape2_1.4.2-1build1.dsc" calcext:value-type="string">
            <text:p>http://archive.ubuntu.com/ubuntu/pool/universe/r/r-cran-reshape2/r-cran-reshape2_1.4.2-1build1.dsc</text:p>
          </table:table-cell>
          <table:table-cell/>
        </table:table-row>
        <table:table-row table:style-name="ro1">
          <table:table-cell office:value-type="string" calcext:value-type="string">
            <text:p>r-cran-rgenoud</text:p>
          </table:table-cell>
          <table:table-cell office:value-type="string" calcext:value-type="string">
            <text:p>5.7-12.4-1</text:p>
          </table:table-cell>
          <table:table-cell table:formula="of:=CONCATENATE([.$D$1];[.A338];&quot;/&quot;;[.A338];&quot;_&quot;;[.B338];&quot;.dsc&quot;)" office:value-type="string" office:string-value="http://archive.ubuntu.com/ubuntu/pool/universe/r/r-cran-rgenoud/r-cran-rgenoud_5.7-12.4-1.dsc" calcext:value-type="string">
            <text:p>http://archive.ubuntu.com/ubuntu/pool/universe/r/r-cran-rgenoud/r-cran-rgenoud_5.7-12.4-1.dsc</text:p>
          </table:table-cell>
          <table:table-cell/>
        </table:table-row>
        <table:table-row table:style-name="ro1">
          <table:table-cell office:value-type="string" calcext:value-type="string">
            <text:p>r-cran-rglwidget</text:p>
          </table:table-cell>
          <table:table-cell office:value-type="string" calcext:value-type="string">
            <text:p>0.2.1-2</text:p>
          </table:table-cell>
          <table:table-cell table:formula="of:=CONCATENATE([.$D$1];[.A339];&quot;/&quot;;[.A339];&quot;_&quot;;[.B339];&quot;.dsc&quot;)" office:value-type="string" office:string-value="http://archive.ubuntu.com/ubuntu/pool/universe/r/r-cran-rglwidget/r-cran-rglwidget_0.2.1-2.dsc" calcext:value-type="string">
            <text:p>http://archive.ubuntu.com/ubuntu/pool/universe/r/r-cran-rglwidget/r-cran-rglwidget_0.2.1-2.dsc</text:p>
          </table:table-cell>
          <table:table-cell/>
        </table:table-row>
        <table:table-row table:style-name="ro1">
          <table:table-cell office:value-type="string" calcext:value-type="string">
            <text:p>r-cran-rhandsontable</text:p>
          </table:table-cell>
          <table:table-cell office:value-type="string" calcext:value-type="string">
            <text:p>0.3.5+dfsg-1</text:p>
          </table:table-cell>
          <table:table-cell table:formula="of:=CONCATENATE([.$D$1];[.A340];&quot;/&quot;;[.A340];&quot;_&quot;;[.B340];&quot;.dsc&quot;)" office:value-type="string" office:string-value="http://archive.ubuntu.com/ubuntu/pool/universe/r/r-cran-rhandsontable/r-cran-rhandsontable_0.3.5+dfsg-1.dsc" calcext:value-type="string">
            <text:p>http://archive.ubuntu.com/ubuntu/pool/universe/r/r-cran-rhandsontable/r-cran-rhandsontable_0.3.5+dfsg-1.dsc</text:p>
          </table:table-cell>
          <table:table-cell/>
        </table:table-row>
        <table:table-row table:style-name="ro1">
          <table:table-cell office:value-type="string" calcext:value-type="string">
            <text:p>r-cran-rinside</text:p>
          </table:table-cell>
          <table:table-cell office:value-type="string" calcext:value-type="string">
            <text:p>0.2.14-1build1</text:p>
          </table:table-cell>
          <table:table-cell table:formula="of:=CONCATENATE([.$D$1];[.A341];&quot;/&quot;;[.A341];&quot;_&quot;;[.B341];&quot;.dsc&quot;)" office:value-type="string" office:string-value="http://archive.ubuntu.com/ubuntu/pool/universe/r/r-cran-rinside/r-cran-rinside_0.2.14-1build1.dsc" calcext:value-type="string">
            <text:p>http://archive.ubuntu.com/ubuntu/pool/universe/r/r-cran-rinside/r-cran-rinside_0.2.14-1build1.dsc</text:p>
          </table:table-cell>
          <table:table-cell/>
        </table:table-row>
        <table:table-row table:style-name="ro1">
          <table:table-cell office:value-type="string" calcext:value-type="string">
            <text:p>r-cran-ritis</text:p>
          </table:table-cell>
          <table:table-cell office:value-type="string" calcext:value-type="string">
            <text:p>0.7.0-1</text:p>
          </table:table-cell>
          <table:table-cell table:formula="of:=CONCATENATE([.$D$1];[.A342];&quot;/&quot;;[.A342];&quot;_&quot;;[.B342];&quot;.dsc&quot;)" office:value-type="string" office:string-value="http://archive.ubuntu.com/ubuntu/pool/universe/r/r-cran-ritis/r-cran-ritis_0.7.0-1.dsc" calcext:value-type="string">
            <text:p>http://archive.ubuntu.com/ubuntu/pool/universe/r/r-cran-ritis/r-cran-ritis_0.7.0-1.dsc</text:p>
          </table:table-cell>
          <table:table-cell/>
        </table:table-row>
        <table:table-row table:style-name="ro1">
          <table:table-cell office:value-type="string" calcext:value-type="string">
            <text:p>r-cran-rjags</text:p>
          </table:table-cell>
          <table:table-cell office:value-type="string" calcext:value-type="string">
            <text:p>1:4-6-2</text:p>
          </table:table-cell>
          <table:table-cell table:formula="of:=CONCATENATE([.$D$1];[.A343];&quot;/&quot;;[.A343];&quot;_&quot;;[.B343];&quot;.dsc&quot;)" office:value-type="string" office:string-value="http://archive.ubuntu.com/ubuntu/pool/universe/r/r-cran-rjags/r-cran-rjags_1:4-6-2.dsc" calcext:value-type="string">
            <text:p>http://archive.ubuntu.com/ubuntu/pool/universe/r/r-cran-rjags/r-cran-rjags_1:4-6-2.dsc</text:p>
          </table:table-cell>
          <table:table-cell/>
        </table:table-row>
        <table:table-row table:style-name="ro1">
          <table:table-cell office:value-type="string" calcext:value-type="string">
            <text:p>r-cran-rjson</text:p>
          </table:table-cell>
          <table:table-cell office:value-type="string" calcext:value-type="string">
            <text:p>0.2.15-1build1</text:p>
          </table:table-cell>
          <table:table-cell table:formula="of:=CONCATENATE([.$D$1];[.A344];&quot;/&quot;;[.A344];&quot;_&quot;;[.B344];&quot;.dsc&quot;)" office:value-type="string" office:string-value="http://archive.ubuntu.com/ubuntu/pool/universe/r/r-cran-rjson/r-cran-rjson_0.2.15-1build1.dsc" calcext:value-type="string">
            <text:p>http://archive.ubuntu.com/ubuntu/pool/universe/r/r-cran-rjson/r-cran-rjson_0.2.15-1build1.dsc</text:p>
          </table:table-cell>
          <table:table-cell/>
        </table:table-row>
        <table:table-row table:style-name="ro1">
          <table:table-cell office:value-type="string" calcext:value-type="string">
            <text:p>r-cran-rjsonio</text:p>
          </table:table-cell>
          <table:table-cell office:value-type="string" calcext:value-type="string">
            <text:p>1.3-0-3</text:p>
          </table:table-cell>
          <table:table-cell table:formula="of:=CONCATENATE([.$D$1];[.A345];&quot;/&quot;;[.A345];&quot;_&quot;;[.B345];&quot;.dsc&quot;)" office:value-type="string" office:string-value="http://archive.ubuntu.com/ubuntu/pool/universe/r/r-cran-rjsonio/r-cran-rjsonio_1.3-0-3.dsc" calcext:value-type="string">
            <text:p>http://archive.ubuntu.com/ubuntu/pool/universe/r/r-cran-rjsonio/r-cran-rjsonio_1.3-0-3.dsc</text:p>
          </table:table-cell>
          <table:table-cell/>
        </table:table-row>
        <table:table-row table:style-name="ro1">
          <table:table-cell office:value-type="string" calcext:value-type="string">
            <text:p>r-cran-rlang</text:p>
          </table:table-cell>
          <table:table-cell office:value-type="string" calcext:value-type="string">
            <text:p>0.2.0-1</text:p>
          </table:table-cell>
          <table:table-cell table:formula="of:=CONCATENATE([.$D$1];[.A346];&quot;/&quot;;[.A346];&quot;_&quot;;[.B346];&quot;.dsc&quot;)" office:value-type="string" office:string-value="http://archive.ubuntu.com/ubuntu/pool/universe/r/r-cran-rlang/r-cran-rlang_0.2.0-1.dsc" calcext:value-type="string">
            <text:p>http://archive.ubuntu.com/ubuntu/pool/universe/r/r-cran-rlang/r-cran-rlang_0.2.0-1.dsc</text:p>
          </table:table-cell>
          <table:table-cell/>
        </table:table-row>
        <table:table-row table:style-name="ro1">
          <table:table-cell office:value-type="string" calcext:value-type="string">
            <text:p>r-cran-rlist</text:p>
          </table:table-cell>
          <table:table-cell office:value-type="string" calcext:value-type="string">
            <text:p>0.4.6.1-1</text:p>
          </table:table-cell>
          <table:table-cell table:formula="of:=CONCATENATE([.$D$1];[.A347];&quot;/&quot;;[.A347];&quot;_&quot;;[.B347];&quot;.dsc&quot;)" office:value-type="string" office:string-value="http://archive.ubuntu.com/ubuntu/pool/universe/r/r-cran-rlist/r-cran-rlist_0.4.6.1-1.dsc" calcext:value-type="string">
            <text:p>http://archive.ubuntu.com/ubuntu/pool/universe/r/r-cran-rlist/r-cran-rlist_0.4.6.1-1.dsc</text:p>
          </table:table-cell>
          <table:table-cell/>
        </table:table-row>
        <table:table-row table:style-name="ro1">
          <table:table-cell office:value-type="string" calcext:value-type="string">
            <text:p>r-cran-rlumshiny</text:p>
          </table:table-cell>
          <table:table-cell office:value-type="string" calcext:value-type="string">
            <text:p>0.2.0-1</text:p>
          </table:table-cell>
          <table:table-cell table:formula="of:=CONCATENATE([.$D$1];[.A348];&quot;/&quot;;[.A348];&quot;_&quot;;[.B348];&quot;.dsc&quot;)" office:value-type="string" office:string-value="http://archive.ubuntu.com/ubuntu/pool/universe/r/r-cran-rlumshiny/r-cran-rlumshiny_0.2.0-1.dsc" calcext:value-type="string">
            <text:p>http://archive.ubuntu.com/ubuntu/pool/universe/r/r-cran-rlumshiny/r-cran-rlumshiny_0.2.0-1.dsc</text:p>
          </table:table-cell>
          <table:table-cell/>
        </table:table-row>
        <table:table-row table:style-name="ro1">
          <table:table-cell office:value-type="string" calcext:value-type="string">
            <text:p>r-cran-rms</text:p>
          </table:table-cell>
          <table:table-cell office:value-type="string" calcext:value-type="string">
            <text:p>5.1-2-1</text:p>
          </table:table-cell>
          <table:table-cell table:formula="of:=CONCATENATE([.$D$1];[.A349];&quot;/&quot;;[.A349];&quot;_&quot;;[.B349];&quot;.dsc&quot;)" office:value-type="string" office:string-value="http://archive.ubuntu.com/ubuntu/pool/universe/r/r-cran-rms/r-cran-rms_5.1-2-1.dsc" calcext:value-type="string">
            <text:p>http://archive.ubuntu.com/ubuntu/pool/universe/r/r-cran-rms/r-cran-rms_5.1-2-1.dsc</text:p>
          </table:table-cell>
          <table:table-cell/>
        </table:table-row>
        <table:table-row table:style-name="ro1">
          <table:table-cell office:value-type="string" calcext:value-type="string">
            <text:p>r-cran-rncl</text:p>
          </table:table-cell>
          <table:table-cell office:value-type="string" calcext:value-type="string">
            <text:p>0.8.2-2</text:p>
          </table:table-cell>
          <table:table-cell table:formula="of:=CONCATENATE([.$D$1];[.A350];&quot;/&quot;;[.A350];&quot;_&quot;;[.B350];&quot;.dsc&quot;)" office:value-type="string" office:string-value="http://archive.ubuntu.com/ubuntu/pool/universe/r/r-cran-rncl/r-cran-rncl_0.8.2-2.dsc" calcext:value-type="string">
            <text:p>http://archive.ubuntu.com/ubuntu/pool/universe/r/r-cran-rncl/r-cran-rncl_0.8.2-2.dsc</text:p>
          </table:table-cell>
          <table:table-cell/>
        </table:table-row>
        <table:table-row table:style-name="ro1">
          <table:table-cell office:value-type="string" calcext:value-type="string">
            <text:p>r-cran-rneos</text:p>
          </table:table-cell>
          <table:table-cell office:value-type="string" calcext:value-type="string">
            <text:p>0.3-2-1.1</text:p>
          </table:table-cell>
          <table:table-cell table:formula="of:=CONCATENATE([.$D$1];[.A351];&quot;/&quot;;[.A351];&quot;_&quot;;[.B351];&quot;.dsc&quot;)" office:value-type="string" office:string-value="http://archive.ubuntu.com/ubuntu/pool/universe/r/r-cran-rneos/r-cran-rneos_0.3-2-1.1.dsc" calcext:value-type="string">
            <text:p>http://archive.ubuntu.com/ubuntu/pool/universe/r/r-cran-rneos/r-cran-rneos_0.3-2-1.1.dsc</text:p>
          </table:table-cell>
          <table:table-cell/>
        </table:table-row>
        <table:table-row table:style-name="ro1">
          <table:table-cell office:value-type="string" calcext:value-type="string">
            <text:p>r-cran-rnetcdf</text:p>
          </table:table-cell>
          <table:table-cell office:value-type="string" calcext:value-type="string">
            <text:p>1.9-1-1</text:p>
          </table:table-cell>
          <table:table-cell table:formula="of:=CONCATENATE([.$D$1];[.A352];&quot;/&quot;;[.A352];&quot;_&quot;;[.B352];&quot;.dsc&quot;)" office:value-type="string" office:string-value="http://archive.ubuntu.com/ubuntu/pool/universe/r/r-cran-rnetcdf/r-cran-rnetcdf_1.9-1-1.dsc" calcext:value-type="string">
            <text:p>http://archive.ubuntu.com/ubuntu/pool/universe/r/r-cran-rnetcdf/r-cran-rnetcdf_1.9-1-1.dsc</text:p>
          </table:table-cell>
          <table:table-cell/>
        </table:table-row>
        <table:table-row table:style-name="ro1">
          <table:table-cell office:value-type="string" calcext:value-type="string">
            <text:p>r-cran-rnexml</text:p>
          </table:table-cell>
          <table:table-cell office:value-type="string" calcext:value-type="string">
            <text:p>2.0.7-2</text:p>
          </table:table-cell>
          <table:table-cell table:formula="of:=CONCATENATE([.$D$1];[.A353];&quot;/&quot;;[.A353];&quot;_&quot;;[.B353];&quot;.dsc&quot;)" office:value-type="string" office:string-value="http://archive.ubuntu.com/ubuntu/pool/universe/r/r-cran-rnexml/r-cran-rnexml_2.0.7-2.dsc" calcext:value-type="string">
            <text:p>http://archive.ubuntu.com/ubuntu/pool/universe/r/r-cran-rnexml/r-cran-rnexml_2.0.7-2.dsc</text:p>
          </table:table-cell>
          <table:table-cell/>
        </table:table-row>
        <table:table-row table:style-name="ro1">
          <table:table-cell office:value-type="string" calcext:value-type="string">
            <text:p>r-cran-rngtools</text:p>
          </table:table-cell>
          <table:table-cell office:value-type="string" calcext:value-type="string">
            <text:p>1.2.4-2build1</text:p>
          </table:table-cell>
          <table:table-cell table:formula="of:=CONCATENATE([.$D$1];[.A354];&quot;/&quot;;[.A354];&quot;_&quot;;[.B354];&quot;.dsc&quot;)" office:value-type="string" office:string-value="http://archive.ubuntu.com/ubuntu/pool/universe/r/r-cran-rngtools/r-cran-rngtools_1.2.4-2build1.dsc" calcext:value-type="string">
            <text:p>http://archive.ubuntu.com/ubuntu/pool/universe/r/r-cran-rngtools/r-cran-rngtools_1.2.4-2build1.dsc</text:p>
          </table:table-cell>
          <table:table-cell/>
        </table:table-row>
        <table:table-row table:style-name="ro1">
          <table:table-cell office:value-type="string" calcext:value-type="string">
            <text:p>r-cran-rniftilib</text:p>
          </table:table-cell>
          <table:table-cell office:value-type="string" calcext:value-type="string">
            <text:p>0.0-35.r79-4</text:p>
          </table:table-cell>
          <table:table-cell table:formula="of:=CONCATENATE([.$D$1];[.A355];&quot;/&quot;;[.A355];&quot;_&quot;;[.B355];&quot;.dsc&quot;)" office:value-type="string" office:string-value="http://archive.ubuntu.com/ubuntu/pool/universe/r/r-cran-rniftilib/r-cran-rniftilib_0.0-35.r79-4.dsc" calcext:value-type="string">
            <text:p>http://archive.ubuntu.com/ubuntu/pool/universe/r/r-cran-rniftilib/r-cran-rniftilib_0.0-35.r79-4.dsc</text:p>
          </table:table-cell>
          <table:table-cell/>
        </table:table-row>
        <table:table-row table:style-name="ro1">
          <table:table-cell office:value-type="string" calcext:value-type="string">
            <text:p>r-cran-rotl</text:p>
          </table:table-cell>
          <table:table-cell office:value-type="string" calcext:value-type="string">
            <text:p>3.0.3-2</text:p>
          </table:table-cell>
          <table:table-cell table:formula="of:=CONCATENATE([.$D$1];[.A356];&quot;/&quot;;[.A356];&quot;_&quot;;[.B356];&quot;.dsc&quot;)" office:value-type="string" office:string-value="http://archive.ubuntu.com/ubuntu/pool/universe/r/r-cran-rotl/r-cran-rotl_3.0.3-2.dsc" calcext:value-type="string">
            <text:p>http://archive.ubuntu.com/ubuntu/pool/universe/r/r-cran-rotl/r-cran-rotl_3.0.3-2.dsc</text:p>
          </table:table-cell>
          <table:table-cell/>
        </table:table-row>
        <table:table-row table:style-name="ro1">
          <table:table-cell office:value-type="string" calcext:value-type="string">
            <text:p>r-cran-rpostgresql</text:p>
          </table:table-cell>
          <table:table-cell office:value-type="string" calcext:value-type="string">
            <text:p>0.4-1build1</text:p>
          </table:table-cell>
          <table:table-cell table:formula="of:=CONCATENATE([.$D$1];[.A357];&quot;/&quot;;[.A357];&quot;_&quot;;[.B357];&quot;.dsc&quot;)" office:value-type="string" office:string-value="http://archive.ubuntu.com/ubuntu/pool/universe/r/r-cran-rpostgresql/r-cran-rpostgresql_0.4-1build1.dsc" calcext:value-type="string">
            <text:p>http://archive.ubuntu.com/ubuntu/pool/universe/r/r-cran-rpostgresql/r-cran-rpostgresql_0.4-1build1.dsc</text:p>
          </table:table-cell>
          <table:table-cell/>
        </table:table-row>
        <table:table-row table:style-name="ro1">
          <table:table-cell office:value-type="string" calcext:value-type="string">
            <text:p>r-cran-rprojroot</text:p>
          </table:table-cell>
          <table:table-cell office:value-type="string" calcext:value-type="string">
            <text:p>1.2-1</text:p>
          </table:table-cell>
          <table:table-cell table:formula="of:=CONCATENATE([.$D$1];[.A358];&quot;/&quot;;[.A358];&quot;_&quot;;[.B358];&quot;.dsc&quot;)" office:value-type="string" office:string-value="http://archive.ubuntu.com/ubuntu/pool/universe/r/r-cran-rprojroot/r-cran-rprojroot_1.2-1.dsc" calcext:value-type="string">
            <text:p>http://archive.ubuntu.com/ubuntu/pool/universe/r/r-cran-rprojroot/r-cran-rprojroot_1.2-1.dsc</text:p>
          </table:table-cell>
          <table:table-cell/>
        </table:table-row>
        <table:table-row table:style-name="ro1">
          <table:table-cell office:value-type="string" calcext:value-type="string">
            <text:p>r-cran-rprotobuf</text:p>
          </table:table-cell>
          <table:table-cell office:value-type="string" calcext:value-type="string">
            <text:p>0.4.11-1</text:p>
          </table:table-cell>
          <table:table-cell table:formula="of:=CONCATENATE([.$D$1];[.A359];&quot;/&quot;;[.A359];&quot;_&quot;;[.B359];&quot;.dsc&quot;)" office:value-type="string" office:string-value="http://archive.ubuntu.com/ubuntu/pool/universe/r/r-cran-rprotobuf/r-cran-rprotobuf_0.4.11-1.dsc" calcext:value-type="string">
            <text:p>http://archive.ubuntu.com/ubuntu/pool/universe/r/r-cran-rprotobuf/r-cran-rprotobuf_0.4.11-1.dsc</text:p>
          </table:table-cell>
          <table:table-cell/>
        </table:table-row>
        <table:table-row table:style-name="ro1">
          <table:table-cell office:value-type="string" calcext:value-type="string">
            <text:p>r-cran-rredlist</text:p>
          </table:table-cell>
          <table:table-cell office:value-type="string" calcext:value-type="string">
            <text:p>0.4.0-1</text:p>
          </table:table-cell>
          <table:table-cell table:formula="of:=CONCATENATE([.$D$1];[.A360];&quot;/&quot;;[.A360];&quot;_&quot;;[.B360];&quot;.dsc&quot;)" office:value-type="string" office:string-value="http://archive.ubuntu.com/ubuntu/pool/universe/r/r-cran-rredlist/r-cran-rredlist_0.4.0-1.dsc" calcext:value-type="string">
            <text:p>http://archive.ubuntu.com/ubuntu/pool/universe/r/r-cran-rredlist/r-cran-rredlist_0.4.0-1.dsc</text:p>
          </table:table-cell>
          <table:table-cell/>
        </table:table-row>
        <table:table-row table:style-name="ro1">
          <table:table-cell office:value-type="string" calcext:value-type="string">
            <text:p>r-cran-rsclient</text:p>
          </table:table-cell>
          <table:table-cell office:value-type="string" calcext:value-type="string">
            <text:p>0.7-3-2build2</text:p>
          </table:table-cell>
          <table:table-cell table:formula="of:=CONCATENATE([.$D$1];[.A361];&quot;/&quot;;[.A361];&quot;_&quot;;[.B361];&quot;.dsc&quot;)" office:value-type="string" office:string-value="http://archive.ubuntu.com/ubuntu/pool/universe/r/r-cran-rsclient/r-cran-rsclient_0.7-3-2build2.dsc" calcext:value-type="string">
            <text:p>http://archive.ubuntu.com/ubuntu/pool/universe/r/r-cran-rsclient/r-cran-rsclient_0.7-3-2build2.dsc</text:p>
          </table:table-cell>
          <table:table-cell/>
        </table:table-row>
        <table:table-row table:style-name="ro1">
          <table:table-cell office:value-type="string" calcext:value-type="string">
            <text:p>r-cran-rsdmx</text:p>
          </table:table-cell>
          <table:table-cell office:value-type="string" calcext:value-type="string">
            <text:p>0.5.11+dfsg-1</text:p>
          </table:table-cell>
          <table:table-cell table:formula="of:=CONCATENATE([.$D$1];[.A362];&quot;/&quot;;[.A362];&quot;_&quot;;[.B362];&quot;.dsc&quot;)" office:value-type="string" office:string-value="http://archive.ubuntu.com/ubuntu/pool/universe/r/r-cran-rsdmx/r-cran-rsdmx_0.5.11+dfsg-1.dsc" calcext:value-type="string">
            <text:p>http://archive.ubuntu.com/ubuntu/pool/universe/r/r-cran-rsdmx/r-cran-rsdmx_0.5.11+dfsg-1.dsc</text:p>
          </table:table-cell>
          <table:table-cell/>
        </table:table-row>
        <table:table-row table:style-name="ro1">
          <table:table-cell office:value-type="string" calcext:value-type="string">
            <text:p>r-cran-rsolnp</text:p>
          </table:table-cell>
          <table:table-cell office:value-type="string" calcext:value-type="string">
            <text:p>1.16+dfsg-2</text:p>
          </table:table-cell>
          <table:table-cell table:formula="of:=CONCATENATE([.$D$1];[.A363];&quot;/&quot;;[.A363];&quot;_&quot;;[.B363];&quot;.dsc&quot;)" office:value-type="string" office:string-value="http://archive.ubuntu.com/ubuntu/pool/universe/r/r-cran-rsolnp/r-cran-rsolnp_1.16+dfsg-2.dsc" calcext:value-type="string">
            <text:p>http://archive.ubuntu.com/ubuntu/pool/universe/r/r-cran-rsolnp/r-cran-rsolnp_1.16+dfsg-2.dsc</text:p>
          </table:table-cell>
          <table:table-cell/>
        </table:table-row>
        <table:table-row table:style-name="ro1">
          <table:table-cell office:value-type="string" calcext:value-type="string">
            <text:p>r-cran-rsqlite</text:p>
          </table:table-cell>
          <table:table-cell office:value-type="string" calcext:value-type="string">
            <text:p>2.0-2ubuntu1</text:p>
          </table:table-cell>
          <table:table-cell table:formula="of:=CONCATENATE([.$D$1];[.A364];&quot;/&quot;;[.A364];&quot;_&quot;;[.B364];&quot;.dsc&quot;)" office:value-type="string" office:string-value="http://archive.ubuntu.com/ubuntu/pool/universe/r/r-cran-rsqlite/r-cran-rsqlite_2.0-2ubuntu1.dsc" calcext:value-type="string">
            <text:p>http://archive.ubuntu.com/ubuntu/pool/universe/r/r-cran-rsqlite/r-cran-rsqlite_2.0-2ubuntu1.dsc</text:p>
          </table:table-cell>
          <table:table-cell/>
        </table:table-row>
        <table:table-row table:style-name="ro1">
          <table:table-cell office:value-type="string" calcext:value-type="string">
            <text:p>r-cran-rstudioapi</text:p>
          </table:table-cell>
          <table:table-cell office:value-type="string" calcext:value-type="string">
            <text:p>0.7-1</text:p>
          </table:table-cell>
          <table:table-cell table:formula="of:=CONCATENATE([.$D$1];[.A365];&quot;/&quot;;[.A365];&quot;_&quot;;[.B365];&quot;.dsc&quot;)" office:value-type="string" office:string-value="http://archive.ubuntu.com/ubuntu/pool/universe/r/r-cran-rstudioapi/r-cran-rstudioapi_0.7-1.dsc" calcext:value-type="string">
            <text:p>http://archive.ubuntu.com/ubuntu/pool/universe/r/r-cran-rstudioapi/r-cran-rstudioapi_0.7-1.dsc</text:p>
          </table:table-cell>
          <table:table-cell/>
        </table:table-row>
        <table:table-row table:style-name="ro1">
          <table:table-cell office:value-type="string" calcext:value-type="string">
            <text:p>r-cran-rsymphony</text:p>
          </table:table-cell>
          <table:table-cell office:value-type="string" calcext:value-type="string">
            <text:p>0.1-28-1</text:p>
          </table:table-cell>
          <table:table-cell table:formula="of:=CONCATENATE([.$D$1];[.A366];&quot;/&quot;;[.A366];&quot;_&quot;;[.B366];&quot;.dsc&quot;)" office:value-type="string" office:string-value="http://archive.ubuntu.com/ubuntu/pool/universe/r/r-cran-rsymphony/r-cran-rsymphony_0.1-28-1.dsc" calcext:value-type="string">
            <text:p>http://archive.ubuntu.com/ubuntu/pool/universe/r/r-cran-rsymphony/r-cran-rsymphony_0.1-28-1.dsc</text:p>
          </table:table-cell>
          <table:table-cell/>
        </table:table-row>
        <table:table-row table:style-name="ro1">
          <table:table-cell office:value-type="string" calcext:value-type="string">
            <text:p>r-cran-scales</text:p>
          </table:table-cell>
          <table:table-cell office:value-type="string" calcext:value-type="string">
            <text:p>0.5.0-1ubuntu1</text:p>
          </table:table-cell>
          <table:table-cell table:formula="of:=CONCATENATE([.$D$1];[.A367];&quot;/&quot;;[.A367];&quot;_&quot;;[.B367];&quot;.dsc&quot;)" office:value-type="string" office:string-value="http://archive.ubuntu.com/ubuntu/pool/universe/r/r-cran-scales/r-cran-scales_0.5.0-1ubuntu1.dsc" calcext:value-type="string">
            <text:p>http://archive.ubuntu.com/ubuntu/pool/universe/r/r-cran-scales/r-cran-scales_0.5.0-1ubuntu1.dsc</text:p>
          </table:table-cell>
          <table:table-cell/>
        </table:table-row>
        <table:table-row table:style-name="ro1">
          <table:table-cell office:value-type="string" calcext:value-type="string">
            <text:p>r-cran-scatterd3</text:p>
          </table:table-cell>
          <table:table-cell office:value-type="string" calcext:value-type="string">
            <text:p>0.8.1+dfsg-3</text:p>
          </table:table-cell>
          <table:table-cell table:formula="of:=CONCATENATE([.$D$1];[.A368];&quot;/&quot;;[.A368];&quot;_&quot;;[.B368];&quot;.dsc&quot;)" office:value-type="string" office:string-value="http://archive.ubuntu.com/ubuntu/pool/universe/r/r-cran-scatterd3/r-cran-scatterd3_0.8.1+dfsg-3.dsc" calcext:value-type="string">
            <text:p>http://archive.ubuntu.com/ubuntu/pool/universe/r/r-cran-scatterd3/r-cran-scatterd3_0.8.1+dfsg-3.dsc</text:p>
          </table:table-cell>
          <table:table-cell/>
        </table:table-row>
        <table:table-row table:style-name="ro1">
          <table:table-cell office:value-type="string" calcext:value-type="string">
            <text:p>r-cran-scatterplot3d</text:p>
          </table:table-cell>
          <table:table-cell office:value-type="string" calcext:value-type="string">
            <text:p>0.3-40-2</text:p>
          </table:table-cell>
          <table:table-cell table:formula="of:=CONCATENATE([.$D$1];[.A369];&quot;/&quot;;[.A369];&quot;_&quot;;[.B369];&quot;.dsc&quot;)" office:value-type="string" office:string-value="http://archive.ubuntu.com/ubuntu/pool/universe/r/r-cran-scatterplot3d/r-cran-scatterplot3d_0.3-40-2.dsc" calcext:value-type="string">
            <text:p>http://archive.ubuntu.com/ubuntu/pool/universe/r/r-cran-scatterplot3d/r-cran-scatterplot3d_0.3-40-2.dsc</text:p>
          </table:table-cell>
          <table:table-cell/>
        </table:table-row>
        <table:table-row table:style-name="ro1">
          <table:table-cell office:value-type="string" calcext:value-type="string">
            <text:p>r-cran-segmented</text:p>
          </table:table-cell>
          <table:table-cell office:value-type="string" calcext:value-type="string">
            <text:p>0.5-2.2-1</text:p>
          </table:table-cell>
          <table:table-cell table:formula="of:=CONCATENATE([.$D$1];[.A370];&quot;/&quot;;[.A370];&quot;_&quot;;[.B370];&quot;.dsc&quot;)" office:value-type="string" office:string-value="http://archive.ubuntu.com/ubuntu/pool/universe/r/r-cran-segmented/r-cran-segmented_0.5-2.2-1.dsc" calcext:value-type="string">
            <text:p>http://archive.ubuntu.com/ubuntu/pool/universe/r/r-cran-segmented/r-cran-segmented_0.5-2.2-1.dsc</text:p>
          </table:table-cell>
          <table:table-cell/>
        </table:table-row>
        <table:table-row table:style-name="ro1">
          <table:table-cell office:value-type="string" calcext:value-type="string">
            <text:p>r-cran-sem</text:p>
          </table:table-cell>
          <table:table-cell office:value-type="string" calcext:value-type="string">
            <text:p>3.1.9-1</text:p>
          </table:table-cell>
          <table:table-cell table:formula="of:=CONCATENATE([.$D$1];[.A371];&quot;/&quot;;[.A371];&quot;_&quot;;[.B371];&quot;.dsc&quot;)" office:value-type="string" office:string-value="http://archive.ubuntu.com/ubuntu/pool/universe/r/r-cran-sem/r-cran-sem_3.1.9-1.dsc" calcext:value-type="string">
            <text:p>http://archive.ubuntu.com/ubuntu/pool/universe/r/r-cran-sem/r-cran-sem_3.1.9-1.dsc</text:p>
          </table:table-cell>
          <table:table-cell/>
        </table:table-row>
        <table:table-row table:style-name="ro1">
          <table:table-cell office:value-type="string" calcext:value-type="string">
            <text:p>r-cran-semtools</text:p>
          </table:table-cell>
          <table:table-cell office:value-type="string" calcext:value-type="string">
            <text:p>0.4.14-2</text:p>
          </table:table-cell>
          <table:table-cell table:formula="of:=CONCATENATE([.$D$1];[.A372];&quot;/&quot;;[.A372];&quot;_&quot;;[.B372];&quot;.dsc&quot;)" office:value-type="string" office:string-value="http://archive.ubuntu.com/ubuntu/pool/universe/r/r-cran-semtools/r-cran-semtools_0.4.14-2.dsc" calcext:value-type="string">
            <text:p>http://archive.ubuntu.com/ubuntu/pool/universe/r/r-cran-semtools/r-cran-semtools_0.4.14-2.dsc</text:p>
          </table:table-cell>
          <table:table-cell/>
        </table:table-row>
        <table:table-row table:style-name="ro1">
          <table:table-cell office:value-type="string" calcext:value-type="string">
            <text:p>r-cran-sendmailr</text:p>
          </table:table-cell>
          <table:table-cell office:value-type="string" calcext:value-type="string">
            <text:p>1.2-1-2</text:p>
          </table:table-cell>
          <table:table-cell table:formula="of:=CONCATENATE([.$D$1];[.A373];&quot;/&quot;;[.A373];&quot;_&quot;;[.B373];&quot;.dsc&quot;)" office:value-type="string" office:string-value="http://archive.ubuntu.com/ubuntu/pool/universe/r/r-cran-sendmailr/r-cran-sendmailr_1.2-1-2.dsc" calcext:value-type="string">
            <text:p>http://archive.ubuntu.com/ubuntu/pool/universe/r/r-cran-sendmailr/r-cran-sendmailr_1.2-1-2.dsc</text:p>
          </table:table-cell>
          <table:table-cell/>
        </table:table-row>
        <table:table-row table:style-name="ro1">
          <table:table-cell office:value-type="string" calcext:value-type="string">
            <text:p>r-cran-seqinr</text:p>
          </table:table-cell>
          <table:table-cell office:value-type="string" calcext:value-type="string">
            <text:p>3.4-5-1</text:p>
          </table:table-cell>
          <table:table-cell table:formula="of:=CONCATENATE([.$D$1];[.A374];&quot;/&quot;;[.A374];&quot;_&quot;;[.B374];&quot;.dsc&quot;)" office:value-type="string" office:string-value="http://archive.ubuntu.com/ubuntu/pool/universe/r/r-cran-seqinr/r-cran-seqinr_3.4-5-1.dsc" calcext:value-type="string">
            <text:p>http://archive.ubuntu.com/ubuntu/pool/universe/r/r-cran-seqinr/r-cran-seqinr_3.4-5-1.dsc</text:p>
          </table:table-cell>
          <table:table-cell/>
        </table:table-row>
        <table:table-row table:style-name="ro1">
          <table:table-cell office:value-type="string" calcext:value-type="string">
            <text:p>r-cran-seroincidence</text:p>
          </table:table-cell>
          <table:table-cell office:value-type="string" calcext:value-type="string">
            <text:p>1.0.5-2</text:p>
          </table:table-cell>
          <table:table-cell table:formula="of:=CONCATENATE([.$D$1];[.A375];&quot;/&quot;;[.A375];&quot;_&quot;;[.B375];&quot;.dsc&quot;)" office:value-type="string" office:string-value="http://archive.ubuntu.com/ubuntu/pool/universe/r/r-cran-seroincidence/r-cran-seroincidence_1.0.5-2.dsc" calcext:value-type="string">
            <text:p>http://archive.ubuntu.com/ubuntu/pool/universe/r/r-cran-seroincidence/r-cran-seroincidence_1.0.5-2.dsc</text:p>
          </table:table-cell>
          <table:table-cell/>
        </table:table-row>
        <table:table-row table:style-name="ro1">
          <table:table-cell office:value-type="string" calcext:value-type="string">
            <text:p>r-cran-sfsmisc</text:p>
          </table:table-cell>
          <table:table-cell office:value-type="string" calcext:value-type="string">
            <text:p>1.1-1-1</text:p>
          </table:table-cell>
          <table:table-cell table:formula="of:=CONCATENATE([.$D$1];[.A376];&quot;/&quot;;[.A376];&quot;_&quot;;[.B376];&quot;.dsc&quot;)" office:value-type="string" office:string-value="http://archive.ubuntu.com/ubuntu/pool/universe/r/r-cran-sfsmisc/r-cran-sfsmisc_1.1-1-1.dsc" calcext:value-type="string">
            <text:p>http://archive.ubuntu.com/ubuntu/pool/universe/r/r-cran-sfsmisc/r-cran-sfsmisc_1.1-1-1.dsc</text:p>
          </table:table-cell>
          <table:table-cell/>
        </table:table-row>
        <table:table-row table:style-name="ro1">
          <table:table-cell office:value-type="string" calcext:value-type="string">
            <text:p>r-cran-shape</text:p>
          </table:table-cell>
          <table:table-cell office:value-type="string" calcext:value-type="string">
            <text:p>1.4.3-1</text:p>
          </table:table-cell>
          <table:table-cell table:formula="of:=CONCATENATE([.$D$1];[.A377];&quot;/&quot;;[.A377];&quot;_&quot;;[.B377];&quot;.dsc&quot;)" office:value-type="string" office:string-value="http://archive.ubuntu.com/ubuntu/pool/universe/r/r-cran-shape/r-cran-shape_1.4.3-1.dsc" calcext:value-type="string">
            <text:p>http://archive.ubuntu.com/ubuntu/pool/universe/r/r-cran-shape/r-cran-shape_1.4.3-1.dsc</text:p>
          </table:table-cell>
          <table:table-cell/>
        </table:table-row>
        <table:table-row table:style-name="ro1">
          <table:table-cell office:value-type="string" calcext:value-type="string">
            <text:p>r-cran-shiny</text:p>
          </table:table-cell>
          <table:table-cell office:value-type="string" calcext:value-type="string">
            <text:p>1.0.5+dfsg-4</text:p>
          </table:table-cell>
          <table:table-cell table:formula="of:=CONCATENATE([.$D$1];[.A378];&quot;/&quot;;[.A378];&quot;_&quot;;[.B378];&quot;.dsc&quot;)" office:value-type="string" office:string-value="http://archive.ubuntu.com/ubuntu/pool/universe/r/r-cran-shiny/r-cran-shiny_1.0.5+dfsg-4.dsc" calcext:value-type="string">
            <text:p>http://archive.ubuntu.com/ubuntu/pool/universe/r/r-cran-shiny/r-cran-shiny_1.0.5+dfsg-4.dsc</text:p>
          </table:table-cell>
          <table:table-cell/>
        </table:table-row>
        <table:table-row table:style-name="ro1">
          <table:table-cell office:value-type="string" calcext:value-type="string">
            <text:p>r-cran-shinybs</text:p>
          </table:table-cell>
          <table:table-cell office:value-type="string" calcext:value-type="string">
            <text:p>0.61-2</text:p>
          </table:table-cell>
          <table:table-cell table:formula="of:=CONCATENATE([.$D$1];[.A379];&quot;/&quot;;[.A379];&quot;_&quot;;[.B379];&quot;.dsc&quot;)" office:value-type="string" office:string-value="http://archive.ubuntu.com/ubuntu/pool/universe/r/r-cran-shinybs/r-cran-shinybs_0.61-2.dsc" calcext:value-type="string">
            <text:p>http://archive.ubuntu.com/ubuntu/pool/universe/r/r-cran-shinybs/r-cran-shinybs_0.61-2.dsc</text:p>
          </table:table-cell>
          <table:table-cell/>
        </table:table-row>
        <table:table-row table:style-name="ro1">
          <table:table-cell office:value-type="string" calcext:value-type="string">
            <text:p>r-cran-shinydashboard</text:p>
          </table:table-cell>
          <table:table-cell office:value-type="string" calcext:value-type="string">
            <text:p>0.6.1-1</text:p>
          </table:table-cell>
          <table:table-cell table:formula="of:=CONCATENATE([.$D$1];[.A380];&quot;/&quot;;[.A380];&quot;_&quot;;[.B380];&quot;.dsc&quot;)" office:value-type="string" office:string-value="http://archive.ubuntu.com/ubuntu/pool/universe/r/r-cran-shinydashboard/r-cran-shinydashboard_0.6.1-1.dsc" calcext:value-type="string">
            <text:p>http://archive.ubuntu.com/ubuntu/pool/universe/r/r-cran-shinydashboard/r-cran-shinydashboard_0.6.1-1.dsc</text:p>
          </table:table-cell>
          <table:table-cell/>
        </table:table-row>
        <table:table-row table:style-name="ro1">
          <table:table-cell office:value-type="string" calcext:value-type="string">
            <text:p>r-cran-shinyjs</text:p>
          </table:table-cell>
          <table:table-cell office:value-type="string" calcext:value-type="string">
            <text:p>0.9.1-1</text:p>
          </table:table-cell>
          <table:table-cell table:formula="of:=CONCATENATE([.$D$1];[.A381];&quot;/&quot;;[.A381];&quot;_&quot;;[.B381];&quot;.dsc&quot;)" office:value-type="string" office:string-value="http://archive.ubuntu.com/ubuntu/pool/universe/r/r-cran-shinyjs/r-cran-shinyjs_0.9.1-1.dsc" calcext:value-type="string">
            <text:p>http://archive.ubuntu.com/ubuntu/pool/universe/r/r-cran-shinyjs/r-cran-shinyjs_0.9.1-1.dsc</text:p>
          </table:table-cell>
          <table:table-cell/>
        </table:table-row>
        <table:table-row table:style-name="ro1">
          <table:table-cell office:value-type="string" calcext:value-type="string">
            <text:p>r-cran-slam</text:p>
          </table:table-cell>
          <table:table-cell office:value-type="string" calcext:value-type="string">
            <text:p>0.1-42-1</text:p>
          </table:table-cell>
          <table:table-cell table:formula="of:=CONCATENATE([.$D$1];[.A382];&quot;/&quot;;[.A382];&quot;_&quot;;[.B382];&quot;.dsc&quot;)" office:value-type="string" office:string-value="http://archive.ubuntu.com/ubuntu/pool/universe/r/r-cran-slam/r-cran-slam_0.1-42-1.dsc" calcext:value-type="string">
            <text:p>http://archive.ubuntu.com/ubuntu/pool/universe/r/r-cran-slam/r-cran-slam_0.1-42-1.dsc</text:p>
          </table:table-cell>
          <table:table-cell/>
        </table:table-row>
        <table:table-row table:style-name="ro1">
          <table:table-cell office:value-type="string" calcext:value-type="string">
            <text:p>r-cran-snowballc</text:p>
          </table:table-cell>
          <table:table-cell office:value-type="string" calcext:value-type="string">
            <text:p>0.5.1-2</text:p>
          </table:table-cell>
          <table:table-cell table:formula="of:=CONCATENATE([.$D$1];[.A383];&quot;/&quot;;[.A383];&quot;_&quot;;[.B383];&quot;.dsc&quot;)" office:value-type="string" office:string-value="http://archive.ubuntu.com/ubuntu/pool/universe/r/r-cran-snowballc/r-cran-snowballc_0.5.1-2.dsc" calcext:value-type="string">
            <text:p>http://archive.ubuntu.com/ubuntu/pool/universe/r/r-cran-snowballc/r-cran-snowballc_0.5.1-2.dsc</text:p>
          </table:table-cell>
          <table:table-cell/>
        </table:table-row>
        <table:table-row table:style-name="ro1">
          <table:table-cell office:value-type="string" calcext:value-type="string">
            <text:p>r-cran-solrium</text:p>
          </table:table-cell>
          <table:table-cell office:value-type="string" calcext:value-type="string">
            <text:p>1.0.0-1</text:p>
          </table:table-cell>
          <table:table-cell table:formula="of:=CONCATENATE([.$D$1];[.A384];&quot;/&quot;;[.A384];&quot;_&quot;;[.B384];&quot;.dsc&quot;)" office:value-type="string" office:string-value="http://archive.ubuntu.com/ubuntu/pool/universe/r/r-cran-solrium/r-cran-solrium_1.0.0-1.dsc" calcext:value-type="string">
            <text:p>http://archive.ubuntu.com/ubuntu/pool/universe/r/r-cran-solrium/r-cran-solrium_1.0.0-1.dsc</text:p>
          </table:table-cell>
          <table:table-cell/>
        </table:table-row>
        <table:table-row table:style-name="ro1">
          <table:table-cell office:value-type="string" calcext:value-type="string">
            <text:p>r-cran-sourcetools</text:p>
          </table:table-cell>
          <table:table-cell office:value-type="string" calcext:value-type="string">
            <text:p>0.1.6-1</text:p>
          </table:table-cell>
          <table:table-cell table:formula="of:=CONCATENATE([.$D$1];[.A385];&quot;/&quot;;[.A385];&quot;_&quot;;[.B385];&quot;.dsc&quot;)" office:value-type="string" office:string-value="http://archive.ubuntu.com/ubuntu/pool/universe/r/r-cran-sourcetools/r-cran-sourcetools_0.1.6-1.dsc" calcext:value-type="string">
            <text:p>http://archive.ubuntu.com/ubuntu/pool/universe/r/r-cran-sourcetools/r-cran-sourcetools_0.1.6-1.dsc</text:p>
          </table:table-cell>
          <table:table-cell/>
        </table:table-row>
        <table:table-row table:style-name="ro1">
          <table:table-cell office:value-type="string" calcext:value-type="string">
            <text:p>r-cran-spam</text:p>
          </table:table-cell>
          <table:table-cell office:value-type="string" calcext:value-type="string">
            <text:p>2.1-2-1</text:p>
          </table:table-cell>
          <table:table-cell table:formula="of:=CONCATENATE([.$D$1];[.A386];&quot;/&quot;;[.A386];&quot;_&quot;;[.B386];&quot;.dsc&quot;)" office:value-type="string" office:string-value="http://archive.ubuntu.com/ubuntu/pool/universe/r/r-cran-spam/r-cran-spam_2.1-2-1.dsc" calcext:value-type="string">
            <text:p>http://archive.ubuntu.com/ubuntu/pool/universe/r/r-cran-spam/r-cran-spam_2.1-2-1.dsc</text:p>
          </table:table-cell>
          <table:table-cell/>
        </table:table-row>
        <table:table-row table:style-name="ro1">
          <table:table-cell office:value-type="string" calcext:value-type="string">
            <text:p>r-cran-sparsem</text:p>
          </table:table-cell>
          <table:table-cell office:value-type="string" calcext:value-type="string">
            <text:p>1.77-1build1</text:p>
          </table:table-cell>
          <table:table-cell table:formula="of:=CONCATENATE([.$D$1];[.A387];&quot;/&quot;;[.A387];&quot;_&quot;;[.B387];&quot;.dsc&quot;)" office:value-type="string" office:string-value="http://archive.ubuntu.com/ubuntu/pool/universe/r/r-cran-sparsem/r-cran-sparsem_1.77-1build1.dsc" calcext:value-type="string">
            <text:p>http://archive.ubuntu.com/ubuntu/pool/universe/r/r-cran-sparsem/r-cran-sparsem_1.77-1build1.dsc</text:p>
          </table:table-cell>
          <table:table-cell/>
        </table:table-row>
        <table:table-row table:style-name="ro1">
          <table:table-cell office:value-type="string" calcext:value-type="string">
            <text:p>r-cran-spatial</text:p>
          </table:table-cell>
          <table:table-cell office:value-type="string" calcext:value-type="string">
            <text:p>7.3-11-2build1</text:p>
          </table:table-cell>
          <table:table-cell table:formula="of:=CONCATENATE([.$D$1];[.A388];&quot;/&quot;;[.A388];&quot;_&quot;;[.B388];&quot;.dsc&quot;)" office:value-type="string" office:string-value="http://archive.ubuntu.com/ubuntu/pool/universe/r/r-cran-spatial/r-cran-spatial_7.3-11-2build1.dsc" calcext:value-type="string">
            <text:p>http://archive.ubuntu.com/ubuntu/pool/universe/r/r-cran-spatial/r-cran-spatial_7.3-11-2build1.dsc</text:p>
          </table:table-cell>
          <table:table-cell/>
        </table:table-row>
        <table:table-row table:style-name="ro1">
          <table:table-cell office:value-type="string" calcext:value-type="string">
            <text:p>r-cran-spatstat</text:p>
          </table:table-cell>
          <table:table-cell office:value-type="string" calcext:value-type="string">
            <text:p>1.53-2-1</text:p>
          </table:table-cell>
          <table:table-cell table:formula="of:=CONCATENATE([.$D$1];[.A389];&quot;/&quot;;[.A389];&quot;_&quot;;[.B389];&quot;.dsc&quot;)" office:value-type="string" office:string-value="http://archive.ubuntu.com/ubuntu/pool/universe/r/r-cran-spatstat/r-cran-spatstat_1.53-2-1.dsc" calcext:value-type="string">
            <text:p>http://archive.ubuntu.com/ubuntu/pool/universe/r/r-cran-spatstat/r-cran-spatstat_1.53-2-1.dsc</text:p>
          </table:table-cell>
          <table:table-cell/>
        </table:table-row>
        <table:table-row table:style-name="ro1">
          <table:table-cell office:value-type="string" calcext:value-type="string">
            <text:p>r-cran-spatstat.data</text:p>
          </table:table-cell>
          <table:table-cell office:value-type="string" calcext:value-type="string">
            <text:p>1.1-1-1</text:p>
          </table:table-cell>
          <table:table-cell table:formula="of:=CONCATENATE([.$D$1];[.A390];&quot;/&quot;;[.A390];&quot;_&quot;;[.B390];&quot;.dsc&quot;)" office:value-type="string" office:string-value="http://archive.ubuntu.com/ubuntu/pool/universe/r/r-cran-spatstat.data/r-cran-spatstat.data_1.1-1-1.dsc" calcext:value-type="string">
            <text:p>http://archive.ubuntu.com/ubuntu/pool/universe/r/r-cran-spatstat.data/r-cran-spatstat.data_1.1-1-1.dsc</text:p>
          </table:table-cell>
          <table:table-cell/>
        </table:table-row>
        <table:table-row table:style-name="ro1">
          <table:table-cell office:value-type="string" calcext:value-type="string">
            <text:p>r-cran-spatstat.utils</text:p>
          </table:table-cell>
          <table:table-cell office:value-type="string" calcext:value-type="string">
            <text:p>1.7-1-1</text:p>
          </table:table-cell>
          <table:table-cell table:formula="of:=CONCATENATE([.$D$1];[.A391];&quot;/&quot;;[.A391];&quot;_&quot;;[.B391];&quot;.dsc&quot;)" office:value-type="string" office:string-value="http://archive.ubuntu.com/ubuntu/pool/universe/r/r-cran-spatstat.utils/r-cran-spatstat.utils_1.7-1-1.dsc" calcext:value-type="string">
            <text:p>http://archive.ubuntu.com/ubuntu/pool/universe/r/r-cran-spatstat.utils/r-cran-spatstat.utils_1.7-1-1.dsc</text:p>
          </table:table-cell>
          <table:table-cell/>
        </table:table-row>
        <table:table-row table:style-name="ro1">
          <table:table-cell office:value-type="string" calcext:value-type="string">
            <text:p>r-cran-spdep</text:p>
          </table:table-cell>
          <table:table-cell office:value-type="string" calcext:value-type="string">
            <text:p>0.6-15-2</text:p>
          </table:table-cell>
          <table:table-cell table:formula="of:=CONCATENATE([.$D$1];[.A392];&quot;/&quot;;[.A392];&quot;_&quot;;[.B392];&quot;.dsc&quot;)" office:value-type="string" office:string-value="http://archive.ubuntu.com/ubuntu/pool/universe/r/r-cran-spdep/r-cran-spdep_0.6-15-2.dsc" calcext:value-type="string">
            <text:p>http://archive.ubuntu.com/ubuntu/pool/universe/r/r-cran-spdep/r-cran-spdep_0.6-15-2.dsc</text:p>
          </table:table-cell>
          <table:table-cell/>
        </table:table-row>
        <table:table-row table:style-name="ro1">
          <table:table-cell office:value-type="string" calcext:value-type="string">
            <text:p>r-cran-stabledist</text:p>
          </table:table-cell>
          <table:table-cell office:value-type="string" calcext:value-type="string">
            <text:p>0.7-1-1.1</text:p>
          </table:table-cell>
          <table:table-cell table:formula="of:=CONCATENATE([.$D$1];[.A393];&quot;/&quot;;[.A393];&quot;_&quot;;[.B393];&quot;.dsc&quot;)" office:value-type="string" office:string-value="http://archive.ubuntu.com/ubuntu/pool/universe/r/r-cran-stabledist/r-cran-stabledist_0.7-1-1.1.dsc" calcext:value-type="string">
            <text:p>http://archive.ubuntu.com/ubuntu/pool/universe/r/r-cran-stabledist/r-cran-stabledist_0.7-1-1.1.dsc</text:p>
          </table:table-cell>
          <table:table-cell/>
        </table:table-row>
        <table:table-row table:style-name="ro1">
          <table:table-cell office:value-type="string" calcext:value-type="string">
            <text:p>r-cran-statmod</text:p>
          </table:table-cell>
          <table:table-cell office:value-type="string" calcext:value-type="string">
            <text:p>1.4.30-1build1</text:p>
          </table:table-cell>
          <table:table-cell table:formula="of:=CONCATENATE([.$D$1];[.A394];&quot;/&quot;;[.A394];&quot;_&quot;;[.B394];&quot;.dsc&quot;)" office:value-type="string" office:string-value="http://archive.ubuntu.com/ubuntu/pool/universe/r/r-cran-statmod/r-cran-statmod_1.4.30-1build1.dsc" calcext:value-type="string">
            <text:p>http://archive.ubuntu.com/ubuntu/pool/universe/r/r-cran-statmod/r-cran-statmod_1.4.30-1build1.dsc</text:p>
          </table:table-cell>
          <table:table-cell/>
        </table:table-row>
        <table:table-row table:style-name="ro1">
          <table:table-cell office:value-type="string" calcext:value-type="string">
            <text:p>r-cran-stringi</text:p>
          </table:table-cell>
          <table:table-cell office:value-type="string" calcext:value-type="string">
            <text:p>1.1.6-1</text:p>
          </table:table-cell>
          <table:table-cell table:formula="of:=CONCATENATE([.$D$1];[.A395];&quot;/&quot;;[.A395];&quot;_&quot;;[.B395];&quot;.dsc&quot;)" office:value-type="string" office:string-value="http://archive.ubuntu.com/ubuntu/pool/universe/r/r-cran-stringi/r-cran-stringi_1.1.6-1.dsc" calcext:value-type="string">
            <text:p>http://archive.ubuntu.com/ubuntu/pool/universe/r/r-cran-stringi/r-cran-stringi_1.1.6-1.dsc</text:p>
          </table:table-cell>
          <table:table-cell/>
        </table:table-row>
        <table:table-row table:style-name="ro1">
          <table:table-cell office:value-type="string" calcext:value-type="string">
            <text:p>r-cran-stringr</text:p>
          </table:table-cell>
          <table:table-cell office:value-type="string" calcext:value-type="string">
            <text:p>1.3.0-1ubuntu1</text:p>
          </table:table-cell>
          <table:table-cell table:formula="of:=CONCATENATE([.$D$1];[.A396];&quot;/&quot;;[.A396];&quot;_&quot;;[.B396];&quot;.dsc&quot;)" office:value-type="string" office:string-value="http://archive.ubuntu.com/ubuntu/pool/universe/r/r-cran-stringr/r-cran-stringr_1.3.0-1ubuntu1.dsc" calcext:value-type="string">
            <text:p>http://archive.ubuntu.com/ubuntu/pool/universe/r/r-cran-stringr/r-cran-stringr_1.3.0-1ubuntu1.dsc</text:p>
          </table:table-cell>
          <table:table-cell/>
        </table:table-row>
        <table:table-row table:style-name="ro1">
          <table:table-cell office:value-type="string" calcext:value-type="string">
            <text:p>r-cran-survey</text:p>
          </table:table-cell>
          <table:table-cell office:value-type="string" calcext:value-type="string">
            <text:p>3.32-1-2</text:p>
          </table:table-cell>
          <table:table-cell table:formula="of:=CONCATENATE([.$D$1];[.A397];&quot;/&quot;;[.A397];&quot;_&quot;;[.B397];&quot;.dsc&quot;)" office:value-type="string" office:string-value="http://archive.ubuntu.com/ubuntu/pool/universe/r/r-cran-survey/r-cran-survey_3.32-1-2.dsc" calcext:value-type="string">
            <text:p>http://archive.ubuntu.com/ubuntu/pool/universe/r/r-cran-survey/r-cran-survey_3.32-1-2.dsc</text:p>
          </table:table-cell>
          <table:table-cell/>
        </table:table-row>
        <table:table-row table:style-name="ro1">
          <table:table-cell office:value-type="string" calcext:value-type="string">
            <text:p>r-cran-taxize</text:p>
          </table:table-cell>
          <table:table-cell office:value-type="string" calcext:value-type="string">
            <text:p>0.9.0-1</text:p>
          </table:table-cell>
          <table:table-cell table:formula="of:=CONCATENATE([.$D$1];[.A398];&quot;/&quot;;[.A398];&quot;_&quot;;[.B398];&quot;.dsc&quot;)" office:value-type="string" office:string-value="http://archive.ubuntu.com/ubuntu/pool/universe/r/r-cran-taxize/r-cran-taxize_0.9.0-1.dsc" calcext:value-type="string">
            <text:p>http://archive.ubuntu.com/ubuntu/pool/universe/r/r-cran-taxize/r-cran-taxize_0.9.0-1.dsc</text:p>
          </table:table-cell>
          <table:table-cell/>
        </table:table-row>
        <table:table-row table:style-name="ro1">
          <table:table-cell office:value-type="string" calcext:value-type="string">
            <text:p>r-cran-tcltk2</text:p>
          </table:table-cell>
          <table:table-cell office:value-type="string" calcext:value-type="string">
            <text:p>1.2-11-1.1</text:p>
          </table:table-cell>
          <table:table-cell table:formula="of:=CONCATENATE([.$D$1];[.A399];&quot;/&quot;;[.A399];&quot;_&quot;;[.B399];&quot;.dsc&quot;)" office:value-type="string" office:string-value="http://archive.ubuntu.com/ubuntu/pool/universe/r/r-cran-tcltk2/r-cran-tcltk2_1.2-11-1.1.dsc" calcext:value-type="string">
            <text:p>http://archive.ubuntu.com/ubuntu/pool/universe/r/r-cran-tcltk2/r-cran-tcltk2_1.2-11-1.1.dsc</text:p>
          </table:table-cell>
          <table:table-cell/>
        </table:table-row>
        <table:table-row table:style-name="ro1">
          <table:table-cell office:value-type="string" calcext:value-type="string">
            <text:p>r-cran-teachingdemos</text:p>
          </table:table-cell>
          <table:table-cell office:value-type="string" calcext:value-type="string">
            <text:p>2.10-2</text:p>
          </table:table-cell>
          <table:table-cell table:formula="of:=CONCATENATE([.$D$1];[.A400];&quot;/&quot;;[.A400];&quot;_&quot;;[.B400];&quot;.dsc&quot;)" office:value-type="string" office:string-value="http://archive.ubuntu.com/ubuntu/pool/universe/r/r-cran-teachingdemos/r-cran-teachingdemos_2.10-2.dsc" calcext:value-type="string">
            <text:p>http://archive.ubuntu.com/ubuntu/pool/universe/r/r-cran-teachingdemos/r-cran-teachingdemos_2.10-2.dsc</text:p>
          </table:table-cell>
          <table:table-cell/>
        </table:table-row>
        <table:table-row table:style-name="ro1">
          <table:table-cell office:value-type="string" calcext:value-type="string">
            <text:p>r-cran-tensor</text:p>
          </table:table-cell>
          <table:table-cell office:value-type="string" calcext:value-type="string">
            <text:p>1.5-2</text:p>
          </table:table-cell>
          <table:table-cell table:formula="of:=CONCATENATE([.$D$1];[.A401];&quot;/&quot;;[.A401];&quot;_&quot;;[.B401];&quot;.dsc&quot;)" office:value-type="string" office:string-value="http://archive.ubuntu.com/ubuntu/pool/universe/r/r-cran-tensor/r-cran-tensor_1.5-2.dsc" calcext:value-type="string">
            <text:p>http://archive.ubuntu.com/ubuntu/pool/universe/r/r-cran-tensor/r-cran-tensor_1.5-2.dsc</text:p>
          </table:table-cell>
          <table:table-cell/>
        </table:table-row>
        <table:table-row table:style-name="ro1">
          <table:table-cell office:value-type="string" calcext:value-type="string">
            <text:p>r-cran-testit</text:p>
          </table:table-cell>
          <table:table-cell office:value-type="string" calcext:value-type="string">
            <text:p>0.7-1</text:p>
          </table:table-cell>
          <table:table-cell table:formula="of:=CONCATENATE([.$D$1];[.A402];&quot;/&quot;;[.A402];&quot;_&quot;;[.B402];&quot;.dsc&quot;)" office:value-type="string" office:string-value="http://archive.ubuntu.com/ubuntu/pool/universe/r/r-cran-testit/r-cran-testit_0.7-1.dsc" calcext:value-type="string">
            <text:p>http://archive.ubuntu.com/ubuntu/pool/universe/r/r-cran-testit/r-cran-testit_0.7-1.dsc</text:p>
          </table:table-cell>
          <table:table-cell/>
        </table:table-row>
        <table:table-row table:style-name="ro1">
          <table:table-cell office:value-type="string" calcext:value-type="string">
            <text:p>r-cran-testthat</text:p>
          </table:table-cell>
          <table:table-cell office:value-type="string" calcext:value-type="string">
            <text:p>2.0.0-2</text:p>
          </table:table-cell>
          <table:table-cell table:formula="of:=CONCATENATE([.$D$1];[.A403];&quot;/&quot;;[.A403];&quot;_&quot;;[.B403];&quot;.dsc&quot;)" office:value-type="string" office:string-value="http://archive.ubuntu.com/ubuntu/pool/universe/r/r-cran-testthat/r-cran-testthat_2.0.0-2.dsc" calcext:value-type="string">
            <text:p>http://archive.ubuntu.com/ubuntu/pool/universe/r/r-cran-testthat/r-cran-testthat_2.0.0-2.dsc</text:p>
          </table:table-cell>
          <table:table-cell/>
        </table:table-row>
        <table:table-row table:style-name="ro1">
          <table:table-cell office:value-type="string" calcext:value-type="string">
            <text:p>r-cran-tgp</text:p>
          </table:table-cell>
          <table:table-cell office:value-type="string" calcext:value-type="string">
            <text:p>2.4-14-2build1</text:p>
          </table:table-cell>
          <table:table-cell table:formula="of:=CONCATENATE([.$D$1];[.A404];&quot;/&quot;;[.A404];&quot;_&quot;;[.B404];&quot;.dsc&quot;)" office:value-type="string" office:string-value="http://archive.ubuntu.com/ubuntu/pool/universe/r/r-cran-tgp/r-cran-tgp_2.4-14-2build1.dsc" calcext:value-type="string">
            <text:p>http://archive.ubuntu.com/ubuntu/pool/universe/r/r-cran-tgp/r-cran-tgp_2.4-14-2build1.dsc</text:p>
          </table:table-cell>
          <table:table-cell/>
        </table:table-row>
        <table:table-row table:style-name="ro1">
          <table:table-cell office:value-type="string" calcext:value-type="string">
            <text:p>r-cran-th.data</text:p>
          </table:table-cell>
          <table:table-cell office:value-type="string" calcext:value-type="string">
            <text:p>1.0-8-1build1</text:p>
          </table:table-cell>
          <table:table-cell table:formula="of:=CONCATENATE([.$D$1];[.A405];&quot;/&quot;;[.A405];&quot;_&quot;;[.B405];&quot;.dsc&quot;)" office:value-type="string" office:string-value="http://archive.ubuntu.com/ubuntu/pool/universe/r/r-cran-th.data/r-cran-th.data_1.0-8-1build1.dsc" calcext:value-type="string">
            <text:p>http://archive.ubuntu.com/ubuntu/pool/universe/r/r-cran-th.data/r-cran-th.data_1.0-8-1build1.dsc</text:p>
          </table:table-cell>
          <table:table-cell/>
        </table:table-row>
        <table:table-row table:style-name="ro1">
          <table:table-cell office:value-type="string" calcext:value-type="string">
            <text:p>r-cran-tibble</text:p>
          </table:table-cell>
          <table:table-cell office:value-type="string" calcext:value-type="string">
            <text:p>1.4.1-1ubuntu1</text:p>
          </table:table-cell>
          <table:table-cell table:formula="of:=CONCATENATE([.$D$1];[.A406];&quot;/&quot;;[.A406];&quot;_&quot;;[.B406];&quot;.dsc&quot;)" office:value-type="string" office:string-value="http://archive.ubuntu.com/ubuntu/pool/universe/r/r-cran-tibble/r-cran-tibble_1.4.1-1ubuntu1.dsc" calcext:value-type="string">
            <text:p>http://archive.ubuntu.com/ubuntu/pool/universe/r/r-cran-tibble/r-cran-tibble_1.4.1-1ubuntu1.dsc</text:p>
          </table:table-cell>
          <table:table-cell/>
        </table:table-row>
        <table:table-row table:style-name="ro1">
          <table:table-cell office:value-type="string" calcext:value-type="string">
            <text:p>r-cran-tidyr</text:p>
          </table:table-cell>
          <table:table-cell office:value-type="string" calcext:value-type="string">
            <text:p>0.8.0-1</text:p>
          </table:table-cell>
          <table:table-cell table:formula="of:=CONCATENATE([.$D$1];[.A407];&quot;/&quot;;[.A407];&quot;_&quot;;[.B407];&quot;.dsc&quot;)" office:value-type="string" office:string-value="http://archive.ubuntu.com/ubuntu/pool/universe/r/r-cran-tidyr/r-cran-tidyr_0.8.0-1.dsc" calcext:value-type="string">
            <text:p>http://archive.ubuntu.com/ubuntu/pool/universe/r/r-cran-tidyr/r-cran-tidyr_0.8.0-1.dsc</text:p>
          </table:table-cell>
          <table:table-cell/>
        </table:table-row>
        <table:table-row table:style-name="ro1">
          <table:table-cell office:value-type="string" calcext:value-type="string">
            <text:p>r-cran-tidyselect</text:p>
          </table:table-cell>
          <table:table-cell office:value-type="string" calcext:value-type="string">
            <text:p>0.2.4-1</text:p>
          </table:table-cell>
          <table:table-cell table:formula="of:=CONCATENATE([.$D$1];[.A408];&quot;/&quot;;[.A408];&quot;_&quot;;[.B408];&quot;.dsc&quot;)" office:value-type="string" office:string-value="http://archive.ubuntu.com/ubuntu/pool/universe/r/r-cran-tidyselect/r-cran-tidyselect_0.2.4-1.dsc" calcext:value-type="string">
            <text:p>http://archive.ubuntu.com/ubuntu/pool/universe/r/r-cran-tidyselect/r-cran-tidyselect_0.2.4-1.dsc</text:p>
          </table:table-cell>
          <table:table-cell/>
        </table:table-row>
        <table:table-row table:style-name="ro1">
          <table:table-cell office:value-type="string" calcext:value-type="string">
            <text:p>r-cran-tikzdevice</text:p>
          </table:table-cell>
          <table:table-cell office:value-type="string" calcext:value-type="string">
            <text:p>0.10-1-3</text:p>
          </table:table-cell>
          <table:table-cell table:formula="of:=CONCATENATE([.$D$1];[.A409];&quot;/&quot;;[.A409];&quot;_&quot;;[.B409];&quot;.dsc&quot;)" office:value-type="string" office:string-value="http://archive.ubuntu.com/ubuntu/pool/universe/r/r-cran-tikzdevice/r-cran-tikzdevice_0.10-1-3.dsc" calcext:value-type="string">
            <text:p>http://archive.ubuntu.com/ubuntu/pool/universe/r/r-cran-tikzdevice/r-cran-tikzdevice_0.10-1-3.dsc</text:p>
          </table:table-cell>
          <table:table-cell/>
        </table:table-row>
        <table:table-row table:style-name="ro1">
          <table:table-cell office:value-type="string" calcext:value-type="string">
            <text:p>r-cran-tm</text:p>
          </table:table-cell>
          <table:table-cell office:value-type="string" calcext:value-type="string">
            <text:p>0.7-2-1</text:p>
          </table:table-cell>
          <table:table-cell table:formula="of:=CONCATENATE([.$D$1];[.A410];&quot;/&quot;;[.A410];&quot;_&quot;;[.B410];&quot;.dsc&quot;)" office:value-type="string" office:string-value="http://archive.ubuntu.com/ubuntu/pool/universe/r/r-cran-tm/r-cran-tm_0.7-2-1.dsc" calcext:value-type="string">
            <text:p>http://archive.ubuntu.com/ubuntu/pool/universe/r/r-cran-tm/r-cran-tm_0.7-2-1.dsc</text:p>
          </table:table-cell>
          <table:table-cell/>
        </table:table-row>
        <table:table-row table:style-name="ro1">
          <table:table-cell office:value-type="string" calcext:value-type="string">
            <text:p>r-cran-treescape</text:p>
          </table:table-cell>
          <table:table-cell office:value-type="string" calcext:value-type="string">
            <text:p>1.10.18-8</text:p>
          </table:table-cell>
          <table:table-cell table:formula="of:=CONCATENATE([.$D$1];[.A411];&quot;/&quot;;[.A411];&quot;_&quot;;[.B411];&quot;.dsc&quot;)" office:value-type="string" office:string-value="http://archive.ubuntu.com/ubuntu/pool/universe/r/r-cran-treescape/r-cran-treescape_1.10.18-8.dsc" calcext:value-type="string">
            <text:p>http://archive.ubuntu.com/ubuntu/pool/universe/r/r-cran-treescape/r-cran-treescape_1.10.18-8.dsc</text:p>
          </table:table-cell>
          <table:table-cell/>
        </table:table-row>
        <table:table-row table:style-name="ro1">
          <table:table-cell office:value-type="string" calcext:value-type="string">
            <text:p>r-cran-treespace</text:p>
          </table:table-cell>
          <table:table-cell office:value-type="string" calcext:value-type="string">
            <text:p>1.1.1-1</text:p>
          </table:table-cell>
          <table:table-cell table:formula="of:=CONCATENATE([.$D$1];[.A412];&quot;/&quot;;[.A412];&quot;_&quot;;[.B412];&quot;.dsc&quot;)" office:value-type="string" office:string-value="http://archive.ubuntu.com/ubuntu/pool/universe/r/r-cran-treespace/r-cran-treespace_1.1.1-1.dsc" calcext:value-type="string">
            <text:p>http://archive.ubuntu.com/ubuntu/pool/universe/r/r-cran-treespace/r-cran-treespace_1.1.1-1.dsc</text:p>
          </table:table-cell>
          <table:table-cell/>
        </table:table-row>
        <table:table-row table:style-name="ro1">
          <table:table-cell office:value-type="string" calcext:value-type="string">
            <text:p>r-cran-triebeard</text:p>
          </table:table-cell>
          <table:table-cell office:value-type="string" calcext:value-type="string">
            <text:p>0.3.0-2</text:p>
          </table:table-cell>
          <table:table-cell table:formula="of:=CONCATENATE([.$D$1];[.A413];&quot;/&quot;;[.A413];&quot;_&quot;;[.B413];&quot;.dsc&quot;)" office:value-type="string" office:string-value="http://archive.ubuntu.com/ubuntu/pool/universe/r/r-cran-triebeard/r-cran-triebeard_0.3.0-2.dsc" calcext:value-type="string">
            <text:p>http://archive.ubuntu.com/ubuntu/pool/universe/r/r-cran-triebeard/r-cran-triebeard_0.3.0-2.dsc</text:p>
          </table:table-cell>
          <table:table-cell/>
        </table:table-row>
        <table:table-row table:style-name="ro1">
          <table:table-cell office:value-type="string" calcext:value-type="string">
            <text:p>r-cran-truncdist</text:p>
          </table:table-cell>
          <table:table-cell office:value-type="string" calcext:value-type="string">
            <text:p>1.0-2-1</text:p>
          </table:table-cell>
          <table:table-cell table:formula="of:=CONCATENATE([.$D$1];[.A414];&quot;/&quot;;[.A414];&quot;_&quot;;[.B414];&quot;.dsc&quot;)" office:value-type="string" office:string-value="http://archive.ubuntu.com/ubuntu/pool/universe/r/r-cran-truncdist/r-cran-truncdist_1.0-2-1.dsc" calcext:value-type="string">
            <text:p>http://archive.ubuntu.com/ubuntu/pool/universe/r/r-cran-truncdist/r-cran-truncdist_1.0-2-1.dsc</text:p>
          </table:table-cell>
          <table:table-cell/>
        </table:table-row>
        <table:table-row table:style-name="ro1">
          <table:table-cell office:value-type="string" calcext:value-type="string">
            <text:p>r-cran-truncnorm</text:p>
          </table:table-cell>
          <table:table-cell office:value-type="string" calcext:value-type="string">
            <text:p>1.0-7-3</text:p>
          </table:table-cell>
          <table:table-cell table:formula="of:=CONCATENATE([.$D$1];[.A415];&quot;/&quot;;[.A415];&quot;_&quot;;[.B415];&quot;.dsc&quot;)" office:value-type="string" office:string-value="http://archive.ubuntu.com/ubuntu/pool/universe/r/r-cran-truncnorm/r-cran-truncnorm_1.0-7-3.dsc" calcext:value-type="string">
            <text:p>http://archive.ubuntu.com/ubuntu/pool/universe/r/r-cran-truncnorm/r-cran-truncnorm_1.0-7-3.dsc</text:p>
          </table:table-cell>
          <table:table-cell/>
        </table:table-row>
        <table:table-row table:style-name="ro1">
          <table:table-cell office:value-type="string" calcext:value-type="string">
            <text:p>r-cran-ttr</text:p>
          </table:table-cell>
          <table:table-cell office:value-type="string" calcext:value-type="string">
            <text:p>0.23-3-1</text:p>
          </table:table-cell>
          <table:table-cell table:formula="of:=CONCATENATE([.$D$1];[.A416];&quot;/&quot;;[.A416];&quot;_&quot;;[.B416];&quot;.dsc&quot;)" office:value-type="string" office:string-value="http://archive.ubuntu.com/ubuntu/pool/universe/r/r-cran-ttr/r-cran-ttr_0.23-3-1.dsc" calcext:value-type="string">
            <text:p>http://archive.ubuntu.com/ubuntu/pool/universe/r/r-cran-ttr/r-cran-ttr_0.23-3-1.dsc</text:p>
          </table:table-cell>
          <table:table-cell/>
        </table:table-row>
        <table:table-row table:style-name="ro1">
          <table:table-cell office:value-type="string" calcext:value-type="string">
            <text:p>r-cran-urltools</text:p>
          </table:table-cell>
          <table:table-cell office:value-type="string" calcext:value-type="string">
            <text:p>1.7.0-1ubuntu1</text:p>
          </table:table-cell>
          <table:table-cell table:formula="of:=CONCATENATE([.$D$1];[.A417];&quot;/&quot;;[.A417];&quot;_&quot;;[.B417];&quot;.dsc&quot;)" office:value-type="string" office:string-value="http://archive.ubuntu.com/ubuntu/pool/universe/r/r-cran-urltools/r-cran-urltools_1.7.0-1ubuntu1.dsc" calcext:value-type="string">
            <text:p>http://archive.ubuntu.com/ubuntu/pool/universe/r/r-cran-urltools/r-cran-urltools_1.7.0-1ubuntu1.dsc</text:p>
          </table:table-cell>
          <table:table-cell/>
        </table:table-row>
        <table:table-row table:style-name="ro1">
          <table:table-cell office:value-type="string" calcext:value-type="string">
            <text:p>r-cran-utf8</text:p>
          </table:table-cell>
          <table:table-cell office:value-type="string" calcext:value-type="string">
            <text:p>1.1.3-1</text:p>
          </table:table-cell>
          <table:table-cell table:formula="of:=CONCATENATE([.$D$1];[.A418];&quot;/&quot;;[.A418];&quot;_&quot;;[.B418];&quot;.dsc&quot;)" office:value-type="string" office:string-value="http://archive.ubuntu.com/ubuntu/pool/universe/r/r-cran-utf8/r-cran-utf8_1.1.3-1.dsc" calcext:value-type="string">
            <text:p>http://archive.ubuntu.com/ubuntu/pool/universe/r/r-cran-utf8/r-cran-utf8_1.1.3-1.dsc</text:p>
          </table:table-cell>
          <table:table-cell/>
        </table:table-row>
        <table:table-row table:style-name="ro1">
          <table:table-cell office:value-type="string" calcext:value-type="string">
            <text:p>r-cran-uuid</text:p>
          </table:table-cell>
          <table:table-cell office:value-type="string" calcext:value-type="string">
            <text:p>0.1.2-8build1</text:p>
          </table:table-cell>
          <table:table-cell table:formula="of:=CONCATENATE([.$D$1];[.A419];&quot;/&quot;;[.A419];&quot;_&quot;;[.B419];&quot;.dsc&quot;)" office:value-type="string" office:string-value="http://archive.ubuntu.com/ubuntu/pool/universe/r/r-cran-uuid/r-cran-uuid_0.1.2-8build1.dsc" calcext:value-type="string">
            <text:p>http://archive.ubuntu.com/ubuntu/pool/universe/r/r-cran-uuid/r-cran-uuid_0.1.2-8build1.dsc</text:p>
          </table:table-cell>
          <table:table-cell/>
        </table:table-row>
        <table:table-row table:style-name="ro1">
          <table:table-cell office:value-type="string" calcext:value-type="string">
            <text:p>r-cran-v8</text:p>
          </table:table-cell>
          <table:table-cell office:value-type="string" calcext:value-type="string">
            <text:p>1.5-1</text:p>
          </table:table-cell>
          <table:table-cell table:formula="of:=CONCATENATE([.$D$1];[.A420];&quot;/&quot;;[.A420];&quot;_&quot;;[.B420];&quot;.dsc&quot;)" office:value-type="string" office:string-value="http://archive.ubuntu.com/ubuntu/pool/universe/r/r-cran-v8/r-cran-v8_1.5-1.dsc" calcext:value-type="string">
            <text:p>http://archive.ubuntu.com/ubuntu/pool/universe/r/r-cran-v8/r-cran-v8_1.5-1.dsc</text:p>
          </table:table-cell>
          <table:table-cell/>
        </table:table-row>
        <table:table-row table:style-name="ro1">
          <table:table-cell office:value-type="string" calcext:value-type="string">
            <text:p>r-cran-vcdextra</text:p>
          </table:table-cell>
          <table:table-cell office:value-type="string" calcext:value-type="string">
            <text:p>0.7-1-2</text:p>
          </table:table-cell>
          <table:table-cell table:formula="of:=CONCATENATE([.$D$1];[.A421];&quot;/&quot;;[.A421];&quot;_&quot;;[.B421];&quot;.dsc&quot;)" office:value-type="string" office:string-value="http://archive.ubuntu.com/ubuntu/pool/universe/r/r-cran-vcdextra/r-cran-vcdextra_0.7-1-2.dsc" calcext:value-type="string">
            <text:p>http://archive.ubuntu.com/ubuntu/pool/universe/r/r-cran-vcdextra/r-cran-vcdextra_0.7-1-2.dsc</text:p>
          </table:table-cell>
          <table:table-cell/>
        </table:table-row>
        <table:table-row table:style-name="ro1">
          <table:table-cell office:value-type="string" calcext:value-type="string">
            <text:p>r-cran-vegan</text:p>
          </table:table-cell>
          <table:table-cell office:value-type="string" calcext:value-type="string">
            <text:p>2.4-6-1</text:p>
          </table:table-cell>
          <table:table-cell table:formula="of:=CONCATENATE([.$D$1];[.A422];&quot;/&quot;;[.A422];&quot;_&quot;;[.B422];&quot;.dsc&quot;)" office:value-type="string" office:string-value="http://archive.ubuntu.com/ubuntu/pool/universe/r/r-cran-vegan/r-cran-vegan_2.4-6-1.dsc" calcext:value-type="string">
            <text:p>http://archive.ubuntu.com/ubuntu/pool/universe/r/r-cran-vegan/r-cran-vegan_2.4-6-1.dsc</text:p>
          </table:table-cell>
          <table:table-cell/>
        </table:table-row>
        <table:table-row table:style-name="ro1">
          <table:table-cell office:value-type="string" calcext:value-type="string">
            <text:p>r-cran-vioplot</text:p>
          </table:table-cell>
          <table:table-cell office:value-type="string" calcext:value-type="string">
            <text:p>0.2-3</text:p>
          </table:table-cell>
          <table:table-cell table:formula="of:=CONCATENATE([.$D$1];[.A423];&quot;/&quot;;[.A423];&quot;_&quot;;[.B423];&quot;.dsc&quot;)" office:value-type="string" office:string-value="http://archive.ubuntu.com/ubuntu/pool/universe/r/r-cran-vioplot/r-cran-vioplot_0.2-3.dsc" calcext:value-type="string">
            <text:p>http://archive.ubuntu.com/ubuntu/pool/universe/r/r-cran-vioplot/r-cran-vioplot_0.2-3.dsc</text:p>
          </table:table-cell>
          <table:table-cell/>
        </table:table-row>
        <table:table-row table:style-name="ro1">
          <table:table-cell office:value-type="string" calcext:value-type="string">
            <text:p>r-cran-viridis</text:p>
          </table:table-cell>
          <table:table-cell office:value-type="string" calcext:value-type="string">
            <text:p>0.5.0-1</text:p>
          </table:table-cell>
          <table:table-cell table:formula="of:=CONCATENATE([.$D$1];[.A424];&quot;/&quot;;[.A424];&quot;_&quot;;[.B424];&quot;.dsc&quot;)" office:value-type="string" office:string-value="http://archive.ubuntu.com/ubuntu/pool/universe/r/r-cran-viridis/r-cran-viridis_0.5.0-1.dsc" calcext:value-type="string">
            <text:p>http://archive.ubuntu.com/ubuntu/pool/universe/r/r-cran-viridis/r-cran-viridis_0.5.0-1.dsc</text:p>
          </table:table-cell>
          <table:table-cell/>
        </table:table-row>
        <table:table-row table:style-name="ro1">
          <table:table-cell office:value-type="string" calcext:value-type="string">
            <text:p>r-cran-viridislite</text:p>
          </table:table-cell>
          <table:table-cell office:value-type="string" calcext:value-type="string">
            <text:p>0.3.0-1</text:p>
          </table:table-cell>
          <table:table-cell table:formula="of:=CONCATENATE([.$D$1];[.A425];&quot;/&quot;;[.A425];&quot;_&quot;;[.B425];&quot;.dsc&quot;)" office:value-type="string" office:string-value="http://archive.ubuntu.com/ubuntu/pool/universe/r/r-cran-viridislite/r-cran-viridislite_0.3.0-1.dsc" calcext:value-type="string">
            <text:p>http://archive.ubuntu.com/ubuntu/pool/universe/r/r-cran-viridislite/r-cran-viridislite_0.3.0-1.dsc</text:p>
          </table:table-cell>
          <table:table-cell/>
        </table:table-row>
        <table:table-row table:style-name="ro1">
          <table:table-cell office:value-type="string" calcext:value-type="string">
            <text:p>r-cran-wdi</text:p>
          </table:table-cell>
          <table:table-cell office:value-type="string" calcext:value-type="string">
            <text:p>2.4-2</text:p>
          </table:table-cell>
          <table:table-cell table:formula="of:=CONCATENATE([.$D$1];[.A426];&quot;/&quot;;[.A426];&quot;_&quot;;[.B426];&quot;.dsc&quot;)" office:value-type="string" office:string-value="http://archive.ubuntu.com/ubuntu/pool/universe/r/r-cran-wdi/r-cran-wdi_2.4-2.dsc" calcext:value-type="string">
            <text:p>http://archive.ubuntu.com/ubuntu/pool/universe/r/r-cran-wdi/r-cran-wdi_2.4-2.dsc</text:p>
          </table:table-cell>
          <table:table-cell/>
        </table:table-row>
        <table:table-row table:style-name="ro1">
          <table:table-cell office:value-type="string" calcext:value-type="string">
            <text:p>r-cran-webmockr</text:p>
          </table:table-cell>
          <table:table-cell office:value-type="string" calcext:value-type="string">
            <text:p>0.1.0-1</text:p>
          </table:table-cell>
          <table:table-cell table:formula="of:=CONCATENATE([.$D$1];[.A427];&quot;/&quot;;[.A427];&quot;_&quot;;[.B427];&quot;.dsc&quot;)" office:value-type="string" office:string-value="http://archive.ubuntu.com/ubuntu/pool/universe/r/r-cran-webmockr/r-cran-webmockr_0.1.0-1.dsc" calcext:value-type="string">
            <text:p>http://archive.ubuntu.com/ubuntu/pool/universe/r/r-cran-webmockr/r-cran-webmockr_0.1.0-1.dsc</text:p>
          </table:table-cell>
          <table:table-cell/>
        </table:table-row>
        <table:table-row table:style-name="ro1">
          <table:table-cell office:value-type="string" calcext:value-type="string">
            <text:p>r-cran-whisker</text:p>
          </table:table-cell>
          <table:table-cell office:value-type="string" calcext:value-type="string">
            <text:p>0.3-2-1</text:p>
          </table:table-cell>
          <table:table-cell table:formula="of:=CONCATENATE([.$D$1];[.A428];&quot;/&quot;;[.A428];&quot;_&quot;;[.B428];&quot;.dsc&quot;)" office:value-type="string" office:string-value="http://archive.ubuntu.com/ubuntu/pool/universe/r/r-cran-whisker/r-cran-whisker_0.3-2-1.dsc" calcext:value-type="string">
            <text:p>http://archive.ubuntu.com/ubuntu/pool/universe/r/r-cran-whisker/r-cran-whisker_0.3-2-1.dsc</text:p>
          </table:table-cell>
          <table:table-cell/>
        </table:table-row>
        <table:table-row table:style-name="ro1">
          <table:table-cell office:value-type="string" calcext:value-type="string">
            <text:p>r-cran-wikidatar</text:p>
          </table:table-cell>
          <table:table-cell office:value-type="string" calcext:value-type="string">
            <text:p>1.4.0-1</text:p>
          </table:table-cell>
          <table:table-cell table:formula="of:=CONCATENATE([.$D$1];[.A429];&quot;/&quot;;[.A429];&quot;_&quot;;[.B429];&quot;.dsc&quot;)" office:value-type="string" office:string-value="http://archive.ubuntu.com/ubuntu/pool/universe/r/r-cran-wikidatar/r-cran-wikidatar_1.4.0-1.dsc" calcext:value-type="string">
            <text:p>http://archive.ubuntu.com/ubuntu/pool/universe/r/r-cran-wikidatar/r-cran-wikidatar_1.4.0-1.dsc</text:p>
          </table:table-cell>
          <table:table-cell/>
        </table:table-row>
        <table:table-row table:style-name="ro1">
          <table:table-cell office:value-type="string" calcext:value-type="string">
            <text:p>r-cran-wikipedir</text:p>
          </table:table-cell>
          <table:table-cell office:value-type="string" calcext:value-type="string">
            <text:p>1.5.0-1</text:p>
          </table:table-cell>
          <table:table-cell table:formula="of:=CONCATENATE([.$D$1];[.A430];&quot;/&quot;;[.A430];&quot;_&quot;;[.B430];&quot;.dsc&quot;)" office:value-type="string" office:string-value="http://archive.ubuntu.com/ubuntu/pool/universe/r/r-cran-wikipedir/r-cran-wikipedir_1.5.0-1.dsc" calcext:value-type="string">
            <text:p>http://archive.ubuntu.com/ubuntu/pool/universe/r/r-cran-wikipedir/r-cran-wikipedir_1.5.0-1.dsc</text:p>
          </table:table-cell>
          <table:table-cell/>
        </table:table-row>
        <table:table-row table:style-name="ro1">
          <table:table-cell office:value-type="string" calcext:value-type="string">
            <text:p>r-cran-wikitaxa</text:p>
          </table:table-cell>
          <table:table-cell office:value-type="string" calcext:value-type="string">
            <text:p>0.2.0-1</text:p>
          </table:table-cell>
          <table:table-cell table:formula="of:=CONCATENATE([.$D$1];[.A431];&quot;/&quot;;[.A431];&quot;_&quot;;[.B431];&quot;.dsc&quot;)" office:value-type="string" office:string-value="http://archive.ubuntu.com/ubuntu/pool/universe/r/r-cran-wikitaxa/r-cran-wikitaxa_0.2.0-1.dsc" calcext:value-type="string">
            <text:p>http://archive.ubuntu.com/ubuntu/pool/universe/r/r-cran-wikitaxa/r-cran-wikitaxa_0.2.0-1.dsc</text:p>
          </table:table-cell>
          <table:table-cell/>
        </table:table-row>
        <table:table-row table:style-name="ro1">
          <table:table-cell office:value-type="string" calcext:value-type="string">
            <text:p>r-cran-withr</text:p>
          </table:table-cell>
          <table:table-cell office:value-type="string" calcext:value-type="string">
            <text:p>2.1.0-1ubuntu3</text:p>
          </table:table-cell>
          <table:table-cell table:formula="of:=CONCATENATE([.$D$1];[.A432];&quot;/&quot;;[.A432];&quot;_&quot;;[.B432];&quot;.dsc&quot;)" office:value-type="string" office:string-value="http://archive.ubuntu.com/ubuntu/pool/universe/r/r-cran-withr/r-cran-withr_2.1.0-1ubuntu3.dsc" calcext:value-type="string">
            <text:p>http://archive.ubuntu.com/ubuntu/pool/universe/r/r-cran-withr/r-cran-withr_2.1.0-1ubuntu3.dsc</text:p>
          </table:table-cell>
          <table:table-cell/>
        </table:table-row>
        <table:table-row table:style-name="ro1">
          <table:table-cell office:value-type="string" calcext:value-type="string">
            <text:p>r-cran-wordcloud</text:p>
          </table:table-cell>
          <table:table-cell office:value-type="string" calcext:value-type="string">
            <text:p>2.5-1</text:p>
          </table:table-cell>
          <table:table-cell table:formula="of:=CONCATENATE([.$D$1];[.A433];&quot;/&quot;;[.A433];&quot;_&quot;;[.B433];&quot;.dsc&quot;)" office:value-type="string" office:string-value="http://archive.ubuntu.com/ubuntu/pool/universe/r/r-cran-wordcloud/r-cran-wordcloud_2.5-1.dsc" calcext:value-type="string">
            <text:p>http://archive.ubuntu.com/ubuntu/pool/universe/r/r-cran-wordcloud/r-cran-wordcloud_2.5-1.dsc</text:p>
          </table:table-cell>
          <table:table-cell/>
        </table:table-row>
        <table:table-row table:style-name="ro1">
          <table:table-cell office:value-type="string" calcext:value-type="string">
            <text:p>r-cran-worrms</text:p>
          </table:table-cell>
          <table:table-cell office:value-type="string" calcext:value-type="string">
            <text:p>0.2.0-1</text:p>
          </table:table-cell>
          <table:table-cell table:formula="of:=CONCATENATE([.$D$1];[.A434];&quot;/&quot;;[.A434];&quot;_&quot;;[.B434];&quot;.dsc&quot;)" office:value-type="string" office:string-value="http://archive.ubuntu.com/ubuntu/pool/universe/r/r-cran-worrms/r-cran-worrms_0.2.0-1.dsc" calcext:value-type="string">
            <text:p>http://archive.ubuntu.com/ubuntu/pool/universe/r/r-cran-worrms/r-cran-worrms_0.2.0-1.dsc</text:p>
          </table:table-cell>
          <table:table-cell/>
        </table:table-row>
        <table:table-row table:style-name="ro1">
          <table:table-cell office:value-type="string" calcext:value-type="string">
            <text:p>r-cran-xml2</text:p>
          </table:table-cell>
          <table:table-cell office:value-type="string" calcext:value-type="string">
            <text:p>1.2.0-1</text:p>
          </table:table-cell>
          <table:table-cell table:formula="of:=CONCATENATE([.$D$1];[.A435];&quot;/&quot;;[.A435];&quot;_&quot;;[.B435];&quot;.dsc&quot;)" office:value-type="string" office:string-value="http://archive.ubuntu.com/ubuntu/pool/universe/r/r-cran-xml2/r-cran-xml2_1.2.0-1.dsc" calcext:value-type="string">
            <text:p>http://archive.ubuntu.com/ubuntu/pool/universe/r/r-cran-xml2/r-cran-xml2_1.2.0-1.dsc</text:p>
          </table:table-cell>
          <table:table-cell/>
        </table:table-row>
        <table:table-row table:style-name="ro1">
          <table:table-cell office:value-type="string" calcext:value-type="string">
            <text:p>r-cran-xts</text:p>
          </table:table-cell>
          <table:table-cell office:value-type="string" calcext:value-type="string">
            <text:p>0.10-1-1</text:p>
          </table:table-cell>
          <table:table-cell table:formula="of:=CONCATENATE([.$D$1];[.A436];&quot;/&quot;;[.A436];&quot;_&quot;;[.B436];&quot;.dsc&quot;)" office:value-type="string" office:string-value="http://archive.ubuntu.com/ubuntu/pool/universe/r/r-cran-xts/r-cran-xts_0.10-1-1.dsc" calcext:value-type="string">
            <text:p>http://archive.ubuntu.com/ubuntu/pool/universe/r/r-cran-xts/r-cran-xts_0.10-1-1.dsc</text:p>
          </table:table-cell>
          <table:table-cell/>
        </table:table-row>
        <table:table-row table:style-name="ro1">
          <table:table-cell office:value-type="string" calcext:value-type="string">
            <text:p>r-cran-yaml</text:p>
          </table:table-cell>
          <table:table-cell office:value-type="string" calcext:value-type="string">
            <text:p>2.1.14-1build1</text:p>
          </table:table-cell>
          <table:table-cell table:formula="of:=CONCATENATE([.$D$1];[.A437];&quot;/&quot;;[.A437];&quot;_&quot;;[.B437];&quot;.dsc&quot;)" office:value-type="string" office:string-value="http://archive.ubuntu.com/ubuntu/pool/universe/r/r-cran-yaml/r-cran-yaml_2.1.14-1build1.dsc" calcext:value-type="string">
            <text:p>http://archive.ubuntu.com/ubuntu/pool/universe/r/r-cran-yaml/r-cran-yaml_2.1.14-1build1.dsc</text:p>
          </table:table-cell>
          <table:table-cell/>
        </table:table-row>
        <table:table-row table:style-name="ro1">
          <table:table-cell office:value-type="string" calcext:value-type="string">
            <text:p>r-omegahat-xmlrpc</text:p>
          </table:table-cell>
          <table:table-cell office:value-type="string" calcext:value-type="string">
            <text:p>0.3-0-1.1</text:p>
          </table:table-cell>
          <table:table-cell table:formula="of:=CONCATENATE([.$D$1];[.A438];&quot;/&quot;;[.A438];&quot;_&quot;;[.B438];&quot;.dsc&quot;)" office:value-type="string" office:string-value="http://archive.ubuntu.com/ubuntu/pool/universe/r/r-omegahat-xmlrpc/r-omegahat-xmlrpc_0.3-0-1.1.dsc" calcext:value-type="string">
            <text:p>http://archive.ubuntu.com/ubuntu/pool/universe/r/r-omegahat-xmlrpc/r-omegahat-xmlrpc_0.3-0-1.1.dsc</text:p>
          </table:table-cell>
          <table:table-cell/>
        </table:table-row>
        <table:table-row table:style-name="ro1">
          <table:table-cell office:value-type="string" calcext:value-type="string">
            <text:p>r-other-amsmercury</text:p>
          </table:table-cell>
          <table:table-cell office:value-type="string" calcext:value-type="string">
            <text:p>1.3.0-2build1</text:p>
          </table:table-cell>
          <table:table-cell table:formula="of:=CONCATENATE([.$D$1];[.A439];&quot;/&quot;;[.A439];&quot;_&quot;;[.B439];&quot;.dsc&quot;)" office:value-type="string" office:string-value="http://archive.ubuntu.com/ubuntu/pool/universe/r/r-other-amsmercury/r-other-amsmercury_1.3.0-2build1.dsc" calcext:value-type="string">
            <text:p>http://archive.ubuntu.com/ubuntu/pool/universe/r/r-other-amsmercury/r-other-amsmercury_1.3.0-2build1.dsc</text:p>
          </table:table-cell>
          <table:table-cell/>
        </table:table-row>
        <table:table-row table:style-name="ro1">
          <table:table-cell office:value-type="string" calcext:value-type="string">
            <text:p>r-other-curvefdp</text:p>
          </table:table-cell>
          <table:table-cell office:value-type="string" calcext:value-type="string">
            <text:p>2.0-4</text:p>
          </table:table-cell>
          <table:table-cell table:formula="of:=CONCATENATE([.$D$1];[.A440];&quot;/&quot;;[.A440];&quot;_&quot;;[.B440];&quot;.dsc&quot;)" office:value-type="string" office:string-value="http://archive.ubuntu.com/ubuntu/pool/universe/r/r-other-curvefdp/r-other-curvefdp_2.0-4.dsc" calcext:value-type="string">
            <text:p>http://archive.ubuntu.com/ubuntu/pool/universe/r/r-other-curvefdp/r-other-curvefdp_2.0-4.dsc</text:p>
          </table:table-cell>
          <table:table-cell/>
        </table:table-row>
        <table:table-row table:style-name="ro1">
          <table:table-cell office:value-type="string" calcext:value-type="string">
            <text:p>r-other-hms-dbmi-spp</text:p>
          </table:table-cell>
          <table:table-cell office:value-type="string" calcext:value-type="string">
            <text:p>1.15-1</text:p>
          </table:table-cell>
          <table:table-cell table:formula="of:=CONCATENATE([.$D$1];[.A441];&quot;/&quot;;[.A441];&quot;_&quot;;[.B441];&quot;.dsc&quot;)" office:value-type="string" office:string-value="http://archive.ubuntu.com/ubuntu/pool/universe/r/r-other-hms-dbmi-spp/r-other-hms-dbmi-spp_1.15-1.dsc" calcext:value-type="string">
            <text:p>http://archive.ubuntu.com/ubuntu/pool/universe/r/r-other-hms-dbmi-spp/r-other-hms-dbmi-spp_1.15-1.dsc</text:p>
          </table:table-cell>
          <table:table-cell/>
        </table:table-row>
        <table:table-row table:style-name="ro1">
          <table:table-cell office:value-type="string" calcext:value-type="string">
            <text:p>r-other-iwrlars</text:p>
          </table:table-cell>
          <table:table-cell office:value-type="string" calcext:value-type="string">
            <text:p>0.9-5-2build1</text:p>
          </table:table-cell>
          <table:table-cell table:formula="of:=CONCATENATE([.$D$1];[.A442];&quot;/&quot;;[.A442];&quot;_&quot;;[.B442];&quot;.dsc&quot;)" office:value-type="string" office:string-value="http://archive.ubuntu.com/ubuntu/pool/universe/r/r-other-iwrlars/r-other-iwrlars_0.9-5-2build1.dsc" calcext:value-type="string">
            <text:p>http://archive.ubuntu.com/ubuntu/pool/universe/r/r-other-iwrlars/r-other-iwrlars_0.9-5-2build1.dsc</text:p>
          </table:table-cell>
          <table:table-cell/>
        </table:table-row>
        <table:table-row table:style-name="ro1">
          <table:table-cell office:value-type="string" calcext:value-type="string">
            <text:p>r-other-mott-happy.hbrem</text:p>
          </table:table-cell>
          <table:table-cell office:value-type="string" calcext:value-type="string">
            <text:p>2.4-2</text:p>
          </table:table-cell>
          <table:table-cell table:formula="of:=CONCATENATE([.$D$1];[.A443];&quot;/&quot;;[.A443];&quot;_&quot;;[.B443];&quot;.dsc&quot;)" office:value-type="string" office:string-value="http://archive.ubuntu.com/ubuntu/pool/universe/r/r-other-mott-happy.hbrem/r-other-mott-happy.hbrem_2.4-2.dsc" calcext:value-type="string">
            <text:p>http://archive.ubuntu.com/ubuntu/pool/universe/r/r-other-mott-happy.hbrem/r-other-mott-happy.hbrem_2.4-2.dsc</text:p>
          </table:table-cell>
          <table:table-cell/>
        </table:table-row>
        <table:table-row table:style-name="ro1">
          <table:table-cell office:value-type="string" calcext:value-type="string">
            <text:p>r-other-nitpick</text:p>
          </table:table-cell>
          <table:table-cell office:value-type="string" calcext:value-type="string">
            <text:p>2.0-3</text:p>
          </table:table-cell>
          <table:table-cell table:formula="of:=CONCATENATE([.$D$1];[.A444];&quot;/&quot;;[.A444];&quot;_&quot;;[.B444];&quot;.dsc&quot;)" office:value-type="string" office:string-value="http://archive.ubuntu.com/ubuntu/pool/universe/r/r-other-nitpick/r-other-nitpick_2.0-3.dsc" calcext:value-type="string">
            <text:p>http://archive.ubuntu.com/ubuntu/pool/universe/r/r-other-nitpick/r-other-nitpick_2.0-3.dsc</text:p>
          </table:table-cell>
          <table:table-cell/>
        </table:table-row>
        <table:table-row table:style-name="ro1">
          <table:table-cell office:value-type="string" calcext:value-type="string">
            <text:p>R-other-rot</text:p>
          </table:table-cell>
          <table:table-cell office:value-type="string" calcext:value-type="string">
            <text:p>1.9-5</text:p>
          </table:table-cell>
          <table:table-cell table:formula="of:=CONCATENATE([.$D$1];[.A445];&quot;/&quot;;[.A445];&quot;_&quot;;[.B445];&quot;.dsc&quot;)" office:value-type="string" office:string-value="http://archive.ubuntu.com/ubuntu/pool/universe/r/R-other-rot/R-other-rot_1.9-5.dsc" calcext:value-type="string">
            <text:p>http://archive.ubuntu.com/ubuntu/pool/universe/r/R-other-rot/R-other-rot_1.9-5.dsc</text:p>
          </table:table-cell>
          <table:table-cell/>
        </table:table-row>
      </table:table>
      <table:table table:name="Sheet2" table:style-name="ta1"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r-bioc-affy</text:p>
          </table:table-cell>
          <table:table-cell office:value-type="string" calcext:value-type="string">
            <text:p>(1.56.0-1)</text:p>
          </table:table-cell>
        </table:table-row>
        <table:table-row table:style-name="ro1">
          <table:table-cell office:value-type="string" calcext:value-type="string">
            <text:p>r-bioc-affyio</text:p>
          </table:table-cell>
          <table:table-cell office:value-type="string" calcext:value-type="string">
            <text:p>(1.48.0-1)</text:p>
          </table:table-cell>
        </table:table-row>
        <table:table-row table:style-name="ro1">
          <table:table-cell office:value-type="string" calcext:value-type="string">
            <text:p>r-bioc-altcdfenvs</text:p>
          </table:table-cell>
          <table:table-cell office:value-type="string" calcext:value-type="string">
            <text:p>(1:2.40.0-1)</text:p>
          </table:table-cell>
        </table:table-row>
        <table:table-row table:style-name="ro1">
          <table:table-cell office:value-type="string" calcext:value-type="string">
            <text:p>r-bioc-annotate</text:p>
          </table:table-cell>
          <table:table-cell office:value-type="string" calcext:value-type="string">
            <text:p>(1.56.1+dfsg-1)</text:p>
          </table:table-cell>
        </table:table-row>
        <table:table-row table:style-name="ro1">
          <table:table-cell office:value-type="string" calcext:value-type="string">
            <text:p>r-bioc-annotationdbi</text:p>
          </table:table-cell>
          <table:table-cell office:value-type="string" calcext:value-type="string">
            <text:p>(1.40.0-1)</text:p>
          </table:table-cell>
        </table:table-row>
        <table:table-row table:style-name="ro1">
          <table:table-cell office:value-type="string" calcext:value-type="string">
            <text:p>r-bioc-annotationfilter</text:p>
          </table:table-cell>
          <table:table-cell office:value-type="string" calcext:value-type="string">
            <text:p>(1.2.0-1)</text:p>
          </table:table-cell>
        </table:table-row>
        <table:table-row table:style-name="ro1">
          <table:table-cell office:value-type="string" calcext:value-type="string">
            <text:p>r-bioc-annotationhub</text:p>
          </table:table-cell>
          <table:table-cell office:value-type="string" calcext:value-type="string">
            <text:p>(2.10.1-1)</text:p>
          </table:table-cell>
        </table:table-row>
        <table:table-row table:style-name="ro1">
          <table:table-cell office:value-type="string" calcext:value-type="string">
            <text:p>r-bioc-aroma.light</text:p>
          </table:table-cell>
          <table:table-cell office:value-type="string" calcext:value-type="string">
            <text:p>(3.8.0-1)</text:p>
          </table:table-cell>
        </table:table-row>
        <table:table-row table:style-name="ro1">
          <table:table-cell office:value-type="string" calcext:value-type="string">
            <text:p>r-bioc-biobase</text:p>
          </table:table-cell>
          <table:table-cell office:value-type="string" calcext:value-type="string">
            <text:p>(2.38.0-1)</text:p>
          </table:table-cell>
        </table:table-row>
        <table:table-row table:style-name="ro1">
          <table:table-cell office:value-type="string" calcext:value-type="string">
            <text:p>r-bioc-biocgenerics</text:p>
          </table:table-cell>
          <table:table-cell office:value-type="string" calcext:value-type="string">
            <text:p>(0.24.0-1ubuntu2)</text:p>
          </table:table-cell>
        </table:table-row>
        <table:table-row table:style-name="ro1">
          <table:table-cell office:value-type="string" calcext:value-type="string">
            <text:p>r-bioc-biocinstaller</text:p>
          </table:table-cell>
          <table:table-cell office:value-type="string" calcext:value-type="string">
            <text:p>(1.28.0-1)</text:p>
          </table:table-cell>
        </table:table-row>
        <table:table-row table:style-name="ro1">
          <table:table-cell office:value-type="string" calcext:value-type="string">
            <text:p>r-bioc-biocparallel</text:p>
          </table:table-cell>
          <table:table-cell office:value-type="string" calcext:value-type="string">
            <text:p>(1.12.0-2)</text:p>
          </table:table-cell>
        </table:table-row>
        <table:table-row table:style-name="ro1">
          <table:table-cell office:value-type="string" calcext:value-type="string">
            <text:p>r-bioc-biomart</text:p>
          </table:table-cell>
          <table:table-cell office:value-type="string" calcext:value-type="string">
            <text:p>(2.34.1-1)</text:p>
          </table:table-cell>
        </table:table-row>
        <table:table-row table:style-name="ro1">
          <table:table-cell office:value-type="string" calcext:value-type="string">
            <text:p>r-bioc-biomformat</text:p>
          </table:table-cell>
          <table:table-cell office:value-type="string" calcext:value-type="string">
            <text:p>(1.6.0-1)</text:p>
          </table:table-cell>
        </table:table-row>
        <table:table-row table:style-name="ro1">
          <table:table-cell office:value-type="string" calcext:value-type="string">
            <text:p>r-bioc-biostrings</text:p>
          </table:table-cell>
          <table:table-cell office:value-type="string" calcext:value-type="string">
            <text:p>(2.46.0-1)</text:p>
          </table:table-cell>
        </table:table-row>
        <table:table-row table:style-name="ro1">
          <table:table-cell office:value-type="string" calcext:value-type="string">
            <text:p>r-bioc-biovizbase</text:p>
          </table:table-cell>
          <table:table-cell office:value-type="string" calcext:value-type="string">
            <text:p>(1.26.0-1)</text:p>
          </table:table-cell>
        </table:table-row>
        <table:table-row table:style-name="ro1">
          <table:table-cell office:value-type="string" calcext:value-type="string">
            <text:p>r-bioc-bsgenome</text:p>
          </table:table-cell>
          <table:table-cell office:value-type="string" calcext:value-type="string">
            <text:p>(1.46.0-1)</text:p>
          </table:table-cell>
        </table:table-row>
        <table:table-row table:style-name="ro1">
          <table:table-cell office:value-type="string" calcext:value-type="string">
            <text:p>r-bioc-cummerbund</text:p>
          </table:table-cell>
          <table:table-cell office:value-type="string" calcext:value-type="string">
            <text:p>(2.20.0-1ubuntu1)</text:p>
          </table:table-cell>
        </table:table-row>
        <table:table-row table:style-name="ro1">
          <table:table-cell office:value-type="string" calcext:value-type="string">
            <text:p>r-bioc-delayedarray</text:p>
          </table:table-cell>
          <table:table-cell office:value-type="string" calcext:value-type="string">
            <text:p>(0.4.1-1)</text:p>
          </table:table-cell>
        </table:table-row>
        <table:table-row table:style-name="ro1">
          <table:table-cell office:value-type="string" calcext:value-type="string">
            <text:p>r-bioc-deseq2</text:p>
          </table:table-cell>
          <table:table-cell office:value-type="string" calcext:value-type="string">
            <text:p>(1.18.1-1)</text:p>
          </table:table-cell>
        </table:table-row>
        <table:table-row table:style-name="ro1">
          <table:table-cell office:value-type="string" calcext:value-type="string">
            <text:p>r-bioc-dnacopy</text:p>
          </table:table-cell>
          <table:table-cell office:value-type="string" calcext:value-type="string">
            <text:p>(1.52.0-1)</text:p>
          </table:table-cell>
        </table:table-row>
        <table:table-row table:style-name="ro1">
          <table:table-cell office:value-type="string" calcext:value-type="string">
            <text:p>r-bioc-ebseq</text:p>
          </table:table-cell>
          <table:table-cell office:value-type="string" calcext:value-type="string">
            <text:p>(1.18.0-1)</text:p>
          </table:table-cell>
        </table:table-row>
        <table:table-row table:style-name="ro1">
          <table:table-cell office:value-type="string" calcext:value-type="string">
            <text:p>r-bioc-ensembldb</text:p>
          </table:table-cell>
          <table:table-cell office:value-type="string" calcext:value-type="string">
            <text:p>(2.2.2-1)</text:p>
          </table:table-cell>
        </table:table-row>
        <table:table-row table:style-name="ro1">
          <table:table-cell office:value-type="string" calcext:value-type="string">
            <text:p>r-bioc-genefilter</text:p>
          </table:table-cell>
          <table:table-cell office:value-type="string" calcext:value-type="string">
            <text:p>(1.60.0-1)</text:p>
          </table:table-cell>
        </table:table-row>
        <table:table-row table:style-name="ro1">
          <table:table-cell office:value-type="string" calcext:value-type="string">
            <text:p>r-bioc-geneplotter</text:p>
          </table:table-cell>
          <table:table-cell office:value-type="string" calcext:value-type="string">
            <text:p>(1.56.0-1)</text:p>
          </table:table-cell>
        </table:table-row>
        <table:table-row table:style-name="ro1">
          <table:table-cell office:value-type="string" calcext:value-type="string">
            <text:p>r-bioc-genomeinfodb</text:p>
          </table:table-cell>
          <table:table-cell office:value-type="string" calcext:value-type="string">
            <text:p>(1.14.0-1)</text:p>
          </table:table-cell>
        </table:table-row>
        <table:table-row table:style-name="ro1">
          <table:table-cell office:value-type="string" calcext:value-type="string">
            <text:p>r-bioc-genomeinfodbdata</text:p>
          </table:table-cell>
          <table:table-cell office:value-type="string" calcext:value-type="string">
            <text:p>(1.0.0-1)</text:p>
          </table:table-cell>
        </table:table-row>
        <table:table-row table:style-name="ro1">
          <table:table-cell office:value-type="string" calcext:value-type="string">
            <text:p>r-bioc-genomicalignments</text:p>
          </table:table-cell>
          <table:table-cell office:value-type="string" calcext:value-type="string">
            <text:p>(1.14.1-1)</text:p>
          </table:table-cell>
        </table:table-row>
        <table:table-row table:style-name="ro1">
          <table:table-cell office:value-type="string" calcext:value-type="string">
            <text:p>r-bioc-genomicfeatures</text:p>
          </table:table-cell>
          <table:table-cell office:value-type="string" calcext:value-type="string">
            <text:p>(1.30.0+dfsg-1)</text:p>
          </table:table-cell>
        </table:table-row>
        <table:table-row table:style-name="ro1">
          <table:table-cell office:value-type="string" calcext:value-type="string">
            <text:p>r-bioc-genomicranges</text:p>
          </table:table-cell>
          <table:table-cell office:value-type="string" calcext:value-type="string">
            <text:p>(1.30.0-1)</text:p>
          </table:table-cell>
        </table:table-row>
        <table:table-row table:style-name="ro1">
          <table:table-cell office:value-type="string" calcext:value-type="string">
            <text:p>r-bioc-go.db</text:p>
          </table:table-cell>
          <table:table-cell office:value-type="string" calcext:value-type="string">
            <text:p>(3.5.0-1)</text:p>
          </table:table-cell>
        </table:table-row>
        <table:table-row table:style-name="ro1">
          <table:table-cell office:value-type="string" calcext:value-type="string">
            <text:p>r-bioc-graph</text:p>
          </table:table-cell>
          <table:table-cell office:value-type="string" calcext:value-type="string">
            <text:p>(1.56.0-1)</text:p>
          </table:table-cell>
        </table:table-row>
        <table:table-row table:style-name="ro1">
          <table:table-cell office:value-type="string" calcext:value-type="string">
            <text:p>r-bioc-gviz</text:p>
          </table:table-cell>
          <table:table-cell office:value-type="string" calcext:value-type="string">
            <text:p>(1.22.0-1)</text:p>
          </table:table-cell>
        </table:table-row>
        <table:table-row table:style-name="ro1">
          <table:table-cell office:value-type="string" calcext:value-type="string">
            <text:p>r-bioc-hypergraph</text:p>
          </table:table-cell>
          <table:table-cell office:value-type="string" calcext:value-type="string">
            <text:p>(1.50.0-1)</text:p>
          </table:table-cell>
        </table:table-row>
        <table:table-row table:style-name="ro1">
          <table:table-cell office:value-type="string" calcext:value-type="string">
            <text:p>r-bioc-interactivedisplaybase</text:p>
          </table:table-cell>
          <table:table-cell office:value-type="string" calcext:value-type="string">
            <text:p>(1.16.0-1)</text:p>
          </table:table-cell>
        </table:table-row>
        <table:table-row table:style-name="ro1">
          <table:table-cell office:value-type="string" calcext:value-type="string">
            <text:p>r-bioc-iranges</text:p>
          </table:table-cell>
          <table:table-cell office:value-type="string" calcext:value-type="string">
            <text:p>(2.12.0-2)</text:p>
          </table:table-cell>
        </table:table-row>
        <table:table-row table:style-name="ro1">
          <table:table-cell office:value-type="string" calcext:value-type="string">
            <text:p>r-bioc-limma</text:p>
          </table:table-cell>
          <table:table-cell office:value-type="string" calcext:value-type="string">
            <text:p>(3.34.0+dfsg-1)</text:p>
          </table:table-cell>
        </table:table-row>
        <table:table-row table:style-name="ro1">
          <table:table-cell office:value-type="string" calcext:value-type="string">
            <text:p>r-bioc-makecdfenv</text:p>
          </table:table-cell>
          <table:table-cell office:value-type="string" calcext:value-type="string">
            <text:p>(1.54.0-1)</text:p>
          </table:table-cell>
        </table:table-row>
        <table:table-row table:style-name="ro1">
          <table:table-cell office:value-type="string" calcext:value-type="string">
            <text:p>r-bioc-mergeomics</text:p>
          </table:table-cell>
          <table:table-cell office:value-type="string" calcext:value-type="string">
            <text:p>(1.6.0-1)</text:p>
          </table:table-cell>
        </table:table-row>
        <table:table-row table:style-name="ro1">
          <table:table-cell office:value-type="string" calcext:value-type="string">
            <text:p>r-bioc-metagenomeseq</text:p>
          </table:table-cell>
          <table:table-cell office:value-type="string" calcext:value-type="string">
            <text:p>(1.20.0-1)</text:p>
          </table:table-cell>
        </table:table-row>
        <table:table-row table:style-name="ro1">
          <table:table-cell office:value-type="string" calcext:value-type="string">
            <text:p>r-bioc-multtest</text:p>
          </table:table-cell>
          <table:table-cell office:value-type="string" calcext:value-type="string">
            <text:p>(2.34.0-1)</text:p>
          </table:table-cell>
        </table:table-row>
        <table:table-row table:style-name="ro1">
          <table:table-cell office:value-type="string" calcext:value-type="string">
            <text:p>r-bioc-phyloseq</text:p>
          </table:table-cell>
          <table:table-cell office:value-type="string" calcext:value-type="string">
            <text:p>(1.22.3-1)</text:p>
          </table:table-cell>
        </table:table-row>
        <table:table-row table:style-name="ro1">
          <table:table-cell office:value-type="string" calcext:value-type="string">
            <text:p>r-bioc-preprocesscore</text:p>
          </table:table-cell>
          <table:table-cell office:value-type="string" calcext:value-type="string">
            <text:p>(1.40.0-1)</text:p>
          </table:table-cell>
        </table:table-row>
        <table:table-row table:style-name="ro1">
          <table:table-cell office:value-type="string" calcext:value-type="string">
            <text:p>r-bioc-protgenerics</text:p>
          </table:table-cell>
          <table:table-cell office:value-type="string" calcext:value-type="string">
            <text:p>(1.10.0-1)</text:p>
          </table:table-cell>
        </table:table-row>
        <table:table-row table:style-name="ro1">
          <table:table-cell office:value-type="string" calcext:value-type="string">
            <text:p>r-bioc-qvalue</text:p>
          </table:table-cell>
          <table:table-cell office:value-type="string" calcext:value-type="string">
            <text:p>(2.10.0-1)</text:p>
          </table:table-cell>
        </table:table-row>
        <table:table-row table:style-name="ro1">
          <table:table-cell office:value-type="string" calcext:value-type="string">
            <text:p>r-bioc-rbgl</text:p>
          </table:table-cell>
          <table:table-cell office:value-type="string" calcext:value-type="string">
            <text:p>(1.54.0+dfsg-1)</text:p>
          </table:table-cell>
        </table:table-row>
        <table:table-row table:style-name="ro1">
          <table:table-cell office:value-type="string" calcext:value-type="string">
            <text:p>r-bioc-rsamtools</text:p>
          </table:table-cell>
          <table:table-cell office:value-type="string" calcext:value-type="string">
            <text:p>(1.30.0-1)</text:p>
          </table:table-cell>
        </table:table-row>
        <table:table-row table:style-name="ro1">
          <table:table-cell office:value-type="string" calcext:value-type="string">
            <text:p>r-bioc-rtracklayer</text:p>
          </table:table-cell>
          <table:table-cell office:value-type="string" calcext:value-type="string">
            <text:p>(1.38.0-1build1)</text:p>
          </table:table-cell>
        </table:table-row>
        <table:table-row table:style-name="ro1">
          <table:table-cell office:value-type="string" calcext:value-type="string">
            <text:p>r-bioc-s4vectors</text:p>
          </table:table-cell>
          <table:table-cell office:value-type="string" calcext:value-type="string">
            <text:p>(0.16.0-1)</text:p>
          </table:table-cell>
        </table:table-row>
        <table:table-row table:style-name="ro1">
          <table:table-cell office:value-type="string" calcext:value-type="string">
            <text:p>r-bioc-savr</text:p>
          </table:table-cell>
          <table:table-cell office:value-type="string" calcext:value-type="string">
            <text:p>(1.16.0-1)</text:p>
          </table:table-cell>
        </table:table-row>
        <table:table-row table:style-name="ro1">
          <table:table-cell office:value-type="string" calcext:value-type="string">
            <text:p>r-bioc-shortread</text:p>
          </table:table-cell>
          <table:table-cell office:value-type="string" calcext:value-type="string">
            <text:p>(1.36.0-1)</text:p>
          </table:table-cell>
        </table:table-row>
        <table:table-row table:style-name="ro1">
          <table:table-cell office:value-type="string" calcext:value-type="string">
            <text:p>r-bioc-snpstats</text:p>
          </table:table-cell>
          <table:table-cell office:value-type="string" calcext:value-type="string">
            <text:p>(1.28.0+dfsg-1)</text:p>
          </table:table-cell>
        </table:table-row>
        <table:table-row table:style-name="ro1">
          <table:table-cell office:value-type="string" calcext:value-type="string">
            <text:p>r-bioc-summarizedexperiment</text:p>
          </table:table-cell>
          <table:table-cell office:value-type="string" calcext:value-type="string">
            <text:p>(1.8.0-1)</text:p>
          </table:table-cell>
        </table:table-row>
        <table:table-row table:style-name="ro1">
          <table:table-cell office:value-type="string" calcext:value-type="string">
            <text:p>r-bioc-variantannotation</text:p>
          </table:table-cell>
          <table:table-cell office:value-type="string" calcext:value-type="string">
            <text:p>(1.24.2-1)</text:p>
          </table:table-cell>
        </table:table-row>
        <table:table-row table:style-name="ro1">
          <table:table-cell office:value-type="string" calcext:value-type="string">
            <text:p>r-bioc-xvector</text:p>
          </table:table-cell>
          <table:table-cell office:value-type="string" calcext:value-type="string">
            <text:p>(0.18.0-1)</text:p>
          </table:table-cell>
        </table:table-row>
        <table:table-row table:style-name="ro1">
          <table:table-cell office:value-type="string" calcext:value-type="string">
            <text:p>r-cran-acepack</text:p>
          </table:table-cell>
          <table:table-cell office:value-type="string" calcext:value-type="string">
            <text:p>(1.4.1-2build1)</text:p>
          </table:table-cell>
        </table:table-row>
        <table:table-row table:style-name="ro1">
          <table:table-cell office:value-type="string" calcext:value-type="string">
            <text:p>r-cran-ade4</text:p>
          </table:table-cell>
          <table:table-cell office:value-type="string" calcext:value-type="string">
            <text:p>(1.7-10-1)</text:p>
          </table:table-cell>
        </table:table-row>
        <table:table-row table:style-name="ro1">
          <table:table-cell office:value-type="string" calcext:value-type="string">
            <text:p>r-cran-adegenet</text:p>
          </table:table-cell>
          <table:table-cell office:value-type="string" calcext:value-type="string">
            <text:p>(2.1.1-1)</text:p>
          </table:table-cell>
        </table:table-row>
        <table:table-row table:style-name="ro1">
          <table:table-cell office:value-type="string" calcext:value-type="string">
            <text:p>r-cran-adegraphics</text:p>
          </table:table-cell>
          <table:table-cell office:value-type="string" calcext:value-type="string">
            <text:p>(1.0-9-1)</text:p>
          </table:table-cell>
        </table:table-row>
        <table:table-row table:style-name="ro1">
          <table:table-cell office:value-type="string" calcext:value-type="string">
            <text:p>r-cran-adephylo</text:p>
          </table:table-cell>
          <table:table-cell office:value-type="string" calcext:value-type="string">
            <text:p>(1.1-11-2)</text:p>
          </table:table-cell>
        </table:table-row>
        <table:table-row table:style-name="ro1">
          <table:table-cell office:value-type="string" calcext:value-type="string">
            <text:p>r-cran-aer</text:p>
          </table:table-cell>
          <table:table-cell office:value-type="string" calcext:value-type="string">
            <text:p>(1.2-5-1)</text:p>
          </table:table-cell>
        </table:table-row>
        <table:table-row table:style-name="ro1">
          <table:table-cell office:value-type="string" calcext:value-type="string">
            <text:p>r-cran-afex</text:p>
          </table:table-cell>
          <table:table-cell office:value-type="string" calcext:value-type="string">
            <text:p>(0.18-0-2)</text:p>
          </table:table-cell>
        </table:table-row>
        <table:table-row table:style-name="ro1">
          <table:table-cell office:value-type="string" calcext:value-type="string">
            <text:p>r-cran-amelia</text:p>
          </table:table-cell>
          <table:table-cell office:value-type="string" calcext:value-type="string">
            <text:p>(1.7.4-1build1)</text:p>
          </table:table-cell>
        </table:table-row>
        <table:table-row table:style-name="ro1">
          <table:table-cell office:value-type="string" calcext:value-type="string">
            <text:p>r-cran-amore</text:p>
          </table:table-cell>
          <table:table-cell office:value-type="string" calcext:value-type="string">
            <text:p>(0.2-15-2)</text:p>
          </table:table-cell>
        </table:table-row>
        <table:table-row table:style-name="ro1">
          <table:table-cell office:value-type="string" calcext:value-type="string">
            <text:p>r-cran-animation</text:p>
          </table:table-cell>
          <table:table-cell office:value-type="string" calcext:value-type="string">
            <text:p>(2.5+dfsg-1)</text:p>
          </table:table-cell>
        </table:table-row>
        <table:table-row table:style-name="ro1">
          <table:table-cell office:value-type="string" calcext:value-type="string">
            <text:p>r-cran-ape</text:p>
          </table:table-cell>
          <table:table-cell office:value-type="string" calcext:value-type="string">
            <text:p>(5.0-1)</text:p>
          </table:table-cell>
        </table:table-row>
        <table:table-row table:style-name="ro1">
          <table:table-cell office:value-type="string" calcext:value-type="string">
            <text:p>r-cran-arm</text:p>
          </table:table-cell>
          <table:table-cell office:value-type="string" calcext:value-type="string">
            <text:p>(1.9-3-2)</text:p>
          </table:table-cell>
        </table:table-row>
        <table:table-row table:style-name="ro1">
          <table:table-cell office:value-type="string" calcext:value-type="string">
            <text:p>r-cran-assertthat</text:p>
          </table:table-cell>
          <table:table-cell office:value-type="string" calcext:value-type="string">
            <text:p>(0.2.0-1ubuntu1)</text:p>
          </table:table-cell>
        </table:table-row>
        <table:table-row table:style-name="ro1">
          <table:table-cell office:value-type="string" calcext:value-type="string">
            <text:p>r-cran-backports</text:p>
          </table:table-cell>
          <table:table-cell office:value-type="string" calcext:value-type="string">
            <text:p>(1.1.1-1)</text:p>
          </table:table-cell>
        </table:table-row>
        <table:table-row table:style-name="ro1">
          <table:table-cell office:value-type="string" calcext:value-type="string">
            <text:p>r-cran-base64enc</text:p>
          </table:table-cell>
          <table:table-cell office:value-type="string" calcext:value-type="string">
            <text:p>(0.1-3-1build1)</text:p>
          </table:table-cell>
        </table:table-row>
        <table:table-row table:style-name="ro1">
          <table:table-cell office:value-type="string" calcext:value-type="string">
            <text:p>r-cran-batchjobs</text:p>
          </table:table-cell>
          <table:table-cell office:value-type="string" calcext:value-type="string">
            <text:p>(1.7-1)</text:p>
          </table:table-cell>
        </table:table-row>
        <table:table-row table:style-name="ro1">
          <table:table-cell office:value-type="string" calcext:value-type="string">
            <text:p>r-cran-bayesfactor</text:p>
          </table:table-cell>
          <table:table-cell office:value-type="string" calcext:value-type="string">
            <text:p>(0.9.12-2-2build1)</text:p>
          </table:table-cell>
        </table:table-row>
        <table:table-row table:style-name="ro1">
          <table:table-cell office:value-type="string" calcext:value-type="string">
            <text:p>r-cran-bbmisc</text:p>
          </table:table-cell>
          <table:table-cell office:value-type="string" calcext:value-type="string">
            <text:p>(1.11-2)</text:p>
          </table:table-cell>
        </table:table-row>
        <table:table-row table:style-name="ro1">
          <table:table-cell office:value-type="string" calcext:value-type="string">
            <text:p>r-cran-bbmle</text:p>
          </table:table-cell>
          <table:table-cell office:value-type="string" calcext:value-type="string">
            <text:p>(1.0.20-1ubuntu1)</text:p>
          </table:table-cell>
        </table:table-row>
        <table:table-row table:style-name="ro1">
          <table:table-cell office:value-type="string" calcext:value-type="string">
            <text:p>r-cran-beeswarm</text:p>
          </table:table-cell>
          <table:table-cell office:value-type="string" calcext:value-type="string">
            <text:p>(0.2.3-2)</text:p>
          </table:table-cell>
        </table:table-row>
        <table:table-row table:style-name="ro1">
          <table:table-cell office:value-type="string" calcext:value-type="string">
            <text:p>r-cran-biasedurn</text:p>
          </table:table-cell>
          <table:table-cell office:value-type="string" calcext:value-type="string">
            <text:p>(1.07-2)</text:p>
          </table:table-cell>
        </table:table-row>
        <table:table-row table:style-name="ro1">
          <table:table-cell office:value-type="string" calcext:value-type="string">
            <text:p>r-cran-bindr</text:p>
          </table:table-cell>
          <table:table-cell office:value-type="string" calcext:value-type="string">
            <text:p>(0.1-1)</text:p>
          </table:table-cell>
        </table:table-row>
        <table:table-row table:style-name="ro1">
          <table:table-cell office:value-type="string" calcext:value-type="string">
            <text:p>r-cran-bindrcpp</text:p>
          </table:table-cell>
          <table:table-cell office:value-type="string" calcext:value-type="string">
            <text:p>(0.2-1)</text:p>
          </table:table-cell>
        </table:table-row>
        <table:table-row table:style-name="ro1">
          <table:table-cell office:value-type="string" calcext:value-type="string">
            <text:p>r-cran-bio3d</text:p>
          </table:table-cell>
          <table:table-cell office:value-type="string" calcext:value-type="string">
            <text:p>(2.3-4-1)</text:p>
          </table:table-cell>
        </table:table-row>
        <table:table-row table:style-name="ro1">
          <table:table-cell office:value-type="string" calcext:value-type="string">
            <text:p>r-cran-bit</text:p>
          </table:table-cell>
          <table:table-cell office:value-type="string" calcext:value-type="string">
            <text:p>(1.1-12-2)</text:p>
          </table:table-cell>
        </table:table-row>
        <table:table-row table:style-name="ro1">
          <table:table-cell office:value-type="string" calcext:value-type="string">
            <text:p>r-cran-bit64</text:p>
          </table:table-cell>
          <table:table-cell office:value-type="string" calcext:value-type="string">
            <text:p>(0.9-7-2)</text:p>
          </table:table-cell>
        </table:table-row>
        <table:table-row table:style-name="ro1">
          <table:table-cell office:value-type="string" calcext:value-type="string">
            <text:p>r-cran-blob</text:p>
          </table:table-cell>
          <table:table-cell office:value-type="string" calcext:value-type="string">
            <text:p>(1.1.0-3)</text:p>
          </table:table-cell>
        </table:table-row>
        <table:table-row table:style-name="ro1">
          <table:table-cell office:value-type="string" calcext:value-type="string">
            <text:p>r-cran-blockmodeling</text:p>
          </table:table-cell>
          <table:table-cell office:value-type="string" calcext:value-type="string">
            <text:p>(0.1.9-1)</text:p>
          </table:table-cell>
        </table:table-row>
        <table:table-row table:style-name="ro1">
          <table:table-cell office:value-type="string" calcext:value-type="string">
            <text:p>r-cran-bms</text:p>
          </table:table-cell>
          <table:table-cell office:value-type="string" calcext:value-type="string">
            <text:p>(0.3.4-3)</text:p>
          </table:table-cell>
        </table:table-row>
        <table:table-row table:style-name="ro1">
          <table:table-cell office:value-type="string" calcext:value-type="string">
            <text:p>r-cran-bold</text:p>
          </table:table-cell>
          <table:table-cell office:value-type="string" calcext:value-type="string">
            <text:p>(0.5.0-1)</text:p>
          </table:table-cell>
        </table:table-row>
        <table:table-row table:style-name="ro1">
          <table:table-cell office:value-type="string" calcext:value-type="string">
            <text:p>r-cran-boolnet</text:p>
          </table:table-cell>
          <table:table-cell office:value-type="string" calcext:value-type="string">
            <text:p>(2.1.3-2)</text:p>
          </table:table-cell>
        </table:table-row>
        <table:table-row table:style-name="ro1">
          <table:table-cell office:value-type="string" calcext:value-type="string">
            <text:p>r-cran-bradleyterry2</text:p>
          </table:table-cell>
          <table:table-cell office:value-type="string" calcext:value-type="string">
            <text:p>(1.0-8-1)</text:p>
          </table:table-cell>
        </table:table-row>
        <table:table-row table:style-name="ro1">
          <table:table-cell office:value-type="string" calcext:value-type="string">
            <text:p>r-cran-brew</text:p>
          </table:table-cell>
          <table:table-cell office:value-type="string" calcext:value-type="string">
            <text:p>(1.0-6-2)</text:p>
          </table:table-cell>
        </table:table-row>
        <table:table-row table:style-name="ro1">
          <table:table-cell office:value-type="string" calcext:value-type="string">
            <text:p>r-cran-brglm</text:p>
          </table:table-cell>
          <table:table-cell office:value-type="string" calcext:value-type="string">
            <text:p>(0.6.1-1)</text:p>
          </table:table-cell>
        </table:table-row>
        <table:table-row table:style-name="ro1">
          <table:table-cell office:value-type="string" calcext:value-type="string">
            <text:p>r-cran-broom</text:p>
          </table:table-cell>
          <table:table-cell office:value-type="string" calcext:value-type="string">
            <text:p>(0.4.3-1)</text:p>
          </table:table-cell>
        </table:table-row>
        <table:table-row table:style-name="ro1">
          <table:table-cell office:value-type="string" calcext:value-type="string">
            <text:p>r-cran-ca</text:p>
          </table:table-cell>
          <table:table-cell office:value-type="string" calcext:value-type="string">
            <text:p>(0.70-2)</text:p>
          </table:table-cell>
        </table:table-row>
        <table:table-row table:style-name="ro1">
          <table:table-cell office:value-type="string" calcext:value-type="string">
            <text:p>r-cran-cairo</text:p>
          </table:table-cell>
          <table:table-cell office:value-type="string" calcext:value-type="string">
            <text:p>(1.5-9-2)</text:p>
          </table:table-cell>
        </table:table-row>
        <table:table-row table:style-name="ro1">
          <table:table-cell office:value-type="string" calcext:value-type="string">
            <text:p>r-cran-calibrate</text:p>
          </table:table-cell>
          <table:table-cell office:value-type="string" calcext:value-type="string">
            <text:p>(1.7.2-2)</text:p>
          </table:table-cell>
        </table:table-row>
        <table:table-row table:style-name="ro1">
          <table:table-cell office:value-type="string" calcext:value-type="string">
            <text:p>r-cran-cardata</text:p>
          </table:table-cell>
          <table:table-cell office:value-type="string" calcext:value-type="string">
            <text:p>(3.0.1-1)</text:p>
          </table:table-cell>
        </table:table-row>
        <table:table-row table:style-name="ro1">
          <table:table-cell office:value-type="string" calcext:value-type="string">
            <text:p>r-cran-caret</text:p>
          </table:table-cell>
          <table:table-cell office:value-type="string" calcext:value-type="string">
            <text:p>(6.0-78+dfsg1-1)</text:p>
          </table:table-cell>
        </table:table-row>
        <table:table-row table:style-name="ro1">
          <table:table-cell office:value-type="string" calcext:value-type="string">
            <text:p>r-cran-cellranger</text:p>
          </table:table-cell>
          <table:table-cell office:value-type="string" calcext:value-type="string">
            <text:p>(1.1.0-1.1)</text:p>
          </table:table-cell>
        </table:table-row>
        <table:table-row table:style-name="ro1">
          <table:table-cell office:value-type="string" calcext:value-type="string">
            <text:p>r-cran-checkmate</text:p>
          </table:table-cell>
          <table:table-cell office:value-type="string" calcext:value-type="string">
            <text:p>(1.8.5-1ubuntu1)</text:p>
          </table:table-cell>
        </table:table-row>
        <table:table-row table:style-name="ro1">
          <table:table-cell office:value-type="string" calcext:value-type="string">
            <text:p>r-cran-class</text:p>
          </table:table-cell>
          <table:table-cell office:value-type="string" calcext:value-type="string">
            <text:p>(7.3-14-2build1)</text:p>
          </table:table-cell>
        </table:table-row>
        <table:table-row table:style-name="ro1">
          <table:table-cell office:value-type="string" calcext:value-type="string">
            <text:p>r-cran-cli</text:p>
          </table:table-cell>
          <table:table-cell office:value-type="string" calcext:value-type="string">
            <text:p>(1.0.0-1)</text:p>
          </table:table-cell>
        </table:table-row>
        <table:table-row table:style-name="ro1">
          <table:table-cell office:value-type="string" calcext:value-type="string">
            <text:p>r-cran-clustergeneration</text:p>
          </table:table-cell>
          <table:table-cell office:value-type="string" calcext:value-type="string">
            <text:p>(1.3.4-1)</text:p>
          </table:table-cell>
        </table:table-row>
        <table:table-row table:style-name="ro1">
          <table:table-cell office:value-type="string" calcext:value-type="string">
            <text:p>r-cran-cmprsk</text:p>
          </table:table-cell>
          <table:table-cell office:value-type="string" calcext:value-type="string">
            <text:p>(2.2-7-3)</text:p>
          </table:table-cell>
        </table:table-row>
        <table:table-row table:style-name="ro1">
          <table:table-cell office:value-type="string" calcext:value-type="string">
            <text:p>r-cran-coin</text:p>
          </table:table-cell>
          <table:table-cell office:value-type="string" calcext:value-type="string">
            <text:p>(1.2-1-1ubuntu1)</text:p>
          </table:table-cell>
        </table:table-row>
        <table:table-row table:style-name="ro1">
          <table:table-cell office:value-type="string" calcext:value-type="string">
            <text:p>r-cran-contfrac</text:p>
          </table:table-cell>
          <table:table-cell office:value-type="string" calcext:value-type="string">
            <text:p>(1.1-11-1)</text:p>
          </table:table-cell>
        </table:table-row>
        <table:table-row table:style-name="ro1">
          <table:table-cell office:value-type="string" calcext:value-type="string">
            <text:p>r-cran-conting</text:p>
          </table:table-cell>
          <table:table-cell office:value-type="string" calcext:value-type="string">
            <text:p>(1.6-2)</text:p>
          </table:table-cell>
        </table:table-row>
        <table:table-row table:style-name="ro1">
          <table:table-cell office:value-type="string" calcext:value-type="string">
            <text:p>r-cran-corpcor</text:p>
          </table:table-cell>
          <table:table-cell office:value-type="string" calcext:value-type="string">
            <text:p>(1.6.9-1)</text:p>
          </table:table-cell>
        </table:table-row>
        <table:table-row table:style-name="ro1">
          <table:table-cell office:value-type="string" calcext:value-type="string">
            <text:p>r-cran-crayon</text:p>
          </table:table-cell>
          <table:table-cell office:value-type="string" calcext:value-type="string">
            <text:p>(1.3.4-2)</text:p>
          </table:table-cell>
        </table:table-row>
        <table:table-row table:style-name="ro1">
          <table:table-cell office:value-type="string" calcext:value-type="string">
            <text:p>r-cran-crosstalk</text:p>
          </table:table-cell>
          <table:table-cell office:value-type="string" calcext:value-type="string">
            <text:p>(1.0.0+dfsg-1)</text:p>
          </table:table-cell>
        </table:table-row>
        <table:table-row table:style-name="ro1">
          <table:table-cell office:value-type="string" calcext:value-type="string">
            <text:p>r-cran-crul</text:p>
          </table:table-cell>
          <table:table-cell office:value-type="string" calcext:value-type="string">
            <text:p>(0.5.0-1)</text:p>
          </table:table-cell>
        </table:table-row>
        <table:table-row table:style-name="ro1">
          <table:table-cell office:value-type="string" calcext:value-type="string">
            <text:p>r-cran-cubature</text:p>
          </table:table-cell>
          <table:table-cell office:value-type="string" calcext:value-type="string">
            <text:p>(1.3-11-1build1)</text:p>
          </table:table-cell>
        </table:table-row>
        <table:table-row table:style-name="ro1">
          <table:table-cell office:value-type="string" calcext:value-type="string">
            <text:p>r-cran-curl</text:p>
          </table:table-cell>
          <table:table-cell office:value-type="string" calcext:value-type="string">
            <text:p>(3.1-2)</text:p>
          </table:table-cell>
        </table:table-row>
        <table:table-row table:style-name="ro1">
          <table:table-cell office:value-type="string" calcext:value-type="string">
            <text:p>r-cran-cvst</text:p>
          </table:table-cell>
          <table:table-cell office:value-type="string" calcext:value-type="string">
            <text:p>(0.2-1-1)</text:p>
          </table:table-cell>
        </table:table-row>
        <table:table-row table:style-name="ro1">
          <table:table-cell office:value-type="string" calcext:value-type="string">
            <text:p>r-cran-data.table</text:p>
          </table:table-cell>
          <table:table-cell office:value-type="string" calcext:value-type="string">
            <text:p>(1.10.4-3-1)</text:p>
          </table:table-cell>
        </table:table-row>
        <table:table-row table:style-name="ro1">
          <table:table-cell office:value-type="string" calcext:value-type="string">
            <text:p>r-cran-dbitest</text:p>
          </table:table-cell>
          <table:table-cell office:value-type="string" calcext:value-type="string">
            <text:p>(1.5-2-1)</text:p>
          </table:table-cell>
        </table:table-row>
        <table:table-row table:style-name="ro1">
          <table:table-cell office:value-type="string" calcext:value-type="string">
            <text:p>r-cran-dbplyr</text:p>
          </table:table-cell>
          <table:table-cell office:value-type="string" calcext:value-type="string">
            <text:p>(1.2.0-1)</text:p>
          </table:table-cell>
        </table:table-row>
        <table:table-row table:style-name="ro1">
          <table:table-cell office:value-type="string" calcext:value-type="string">
            <text:p>r-cran-ddalpha</text:p>
          </table:table-cell>
          <table:table-cell office:value-type="string" calcext:value-type="string">
            <text:p>(1.3.1-1)</text:p>
          </table:table-cell>
        </table:table-row>
        <table:table-row table:style-name="ro1">
          <table:table-cell office:value-type="string" calcext:value-type="string">
            <text:p>r-cran-deal</text:p>
          </table:table-cell>
          <table:table-cell office:value-type="string" calcext:value-type="string">
            <text:p>(1:1.2-37-3)</text:p>
          </table:table-cell>
        </table:table-row>
        <table:table-row table:style-name="ro1">
          <table:table-cell office:value-type="string" calcext:value-type="string">
            <text:p>r-cran-deldir</text:p>
          </table:table-cell>
          <table:table-cell office:value-type="string" calcext:value-type="string">
            <text:p>(0.1-15-1)</text:p>
          </table:table-cell>
        </table:table-row>
        <table:table-row table:style-name="ro1">
          <table:table-cell office:value-type="string" calcext:value-type="string">
            <text:p>r-cran-deoptimr</text:p>
          </table:table-cell>
          <table:table-cell office:value-type="string" calcext:value-type="string">
            <text:p>(1.0-8-1build1)</text:p>
          </table:table-cell>
        </table:table-row>
        <table:table-row table:style-name="ro1">
          <table:table-cell office:value-type="string" calcext:value-type="string">
            <text:p>r-cran-desc</text:p>
          </table:table-cell>
          <table:table-cell office:value-type="string" calcext:value-type="string">
            <text:p>(1.1.1-1)</text:p>
          </table:table-cell>
        </table:table-row>
        <table:table-row table:style-name="ro1">
          <table:table-cell office:value-type="string" calcext:value-type="string">
            <text:p>r-cran-desolve</text:p>
          </table:table-cell>
          <table:table-cell office:value-type="string" calcext:value-type="string">
            <text:p>(1.20-1)</text:p>
          </table:table-cell>
        </table:table-row>
        <table:table-row table:style-name="ro1">
          <table:table-cell office:value-type="string" calcext:value-type="string">
            <text:p>r-cran-devtools</text:p>
          </table:table-cell>
          <table:table-cell office:value-type="string" calcext:value-type="string">
            <text:p>(1.13.4-1)</text:p>
          </table:table-cell>
        </table:table-row>
        <table:table-row table:style-name="ro1">
          <table:table-cell office:value-type="string" calcext:value-type="string">
            <text:p>r-cran-diagnosismed</text:p>
          </table:table-cell>
          <table:table-cell office:value-type="string" calcext:value-type="string">
            <text:p>(0.2.3-5)</text:p>
          </table:table-cell>
        </table:table-row>
        <table:table-row table:style-name="ro1">
          <table:table-cell office:value-type="string" calcext:value-type="string">
            <text:p>r-cran-dichromat</text:p>
          </table:table-cell>
          <table:table-cell office:value-type="string" calcext:value-type="string">
            <text:p>(1:2.0-0-1)</text:p>
          </table:table-cell>
        </table:table-row>
        <table:table-row table:style-name="ro1">
          <table:table-cell office:value-type="string" calcext:value-type="string">
            <text:p>r-cran-digest</text:p>
          </table:table-cell>
          <table:table-cell office:value-type="string" calcext:value-type="string">
            <text:p>(0.6.15-1)</text:p>
          </table:table-cell>
        </table:table-row>
        <table:table-row table:style-name="ro1">
          <table:table-cell office:value-type="string" calcext:value-type="string">
            <text:p>r-cran-dimred</text:p>
          </table:table-cell>
          <table:table-cell office:value-type="string" calcext:value-type="string">
            <text:p>(0.1.0-1)</text:p>
          </table:table-cell>
        </table:table-row>
        <table:table-row table:style-name="ro1">
          <table:table-cell office:value-type="string" calcext:value-type="string">
            <text:p>r-cran-distory</text:p>
          </table:table-cell>
          <table:table-cell office:value-type="string" calcext:value-type="string">
            <text:p>(1.4.3-1)</text:p>
          </table:table-cell>
        </table:table-row>
        <table:table-row table:style-name="ro1">
          <table:table-cell office:value-type="string" calcext:value-type="string">
            <text:p>r-cran-domc</text:p>
          </table:table-cell>
          <table:table-cell office:value-type="string" calcext:value-type="string">
            <text:p>(1.3.5-1)</text:p>
          </table:table-cell>
        </table:table-row>
        <table:table-row table:style-name="ro1">
          <table:table-cell office:value-type="string" calcext:value-type="string">
            <text:p>r-cran-doparallel</text:p>
          </table:table-cell>
          <table:table-cell office:value-type="string" calcext:value-type="string">
            <text:p>(1.0.11-1)</text:p>
          </table:table-cell>
        </table:table-row>
        <table:table-row table:style-name="ro1">
          <table:table-cell office:value-type="string" calcext:value-type="string">
            <text:p>r-cran-dosefinding</text:p>
          </table:table-cell>
          <table:table-cell office:value-type="string" calcext:value-type="string">
            <text:p>(0.9-15-2)</text:p>
          </table:table-cell>
        </table:table-row>
        <table:table-row table:style-name="ro1">
          <table:table-cell office:value-type="string" calcext:value-type="string">
            <text:p>r-cran-dosnow</text:p>
          </table:table-cell>
          <table:table-cell office:value-type="string" calcext:value-type="string">
            <text:p>(1.0.16-1)</text:p>
          </table:table-cell>
        </table:table-row>
        <table:table-row table:style-name="ro1">
          <table:table-cell office:value-type="string" calcext:value-type="string">
            <text:p>r-cran-dotcall64</text:p>
          </table:table-cell>
          <table:table-cell office:value-type="string" calcext:value-type="string">
            <text:p>(0.9-5.2-1)</text:p>
          </table:table-cell>
        </table:table-row>
        <table:table-row table:style-name="ro1">
          <table:table-cell office:value-type="string" calcext:value-type="string">
            <text:p>r-cran-downloader</text:p>
          </table:table-cell>
          <table:table-cell office:value-type="string" calcext:value-type="string">
            <text:p>(0.4-2)</text:p>
          </table:table-cell>
        </table:table-row>
        <table:table-row table:style-name="ro1">
          <table:table-cell office:value-type="string" calcext:value-type="string">
            <text:p>r-cran-dplyr</text:p>
          </table:table-cell>
          <table:table-cell office:value-type="string" calcext:value-type="string">
            <text:p>(0.7.4-3)</text:p>
          </table:table-cell>
        </table:table-row>
        <table:table-row table:style-name="ro1">
          <table:table-cell office:value-type="string" calcext:value-type="string">
            <text:p>r-cran-drr</text:p>
          </table:table-cell>
          <table:table-cell office:value-type="string" calcext:value-type="string">
            <text:p>(0.0.2-1)</text:p>
          </table:table-cell>
        </table:table-row>
        <table:table-row table:style-name="ro1">
          <table:table-cell office:value-type="string" calcext:value-type="string">
            <text:p>r-cran-dt</text:p>
          </table:table-cell>
          <table:table-cell office:value-type="string" calcext:value-type="string">
            <text:p>(0.4+dfsg-1)</text:p>
          </table:table-cell>
        </table:table-row>
        <table:table-row table:style-name="ro1">
          <table:table-cell office:value-type="string" calcext:value-type="string">
            <text:p>r-cran-dynlm</text:p>
          </table:table-cell>
          <table:table-cell office:value-type="string" calcext:value-type="string">
            <text:p>(0.3.5-2)</text:p>
          </table:table-cell>
        </table:table-row>
        <table:table-row table:style-name="ro1">
          <table:table-cell office:value-type="string" calcext:value-type="string">
            <text:p>r-cran-e1071</text:p>
          </table:table-cell>
          <table:table-cell office:value-type="string" calcext:value-type="string">
            <text:p>(1.6-8-2build1)</text:p>
          </table:table-cell>
        </table:table-row>
        <table:table-row table:style-name="ro1">
          <table:table-cell office:value-type="string" calcext:value-type="string">
            <text:p>r-cran-ecodist</text:p>
          </table:table-cell>
          <table:table-cell office:value-type="string" calcext:value-type="string">
            <text:p>(2.0.1-1build1)</text:p>
          </table:table-cell>
        </table:table-row>
        <table:table-row table:style-name="ro1">
          <table:table-cell office:value-type="string" calcext:value-type="string">
            <text:p>r-cran-ellipse</text:p>
          </table:table-cell>
          <table:table-cell office:value-type="string" calcext:value-type="string">
            <text:p>(0.4.1-1)</text:p>
          </table:table-cell>
        </table:table-row>
        <table:table-row table:style-name="ro1">
          <table:table-cell office:value-type="string" calcext:value-type="string">
            <text:p>r-cran-elliptic</text:p>
          </table:table-cell>
          <table:table-cell office:value-type="string" calcext:value-type="string">
            <text:p>(1.3-7-2)</text:p>
          </table:table-cell>
        </table:table-row>
        <table:table-row table:style-name="ro1">
          <table:table-cell office:value-type="string" calcext:value-type="string">
            <text:p>r-cran-energy</text:p>
          </table:table-cell>
          <table:table-cell office:value-type="string" calcext:value-type="string">
            <text:p>(1.7-2-1)</text:p>
          </table:table-cell>
        </table:table-row>
        <table:table-row table:style-name="ro1">
          <table:table-cell office:value-type="string" calcext:value-type="string">
            <text:p>r-cran-epi</text:p>
          </table:table-cell>
          <table:table-cell office:value-type="string" calcext:value-type="string">
            <text:p>(2.19-3)</text:p>
          </table:table-cell>
        </table:table-row>
        <table:table-row table:style-name="ro1">
          <table:table-cell office:value-type="string" calcext:value-type="string">
            <text:p>r-cran-epicalc</text:p>
          </table:table-cell>
          <table:table-cell office:value-type="string" calcext:value-type="string">
            <text:p>(2.15.1.0-3)</text:p>
          </table:table-cell>
        </table:table-row>
        <table:table-row table:style-name="ro1">
          <table:table-cell office:value-type="string" calcext:value-type="string">
            <text:p>r-cran-epir</text:p>
          </table:table-cell>
          <table:table-cell office:value-type="string" calcext:value-type="string">
            <text:p>(0.9-93-1)</text:p>
          </table:table-cell>
        </table:table-row>
        <table:table-row table:style-name="ro1">
          <table:table-cell office:value-type="string" calcext:value-type="string">
            <text:p>r-cran-epitools</text:p>
          </table:table-cell>
          <table:table-cell office:value-type="string" calcext:value-type="string">
            <text:p>(1:0.5-10-1)</text:p>
          </table:table-cell>
        </table:table-row>
        <table:table-row table:style-name="ro1">
          <table:table-cell office:value-type="string" calcext:value-type="string">
            <text:p>r-cran-erm</text:p>
          </table:table-cell>
          <table:table-cell office:value-type="string" calcext:value-type="string">
            <text:p>(0.15-7-1build2)</text:p>
          </table:table-cell>
        </table:table-row>
        <table:table-row table:style-name="ro1">
          <table:table-cell office:value-type="string" calcext:value-type="string">
            <text:p>r-cran-estimability</text:p>
          </table:table-cell>
          <table:table-cell office:value-type="string" calcext:value-type="string">
            <text:p>(1.2-2)</text:p>
          </table:table-cell>
        </table:table-row>
        <table:table-row table:style-name="ro1">
          <table:table-cell office:value-type="string" calcext:value-type="string">
            <text:p>r-cran-etm</text:p>
          </table:table-cell>
          <table:table-cell office:value-type="string" calcext:value-type="string">
            <text:p>(0.6-2-4)</text:p>
          </table:table-cell>
        </table:table-row>
        <table:table-row table:style-name="ro1">
          <table:table-cell office:value-type="string" calcext:value-type="string">
            <text:p>r-cran-evaluate</text:p>
          </table:table-cell>
          <table:table-cell office:value-type="string" calcext:value-type="string">
            <text:p>(0.10.1-1)</text:p>
          </table:table-cell>
        </table:table-row>
        <table:table-row table:style-name="ro1">
          <table:table-cell office:value-type="string" calcext:value-type="string">
            <text:p>r-cran-evd</text:p>
          </table:table-cell>
          <table:table-cell office:value-type="string" calcext:value-type="string">
            <text:p>(2.3-2-2)</text:p>
          </table:table-cell>
        </table:table-row>
        <table:table-row table:style-name="ro1">
          <table:table-cell office:value-type="string" calcext:value-type="string">
            <text:p>r-cran-expm</text:p>
          </table:table-cell>
          <table:table-cell office:value-type="string" calcext:value-type="string">
            <text:p>(0.999-2-2)</text:p>
          </table:table-cell>
        </table:table-row>
        <table:table-row table:style-name="ro1">
          <table:table-cell office:value-type="string" calcext:value-type="string">
            <text:p>r-cran-factominer</text:p>
          </table:table-cell>
          <table:table-cell office:value-type="string" calcext:value-type="string">
            <text:p>(1.39-1)</text:p>
          </table:table-cell>
        </table:table-row>
        <table:table-row table:style-name="ro1">
          <table:table-cell office:value-type="string" calcext:value-type="string">
            <text:p>r-cran-fail</text:p>
          </table:table-cell>
          <table:table-cell office:value-type="string" calcext:value-type="string">
            <text:p>(1.3-2)</text:p>
          </table:table-cell>
        </table:table-row>
        <table:table-row table:style-name="ro1">
          <table:table-cell office:value-type="string" calcext:value-type="string">
            <text:p>r-cran-fastcluster</text:p>
          </table:table-cell>
          <table:table-cell office:value-type="string" calcext:value-type="string">
            <text:p>(1.1.24-1)</text:p>
          </table:table-cell>
        </table:table-row>
        <table:table-row table:style-name="ro1">
          <table:table-cell office:value-type="string" calcext:value-type="string">
            <text:p>r-cran-fastica</text:p>
          </table:table-cell>
          <table:table-cell office:value-type="string" calcext:value-type="string">
            <text:p>(1.2-1-1)</text:p>
          </table:table-cell>
        </table:table-row>
        <table:table-row table:style-name="ro1">
          <table:table-cell office:value-type="string" calcext:value-type="string">
            <text:p>r-cran-fastmatch</text:p>
          </table:table-cell>
          <table:table-cell office:value-type="string" calcext:value-type="string">
            <text:p>(1.1-0-1)</text:p>
          </table:table-cell>
        </table:table-row>
        <table:table-row table:style-name="ro1">
          <table:table-cell office:value-type="string" calcext:value-type="string">
            <text:p>r-cran-fields</text:p>
          </table:table-cell>
          <table:table-cell office:value-type="string" calcext:value-type="string">
            <text:p>(9.0-3)</text:p>
          </table:table-cell>
        </table:table-row>
        <table:table-row table:style-name="ro1">
          <table:table-cell office:value-type="string" calcext:value-type="string">
            <text:p>r-cran-filehash</text:p>
          </table:table-cell>
          <table:table-cell office:value-type="string" calcext:value-type="string">
            <text:p>(2.4-1-2)</text:p>
          </table:table-cell>
        </table:table-row>
        <table:table-row table:style-name="ro1">
          <table:table-cell office:value-type="string" calcext:value-type="string">
            <text:p>r-cran-fitbitscraper</text:p>
          </table:table-cell>
          <table:table-cell office:value-type="string" calcext:value-type="string">
            <text:p>(0.1.8-3)</text:p>
          </table:table-cell>
        </table:table-row>
        <table:table-row table:style-name="ro1">
          <table:table-cell office:value-type="string" calcext:value-type="string">
            <text:p>r-cran-fitcoach</text:p>
          </table:table-cell>
          <table:table-cell office:value-type="string" calcext:value-type="string">
            <text:p>(1.0-2)</text:p>
          </table:table-cell>
        </table:table-row>
        <table:table-row table:style-name="ro1">
          <table:table-cell office:value-type="string" calcext:value-type="string">
            <text:p>r-cran-flashclust</text:p>
          </table:table-cell>
          <table:table-cell office:value-type="string" calcext:value-type="string">
            <text:p>(1.01-2-1)</text:p>
          </table:table-cell>
        </table:table-row>
        <table:table-row table:style-name="ro1">
          <table:table-cell office:value-type="string" calcext:value-type="string">
            <text:p>r-cran-forcats</text:p>
          </table:table-cell>
          <table:table-cell office:value-type="string" calcext:value-type="string">
            <text:p>(0.3.0-1)</text:p>
          </table:table-cell>
        </table:table-row>
        <table:table-row table:style-name="ro1">
          <table:table-cell office:value-type="string" calcext:value-type="string">
            <text:p>r-cran-foreach</text:p>
          </table:table-cell>
          <table:table-cell office:value-type="string" calcext:value-type="string">
            <text:p>(1.4.4-1)</text:p>
          </table:table-cell>
        </table:table-row>
        <table:table-row table:style-name="ro1">
          <table:table-cell office:value-type="string" calcext:value-type="string">
            <text:p>r-cran-formatr</text:p>
          </table:table-cell>
          <table:table-cell office:value-type="string" calcext:value-type="string">
            <text:p>(1.5-2)</text:p>
          </table:table-cell>
        </table:table-row>
        <table:table-row table:style-name="ro1">
          <table:table-cell office:value-type="string" calcext:value-type="string">
            <text:p>r-cran-formula</text:p>
          </table:table-cell>
          <table:table-cell office:value-type="string" calcext:value-type="string">
            <text:p>(1.2-2-1.1)</text:p>
          </table:table-cell>
        </table:table-row>
        <table:table-row table:style-name="ro1">
          <table:table-cell office:value-type="string" calcext:value-type="string">
            <text:p>r-cran-futile.logger</text:p>
          </table:table-cell>
          <table:table-cell office:value-type="string" calcext:value-type="string">
            <text:p>(1.4.3-2)</text:p>
          </table:table-cell>
        </table:table-row>
        <table:table-row table:style-name="ro1">
          <table:table-cell office:value-type="string" calcext:value-type="string">
            <text:p>r-cran-futile.options</text:p>
          </table:table-cell>
          <table:table-cell office:value-type="string" calcext:value-type="string">
            <text:p>(1.0.0-3)</text:p>
          </table:table-cell>
        </table:table-row>
        <table:table-row table:style-name="ro1">
          <table:table-cell office:value-type="string" calcext:value-type="string">
            <text:p>r-cran-future</text:p>
          </table:table-cell>
          <table:table-cell office:value-type="string" calcext:value-type="string">
            <text:p>(1.7.0-1ubuntu1)</text:p>
          </table:table-cell>
        </table:table-row>
        <table:table-row table:style-name="ro1">
          <table:table-cell office:value-type="string" calcext:value-type="string">
            <text:p>r-cran-g.data</text:p>
          </table:table-cell>
          <table:table-cell office:value-type="string" calcext:value-type="string">
            <text:p>(2.4-2)</text:p>
          </table:table-cell>
        </table:table-row>
        <table:table-row table:style-name="ro1">
          <table:table-cell office:value-type="string" calcext:value-type="string">
            <text:p>r-cran-gam</text:p>
          </table:table-cell>
          <table:table-cell office:value-type="string" calcext:value-type="string">
            <text:p>(1.14-4-1)</text:p>
          </table:table-cell>
        </table:table-row>
        <table:table-row table:style-name="ro1">
          <table:table-cell office:value-type="string" calcext:value-type="string">
            <text:p>r-cran-gbm</text:p>
          </table:table-cell>
          <table:table-cell office:value-type="string" calcext:value-type="string">
            <text:p>(2.1.3-2)</text:p>
          </table:table-cell>
        </table:table-row>
        <table:table-row table:style-name="ro1">
          <table:table-cell office:value-type="string" calcext:value-type="string">
            <text:p>r-cran-geepack</text:p>
          </table:table-cell>
          <table:table-cell office:value-type="string" calcext:value-type="string">
            <text:p>(1.2-1-1build1)</text:p>
          </table:table-cell>
        </table:table-row>
        <table:table-row table:style-name="ro1">
          <table:table-cell office:value-type="string" calcext:value-type="string">
            <text:p>r-cran-genabel</text:p>
          </table:table-cell>
          <table:table-cell office:value-type="string" calcext:value-type="string">
            <text:p>(1.8-0-2)</text:p>
          </table:table-cell>
        </table:table-row>
        <table:table-row table:style-name="ro1">
          <table:table-cell office:value-type="string" calcext:value-type="string">
            <text:p>r-cran-genabel.data</text:p>
          </table:table-cell>
          <table:table-cell office:value-type="string" calcext:value-type="string">
            <text:p>(1.0.0-2)</text:p>
          </table:table-cell>
        </table:table-row>
        <table:table-row table:style-name="ro1">
          <table:table-cell office:value-type="string" calcext:value-type="string">
            <text:p>r-cran-ggplot2</text:p>
          </table:table-cell>
          <table:table-cell office:value-type="string" calcext:value-type="string">
            <text:p>(2.2.1-3)</text:p>
          </table:table-cell>
        </table:table-row>
        <table:table-row table:style-name="ro1">
          <table:table-cell office:value-type="string" calcext:value-type="string">
            <text:p>r-cran-ggvis</text:p>
          </table:table-cell>
          <table:table-cell office:value-type="string" calcext:value-type="string">
            <text:p>(0.4.3+dfsg-1)</text:p>
          </table:table-cell>
        </table:table-row>
        <table:table-row table:style-name="ro1">
          <table:table-cell office:value-type="string" calcext:value-type="string">
            <text:p>r-cran-git2r</text:p>
          </table:table-cell>
          <table:table-cell office:value-type="string" calcext:value-type="string">
            <text:p>(0.21.0-1build1)</text:p>
          </table:table-cell>
        </table:table-row>
        <table:table-row table:style-name="ro1">
          <table:table-cell office:value-type="string" calcext:value-type="string">
            <text:p>r-cran-glmnet</text:p>
          </table:table-cell>
          <table:table-cell office:value-type="string" calcext:value-type="string">
            <text:p>(2.0-16-1)</text:p>
          </table:table-cell>
        </table:table-row>
        <table:table-row table:style-name="ro1">
          <table:table-cell office:value-type="string" calcext:value-type="string">
            <text:p>r-cran-globals</text:p>
          </table:table-cell>
          <table:table-cell office:value-type="string" calcext:value-type="string">
            <text:p>(0.11.0-1)</text:p>
          </table:table-cell>
        </table:table-row>
        <table:table-row table:style-name="ro1">
          <table:table-cell office:value-type="string" calcext:value-type="string">
            <text:p>r-cran-glue</text:p>
          </table:table-cell>
          <table:table-cell office:value-type="string" calcext:value-type="string">
            <text:p>(1.2.0-1)</text:p>
          </table:table-cell>
        </table:table-row>
        <table:table-row table:style-name="ro1">
          <table:table-cell office:value-type="string" calcext:value-type="string">
            <text:p>r-cran-gnm</text:p>
          </table:table-cell>
          <table:table-cell office:value-type="string" calcext:value-type="string">
            <text:p>(1.0-8-1build1)</text:p>
          </table:table-cell>
        </table:table-row>
        <table:table-row table:style-name="ro1">
          <table:table-cell office:value-type="string" calcext:value-type="string">
            <text:p>r-cran-goftest</text:p>
          </table:table-cell>
          <table:table-cell office:value-type="string" calcext:value-type="string">
            <text:p>(1.1-1-2)</text:p>
          </table:table-cell>
        </table:table-row>
        <table:table-row table:style-name="ro1">
          <table:table-cell office:value-type="string" calcext:value-type="string">
            <text:p>r-cran-googlevis</text:p>
          </table:table-cell>
          <table:table-cell office:value-type="string" calcext:value-type="string">
            <text:p>(0.6.2-2)</text:p>
          </table:table-cell>
        </table:table-row>
        <table:table-row table:style-name="ro1">
          <table:table-cell office:value-type="string" calcext:value-type="string">
            <text:p>r-cran-gower</text:p>
          </table:table-cell>
          <table:table-cell office:value-type="string" calcext:value-type="string">
            <text:p>(0.1.2-1)</text:p>
          </table:table-cell>
        </table:table-row>
        <table:table-row table:style-name="ro1">
          <table:table-cell office:value-type="string" calcext:value-type="string">
            <text:p>r-cran-gridbase</text:p>
          </table:table-cell>
          <table:table-cell office:value-type="string" calcext:value-type="string">
            <text:p>(0.4-7-3)</text:p>
          </table:table-cell>
        </table:table-row>
        <table:table-row table:style-name="ro1">
          <table:table-cell office:value-type="string" calcext:value-type="string">
            <text:p>r-cran-gridextra</text:p>
          </table:table-cell>
          <table:table-cell office:value-type="string" calcext:value-type="string">
            <text:p>(2.3-1.1)</text:p>
          </table:table-cell>
        </table:table-row>
        <table:table-row table:style-name="ro1">
          <table:table-cell office:value-type="string" calcext:value-type="string">
            <text:p>r-cran-gsl</text:p>
          </table:table-cell>
          <table:table-cell office:value-type="string" calcext:value-type="string">
            <text:p>(1.9-10.3-2)</text:p>
          </table:table-cell>
        </table:table-row>
        <table:table-row table:style-name="ro1">
          <table:table-cell office:value-type="string" calcext:value-type="string">
            <text:p>r-cran-gss</text:p>
          </table:table-cell>
          <table:table-cell office:value-type="string" calcext:value-type="string">
            <text:p>(2.1-7-2build1)</text:p>
          </table:table-cell>
        </table:table-row>
        <table:table-row table:style-name="ro1">
          <table:table-cell office:value-type="string" calcext:value-type="string">
            <text:p>r-cran-gtable</text:p>
          </table:table-cell>
          <table:table-cell office:value-type="string" calcext:value-type="string">
            <text:p>(0.2.0-2)</text:p>
          </table:table-cell>
        </table:table-row>
        <table:table-row table:style-name="ro1">
          <table:table-cell office:value-type="string" calcext:value-type="string">
            <text:p>r-cran-guerry</text:p>
          </table:table-cell>
          <table:table-cell office:value-type="string" calcext:value-type="string">
            <text:p>(1.6-1-1)</text:p>
          </table:table-cell>
        </table:table-row>
        <table:table-row table:style-name="ro1">
          <table:table-cell office:value-type="string" calcext:value-type="string">
            <text:p>r-cran-haven</text:p>
          </table:table-cell>
          <table:table-cell office:value-type="string" calcext:value-type="string">
            <text:p>(1.1.1-1)</text:p>
          </table:table-cell>
        </table:table-row>
        <table:table-row table:style-name="ro1">
          <table:table-cell office:value-type="string" calcext:value-type="string">
            <text:p>r-cran-hexbin</text:p>
          </table:table-cell>
          <table:table-cell office:value-type="string" calcext:value-type="string">
            <text:p>(1.27.1-2)</text:p>
          </table:table-cell>
        </table:table-row>
        <table:table-row table:style-name="ro1">
          <table:table-cell office:value-type="string" calcext:value-type="string">
            <text:p>r-cran-highr</text:p>
          </table:table-cell>
          <table:table-cell office:value-type="string" calcext:value-type="string">
            <text:p>(0.6-2)</text:p>
          </table:table-cell>
        </table:table-row>
        <table:table-row table:style-name="ro1">
          <table:table-cell office:value-type="string" calcext:value-type="string">
            <text:p>r-cran-hms</text:p>
          </table:table-cell>
          <table:table-cell office:value-type="string" calcext:value-type="string">
            <text:p>(0.4.0-2)</text:p>
          </table:table-cell>
        </table:table-row>
        <table:table-row table:style-name="ro1">
          <table:table-cell office:value-type="string" calcext:value-type="string">
            <text:p>r-cran-htmltable</text:p>
          </table:table-cell>
          <table:table-cell office:value-type="string" calcext:value-type="string">
            <text:p>(1.11.2-1)</text:p>
          </table:table-cell>
        </table:table-row>
        <table:table-row table:style-name="ro1">
          <table:table-cell office:value-type="string" calcext:value-type="string">
            <text:p>r-cran-htmltools</text:p>
          </table:table-cell>
          <table:table-cell office:value-type="string" calcext:value-type="string">
            <text:p>(0.3.6-1)</text:p>
          </table:table-cell>
        </table:table-row>
        <table:table-row table:style-name="ro1">
          <table:table-cell office:value-type="string" calcext:value-type="string">
            <text:p>r-cran-htmlwidgets</text:p>
          </table:table-cell>
          <table:table-cell office:value-type="string" calcext:value-type="string">
            <text:p>(1.0-1)</text:p>
          </table:table-cell>
        </table:table-row>
        <table:table-row table:style-name="ro1">
          <table:table-cell office:value-type="string" calcext:value-type="string">
            <text:p>r-cran-httpcode</text:p>
          </table:table-cell>
          <table:table-cell office:value-type="string" calcext:value-type="string">
            <text:p>(0.2.0-2)</text:p>
          </table:table-cell>
        </table:table-row>
        <table:table-row table:style-name="ro1">
          <table:table-cell office:value-type="string" calcext:value-type="string">
            <text:p>r-cran-httpuv</text:p>
          </table:table-cell>
          <table:table-cell office:value-type="string" calcext:value-type="string">
            <text:p>(1.3.5-1)</text:p>
          </table:table-cell>
        </table:table-row>
        <table:table-row table:style-name="ro1">
          <table:table-cell office:value-type="string" calcext:value-type="string">
            <text:p>r-cran-httr</text:p>
          </table:table-cell>
          <table:table-cell office:value-type="string" calcext:value-type="string">
            <text:p>(1.3.1-1)</text:p>
          </table:table-cell>
        </table:table-row>
        <table:table-row table:style-name="ro1">
          <table:table-cell office:value-type="string" calcext:value-type="string">
            <text:p>r-cran-hwriter</text:p>
          </table:table-cell>
          <table:table-cell office:value-type="string" calcext:value-type="string">
            <text:p>(1.3.2-2)</text:p>
          </table:table-cell>
        </table:table-row>
        <table:table-row table:style-name="ro1">
          <table:table-cell office:value-type="string" calcext:value-type="string">
            <text:p>r-cran-hypergeo</text:p>
          </table:table-cell>
          <table:table-cell office:value-type="string" calcext:value-type="string">
            <text:p>(1.2-13-1build1)</text:p>
          </table:table-cell>
        </table:table-row>
        <table:table-row table:style-name="ro1">
          <table:table-cell office:value-type="string" calcext:value-type="string">
            <text:p>r-cran-igraph</text:p>
          </table:table-cell>
          <table:table-cell office:value-type="string" calcext:value-type="string">
            <text:p>(1.1.2-2ubuntu3)</text:p>
          </table:table-cell>
        </table:table-row>
        <table:table-row table:style-name="ro1">
          <table:table-cell office:value-type="string" calcext:value-type="string">
            <text:p>r-cran-inline</text:p>
          </table:table-cell>
          <table:table-cell office:value-type="string" calcext:value-type="string">
            <text:p>(0.3.14-1.1)</text:p>
          </table:table-cell>
        </table:table-row>
        <table:table-row table:style-name="ro1">
          <table:table-cell office:value-type="string" calcext:value-type="string">
            <text:p>r-cran-int64</text:p>
          </table:table-cell>
          <table:table-cell office:value-type="string" calcext:value-type="string">
            <text:p>(1.1.2-4build1)</text:p>
          </table:table-cell>
        </table:table-row>
        <table:table-row table:style-name="ro1">
          <table:table-cell office:value-type="string" calcext:value-type="string">
            <text:p>r-cran-ipred</text:p>
          </table:table-cell>
          <table:table-cell office:value-type="string" calcext:value-type="string">
            <text:p>(0.9-6-1)</text:p>
          </table:table-cell>
        </table:table-row>
        <table:table-row table:style-name="ro1">
          <table:table-cell office:value-type="string" calcext:value-type="string">
            <text:p>r-cran-irlba</text:p>
          </table:table-cell>
          <table:table-cell office:value-type="string" calcext:value-type="string">
            <text:p>(2.3.2-1ubuntu1)</text:p>
          </table:table-cell>
        </table:table-row>
        <table:table-row table:style-name="ro1">
          <table:table-cell office:value-type="string" calcext:value-type="string">
            <text:p>r-cran-isocodes</text:p>
          </table:table-cell>
          <table:table-cell office:value-type="string" calcext:value-type="string">
            <text:p>(2017.09.27-1)</text:p>
          </table:table-cell>
        </table:table-row>
        <table:table-row table:style-name="ro1">
          <table:table-cell office:value-type="string" calcext:value-type="string">
            <text:p>r-cran-isoweek</text:p>
          </table:table-cell>
          <table:table-cell office:value-type="string" calcext:value-type="string">
            <text:p>(0.6-2-1)</text:p>
          </table:table-cell>
        </table:table-row>
        <table:table-row table:style-name="ro1">
          <table:table-cell office:value-type="string" calcext:value-type="string">
            <text:p>r-cran-iterators</text:p>
          </table:table-cell>
          <table:table-cell office:value-type="string" calcext:value-type="string">
            <text:p>(1.0.9-1)</text:p>
          </table:table-cell>
        </table:table-row>
        <table:table-row table:style-name="ro1">
          <table:table-cell office:value-type="string" calcext:value-type="string">
            <text:p>r-cran-jsonlite</text:p>
          </table:table-cell>
          <table:table-cell office:value-type="string" calcext:value-type="string">
            <text:p>(1.5-2)</text:p>
          </table:table-cell>
        </table:table-row>
        <table:table-row table:style-name="ro1">
          <table:table-cell office:value-type="string" calcext:value-type="string">
            <text:p>r-cran-kernlab</text:p>
          </table:table-cell>
          <table:table-cell office:value-type="string" calcext:value-type="string">
            <text:p>(0.9-25-1build1)</text:p>
          </table:table-cell>
        </table:table-row>
        <table:table-row table:style-name="ro1">
          <table:table-cell office:value-type="string" calcext:value-type="string">
            <text:p>r-cran-knitr</text:p>
          </table:table-cell>
          <table:table-cell office:value-type="string" calcext:value-type="string">
            <text:p>(1.17-2)</text:p>
          </table:table-cell>
        </table:table-row>
        <table:table-row table:style-name="ro1">
          <table:table-cell office:value-type="string" calcext:value-type="string">
            <text:p>r-cran-labeling</text:p>
          </table:table-cell>
          <table:table-cell office:value-type="string" calcext:value-type="string">
            <text:p>(0.3-2)</text:p>
          </table:table-cell>
        </table:table-row>
        <table:table-row table:style-name="ro1">
          <table:table-cell office:value-type="string" calcext:value-type="string">
            <text:p>r-cran-lambda.r</text:p>
          </table:table-cell>
          <table:table-cell office:value-type="string" calcext:value-type="string">
            <text:p>(1.2-1)</text:p>
          </table:table-cell>
        </table:table-row>
        <table:table-row table:style-name="ro1">
          <table:table-cell office:value-type="string" calcext:value-type="string">
            <text:p>r-cran-lava</text:p>
          </table:table-cell>
          <table:table-cell office:value-type="string" calcext:value-type="string">
            <text:p>(1.5.1-1)</text:p>
          </table:table-cell>
        </table:table-row>
        <table:table-row table:style-name="ro1">
          <table:table-cell office:value-type="string" calcext:value-type="string">
            <text:p>r-cran-lavaan</text:p>
          </table:table-cell>
          <table:table-cell office:value-type="string" calcext:value-type="string">
            <text:p>(0.5.23.1097-1)</text:p>
          </table:table-cell>
        </table:table-row>
        <table:table-row table:style-name="ro1">
          <table:table-cell office:value-type="string" calcext:value-type="string">
            <text:p>r-cran-lazyeval</text:p>
          </table:table-cell>
          <table:table-cell office:value-type="string" calcext:value-type="string">
            <text:p>(0.2.1-2)</text:p>
          </table:table-cell>
        </table:table-row>
        <table:table-row table:style-name="ro1">
          <table:table-cell office:value-type="string" calcext:value-type="string">
            <text:p>r-cran-leaps</text:p>
          </table:table-cell>
          <table:table-cell office:value-type="string" calcext:value-type="string">
            <text:p>(3.0-1)</text:p>
          </table:table-cell>
        </table:table-row>
        <table:table-row table:style-name="ro1">
          <table:table-cell office:value-type="string" calcext:value-type="string">
            <text:p>r-cran-learnbayes</text:p>
          </table:table-cell>
          <table:table-cell office:value-type="string" calcext:value-type="string">
            <text:p>(2.15-5)</text:p>
          </table:table-cell>
        </table:table-row>
        <table:table-row table:style-name="ro1">
          <table:table-cell office:value-type="string" calcext:value-type="string">
            <text:p>r-cran-lexrankr</text:p>
          </table:table-cell>
          <table:table-cell office:value-type="string" calcext:value-type="string">
            <text:p>(0.5.0-1)</text:p>
          </table:table-cell>
        </table:table-row>
        <table:table-row table:style-name="ro1">
          <table:table-cell office:value-type="string" calcext:value-type="string">
            <text:p>r-cran-lhs</text:p>
          </table:table-cell>
          <table:table-cell office:value-type="string" calcext:value-type="string">
            <text:p>(0.14-2)</text:p>
          </table:table-cell>
        </table:table-row>
        <table:table-row table:style-name="ro1">
          <table:table-cell office:value-type="string" calcext:value-type="string">
            <text:p>r-cran-listenv</text:p>
          </table:table-cell>
          <table:table-cell office:value-type="string" calcext:value-type="string">
            <text:p>(0.6.0-1build1)</text:p>
          </table:table-cell>
        </table:table-row>
        <table:table-row table:style-name="ro1">
          <table:table-cell office:value-type="string" calcext:value-type="string">
            <text:p>r-cran-littler</text:p>
          </table:table-cell>
          <table:table-cell office:value-type="string" calcext:value-type="string">
            <text:p>(0.3.3-1)</text:p>
          </table:table-cell>
        </table:table-row>
        <table:table-row table:style-name="ro1">
          <table:table-cell office:value-type="string" calcext:value-type="string">
            <text:p>r-cran-lmertest</text:p>
          </table:table-cell>
          <table:table-cell office:value-type="string" calcext:value-type="string">
            <text:p>(2.0-36-1)</text:p>
          </table:table-cell>
        </table:table-row>
        <table:table-row table:style-name="ro1">
          <table:table-cell office:value-type="string" calcext:value-type="string">
            <text:p>r-cran-logspline</text:p>
          </table:table-cell>
          <table:table-cell office:value-type="string" calcext:value-type="string">
            <text:p>(2.1.9-1build1)</text:p>
          </table:table-cell>
        </table:table-row>
        <table:table-row table:style-name="ro1">
          <table:table-cell office:value-type="string" calcext:value-type="string">
            <text:p>r-cran-lsmeans</text:p>
          </table:table-cell>
          <table:table-cell office:value-type="string" calcext:value-type="string">
            <text:p>(2.27-61-1)</text:p>
          </table:table-cell>
        </table:table-row>
        <table:table-row table:style-name="ro1">
          <table:table-cell office:value-type="string" calcext:value-type="string">
            <text:p>r-cran-lubridate</text:p>
          </table:table-cell>
          <table:table-cell office:value-type="string" calcext:value-type="string">
            <text:p>(1.7.1-1)</text:p>
          </table:table-cell>
        </table:table-row>
        <table:table-row table:style-name="ro1">
          <table:table-cell office:value-type="string" calcext:value-type="string">
            <text:p>r-cran-luminescence</text:p>
          </table:table-cell>
          <table:table-cell office:value-type="string" calcext:value-type="string">
            <text:p>(0.7.5-1)</text:p>
          </table:table-cell>
        </table:table-row>
        <table:table-row table:style-name="ro1">
          <table:table-cell office:value-type="string" calcext:value-type="string">
            <text:p>r-cran-magrittr</text:p>
          </table:table-cell>
          <table:table-cell office:value-type="string" calcext:value-type="string">
            <text:p>(1.5-4)</text:p>
          </table:table-cell>
        </table:table-row>
        <table:table-row table:style-name="ro1">
          <table:table-cell office:value-type="string" calcext:value-type="string">
            <text:p>r-cran-maldiquant</text:p>
          </table:table-cell>
          <table:table-cell office:value-type="string" calcext:value-type="string">
            <text:p>(1.16.4-1)</text:p>
          </table:table-cell>
        </table:table-row>
        <table:table-row table:style-name="ro1">
          <table:table-cell office:value-type="string" calcext:value-type="string">
            <text:p>r-cran-maldiquantforeign</text:p>
          </table:table-cell>
          <table:table-cell office:value-type="string" calcext:value-type="string">
            <text:p>(0.11-1)</text:p>
          </table:table-cell>
        </table:table-row>
        <table:table-row table:style-name="ro1">
          <table:table-cell office:value-type="string" calcext:value-type="string">
            <text:p>r-cran-maptree</text:p>
          </table:table-cell>
          <table:table-cell office:value-type="string" calcext:value-type="string">
            <text:p>(1.4-7-1build1)</text:p>
          </table:table-cell>
        </table:table-row>
        <table:table-row table:style-name="ro1">
          <table:table-cell office:value-type="string" calcext:value-type="string">
            <text:p>r-cran-markdown</text:p>
          </table:table-cell>
          <table:table-cell office:value-type="string" calcext:value-type="string">
            <text:p>(0.8-1ubuntu1)</text:p>
          </table:table-cell>
        </table:table-row>
        <table:table-row table:style-name="ro1">
          <table:table-cell office:value-type="string" calcext:value-type="string">
            <text:p>r-cran-mass</text:p>
          </table:table-cell>
          <table:table-cell office:value-type="string" calcext:value-type="string">
            <text:p>(7.3-49-1)</text:p>
          </table:table-cell>
        </table:table-row>
        <table:table-row table:style-name="ro1">
          <table:table-cell office:value-type="string" calcext:value-type="string">
            <text:p>r-cran-matching</text:p>
          </table:table-cell>
          <table:table-cell office:value-type="string" calcext:value-type="string">
            <text:p>(4.9-2-1)</text:p>
          </table:table-cell>
        </table:table-row>
        <table:table-row table:style-name="ro1">
          <table:table-cell office:value-type="string" calcext:value-type="string">
            <text:p>r-cran-matrixcalc</text:p>
          </table:table-cell>
          <table:table-cell office:value-type="string" calcext:value-type="string">
            <text:p>(1.0.3-3)</text:p>
          </table:table-cell>
        </table:table-row>
        <table:table-row table:style-name="ro1">
          <table:table-cell office:value-type="string" calcext:value-type="string">
            <text:p>r-cran-matrixmodels</text:p>
          </table:table-cell>
          <table:table-cell office:value-type="string" calcext:value-type="string">
            <text:p>(0.4-1-1.1)</text:p>
          </table:table-cell>
        </table:table-row>
        <table:table-row table:style-name="ro1">
          <table:table-cell office:value-type="string" calcext:value-type="string">
            <text:p>r-cran-matrixstats</text:p>
          </table:table-cell>
          <table:table-cell office:value-type="string" calcext:value-type="string">
            <text:p>(0.52.2-2)</text:p>
          </table:table-cell>
        </table:table-row>
        <table:table-row table:style-name="ro1">
          <table:table-cell office:value-type="string" calcext:value-type="string">
            <text:p>r-cran-maxlik</text:p>
          </table:table-cell>
          <table:table-cell office:value-type="string" calcext:value-type="string">
            <text:p>(1.3-4-3)</text:p>
          </table:table-cell>
        </table:table-row>
        <table:table-row table:style-name="ro1">
          <table:table-cell office:value-type="string" calcext:value-type="string">
            <text:p>r-cran-mclust</text:p>
          </table:table-cell>
          <table:table-cell office:value-type="string" calcext:value-type="string">
            <text:p>(5.4-1)</text:p>
          </table:table-cell>
        </table:table-row>
        <table:table-row table:style-name="ro1">
          <table:table-cell office:value-type="string" calcext:value-type="string">
            <text:p>r-cran-mcmc</text:p>
          </table:table-cell>
          <table:table-cell office:value-type="string" calcext:value-type="string">
            <text:p>(0.9-5-1)</text:p>
          </table:table-cell>
        </table:table-row>
        <table:table-row table:style-name="ro1">
          <table:table-cell office:value-type="string" calcext:value-type="string">
            <text:p>r-cran-medadherence</text:p>
          </table:table-cell>
          <table:table-cell office:value-type="string" calcext:value-type="string">
            <text:p>(1.03-4)</text:p>
          </table:table-cell>
        </table:table-row>
        <table:table-row table:style-name="ro1">
          <table:table-cell office:value-type="string" calcext:value-type="string">
            <text:p>r-cran-memoise</text:p>
          </table:table-cell>
          <table:table-cell office:value-type="string" calcext:value-type="string">
            <text:p>(1.0.0-1build1)</text:p>
          </table:table-cell>
        </table:table-row>
        <table:table-row table:style-name="ro1">
          <table:table-cell office:value-type="string" calcext:value-type="string">
            <text:p>r-cran-mfilter</text:p>
          </table:table-cell>
          <table:table-cell office:value-type="string" calcext:value-type="string">
            <text:p>(0.1.3-2)</text:p>
          </table:table-cell>
        </table:table-row>
        <table:table-row table:style-name="ro1">
          <table:table-cell office:value-type="string" calcext:value-type="string">
            <text:p>r-cran-mi</text:p>
          </table:table-cell>
          <table:table-cell office:value-type="string" calcext:value-type="string">
            <text:p>(1.0-5)</text:p>
          </table:table-cell>
        </table:table-row>
        <table:table-row table:style-name="ro1">
          <table:table-cell office:value-type="string" calcext:value-type="string">
            <text:p>r-cran-mime</text:p>
          </table:table-cell>
          <table:table-cell office:value-type="string" calcext:value-type="string">
            <text:p>(0.5-1build1)</text:p>
          </table:table-cell>
        </table:table-row>
        <table:table-row table:style-name="ro1">
          <table:table-cell office:value-type="string" calcext:value-type="string">
            <text:p>r-cran-miniui</text:p>
          </table:table-cell>
          <table:table-cell office:value-type="string" calcext:value-type="string">
            <text:p>(0.1.1-2)</text:p>
          </table:table-cell>
        </table:table-row>
        <table:table-row table:style-name="ro1">
          <table:table-cell office:value-type="string" calcext:value-type="string">
            <text:p>r-cran-minpack.lm</text:p>
          </table:table-cell>
          <table:table-cell office:value-type="string" calcext:value-type="string">
            <text:p>(1.2-1-3)</text:p>
          </table:table-cell>
        </table:table-row>
        <table:table-row table:style-name="ro1">
          <table:table-cell office:value-type="string" calcext:value-type="string">
            <text:p>r-cran-minqa</text:p>
          </table:table-cell>
          <table:table-cell office:value-type="string" calcext:value-type="string">
            <text:p>(1.2.4-1build1)</text:p>
          </table:table-cell>
        </table:table-row>
        <table:table-row table:style-name="ro1">
          <table:table-cell office:value-type="string" calcext:value-type="string">
            <text:p>r-cran-misctools</text:p>
          </table:table-cell>
          <table:table-cell office:value-type="string" calcext:value-type="string">
            <text:p>(0.6-22-1)</text:p>
          </table:table-cell>
        </table:table-row>
        <table:table-row table:style-name="ro1">
          <table:table-cell office:value-type="string" calcext:value-type="string">
            <text:p>r-cran-mixtools</text:p>
          </table:table-cell>
          <table:table-cell office:value-type="string" calcext:value-type="string">
            <text:p>(1.1.0-1)</text:p>
          </table:table-cell>
        </table:table-row>
        <table:table-row table:style-name="ro1">
          <table:table-cell office:value-type="string" calcext:value-type="string">
            <text:p>r-cran-mlbench</text:p>
          </table:table-cell>
          <table:table-cell office:value-type="string" calcext:value-type="string">
            <text:p>(2.1-1-2)</text:p>
          </table:table-cell>
        </table:table-row>
        <table:table-row table:style-name="ro1">
          <table:table-cell office:value-type="string" calcext:value-type="string">
            <text:p>r-cran-mlmrev</text:p>
          </table:table-cell>
          <table:table-cell office:value-type="string" calcext:value-type="string">
            <text:p>(1.0-6-4)</text:p>
          </table:table-cell>
        </table:table-row>
        <table:table-row table:style-name="ro1">
          <table:table-cell office:value-type="string" calcext:value-type="string">
            <text:p>r-cran-mockery</text:p>
          </table:table-cell>
          <table:table-cell office:value-type="string" calcext:value-type="string">
            <text:p>(0.4.1-1)</text:p>
          </table:table-cell>
        </table:table-row>
        <table:table-row table:style-name="ro1">
          <table:table-cell office:value-type="string" calcext:value-type="string">
            <text:p>r-cran-modelmetrics</text:p>
          </table:table-cell>
          <table:table-cell office:value-type="string" calcext:value-type="string">
            <text:p>(1.1.0-1build1)</text:p>
          </table:table-cell>
        </table:table-row>
        <table:table-row table:style-name="ro1">
          <table:table-cell office:value-type="string" calcext:value-type="string">
            <text:p>r-cran-modeltools</text:p>
          </table:table-cell>
          <table:table-cell office:value-type="string" calcext:value-type="string">
            <text:p>(0.2-21-2)</text:p>
          </table:table-cell>
        </table:table-row>
        <table:table-row table:style-name="ro1">
          <table:table-cell office:value-type="string" calcext:value-type="string">
            <text:p>r-cran-multicore</text:p>
          </table:table-cell>
          <table:table-cell office:value-type="string" calcext:value-type="string">
            <text:p>(0.2-1build1)</text:p>
          </table:table-cell>
        </table:table-row>
        <table:table-row table:style-name="ro1">
          <table:table-cell office:value-type="string" calcext:value-type="string">
            <text:p>r-cran-munsell</text:p>
          </table:table-cell>
          <table:table-cell office:value-type="string" calcext:value-type="string">
            <text:p>(0.4.3-2)</text:p>
          </table:table-cell>
        </table:table-row>
        <table:table-row table:style-name="ro1">
          <table:table-cell office:value-type="string" calcext:value-type="string">
            <text:p>r-cran-mvnormtest</text:p>
          </table:table-cell>
          <table:table-cell office:value-type="string" calcext:value-type="string">
            <text:p>(0.1-9-1build1)</text:p>
          </table:table-cell>
        </table:table-row>
        <table:table-row table:style-name="ro1">
          <table:table-cell office:value-type="string" calcext:value-type="string">
            <text:p>r-cran-natserv</text:p>
          </table:table-cell>
          <table:table-cell office:value-type="string" calcext:value-type="string">
            <text:p>(0.1.4-2)</text:p>
          </table:table-cell>
        </table:table-row>
        <table:table-row table:style-name="ro1">
          <table:table-cell office:value-type="string" calcext:value-type="string">
            <text:p>r-cran-ncdf4</text:p>
          </table:table-cell>
          <table:table-cell office:value-type="string" calcext:value-type="string">
            <text:p>(1.16-1)</text:p>
          </table:table-cell>
        </table:table-row>
        <table:table-row table:style-name="ro1">
          <table:table-cell office:value-type="string" calcext:value-type="string">
            <text:p>r-cran-nleqslv</text:p>
          </table:table-cell>
          <table:table-cell office:value-type="string" calcext:value-type="string">
            <text:p>(3.3.1-1build1)</text:p>
          </table:table-cell>
        </table:table-row>
        <table:table-row table:style-name="ro1">
          <table:table-cell office:value-type="string" calcext:value-type="string">
            <text:p>r-cran-nloptr</text:p>
          </table:table-cell>
          <table:table-cell office:value-type="string" calcext:value-type="string">
            <text:p>(1.0.4-1build1)</text:p>
          </table:table-cell>
        </table:table-row>
        <table:table-row table:style-name="ro1">
          <table:table-cell office:value-type="string" calcext:value-type="string">
            <text:p>r-cran-nlp</text:p>
          </table:table-cell>
          <table:table-cell office:value-type="string" calcext:value-type="string">
            <text:p>(0.1-11-1)</text:p>
          </table:table-cell>
        </table:table-row>
        <table:table-row table:style-name="ro1">
          <table:table-cell office:value-type="string" calcext:value-type="string">
            <text:p>r-cran-nmf</text:p>
          </table:table-cell>
          <table:table-cell office:value-type="string" calcext:value-type="string">
            <text:p>(0.20.6-1build1)</text:p>
          </table:table-cell>
        </table:table-row>
        <table:table-row table:style-name="ro1">
          <table:table-cell office:value-type="string" calcext:value-type="string">
            <text:p>r-cran-nnet</text:p>
          </table:table-cell>
          <table:table-cell office:value-type="string" calcext:value-type="string">
            <text:p>(7.3-12-2build1)</text:p>
          </table:table-cell>
        </table:table-row>
        <table:table-row table:style-name="ro1">
          <table:table-cell office:value-type="string" calcext:value-type="string">
            <text:p>r-cran-nnls</text:p>
          </table:table-cell>
          <table:table-cell office:value-type="string" calcext:value-type="string">
            <text:p>(1.4-1build1)</text:p>
          </table:table-cell>
        </table:table-row>
        <table:table-row table:style-name="ro1">
          <table:table-cell office:value-type="string" calcext:value-type="string">
            <text:p>r-cran-nortest</text:p>
          </table:table-cell>
          <table:table-cell office:value-type="string" calcext:value-type="string">
            <text:p>(1.0-4-1)</text:p>
          </table:table-cell>
        </table:table-row>
        <table:table-row table:style-name="ro1">
          <table:table-cell office:value-type="string" calcext:value-type="string">
            <text:p>r-cran-numderiv</text:p>
          </table:table-cell>
          <table:table-cell office:value-type="string" calcext:value-type="string">
            <text:p>(2016.8-1-1.1)</text:p>
          </table:table-cell>
        </table:table-row>
        <table:table-row table:style-name="ro1">
          <table:table-cell office:value-type="string" calcext:value-type="string">
            <text:p>r-cran-openssl</text:p>
          </table:table-cell>
          <table:table-cell office:value-type="string" calcext:value-type="string">
            <text:p>(1.0.1-1ubuntu1)</text:p>
          </table:table-cell>
        </table:table-row>
        <table:table-row table:style-name="ro1">
          <table:table-cell office:value-type="string" calcext:value-type="string">
            <text:p>r-cran-optparse</text:p>
          </table:table-cell>
          <table:table-cell office:value-type="string" calcext:value-type="string">
            <text:p>(1.4.4-1ubuntu1)</text:p>
          </table:table-cell>
        </table:table-row>
        <table:table-row table:style-name="ro1">
          <table:table-cell office:value-type="string" calcext:value-type="string">
            <text:p>r-cran-pbapply</text:p>
          </table:table-cell>
          <table:table-cell office:value-type="string" calcext:value-type="string">
            <text:p>(1.3-3-1)</text:p>
          </table:table-cell>
        </table:table-row>
        <table:table-row table:style-name="ro1">
          <table:table-cell office:value-type="string" calcext:value-type="string">
            <text:p>r-cran-pbdzmq</text:p>
          </table:table-cell>
          <table:table-cell office:value-type="string" calcext:value-type="string">
            <text:p>(0.3.2+dfsg-1)</text:p>
          </table:table-cell>
        </table:table-row>
        <table:table-row table:style-name="ro1">
          <table:table-cell office:value-type="string" calcext:value-type="string">
            <text:p>r-cran-pbivnorm</text:p>
          </table:table-cell>
          <table:table-cell office:value-type="string" calcext:value-type="string">
            <text:p>(0.6.0-2)</text:p>
          </table:table-cell>
        </table:table-row>
        <table:table-row table:style-name="ro1">
          <table:table-cell office:value-type="string" calcext:value-type="string">
            <text:p>r-cran-pbkrtest</text:p>
          </table:table-cell>
          <table:table-cell office:value-type="string" calcext:value-type="string">
            <text:p>(0.4-7-1.1)</text:p>
          </table:table-cell>
        </table:table-row>
        <table:table-row table:style-name="ro1">
          <table:table-cell office:value-type="string" calcext:value-type="string">
            <text:p>r-cran-permute</text:p>
          </table:table-cell>
          <table:table-cell office:value-type="string" calcext:value-type="string">
            <text:p>(0.9-4-1)</text:p>
          </table:table-cell>
        </table:table-row>
        <table:table-row table:style-name="ro1">
          <table:table-cell office:value-type="string" calcext:value-type="string">
            <text:p>r-cran-phangorn</text:p>
          </table:table-cell>
          <table:table-cell office:value-type="string" calcext:value-type="string">
            <text:p>(2.4.0-1)</text:p>
          </table:table-cell>
        </table:table-row>
        <table:table-row table:style-name="ro1">
          <table:table-cell office:value-type="string" calcext:value-type="string">
            <text:p>r-cran-pheatmap</text:p>
          </table:table-cell>
          <table:table-cell office:value-type="string" calcext:value-type="string">
            <text:p>(1.0.8-3)</text:p>
          </table:table-cell>
        </table:table-row>
        <table:table-row table:style-name="ro1">
          <table:table-cell office:value-type="string" calcext:value-type="string">
            <text:p>r-cran-phylobase</text:p>
          </table:table-cell>
          <table:table-cell office:value-type="string" calcext:value-type="string">
            <text:p>(0.8.4-2)</text:p>
          </table:table-cell>
        </table:table-row>
        <table:table-row table:style-name="ro1">
          <table:table-cell office:value-type="string" calcext:value-type="string">
            <text:p>r-cran-phytools</text:p>
          </table:table-cell>
          <table:table-cell office:value-type="string" calcext:value-type="string">
            <text:p>(0.6-44-1)</text:p>
          </table:table-cell>
        </table:table-row>
        <table:table-row table:style-name="ro1">
          <table:table-cell office:value-type="string" calcext:value-type="string">
            <text:p>r-cran-pillar</text:p>
          </table:table-cell>
          <table:table-cell office:value-type="string" calcext:value-type="string">
            <text:p>(1.0.1-1)</text:p>
          </table:table-cell>
        </table:table-row>
        <table:table-row table:style-name="ro1">
          <table:table-cell office:value-type="string" calcext:value-type="string">
            <text:p>r-cran-pkgconfig</text:p>
          </table:table-cell>
          <table:table-cell office:value-type="string" calcext:value-type="string">
            <text:p>(2.0.1-2)</text:p>
          </table:table-cell>
        </table:table-row>
        <table:table-row table:style-name="ro1">
          <table:table-cell office:value-type="string" calcext:value-type="string">
            <text:p>r-cran-pkgkitten</text:p>
          </table:table-cell>
          <table:table-cell office:value-type="string" calcext:value-type="string">
            <text:p>(0.1.4-1.1)</text:p>
          </table:table-cell>
        </table:table-row>
        <table:table-row table:style-name="ro1">
          <table:table-cell office:value-type="string" calcext:value-type="string">
            <text:p>r-cran-pkgmaker</text:p>
          </table:table-cell>
          <table:table-cell office:value-type="string" calcext:value-type="string">
            <text:p>(0.22-1build1)</text:p>
          </table:table-cell>
        </table:table-row>
        <table:table-row table:style-name="ro1">
          <table:table-cell office:value-type="string" calcext:value-type="string">
            <text:p>r-cran-plogr</text:p>
          </table:table-cell>
          <table:table-cell office:value-type="string" calcext:value-type="string">
            <text:p>(0.1-1-2)</text:p>
          </table:table-cell>
        </table:table-row>
        <table:table-row table:style-name="ro1">
          <table:table-cell office:value-type="string" calcext:value-type="string">
            <text:p>r-cran-plotly</text:p>
          </table:table-cell>
          <table:table-cell office:value-type="string" calcext:value-type="string">
            <text:p>(4.7.1+dfsg-1)</text:p>
          </table:table-cell>
        </table:table-row>
        <table:table-row table:style-name="ro1">
          <table:table-cell office:value-type="string" calcext:value-type="string">
            <text:p>r-cran-plyr</text:p>
          </table:table-cell>
          <table:table-cell office:value-type="string" calcext:value-type="string">
            <text:p>(1.8.4-1build1)</text:p>
          </table:table-cell>
        </table:table-row>
        <table:table-row table:style-name="ro1">
          <table:table-cell office:value-type="string" calcext:value-type="string">
            <text:p>r-cran-png</text:p>
          </table:table-cell>
          <table:table-cell office:value-type="string" calcext:value-type="string">
            <text:p>(0.1-7-2)</text:p>
          </table:table-cell>
        </table:table-row>
        <table:table-row table:style-name="ro1">
          <table:table-cell office:value-type="string" calcext:value-type="string">
            <text:p>r-cran-polyclip</text:p>
          </table:table-cell>
          <table:table-cell office:value-type="string" calcext:value-type="string">
            <text:p>(1.6-1-1)</text:p>
          </table:table-cell>
        </table:table-row>
        <table:table-row table:style-name="ro1">
          <table:table-cell office:value-type="string" calcext:value-type="string">
            <text:p>r-cran-polycub</text:p>
          </table:table-cell>
          <table:table-cell office:value-type="string" calcext:value-type="string">
            <text:p>(0.6.1-3ubuntu1)</text:p>
          </table:table-cell>
        </table:table-row>
        <table:table-row table:style-name="ro1">
          <table:table-cell office:value-type="string" calcext:value-type="string">
            <text:p>r-cran-praise</text:p>
          </table:table-cell>
          <table:table-cell office:value-type="string" calcext:value-type="string">
            <text:p>(1.0.0-2ubuntu1)</text:p>
          </table:table-cell>
        </table:table-row>
        <table:table-row table:style-name="ro1">
          <table:table-cell office:value-type="string" calcext:value-type="string">
            <text:p>r-cran-prettyunits</text:p>
          </table:table-cell>
          <table:table-cell office:value-type="string" calcext:value-type="string">
            <text:p>(1.0.2-2)</text:p>
          </table:table-cell>
        </table:table-row>
        <table:table-row table:style-name="ro1">
          <table:table-cell office:value-type="string" calcext:value-type="string">
            <text:p>r-cran-princurve</text:p>
          </table:table-cell>
          <table:table-cell office:value-type="string" calcext:value-type="string">
            <text:p>(1.1-12-2)</text:p>
          </table:table-cell>
        </table:table-row>
        <table:table-row table:style-name="ro1">
          <table:table-cell office:value-type="string" calcext:value-type="string">
            <text:p>r-cran-prodlim</text:p>
          </table:table-cell>
          <table:table-cell office:value-type="string" calcext:value-type="string">
            <text:p>(1.6.1-1)</text:p>
          </table:table-cell>
        </table:table-row>
        <table:table-row table:style-name="ro1">
          <table:table-cell office:value-type="string" calcext:value-type="string">
            <text:p>r-cran-profilemodel</text:p>
          </table:table-cell>
          <table:table-cell office:value-type="string" calcext:value-type="string">
            <text:p>(0.5-9-2)</text:p>
          </table:table-cell>
        </table:table-row>
        <table:table-row table:style-name="ro1">
          <table:table-cell office:value-type="string" calcext:value-type="string">
            <text:p>r-cran-progress</text:p>
          </table:table-cell>
          <table:table-cell office:value-type="string" calcext:value-type="string">
            <text:p>(1.1.2-2)</text:p>
          </table:table-cell>
        </table:table-row>
        <table:table-row table:style-name="ro1">
          <table:table-cell office:value-type="string" calcext:value-type="string">
            <text:p>r-cran-proto</text:p>
          </table:table-cell>
          <table:table-cell office:value-type="string" calcext:value-type="string">
            <text:p>(1.0.0-1build1)</text:p>
          </table:table-cell>
        </table:table-row>
        <table:table-row table:style-name="ro1">
          <table:table-cell office:value-type="string" calcext:value-type="string">
            <text:p>r-cran-pscbs</text:p>
          </table:table-cell>
          <table:table-cell office:value-type="string" calcext:value-type="string">
            <text:p>(0.63.0-1)</text:p>
          </table:table-cell>
        </table:table-row>
        <table:table-row table:style-name="ro1">
          <table:table-cell office:value-type="string" calcext:value-type="string">
            <text:p>r-cran-pscl</text:p>
          </table:table-cell>
          <table:table-cell office:value-type="string" calcext:value-type="string">
            <text:p>(1.5.2-1)</text:p>
          </table:table-cell>
        </table:table-row>
        <table:table-row table:style-name="ro1">
          <table:table-cell office:value-type="string" calcext:value-type="string">
            <text:p>r-cran-psych</text:p>
          </table:table-cell>
          <table:table-cell office:value-type="string" calcext:value-type="string">
            <text:p>(1.7.8-1)</text:p>
          </table:table-cell>
        </table:table-row>
        <table:table-row table:style-name="ro1">
          <table:table-cell office:value-type="string" calcext:value-type="string">
            <text:p>r-cran-purrr</text:p>
          </table:table-cell>
          <table:table-cell office:value-type="string" calcext:value-type="string">
            <text:p>(0.2.4-1)</text:p>
          </table:table-cell>
        </table:table-row>
        <table:table-row table:style-name="ro1">
          <table:table-cell office:value-type="string" calcext:value-type="string">
            <text:p>r-cran-pwt</text:p>
          </table:table-cell>
          <table:table-cell office:value-type="string" calcext:value-type="string">
            <text:p>(7.1.1-4)</text:p>
          </table:table-cell>
        </table:table-row>
        <table:table-row table:style-name="ro1">
          <table:table-cell office:value-type="string" calcext:value-type="string">
            <text:p>r-cran-pwt8</text:p>
          </table:table-cell>
          <table:table-cell office:value-type="string" calcext:value-type="string">
            <text:p>(8.1.1-3)</text:p>
          </table:table-cell>
        </table:table-row>
        <table:table-row table:style-name="ro1">
          <table:table-cell office:value-type="string" calcext:value-type="string">
            <text:p>r-cran-pwt9</text:p>
          </table:table-cell>
          <table:table-cell office:value-type="string" calcext:value-type="string">
            <text:p>(9.0-0-2)</text:p>
          </table:table-cell>
        </table:table-row>
        <table:table-row table:style-name="ro1">
          <table:table-cell office:value-type="string" calcext:value-type="string">
            <text:p>r-cran-qqman</text:p>
          </table:table-cell>
          <table:table-cell office:value-type="string" calcext:value-type="string">
            <text:p>(0.1.4-4)</text:p>
          </table:table-cell>
        </table:table-row>
        <table:table-row table:style-name="ro1">
          <table:table-cell office:value-type="string" calcext:value-type="string">
            <text:p>r-cran-quantmod</text:p>
          </table:table-cell>
          <table:table-cell office:value-type="string" calcext:value-type="string">
            <text:p>(0.4-12-1)</text:p>
          </table:table-cell>
        </table:table-row>
        <table:table-row table:style-name="ro1">
          <table:table-cell office:value-type="string" calcext:value-type="string">
            <text:p>r-cran-quantreg</text:p>
          </table:table-cell>
          <table:table-cell office:value-type="string" calcext:value-type="string">
            <text:p>(5.35-1)</text:p>
          </table:table-cell>
        </table:table-row>
        <table:table-row table:style-name="ro1">
          <table:table-cell office:value-type="string" calcext:value-type="string">
            <text:p>r-cran-qvcalc</text:p>
          </table:table-cell>
          <table:table-cell office:value-type="string" calcext:value-type="string">
            <text:p>(0.9-1-1)</text:p>
          </table:table-cell>
        </table:table-row>
        <table:table-row table:style-name="ro1">
          <table:table-cell office:value-type="string" calcext:value-type="string">
            <text:p>r-cran-r.cache</text:p>
          </table:table-cell>
          <table:table-cell office:value-type="string" calcext:value-type="string">
            <text:p>(0.12.0-2build1)</text:p>
          </table:table-cell>
        </table:table-row>
        <table:table-row table:style-name="ro1">
          <table:table-cell office:value-type="string" calcext:value-type="string">
            <text:p>r-cran-r.methodss3</text:p>
          </table:table-cell>
          <table:table-cell office:value-type="string" calcext:value-type="string">
            <text:p>(1.7.1-2)</text:p>
          </table:table-cell>
        </table:table-row>
        <table:table-row table:style-name="ro1">
          <table:table-cell office:value-type="string" calcext:value-type="string">
            <text:p>r-cran-r.oo</text:p>
          </table:table-cell>
          <table:table-cell office:value-type="string" calcext:value-type="string">
            <text:p>(1.21.0-2)</text:p>
          </table:table-cell>
        </table:table-row>
        <table:table-row table:style-name="ro1">
          <table:table-cell office:value-type="string" calcext:value-type="string">
            <text:p>r-cran-r.utils</text:p>
          </table:table-cell>
          <table:table-cell office:value-type="string" calcext:value-type="string">
            <text:p>(2.6.0-1)</text:p>
          </table:table-cell>
        </table:table-row>
        <table:table-row table:style-name="ro1">
          <table:table-cell office:value-type="string" calcext:value-type="string">
            <text:p>r-cran-r6</text:p>
          </table:table-cell>
          <table:table-cell office:value-type="string" calcext:value-type="string">
            <text:p>(2.2.2-2)</text:p>
          </table:table-cell>
        </table:table-row>
        <table:table-row table:style-name="ro1">
          <table:table-cell office:value-type="string" calcext:value-type="string">
            <text:p>r-cran-randomfields</text:p>
          </table:table-cell>
          <table:table-cell office:value-type="string" calcext:value-type="string">
            <text:p>(3.1.50-2)</text:p>
          </table:table-cell>
        </table:table-row>
        <table:table-row table:style-name="ro1">
          <table:table-cell office:value-type="string" calcext:value-type="string">
            <text:p>r-cran-randomfieldsutils</text:p>
          </table:table-cell>
          <table:table-cell office:value-type="string" calcext:value-type="string">
            <text:p>(0.3.25-2)</text:p>
          </table:table-cell>
        </table:table-row>
        <table:table-row table:style-name="ro1">
          <table:table-cell office:value-type="string" calcext:value-type="string">
            <text:p>r-cran-raschsampler</text:p>
          </table:table-cell>
          <table:table-cell office:value-type="string" calcext:value-type="string">
            <text:p>(0.8-8-1build2)</text:p>
          </table:table-cell>
        </table:table-row>
        <table:table-row table:style-name="ro1">
          <table:table-cell office:value-type="string" calcext:value-type="string">
            <text:p>r-cran-raster</text:p>
          </table:table-cell>
          <table:table-cell office:value-type="string" calcext:value-type="string">
            <text:p>(2.6-7-1)</text:p>
          </table:table-cell>
        </table:table-row>
        <table:table-row table:style-name="ro1">
          <table:table-cell office:value-type="string" calcext:value-type="string">
            <text:p>r-cran-rcmdrmisc</text:p>
          </table:table-cell>
          <table:table-cell office:value-type="string" calcext:value-type="string">
            <text:p>(1.0-7-1)</text:p>
          </table:table-cell>
        </table:table-row>
        <table:table-row table:style-name="ro1">
          <table:table-cell office:value-type="string" calcext:value-type="string">
            <text:p>r-cran-rcpparmadillo</text:p>
          </table:table-cell>
          <table:table-cell office:value-type="string" calcext:value-type="string">
            <text:p>(0.8.300.1.0-1)</text:p>
          </table:table-cell>
        </table:table-row>
        <table:table-row table:style-name="ro1">
          <table:table-cell office:value-type="string" calcext:value-type="string">
            <text:p>r-cran-rcppeigen</text:p>
          </table:table-cell>
          <table:table-cell office:value-type="string" calcext:value-type="string">
            <text:p>(0.3.3.4.0-1)</text:p>
          </table:table-cell>
        </table:table-row>
        <table:table-row table:style-name="ro1">
          <table:table-cell office:value-type="string" calcext:value-type="string">
            <text:p>r-cran-rcppgsl</text:p>
          </table:table-cell>
          <table:table-cell office:value-type="string" calcext:value-type="string">
            <text:p>(0.3.3-1)</text:p>
          </table:table-cell>
        </table:table-row>
        <table:table-row table:style-name="ro1">
          <table:table-cell office:value-type="string" calcext:value-type="string">
            <text:p>r-cran-rcpproll</text:p>
          </table:table-cell>
          <table:table-cell office:value-type="string" calcext:value-type="string">
            <text:p>(0.2.2-2)</text:p>
          </table:table-cell>
        </table:table-row>
        <table:table-row table:style-name="ro1">
          <table:table-cell office:value-type="string" calcext:value-type="string">
            <text:p>r-cran-rcurl</text:p>
          </table:table-cell>
          <table:table-cell office:value-type="string" calcext:value-type="string">
            <text:p>(1.95-4.8-4build1)</text:p>
          </table:table-cell>
        </table:table-row>
        <table:table-row table:style-name="ro1">
          <table:table-cell office:value-type="string" calcext:value-type="string">
            <text:p>r-cran-readbrukerflexdata</text:p>
          </table:table-cell>
          <table:table-cell office:value-type="string" calcext:value-type="string">
            <text:p>(1.8.5-1)</text:p>
          </table:table-cell>
        </table:table-row>
        <table:table-row table:style-name="ro1">
          <table:table-cell office:value-type="string" calcext:value-type="string">
            <text:p>r-cran-readmzxmldata</text:p>
          </table:table-cell>
          <table:table-cell office:value-type="string" calcext:value-type="string">
            <text:p>(2.8.1-1build1)</text:p>
          </table:table-cell>
        </table:table-row>
        <table:table-row table:style-name="ro1">
          <table:table-cell office:value-type="string" calcext:value-type="string">
            <text:p>r-cran-readr</text:p>
          </table:table-cell>
          <table:table-cell office:value-type="string" calcext:value-type="string">
            <text:p>(1.1.1-1)</text:p>
          </table:table-cell>
        </table:table-row>
        <table:table-row table:style-name="ro1">
          <table:table-cell office:value-type="string" calcext:value-type="string">
            <text:p>r-cran-readstata13</text:p>
          </table:table-cell>
          <table:table-cell office:value-type="string" calcext:value-type="string">
            <text:p>(0.9.0-2)</text:p>
          </table:table-cell>
        </table:table-row>
        <table:table-row table:style-name="ro1">
          <table:table-cell office:value-type="string" calcext:value-type="string">
            <text:p>r-cran-readxl</text:p>
          </table:table-cell>
          <table:table-cell office:value-type="string" calcext:value-type="string">
            <text:p>(1.0.0-2)</text:p>
          </table:table-cell>
        </table:table-row>
        <table:table-row table:style-name="ro1">
          <table:table-cell office:value-type="string" calcext:value-type="string">
            <text:p>r-cran-recipes</text:p>
          </table:table-cell>
          <table:table-cell office:value-type="string" calcext:value-type="string">
            <text:p>(0.1.0-1)</text:p>
          </table:table-cell>
        </table:table-row>
        <table:table-row table:style-name="ro1">
          <table:table-cell office:value-type="string" calcext:value-type="string">
            <text:p>r-cran-registry</text:p>
          </table:table-cell>
          <table:table-cell office:value-type="string" calcext:value-type="string">
            <text:p>(0.5-1)</text:p>
          </table:table-cell>
        </table:table-row>
        <table:table-row table:style-name="ro1">
          <table:table-cell office:value-type="string" calcext:value-type="string">
            <text:p>r-cran-rematch</text:p>
          </table:table-cell>
          <table:table-cell office:value-type="string" calcext:value-type="string">
            <text:p>(1.0.1-1.1)</text:p>
          </table:table-cell>
        </table:table-row>
        <table:table-row table:style-name="ro1">
          <table:table-cell office:value-type="string" calcext:value-type="string">
            <text:p>r-cran-rentrez</text:p>
          </table:table-cell>
          <table:table-cell office:value-type="string" calcext:value-type="string">
            <text:p>(1.2.0-1)</text:p>
          </table:table-cell>
        </table:table-row>
        <table:table-row table:style-name="ro1">
          <table:table-cell office:value-type="string" calcext:value-type="string">
            <text:p>r-cran-repr</text:p>
          </table:table-cell>
          <table:table-cell office:value-type="string" calcext:value-type="string">
            <text:p>(0.12.0-2)</text:p>
          </table:table-cell>
        </table:table-row>
        <table:table-row table:style-name="ro1">
          <table:table-cell office:value-type="string" calcext:value-type="string">
            <text:p>r-cran-reshape</text:p>
          </table:table-cell>
          <table:table-cell office:value-type="string" calcext:value-type="string">
            <text:p>(0.8.7-1)</text:p>
          </table:table-cell>
        </table:table-row>
        <table:table-row table:style-name="ro1">
          <table:table-cell office:value-type="string" calcext:value-type="string">
            <text:p>r-cran-reshape2</text:p>
          </table:table-cell>
          <table:table-cell office:value-type="string" calcext:value-type="string">
            <text:p>(1.4.2-1build1)</text:p>
          </table:table-cell>
        </table:table-row>
        <table:table-row table:style-name="ro1">
          <table:table-cell office:value-type="string" calcext:value-type="string">
            <text:p>r-cran-rgenoud</text:p>
          </table:table-cell>
          <table:table-cell office:value-type="string" calcext:value-type="string">
            <text:p>(5.7-12.4-1)</text:p>
          </table:table-cell>
        </table:table-row>
        <table:table-row table:style-name="ro1">
          <table:table-cell office:value-type="string" calcext:value-type="string">
            <text:p>r-cran-rglwidget</text:p>
          </table:table-cell>
          <table:table-cell office:value-type="string" calcext:value-type="string">
            <text:p>(0.2.1-2)</text:p>
          </table:table-cell>
        </table:table-row>
        <table:table-row table:style-name="ro1">
          <table:table-cell office:value-type="string" calcext:value-type="string">
            <text:p>r-cran-rhandsontable</text:p>
          </table:table-cell>
          <table:table-cell office:value-type="string" calcext:value-type="string">
            <text:p>(0.3.5+dfsg-1)</text:p>
          </table:table-cell>
        </table:table-row>
        <table:table-row table:style-name="ro1">
          <table:table-cell office:value-type="string" calcext:value-type="string">
            <text:p>r-cran-rinside</text:p>
          </table:table-cell>
          <table:table-cell office:value-type="string" calcext:value-type="string">
            <text:p>(0.2.14-1build1)</text:p>
          </table:table-cell>
        </table:table-row>
        <table:table-row table:style-name="ro1">
          <table:table-cell office:value-type="string" calcext:value-type="string">
            <text:p>r-cran-ritis</text:p>
          </table:table-cell>
          <table:table-cell office:value-type="string" calcext:value-type="string">
            <text:p>(0.7.0-1)</text:p>
          </table:table-cell>
        </table:table-row>
        <table:table-row table:style-name="ro1">
          <table:table-cell office:value-type="string" calcext:value-type="string">
            <text:p>r-cran-rjags</text:p>
          </table:table-cell>
          <table:table-cell office:value-type="string" calcext:value-type="string">
            <text:p>(1:4-6-2)</text:p>
          </table:table-cell>
        </table:table-row>
        <table:table-row table:style-name="ro1">
          <table:table-cell office:value-type="string" calcext:value-type="string">
            <text:p>r-cran-rjson</text:p>
          </table:table-cell>
          <table:table-cell office:value-type="string" calcext:value-type="string">
            <text:p>(0.2.15-1build1)</text:p>
          </table:table-cell>
        </table:table-row>
        <table:table-row table:style-name="ro1">
          <table:table-cell office:value-type="string" calcext:value-type="string">
            <text:p>r-cran-rjsonio</text:p>
          </table:table-cell>
          <table:table-cell office:value-type="string" calcext:value-type="string">
            <text:p>(1.3-0-3)</text:p>
          </table:table-cell>
        </table:table-row>
        <table:table-row table:style-name="ro1">
          <table:table-cell office:value-type="string" calcext:value-type="string">
            <text:p>r-cran-rlang</text:p>
          </table:table-cell>
          <table:table-cell office:value-type="string" calcext:value-type="string">
            <text:p>(0.2.0-1)</text:p>
          </table:table-cell>
        </table:table-row>
        <table:table-row table:style-name="ro1">
          <table:table-cell office:value-type="string" calcext:value-type="string">
            <text:p>r-cran-rlist</text:p>
          </table:table-cell>
          <table:table-cell office:value-type="string" calcext:value-type="string">
            <text:p>(0.4.6.1-1)</text:p>
          </table:table-cell>
        </table:table-row>
        <table:table-row table:style-name="ro1">
          <table:table-cell office:value-type="string" calcext:value-type="string">
            <text:p>r-cran-rlumshiny</text:p>
          </table:table-cell>
          <table:table-cell office:value-type="string" calcext:value-type="string">
            <text:p>(0.2.0-1)</text:p>
          </table:table-cell>
        </table:table-row>
        <table:table-row table:style-name="ro1">
          <table:table-cell office:value-type="string" calcext:value-type="string">
            <text:p>r-cran-rms</text:p>
          </table:table-cell>
          <table:table-cell office:value-type="string" calcext:value-type="string">
            <text:p>(5.1-2-1)</text:p>
          </table:table-cell>
        </table:table-row>
        <table:table-row table:style-name="ro1">
          <table:table-cell office:value-type="string" calcext:value-type="string">
            <text:p>r-cran-rncl</text:p>
          </table:table-cell>
          <table:table-cell office:value-type="string" calcext:value-type="string">
            <text:p>(0.8.2-2)</text:p>
          </table:table-cell>
        </table:table-row>
        <table:table-row table:style-name="ro1">
          <table:table-cell office:value-type="string" calcext:value-type="string">
            <text:p>r-cran-rneos</text:p>
          </table:table-cell>
          <table:table-cell office:value-type="string" calcext:value-type="string">
            <text:p>(0.3-2-1.1)</text:p>
          </table:table-cell>
        </table:table-row>
        <table:table-row table:style-name="ro1">
          <table:table-cell office:value-type="string" calcext:value-type="string">
            <text:p>r-cran-rnetcdf</text:p>
          </table:table-cell>
          <table:table-cell office:value-type="string" calcext:value-type="string">
            <text:p>(1.9-1-1)</text:p>
          </table:table-cell>
        </table:table-row>
        <table:table-row table:style-name="ro1">
          <table:table-cell office:value-type="string" calcext:value-type="string">
            <text:p>r-cran-rnexml</text:p>
          </table:table-cell>
          <table:table-cell office:value-type="string" calcext:value-type="string">
            <text:p>(2.0.7-2)</text:p>
          </table:table-cell>
        </table:table-row>
        <table:table-row table:style-name="ro1">
          <table:table-cell office:value-type="string" calcext:value-type="string">
            <text:p>r-cran-rngtools</text:p>
          </table:table-cell>
          <table:table-cell office:value-type="string" calcext:value-type="string">
            <text:p>(1.2.4-2build1)</text:p>
          </table:table-cell>
        </table:table-row>
        <table:table-row table:style-name="ro1">
          <table:table-cell office:value-type="string" calcext:value-type="string">
            <text:p>r-cran-rniftilib</text:p>
          </table:table-cell>
          <table:table-cell office:value-type="string" calcext:value-type="string">
            <text:p>(0.0-35.r79-4)</text:p>
          </table:table-cell>
        </table:table-row>
        <table:table-row table:style-name="ro1">
          <table:table-cell office:value-type="string" calcext:value-type="string">
            <text:p>r-cran-rotl</text:p>
          </table:table-cell>
          <table:table-cell office:value-type="string" calcext:value-type="string">
            <text:p>(3.0.3-2)</text:p>
          </table:table-cell>
        </table:table-row>
        <table:table-row table:style-name="ro1">
          <table:table-cell office:value-type="string" calcext:value-type="string">
            <text:p>r-cran-rpostgresql</text:p>
          </table:table-cell>
          <table:table-cell office:value-type="string" calcext:value-type="string">
            <text:p>(0.4-1build1)</text:p>
          </table:table-cell>
        </table:table-row>
        <table:table-row table:style-name="ro1">
          <table:table-cell office:value-type="string" calcext:value-type="string">
            <text:p>r-cran-rprojroot</text:p>
          </table:table-cell>
          <table:table-cell office:value-type="string" calcext:value-type="string">
            <text:p>(1.2-1)</text:p>
          </table:table-cell>
        </table:table-row>
        <table:table-row table:style-name="ro1">
          <table:table-cell office:value-type="string" calcext:value-type="string">
            <text:p>r-cran-rprotobuf</text:p>
          </table:table-cell>
          <table:table-cell office:value-type="string" calcext:value-type="string">
            <text:p>(0.4.11-1)</text:p>
          </table:table-cell>
        </table:table-row>
        <table:table-row table:style-name="ro1">
          <table:table-cell office:value-type="string" calcext:value-type="string">
            <text:p>r-cran-rredlist</text:p>
          </table:table-cell>
          <table:table-cell office:value-type="string" calcext:value-type="string">
            <text:p>(0.4.0-1)</text:p>
          </table:table-cell>
        </table:table-row>
        <table:table-row table:style-name="ro1">
          <table:table-cell office:value-type="string" calcext:value-type="string">
            <text:p>r-cran-rsclient</text:p>
          </table:table-cell>
          <table:table-cell office:value-type="string" calcext:value-type="string">
            <text:p>(0.7-3-2build2)</text:p>
          </table:table-cell>
        </table:table-row>
        <table:table-row table:style-name="ro1">
          <table:table-cell office:value-type="string" calcext:value-type="string">
            <text:p>r-cran-rsdmx</text:p>
          </table:table-cell>
          <table:table-cell office:value-type="string" calcext:value-type="string">
            <text:p>(0.5.11+dfsg-1)</text:p>
          </table:table-cell>
        </table:table-row>
        <table:table-row table:style-name="ro1">
          <table:table-cell office:value-type="string" calcext:value-type="string">
            <text:p>r-cran-rsolnp</text:p>
          </table:table-cell>
          <table:table-cell office:value-type="string" calcext:value-type="string">
            <text:p>(1.16+dfsg-2)</text:p>
          </table:table-cell>
        </table:table-row>
        <table:table-row table:style-name="ro1">
          <table:table-cell office:value-type="string" calcext:value-type="string">
            <text:p>r-cran-rsqlite</text:p>
          </table:table-cell>
          <table:table-cell office:value-type="string" calcext:value-type="string">
            <text:p>(2.0-2ubuntu1)</text:p>
          </table:table-cell>
        </table:table-row>
        <table:table-row table:style-name="ro1">
          <table:table-cell office:value-type="string" calcext:value-type="string">
            <text:p>r-cran-rstudioapi</text:p>
          </table:table-cell>
          <table:table-cell office:value-type="string" calcext:value-type="string">
            <text:p>(0.7-1)</text:p>
          </table:table-cell>
        </table:table-row>
        <table:table-row table:style-name="ro1">
          <table:table-cell office:value-type="string" calcext:value-type="string">
            <text:p>r-cran-rsymphony</text:p>
          </table:table-cell>
          <table:table-cell office:value-type="string" calcext:value-type="string">
            <text:p>(0.1-28-1)</text:p>
          </table:table-cell>
        </table:table-row>
        <table:table-row table:style-name="ro1">
          <table:table-cell office:value-type="string" calcext:value-type="string">
            <text:p>r-cran-scales</text:p>
          </table:table-cell>
          <table:table-cell office:value-type="string" calcext:value-type="string">
            <text:p>(0.5.0-1ubuntu1)</text:p>
          </table:table-cell>
        </table:table-row>
        <table:table-row table:style-name="ro1">
          <table:table-cell office:value-type="string" calcext:value-type="string">
            <text:p>r-cran-scatterd3</text:p>
          </table:table-cell>
          <table:table-cell office:value-type="string" calcext:value-type="string">
            <text:p>(0.8.1+dfsg-3)</text:p>
          </table:table-cell>
        </table:table-row>
        <table:table-row table:style-name="ro1">
          <table:table-cell office:value-type="string" calcext:value-type="string">
            <text:p>r-cran-scatterplot3d</text:p>
          </table:table-cell>
          <table:table-cell office:value-type="string" calcext:value-type="string">
            <text:p>(0.3-40-2)</text:p>
          </table:table-cell>
        </table:table-row>
        <table:table-row table:style-name="ro1">
          <table:table-cell office:value-type="string" calcext:value-type="string">
            <text:p>r-cran-segmented</text:p>
          </table:table-cell>
          <table:table-cell office:value-type="string" calcext:value-type="string">
            <text:p>(0.5-2.2-1)</text:p>
          </table:table-cell>
        </table:table-row>
        <table:table-row table:style-name="ro1">
          <table:table-cell office:value-type="string" calcext:value-type="string">
            <text:p>r-cran-sem</text:p>
          </table:table-cell>
          <table:table-cell office:value-type="string" calcext:value-type="string">
            <text:p>(3.1.9-1)</text:p>
          </table:table-cell>
        </table:table-row>
        <table:table-row table:style-name="ro1">
          <table:table-cell office:value-type="string" calcext:value-type="string">
            <text:p>r-cran-semtools</text:p>
          </table:table-cell>
          <table:table-cell office:value-type="string" calcext:value-type="string">
            <text:p>(0.4.14-2)</text:p>
          </table:table-cell>
        </table:table-row>
        <table:table-row table:style-name="ro1">
          <table:table-cell office:value-type="string" calcext:value-type="string">
            <text:p>r-cran-sendmailr</text:p>
          </table:table-cell>
          <table:table-cell office:value-type="string" calcext:value-type="string">
            <text:p>(1.2-1-2)</text:p>
          </table:table-cell>
        </table:table-row>
        <table:table-row table:style-name="ro1">
          <table:table-cell office:value-type="string" calcext:value-type="string">
            <text:p>r-cran-seqinr</text:p>
          </table:table-cell>
          <table:table-cell office:value-type="string" calcext:value-type="string">
            <text:p>(3.4-5-1)</text:p>
          </table:table-cell>
        </table:table-row>
        <table:table-row table:style-name="ro1">
          <table:table-cell office:value-type="string" calcext:value-type="string">
            <text:p>r-cran-seroincidence</text:p>
          </table:table-cell>
          <table:table-cell office:value-type="string" calcext:value-type="string">
            <text:p>(1.0.5-2)</text:p>
          </table:table-cell>
        </table:table-row>
        <table:table-row table:style-name="ro1">
          <table:table-cell office:value-type="string" calcext:value-type="string">
            <text:p>r-cran-sfsmisc</text:p>
          </table:table-cell>
          <table:table-cell office:value-type="string" calcext:value-type="string">
            <text:p>(1.1-1-1)</text:p>
          </table:table-cell>
        </table:table-row>
        <table:table-row table:style-name="ro1">
          <table:table-cell office:value-type="string" calcext:value-type="string">
            <text:p>r-cran-shape</text:p>
          </table:table-cell>
          <table:table-cell office:value-type="string" calcext:value-type="string">
            <text:p>(1.4.3-1)</text:p>
          </table:table-cell>
        </table:table-row>
        <table:table-row table:style-name="ro1">
          <table:table-cell office:value-type="string" calcext:value-type="string">
            <text:p>r-cran-shiny</text:p>
          </table:table-cell>
          <table:table-cell office:value-type="string" calcext:value-type="string">
            <text:p>(1.0.5+dfsg-4)</text:p>
          </table:table-cell>
        </table:table-row>
        <table:table-row table:style-name="ro1">
          <table:table-cell office:value-type="string" calcext:value-type="string">
            <text:p>r-cran-shinybs</text:p>
          </table:table-cell>
          <table:table-cell office:value-type="string" calcext:value-type="string">
            <text:p>(0.61-2)</text:p>
          </table:table-cell>
        </table:table-row>
        <table:table-row table:style-name="ro1">
          <table:table-cell office:value-type="string" calcext:value-type="string">
            <text:p>r-cran-shinydashboard</text:p>
          </table:table-cell>
          <table:table-cell office:value-type="string" calcext:value-type="string">
            <text:p>(0.6.1-1)</text:p>
          </table:table-cell>
        </table:table-row>
        <table:table-row table:style-name="ro1">
          <table:table-cell office:value-type="string" calcext:value-type="string">
            <text:p>r-cran-shinyjs</text:p>
          </table:table-cell>
          <table:table-cell office:value-type="string" calcext:value-type="string">
            <text:p>(0.9.1-1)</text:p>
          </table:table-cell>
        </table:table-row>
        <table:table-row table:style-name="ro1">
          <table:table-cell office:value-type="string" calcext:value-type="string">
            <text:p>r-cran-slam</text:p>
          </table:table-cell>
          <table:table-cell office:value-type="string" calcext:value-type="string">
            <text:p>(0.1-42-1)</text:p>
          </table:table-cell>
        </table:table-row>
        <table:table-row table:style-name="ro1">
          <table:table-cell office:value-type="string" calcext:value-type="string">
            <text:p>r-cran-snowballc</text:p>
          </table:table-cell>
          <table:table-cell office:value-type="string" calcext:value-type="string">
            <text:p>(0.5.1-2)</text:p>
          </table:table-cell>
        </table:table-row>
        <table:table-row table:style-name="ro1">
          <table:table-cell office:value-type="string" calcext:value-type="string">
            <text:p>r-cran-solrium</text:p>
          </table:table-cell>
          <table:table-cell office:value-type="string" calcext:value-type="string">
            <text:p>(1.0.0-1)</text:p>
          </table:table-cell>
        </table:table-row>
        <table:table-row table:style-name="ro1">
          <table:table-cell office:value-type="string" calcext:value-type="string">
            <text:p>r-cran-sourcetools</text:p>
          </table:table-cell>
          <table:table-cell office:value-type="string" calcext:value-type="string">
            <text:p>(0.1.6-1)</text:p>
          </table:table-cell>
        </table:table-row>
        <table:table-row table:style-name="ro1">
          <table:table-cell office:value-type="string" calcext:value-type="string">
            <text:p>r-cran-spam</text:p>
          </table:table-cell>
          <table:table-cell office:value-type="string" calcext:value-type="string">
            <text:p>(2.1-2-1)</text:p>
          </table:table-cell>
        </table:table-row>
        <table:table-row table:style-name="ro1">
          <table:table-cell office:value-type="string" calcext:value-type="string">
            <text:p>r-cran-sparsem</text:p>
          </table:table-cell>
          <table:table-cell office:value-type="string" calcext:value-type="string">
            <text:p>(1.77-1build1)</text:p>
          </table:table-cell>
        </table:table-row>
        <table:table-row table:style-name="ro1">
          <table:table-cell office:value-type="string" calcext:value-type="string">
            <text:p>r-cran-spatial</text:p>
          </table:table-cell>
          <table:table-cell office:value-type="string" calcext:value-type="string">
            <text:p>(7.3-11-2build1)</text:p>
          </table:table-cell>
        </table:table-row>
        <table:table-row table:style-name="ro1">
          <table:table-cell office:value-type="string" calcext:value-type="string">
            <text:p>r-cran-spatstat</text:p>
          </table:table-cell>
          <table:table-cell office:value-type="string" calcext:value-type="string">
            <text:p>(1.53-2-1)</text:p>
          </table:table-cell>
        </table:table-row>
        <table:table-row table:style-name="ro1">
          <table:table-cell office:value-type="string" calcext:value-type="string">
            <text:p>r-cran-spatstat.data</text:p>
          </table:table-cell>
          <table:table-cell office:value-type="string" calcext:value-type="string">
            <text:p>(1.1-1-1)</text:p>
          </table:table-cell>
        </table:table-row>
        <table:table-row table:style-name="ro1">
          <table:table-cell office:value-type="string" calcext:value-type="string">
            <text:p>r-cran-spatstat.utils</text:p>
          </table:table-cell>
          <table:table-cell office:value-type="string" calcext:value-type="string">
            <text:p>(1.7-1-1)</text:p>
          </table:table-cell>
        </table:table-row>
        <table:table-row table:style-name="ro1">
          <table:table-cell office:value-type="string" calcext:value-type="string">
            <text:p>r-cran-spdep</text:p>
          </table:table-cell>
          <table:table-cell office:value-type="string" calcext:value-type="string">
            <text:p>(0.6-15-2)</text:p>
          </table:table-cell>
        </table:table-row>
        <table:table-row table:style-name="ro1">
          <table:table-cell office:value-type="string" calcext:value-type="string">
            <text:p>r-cran-stabledist</text:p>
          </table:table-cell>
          <table:table-cell office:value-type="string" calcext:value-type="string">
            <text:p>(0.7-1-1.1)</text:p>
          </table:table-cell>
        </table:table-row>
        <table:table-row table:style-name="ro1">
          <table:table-cell office:value-type="string" calcext:value-type="string">
            <text:p>r-cran-statmod</text:p>
          </table:table-cell>
          <table:table-cell office:value-type="string" calcext:value-type="string">
            <text:p>(1.4.30-1build1)</text:p>
          </table:table-cell>
        </table:table-row>
        <table:table-row table:style-name="ro1">
          <table:table-cell office:value-type="string" calcext:value-type="string">
            <text:p>r-cran-stringi</text:p>
          </table:table-cell>
          <table:table-cell office:value-type="string" calcext:value-type="string">
            <text:p>(1.1.6-1)</text:p>
          </table:table-cell>
        </table:table-row>
        <table:table-row table:style-name="ro1">
          <table:table-cell office:value-type="string" calcext:value-type="string">
            <text:p>r-cran-stringr</text:p>
          </table:table-cell>
          <table:table-cell office:value-type="string" calcext:value-type="string">
            <text:p>(1.3.0-1ubuntu1)</text:p>
          </table:table-cell>
        </table:table-row>
        <table:table-row table:style-name="ro1">
          <table:table-cell office:value-type="string" calcext:value-type="string">
            <text:p>r-cran-survey</text:p>
          </table:table-cell>
          <table:table-cell office:value-type="string" calcext:value-type="string">
            <text:p>(3.32-1-2)</text:p>
          </table:table-cell>
        </table:table-row>
        <table:table-row table:style-name="ro1">
          <table:table-cell office:value-type="string" calcext:value-type="string">
            <text:p>r-cran-taxize</text:p>
          </table:table-cell>
          <table:table-cell office:value-type="string" calcext:value-type="string">
            <text:p>(0.9.0-1)</text:p>
          </table:table-cell>
        </table:table-row>
        <table:table-row table:style-name="ro1">
          <table:table-cell office:value-type="string" calcext:value-type="string">
            <text:p>r-cran-tcltk2</text:p>
          </table:table-cell>
          <table:table-cell office:value-type="string" calcext:value-type="string">
            <text:p>(1.2-11-1.1)</text:p>
          </table:table-cell>
        </table:table-row>
        <table:table-row table:style-name="ro1">
          <table:table-cell office:value-type="string" calcext:value-type="string">
            <text:p>r-cran-teachingdemos</text:p>
          </table:table-cell>
          <table:table-cell office:value-type="string" calcext:value-type="string">
            <text:p>(2.10-2)</text:p>
          </table:table-cell>
        </table:table-row>
        <table:table-row table:style-name="ro1">
          <table:table-cell office:value-type="string" calcext:value-type="string">
            <text:p>r-cran-tensor</text:p>
          </table:table-cell>
          <table:table-cell office:value-type="string" calcext:value-type="string">
            <text:p>(1.5-2)</text:p>
          </table:table-cell>
        </table:table-row>
        <table:table-row table:style-name="ro1">
          <table:table-cell office:value-type="string" calcext:value-type="string">
            <text:p>r-cran-testit</text:p>
          </table:table-cell>
          <table:table-cell office:value-type="string" calcext:value-type="string">
            <text:p>(0.7-1)</text:p>
          </table:table-cell>
        </table:table-row>
        <table:table-row table:style-name="ro1">
          <table:table-cell office:value-type="string" calcext:value-type="string">
            <text:p>r-cran-testthat</text:p>
          </table:table-cell>
          <table:table-cell office:value-type="string" calcext:value-type="string">
            <text:p>(2.0.0-2)</text:p>
          </table:table-cell>
        </table:table-row>
        <table:table-row table:style-name="ro1">
          <table:table-cell office:value-type="string" calcext:value-type="string">
            <text:p>r-cran-tgp</text:p>
          </table:table-cell>
          <table:table-cell office:value-type="string" calcext:value-type="string">
            <text:p>(2.4-14-2build1)</text:p>
          </table:table-cell>
        </table:table-row>
        <table:table-row table:style-name="ro1">
          <table:table-cell office:value-type="string" calcext:value-type="string">
            <text:p>r-cran-th.data</text:p>
          </table:table-cell>
          <table:table-cell office:value-type="string" calcext:value-type="string">
            <text:p>(1.0-8-1build1)</text:p>
          </table:table-cell>
        </table:table-row>
        <table:table-row table:style-name="ro1">
          <table:table-cell office:value-type="string" calcext:value-type="string">
            <text:p>r-cran-tibble</text:p>
          </table:table-cell>
          <table:table-cell office:value-type="string" calcext:value-type="string">
            <text:p>(1.4.1-1ubuntu1)</text:p>
          </table:table-cell>
        </table:table-row>
        <table:table-row table:style-name="ro1">
          <table:table-cell office:value-type="string" calcext:value-type="string">
            <text:p>r-cran-tidyr</text:p>
          </table:table-cell>
          <table:table-cell office:value-type="string" calcext:value-type="string">
            <text:p>(0.8.0-1)</text:p>
          </table:table-cell>
        </table:table-row>
        <table:table-row table:style-name="ro1">
          <table:table-cell office:value-type="string" calcext:value-type="string">
            <text:p>r-cran-tidyselect</text:p>
          </table:table-cell>
          <table:table-cell office:value-type="string" calcext:value-type="string">
            <text:p>(0.2.4-1)</text:p>
          </table:table-cell>
        </table:table-row>
        <table:table-row table:style-name="ro1">
          <table:table-cell office:value-type="string" calcext:value-type="string">
            <text:p>r-cran-tikzdevice</text:p>
          </table:table-cell>
          <table:table-cell office:value-type="string" calcext:value-type="string">
            <text:p>(0.10-1-3)</text:p>
          </table:table-cell>
        </table:table-row>
        <table:table-row table:style-name="ro1">
          <table:table-cell office:value-type="string" calcext:value-type="string">
            <text:p>r-cran-tm</text:p>
          </table:table-cell>
          <table:table-cell office:value-type="string" calcext:value-type="string">
            <text:p>(0.7-2-1)</text:p>
          </table:table-cell>
        </table:table-row>
        <table:table-row table:style-name="ro1">
          <table:table-cell office:value-type="string" calcext:value-type="string">
            <text:p>r-cran-treescape</text:p>
          </table:table-cell>
          <table:table-cell office:value-type="string" calcext:value-type="string">
            <text:p>(1.10.18-8)</text:p>
          </table:table-cell>
        </table:table-row>
        <table:table-row table:style-name="ro1">
          <table:table-cell office:value-type="string" calcext:value-type="string">
            <text:p>r-cran-treespace</text:p>
          </table:table-cell>
          <table:table-cell office:value-type="string" calcext:value-type="string">
            <text:p>(1.1.1-1)</text:p>
          </table:table-cell>
        </table:table-row>
        <table:table-row table:style-name="ro1">
          <table:table-cell office:value-type="string" calcext:value-type="string">
            <text:p>r-cran-triebeard</text:p>
          </table:table-cell>
          <table:table-cell office:value-type="string" calcext:value-type="string">
            <text:p>(0.3.0-2)</text:p>
          </table:table-cell>
        </table:table-row>
        <table:table-row table:style-name="ro1">
          <table:table-cell office:value-type="string" calcext:value-type="string">
            <text:p>r-cran-truncdist</text:p>
          </table:table-cell>
          <table:table-cell office:value-type="string" calcext:value-type="string">
            <text:p>(1.0-2-1)</text:p>
          </table:table-cell>
        </table:table-row>
        <table:table-row table:style-name="ro1">
          <table:table-cell office:value-type="string" calcext:value-type="string">
            <text:p>r-cran-truncnorm</text:p>
          </table:table-cell>
          <table:table-cell office:value-type="string" calcext:value-type="string">
            <text:p>(1.0-7-3)</text:p>
          </table:table-cell>
        </table:table-row>
        <table:table-row table:style-name="ro1">
          <table:table-cell office:value-type="string" calcext:value-type="string">
            <text:p>r-cran-ttr</text:p>
          </table:table-cell>
          <table:table-cell office:value-type="string" calcext:value-type="string">
            <text:p>(0.23-3-1)</text:p>
          </table:table-cell>
        </table:table-row>
        <table:table-row table:style-name="ro1">
          <table:table-cell office:value-type="string" calcext:value-type="string">
            <text:p>r-cran-urltools</text:p>
          </table:table-cell>
          <table:table-cell office:value-type="string" calcext:value-type="string">
            <text:p>(1.7.0-1ubuntu1)</text:p>
          </table:table-cell>
        </table:table-row>
        <table:table-row table:style-name="ro1">
          <table:table-cell office:value-type="string" calcext:value-type="string">
            <text:p>r-cran-utf8</text:p>
          </table:table-cell>
          <table:table-cell office:value-type="string" calcext:value-type="string">
            <text:p>(1.1.3-1)</text:p>
          </table:table-cell>
        </table:table-row>
        <table:table-row table:style-name="ro1">
          <table:table-cell office:value-type="string" calcext:value-type="string">
            <text:p>r-cran-uuid</text:p>
          </table:table-cell>
          <table:table-cell office:value-type="string" calcext:value-type="string">
            <text:p>(0.1.2-8build1)</text:p>
          </table:table-cell>
        </table:table-row>
        <table:table-row table:style-name="ro1">
          <table:table-cell office:value-type="string" calcext:value-type="string">
            <text:p>r-cran-v8</text:p>
          </table:table-cell>
          <table:table-cell office:value-type="string" calcext:value-type="string">
            <text:p>(1.5-1)</text:p>
          </table:table-cell>
        </table:table-row>
        <table:table-row table:style-name="ro1">
          <table:table-cell office:value-type="string" calcext:value-type="string">
            <text:p>r-cran-vcdextra</text:p>
          </table:table-cell>
          <table:table-cell office:value-type="string" calcext:value-type="string">
            <text:p>(0.7-1-2)</text:p>
          </table:table-cell>
        </table:table-row>
        <table:table-row table:style-name="ro1">
          <table:table-cell office:value-type="string" calcext:value-type="string">
            <text:p>r-cran-vegan</text:p>
          </table:table-cell>
          <table:table-cell office:value-type="string" calcext:value-type="string">
            <text:p>(2.4-6-1)</text:p>
          </table:table-cell>
        </table:table-row>
        <table:table-row table:style-name="ro1">
          <table:table-cell office:value-type="string" calcext:value-type="string">
            <text:p>r-cran-vioplot</text:p>
          </table:table-cell>
          <table:table-cell office:value-type="string" calcext:value-type="string">
            <text:p>(0.2-3)</text:p>
          </table:table-cell>
        </table:table-row>
        <table:table-row table:style-name="ro1">
          <table:table-cell office:value-type="string" calcext:value-type="string">
            <text:p>r-cran-viridis</text:p>
          </table:table-cell>
          <table:table-cell office:value-type="string" calcext:value-type="string">
            <text:p>(0.5.0-1)</text:p>
          </table:table-cell>
        </table:table-row>
        <table:table-row table:style-name="ro1">
          <table:table-cell office:value-type="string" calcext:value-type="string">
            <text:p>r-cran-viridislite</text:p>
          </table:table-cell>
          <table:table-cell office:value-type="string" calcext:value-type="string">
            <text:p>(0.3.0-1)</text:p>
          </table:table-cell>
        </table:table-row>
        <table:table-row table:style-name="ro1">
          <table:table-cell office:value-type="string" calcext:value-type="string">
            <text:p>r-cran-wdi</text:p>
          </table:table-cell>
          <table:table-cell office:value-type="string" calcext:value-type="string">
            <text:p>(2.4-2)</text:p>
          </table:table-cell>
        </table:table-row>
        <table:table-row table:style-name="ro1">
          <table:table-cell office:value-type="string" calcext:value-type="string">
            <text:p>r-cran-webmockr</text:p>
          </table:table-cell>
          <table:table-cell office:value-type="string" calcext:value-type="string">
            <text:p>(0.1.0-1)</text:p>
          </table:table-cell>
        </table:table-row>
        <table:table-row table:style-name="ro1">
          <table:table-cell office:value-type="string" calcext:value-type="string">
            <text:p>r-cran-whisker</text:p>
          </table:table-cell>
          <table:table-cell office:value-type="string" calcext:value-type="string">
            <text:p>(0.3-2-1)</text:p>
          </table:table-cell>
        </table:table-row>
        <table:table-row table:style-name="ro1">
          <table:table-cell office:value-type="string" calcext:value-type="string">
            <text:p>r-cran-wikidatar</text:p>
          </table:table-cell>
          <table:table-cell office:value-type="string" calcext:value-type="string">
            <text:p>(1.4.0-1)</text:p>
          </table:table-cell>
        </table:table-row>
        <table:table-row table:style-name="ro1">
          <table:table-cell office:value-type="string" calcext:value-type="string">
            <text:p>r-cran-wikipedir</text:p>
          </table:table-cell>
          <table:table-cell office:value-type="string" calcext:value-type="string">
            <text:p>(1.5.0-1)</text:p>
          </table:table-cell>
        </table:table-row>
        <table:table-row table:style-name="ro1">
          <table:table-cell office:value-type="string" calcext:value-type="string">
            <text:p>r-cran-wikitaxa</text:p>
          </table:table-cell>
          <table:table-cell office:value-type="string" calcext:value-type="string">
            <text:p>(0.2.0-1)</text:p>
          </table:table-cell>
        </table:table-row>
        <table:table-row table:style-name="ro1">
          <table:table-cell office:value-type="string" calcext:value-type="string">
            <text:p>r-cran-withr</text:p>
          </table:table-cell>
          <table:table-cell office:value-type="string" calcext:value-type="string">
            <text:p>(2.1.0-1ubuntu3)</text:p>
          </table:table-cell>
        </table:table-row>
        <table:table-row table:style-name="ro1">
          <table:table-cell office:value-type="string" calcext:value-type="string">
            <text:p>r-cran-wordcloud</text:p>
          </table:table-cell>
          <table:table-cell office:value-type="string" calcext:value-type="string">
            <text:p>(2.5-1)</text:p>
          </table:table-cell>
        </table:table-row>
        <table:table-row table:style-name="ro1">
          <table:table-cell office:value-type="string" calcext:value-type="string">
            <text:p>r-cran-worrms</text:p>
          </table:table-cell>
          <table:table-cell office:value-type="string" calcext:value-type="string">
            <text:p>(0.2.0-1)</text:p>
          </table:table-cell>
        </table:table-row>
        <table:table-row table:style-name="ro1">
          <table:table-cell office:value-type="string" calcext:value-type="string">
            <text:p>r-cran-xml2</text:p>
          </table:table-cell>
          <table:table-cell office:value-type="string" calcext:value-type="string">
            <text:p>(1.2.0-1)</text:p>
          </table:table-cell>
        </table:table-row>
        <table:table-row table:style-name="ro1">
          <table:table-cell office:value-type="string" calcext:value-type="string">
            <text:p>r-cran-xts</text:p>
          </table:table-cell>
          <table:table-cell office:value-type="string" calcext:value-type="string">
            <text:p>(0.10-1-1)</text:p>
          </table:table-cell>
        </table:table-row>
        <table:table-row table:style-name="ro1">
          <table:table-cell office:value-type="string" calcext:value-type="string">
            <text:p>r-cran-yaml</text:p>
          </table:table-cell>
          <table:table-cell office:value-type="string" calcext:value-type="string">
            <text:p>(2.1.14-1build1)</text:p>
          </table:table-cell>
        </table:table-row>
        <table:table-row table:style-name="ro1">
          <table:table-cell office:value-type="string" calcext:value-type="string">
            <text:p>r-omegahat-xmlrpc</text:p>
          </table:table-cell>
          <table:table-cell office:value-type="string" calcext:value-type="string">
            <text:p>(0.3-0-1.1)</text:p>
          </table:table-cell>
        </table:table-row>
        <table:table-row table:style-name="ro1">
          <table:table-cell office:value-type="string" calcext:value-type="string">
            <text:p>r-other-amsmercury</text:p>
          </table:table-cell>
          <table:table-cell office:value-type="string" calcext:value-type="string">
            <text:p>(1.3.0-2build1)</text:p>
          </table:table-cell>
        </table:table-row>
        <table:table-row table:style-name="ro1">
          <table:table-cell office:value-type="string" calcext:value-type="string">
            <text:p>r-other-curvefdp</text:p>
          </table:table-cell>
          <table:table-cell office:value-type="string" calcext:value-type="string">
            <text:p>(2.0-4)</text:p>
          </table:table-cell>
        </table:table-row>
        <table:table-row table:style-name="ro1">
          <table:table-cell office:value-type="string" calcext:value-type="string">
            <text:p>r-other-hms-dbmi-spp</text:p>
          </table:table-cell>
          <table:table-cell office:value-type="string" calcext:value-type="string">
            <text:p>(1.15-1)</text:p>
          </table:table-cell>
        </table:table-row>
        <table:table-row table:style-name="ro1">
          <table:table-cell office:value-type="string" calcext:value-type="string">
            <text:p>r-other-iwrlars</text:p>
          </table:table-cell>
          <table:table-cell office:value-type="string" calcext:value-type="string">
            <text:p>(0.9-5-2build1)</text:p>
          </table:table-cell>
        </table:table-row>
        <table:table-row table:style-name="ro1">
          <table:table-cell office:value-type="string" calcext:value-type="string">
            <text:p>r-other-mott-happy.hbrem</text:p>
          </table:table-cell>
          <table:table-cell office:value-type="string" calcext:value-type="string">
            <text:p>(2.4-2)</text:p>
          </table:table-cell>
        </table:table-row>
        <table:table-row table:style-name="ro1">
          <table:table-cell office:value-type="string" calcext:value-type="string">
            <text:p>r-other-nitpick</text:p>
          </table:table-cell>
          <table:table-cell office:value-type="string" calcext:value-type="string">
            <text:p>(2.0-3)</text:p>
          </table:table-cell>
        </table:table-row>
        <table:table-row table:style-name="ro1">
          <table:table-cell office:value-type="string" calcext:value-type="string">
            <text:p>r-other-rot</text:p>
          </table:table-cell>
          <table:table-cell office:value-type="string" calcext:value-type="string">
            <text:p>(1.9-5)</text:p>
          </table:table-cell>
        </table:table-row>
      </table:table>
      <table:table table:name="Sheet3" table:style-name="ta1">
        <table:table-column table:style-name="co6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URL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cran_name</text:p>
          </table:table-cell>
        </table:table-row>
        <table:table-row table:style-name="ro1">
          <table:table-cell office:value-type="string" calcext:value-type="string">
            <text:p>http://archive.ubuntu.com/ubuntu/pool/universe/r/r-bioc-affy/r-bioc-affy_1.56.0-1.dsc</text:p>
          </table:table-cell>
          <table:table-cell office:value-type="string" calcext:value-type="string">
            <text:p>affy</text:p>
          </table:table-cell>
          <table:table-cell office:value-type="string" calcext:value-type="string">
            <text:p>r-bioc-affy</text:p>
          </table:table-cell>
        </table:table-row>
        <table:table-row table:style-name="ro1">
          <table:table-cell office:value-type="string" calcext:value-type="string">
            <text:p>http://archive.ubuntu.com/ubuntu/pool/universe/r/r-bioc-affyio/r-bioc-affyio_1.48.0-1.dsc</text:p>
          </table:table-cell>
          <table:table-cell office:value-type="string" calcext:value-type="string">
            <text:p>affyio</text:p>
          </table:table-cell>
          <table:table-cell office:value-type="string" calcext:value-type="string">
            <text:p>r-bioc-affyio</text:p>
          </table:table-cell>
        </table:table-row>
        <table:table-row table:style-name="ro1">
          <table:table-cell office:value-type="string" calcext:value-type="string">
            <text:p>http://archive.ubuntu.com/ubuntu/pool/universe/r/r-bioc-altcdfenvs/r-bioc-altcdfenvs_1:2.40.0-1.dsc</text:p>
          </table:table-cell>
          <table:table-cell office:value-type="string" calcext:value-type="string">
            <text:p>altcdfenvs</text:p>
          </table:table-cell>
          <table:table-cell office:value-type="string" calcext:value-type="string">
            <text:p>r-bioc-altcdfenvs</text:p>
          </table:table-cell>
        </table:table-row>
        <table:table-row table:style-name="ro1">
          <table:table-cell office:value-type="string" calcext:value-type="string">
            <text:p>http://archive.ubuntu.com/ubuntu/pool/universe/r/r-bioc-annotate/r-bioc-annotate_1.56.1+dfsg-1.dsc</text:p>
          </table:table-cell>
          <table:table-cell office:value-type="string" calcext:value-type="string">
            <text:p>annotate</text:p>
          </table:table-cell>
          <table:table-cell office:value-type="string" calcext:value-type="string">
            <text:p>r-bioc-annotate</text:p>
          </table:table-cell>
        </table:table-row>
        <table:table-row table:style-name="ro1">
          <table:table-cell office:value-type="string" calcext:value-type="string">
            <text:p>http://archive.ubuntu.com/ubuntu/pool/universe/r/r-bioc-annotationdbi/r-bioc-annotationdbi_1.40.0-1.dsc</text:p>
          </table:table-cell>
          <table:table-cell office:value-type="string" calcext:value-type="string">
            <text:p>annotationdbi</text:p>
          </table:table-cell>
          <table:table-cell office:value-type="string" calcext:value-type="string">
            <text:p>r-bioc-annotationdbi</text:p>
          </table:table-cell>
        </table:table-row>
        <table:table-row table:style-name="ro1">
          <table:table-cell office:value-type="string" calcext:value-type="string">
            <text:p>http://archive.ubuntu.com/ubuntu/pool/universe/r/r-bioc-annotationfilter/r-bioc-annotationfilter_1.2.0-1.dsc</text:p>
          </table:table-cell>
          <table:table-cell office:value-type="string" calcext:value-type="string">
            <text:p>annotationfilter</text:p>
          </table:table-cell>
          <table:table-cell office:value-type="string" calcext:value-type="string">
            <text:p>r-bioc-annotationfilter</text:p>
          </table:table-cell>
        </table:table-row>
        <table:table-row table:style-name="ro1">
          <table:table-cell office:value-type="string" calcext:value-type="string">
            <text:p>http://archive.ubuntu.com/ubuntu/pool/universe/r/r-bioc-annotationhub/r-bioc-annotationhub_2.10.1-1.dsc</text:p>
          </table:table-cell>
          <table:table-cell office:value-type="string" calcext:value-type="string">
            <text:p>annotationhub</text:p>
          </table:table-cell>
          <table:table-cell office:value-type="string" calcext:value-type="string">
            <text:p>r-bioc-annotationhub</text:p>
          </table:table-cell>
        </table:table-row>
        <table:table-row table:style-name="ro1">
          <table:table-cell office:value-type="string" calcext:value-type="string">
            <text:p>http://archive.ubuntu.com/ubuntu/pool/universe/r/r-bioc-aroma.light/r-bioc-aroma.light_3.8.0-1.dsc</text:p>
          </table:table-cell>
          <table:table-cell office:value-type="string" calcext:value-type="string">
            <text:p>aroma.light</text:p>
          </table:table-cell>
          <table:table-cell office:value-type="string" calcext:value-type="string">
            <text:p>r-bioc-aroma.light</text:p>
          </table:table-cell>
        </table:table-row>
        <table:table-row table:style-name="ro1">
          <table:table-cell office:value-type="string" calcext:value-type="string">
            <text:p>http://archive.ubuntu.com/ubuntu/pool/universe/r/r-bioc-biobase/r-bioc-biobase_2.38.0-1.dsc</text:p>
          </table:table-cell>
          <table:table-cell office:value-type="string" calcext:value-type="string">
            <text:p>biobase</text:p>
          </table:table-cell>
          <table:table-cell office:value-type="string" calcext:value-type="string">
            <text:p>r-bioc-biobase</text:p>
          </table:table-cell>
        </table:table-row>
        <table:table-row table:style-name="ro1">
          <table:table-cell office:value-type="string" calcext:value-type="string">
            <text:p>http://archive.ubuntu.com/ubuntu/pool/universe/r/r-bioc-biocgenerics/r-bioc-biocgenerics_0.24.0-1ubuntu2.dsc</text:p>
          </table:table-cell>
          <table:table-cell office:value-type="string" calcext:value-type="string">
            <text:p>biocgenerics</text:p>
          </table:table-cell>
          <table:table-cell office:value-type="string" calcext:value-type="string">
            <text:p>r-bioc-biocgenerics</text:p>
          </table:table-cell>
        </table:table-row>
        <table:table-row table:style-name="ro1">
          <table:table-cell office:value-type="string" calcext:value-type="string">
            <text:p>http://archive.ubuntu.com/ubuntu/pool/universe/r/r-bioc-biocinstaller/r-bioc-biocinstaller_1.28.0-1.dsc</text:p>
          </table:table-cell>
          <table:table-cell office:value-type="string" calcext:value-type="string">
            <text:p>biocinstaller</text:p>
          </table:table-cell>
          <table:table-cell office:value-type="string" calcext:value-type="string">
            <text:p>r-bioc-biocinstaller</text:p>
          </table:table-cell>
        </table:table-row>
        <table:table-row table:style-name="ro1">
          <table:table-cell office:value-type="string" calcext:value-type="string">
            <text:p>http://archive.ubuntu.com/ubuntu/pool/universe/r/r-bioc-biocparallel/r-bioc-biocparallel_1.12.0-2.dsc</text:p>
          </table:table-cell>
          <table:table-cell office:value-type="string" calcext:value-type="string">
            <text:p>biocparallel</text:p>
          </table:table-cell>
          <table:table-cell office:value-type="string" calcext:value-type="string">
            <text:p>r-bioc-biocparallel</text:p>
          </table:table-cell>
        </table:table-row>
        <table:table-row table:style-name="ro1">
          <table:table-cell office:value-type="string" calcext:value-type="string">
            <text:p>http://archive.ubuntu.com/ubuntu/pool/universe/r/r-bioc-biomart/r-bioc-biomart_2.34.1-1.dsc</text:p>
          </table:table-cell>
          <table:table-cell office:value-type="string" calcext:value-type="string">
            <text:p>biomart</text:p>
          </table:table-cell>
          <table:table-cell office:value-type="string" calcext:value-type="string">
            <text:p>r-bioc-biomart</text:p>
          </table:table-cell>
        </table:table-row>
        <table:table-row table:style-name="ro1">
          <table:table-cell office:value-type="string" calcext:value-type="string">
            <text:p>http://archive.ubuntu.com/ubuntu/pool/universe/r/r-bioc-biomformat/r-bioc-biomformat_1.6.0-1.dsc</text:p>
          </table:table-cell>
          <table:table-cell office:value-type="string" calcext:value-type="string">
            <text:p>biomformat</text:p>
          </table:table-cell>
          <table:table-cell office:value-type="string" calcext:value-type="string">
            <text:p>r-bioc-biomformat</text:p>
          </table:table-cell>
        </table:table-row>
        <table:table-row table:style-name="ro1">
          <table:table-cell office:value-type="string" calcext:value-type="string">
            <text:p>http://archive.ubuntu.com/ubuntu/pool/universe/r/r-bioc-biostrings/r-bioc-biostrings_2.46.0-1.dsc</text:p>
          </table:table-cell>
          <table:table-cell office:value-type="string" calcext:value-type="string">
            <text:p>biostrings</text:p>
          </table:table-cell>
          <table:table-cell office:value-type="string" calcext:value-type="string">
            <text:p>r-bioc-biostrings</text:p>
          </table:table-cell>
        </table:table-row>
        <table:table-row table:style-name="ro1">
          <table:table-cell office:value-type="string" calcext:value-type="string">
            <text:p>http://archive.ubuntu.com/ubuntu/pool/universe/r/r-bioc-biovizbase/r-bioc-biovizbase_1.26.0-1.dsc</text:p>
          </table:table-cell>
          <table:table-cell office:value-type="string" calcext:value-type="string">
            <text:p>biovizbase</text:p>
          </table:table-cell>
          <table:table-cell office:value-type="string" calcext:value-type="string">
            <text:p>r-bioc-biovizbase</text:p>
          </table:table-cell>
        </table:table-row>
        <table:table-row table:style-name="ro1">
          <table:table-cell office:value-type="string" calcext:value-type="string">
            <text:p>http://archive.ubuntu.com/ubuntu/pool/universe/r/r-bioc-bsgenome/r-bioc-bsgenome_1.46.0-1.dsc</text:p>
          </table:table-cell>
          <table:table-cell office:value-type="string" calcext:value-type="string">
            <text:p>bsgenome</text:p>
          </table:table-cell>
          <table:table-cell office:value-type="string" calcext:value-type="string">
            <text:p>r-bioc-bsgenome</text:p>
          </table:table-cell>
        </table:table-row>
        <table:table-row table:style-name="ro1">
          <table:table-cell office:value-type="string" calcext:value-type="string">
            <text:p>http://archive.ubuntu.com/ubuntu/pool/universe/r/r-bioc-cummerbund/r-bioc-cummerbund_2.20.0-1ubuntu1.dsc</text:p>
          </table:table-cell>
          <table:table-cell office:value-type="string" calcext:value-type="string">
            <text:p>cummerbund</text:p>
          </table:table-cell>
          <table:table-cell office:value-type="string" calcext:value-type="string">
            <text:p>r-bioc-cummerbund</text:p>
          </table:table-cell>
        </table:table-row>
        <table:table-row table:style-name="ro1">
          <table:table-cell office:value-type="string" calcext:value-type="string">
            <text:p>http://archive.ubuntu.com/ubuntu/pool/universe/r/r-bioc-delayedarray/r-bioc-delayedarray_0.4.1-1.dsc</text:p>
          </table:table-cell>
          <table:table-cell office:value-type="string" calcext:value-type="string">
            <text:p>delayedarray</text:p>
          </table:table-cell>
          <table:table-cell office:value-type="string" calcext:value-type="string">
            <text:p>r-bioc-delayedarray</text:p>
          </table:table-cell>
        </table:table-row>
        <table:table-row table:style-name="ro1">
          <table:table-cell office:value-type="string" calcext:value-type="string">
            <text:p>http://archive.ubuntu.com/ubuntu/pool/universe/r/r-bioc-deseq2/r-bioc-deseq2_1.18.1-1.dsc</text:p>
          </table:table-cell>
          <table:table-cell office:value-type="string" calcext:value-type="string">
            <text:p>deseq2</text:p>
          </table:table-cell>
          <table:table-cell office:value-type="string" calcext:value-type="string">
            <text:p>r-bioc-deseq2</text:p>
          </table:table-cell>
        </table:table-row>
        <table:table-row table:style-name="ro1">
          <table:table-cell office:value-type="string" calcext:value-type="string">
            <text:p>http://archive.ubuntu.com/ubuntu/pool/universe/r/r-bioc-dnacopy/r-bioc-dnacopy_1.52.0-1.dsc</text:p>
          </table:table-cell>
          <table:table-cell office:value-type="string" calcext:value-type="string">
            <text:p>dnacopy</text:p>
          </table:table-cell>
          <table:table-cell office:value-type="string" calcext:value-type="string">
            <text:p>r-bioc-dnacopy</text:p>
          </table:table-cell>
        </table:table-row>
        <table:table-row table:style-name="ro1">
          <table:table-cell office:value-type="string" calcext:value-type="string">
            <text:p>http://archive.ubuntu.com/ubuntu/pool/universe/r/r-bioc-ebseq/r-bioc-ebseq_1.18.0-1.dsc</text:p>
          </table:table-cell>
          <table:table-cell office:value-type="string" calcext:value-type="string">
            <text:p>ebseq</text:p>
          </table:table-cell>
          <table:table-cell office:value-type="string" calcext:value-type="string">
            <text:p>r-bioc-ebseq</text:p>
          </table:table-cell>
        </table:table-row>
        <table:table-row table:style-name="ro1">
          <table:table-cell office:value-type="string" calcext:value-type="string">
            <text:p>http://archive.ubuntu.com/ubuntu/pool/universe/r/r-bioc-ensembldb/r-bioc-ensembldb_2.2.2-1.dsc</text:p>
          </table:table-cell>
          <table:table-cell office:value-type="string" calcext:value-type="string">
            <text:p>ensembldb</text:p>
          </table:table-cell>
          <table:table-cell office:value-type="string" calcext:value-type="string">
            <text:p>r-bioc-ensembldb</text:p>
          </table:table-cell>
        </table:table-row>
        <table:table-row table:style-name="ro1">
          <table:table-cell office:value-type="string" calcext:value-type="string">
            <text:p>http://archive.ubuntu.com/ubuntu/pool/universe/r/r-bioc-genefilter/r-bioc-genefilter_1.60.0-1.dsc</text:p>
          </table:table-cell>
          <table:table-cell office:value-type="string" calcext:value-type="string">
            <text:p>genefilter</text:p>
          </table:table-cell>
          <table:table-cell office:value-type="string" calcext:value-type="string">
            <text:p>r-bioc-genefilter</text:p>
          </table:table-cell>
        </table:table-row>
        <table:table-row table:style-name="ro1">
          <table:table-cell office:value-type="string" calcext:value-type="string">
            <text:p>http://archive.ubuntu.com/ubuntu/pool/universe/r/r-bioc-geneplotter/r-bioc-geneplotter_1.56.0-1.dsc</text:p>
          </table:table-cell>
          <table:table-cell office:value-type="string" calcext:value-type="string">
            <text:p>geneplotter</text:p>
          </table:table-cell>
          <table:table-cell office:value-type="string" calcext:value-type="string">
            <text:p>r-bioc-geneplotter</text:p>
          </table:table-cell>
        </table:table-row>
        <table:table-row table:style-name="ro1">
          <table:table-cell office:value-type="string" calcext:value-type="string">
            <text:p>http://archive.ubuntu.com/ubuntu/pool/universe/r/r-bioc-genomeinfodb/r-bioc-genomeinfodb_1.14.0-1.dsc</text:p>
          </table:table-cell>
          <table:table-cell office:value-type="string" calcext:value-type="string">
            <text:p>genomeinfodb</text:p>
          </table:table-cell>
          <table:table-cell office:value-type="string" calcext:value-type="string">
            <text:p>r-bioc-genomeinfodb</text:p>
          </table:table-cell>
        </table:table-row>
        <table:table-row table:style-name="ro1">
          <table:table-cell office:value-type="string" calcext:value-type="string">
            <text:p>http://archive.ubuntu.com/ubuntu/pool/universe/r/r-bioc-genomeinfodbdata/r-bioc-genomeinfodbdata_1.0.0-1.dsc</text:p>
          </table:table-cell>
          <table:table-cell office:value-type="string" calcext:value-type="string">
            <text:p>genomeinfodbdata</text:p>
          </table:table-cell>
          <table:table-cell office:value-type="string" calcext:value-type="string">
            <text:p>r-bioc-genomeinfodbdata</text:p>
          </table:table-cell>
        </table:table-row>
        <table:table-row table:style-name="ro1">
          <table:table-cell office:value-type="string" calcext:value-type="string">
            <text:p>http://archive.ubuntu.com/ubuntu/pool/universe/r/r-bioc-genomicalignments/r-bioc-genomicalignments_1.14.1-1.dsc</text:p>
          </table:table-cell>
          <table:table-cell office:value-type="string" calcext:value-type="string">
            <text:p>genomicalignments</text:p>
          </table:table-cell>
          <table:table-cell office:value-type="string" calcext:value-type="string">
            <text:p>r-bioc-genomicalignments</text:p>
          </table:table-cell>
        </table:table-row>
        <table:table-row table:style-name="ro1">
          <table:table-cell office:value-type="string" calcext:value-type="string">
            <text:p>http://archive.ubuntu.com/ubuntu/pool/universe/r/r-bioc-genomicfeatures/r-bioc-genomicfeatures_1.30.0+dfsg-1.dsc</text:p>
          </table:table-cell>
          <table:table-cell office:value-type="string" calcext:value-type="string">
            <text:p>genomicfeatures</text:p>
          </table:table-cell>
          <table:table-cell office:value-type="string" calcext:value-type="string">
            <text:p>r-bioc-genomicfeatures</text:p>
          </table:table-cell>
        </table:table-row>
        <table:table-row table:style-name="ro1">
          <table:table-cell office:value-type="string" calcext:value-type="string">
            <text:p>http://archive.ubuntu.com/ubuntu/pool/universe/r/r-bioc-genomicranges/r-bioc-genomicranges_1.30.0-1.dsc</text:p>
          </table:table-cell>
          <table:table-cell office:value-type="string" calcext:value-type="string">
            <text:p>genomicranges</text:p>
          </table:table-cell>
          <table:table-cell office:value-type="string" calcext:value-type="string">
            <text:p>r-bioc-genomicranges</text:p>
          </table:table-cell>
        </table:table-row>
        <table:table-row table:style-name="ro1">
          <table:table-cell office:value-type="string" calcext:value-type="string">
            <text:p>http://archive.ubuntu.com/ubuntu/pool/universe/r/r-bioc-go.db/r-bioc-go.db_3.5.0-1.dsc</text:p>
          </table:table-cell>
          <table:table-cell office:value-type="string" calcext:value-type="string">
            <text:p>go.db</text:p>
          </table:table-cell>
          <table:table-cell office:value-type="string" calcext:value-type="string">
            <text:p>r-bioc-go.db</text:p>
          </table:table-cell>
        </table:table-row>
        <table:table-row table:style-name="ro1">
          <table:table-cell office:value-type="string" calcext:value-type="string">
            <text:p>http://archive.ubuntu.com/ubuntu/pool/universe/r/r-bioc-graph/r-bioc-graph_1.56.0-1.dsc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r-bioc-graph</text:p>
          </table:table-cell>
        </table:table-row>
        <table:table-row table:style-name="ro1">
          <table:table-cell office:value-type="string" calcext:value-type="string">
            <text:p>http://archive.ubuntu.com/ubuntu/pool/universe/r/r-bioc-gviz/r-bioc-gviz_1.22.0-1.dsc</text:p>
          </table:table-cell>
          <table:table-cell office:value-type="string" calcext:value-type="string">
            <text:p>gviz</text:p>
          </table:table-cell>
          <table:table-cell office:value-type="string" calcext:value-type="string">
            <text:p>r-bioc-gviz</text:p>
          </table:table-cell>
        </table:table-row>
        <table:table-row table:style-name="ro1">
          <table:table-cell office:value-type="string" calcext:value-type="string">
            <text:p>http://archive.ubuntu.com/ubuntu/pool/universe/r/r-bioc-hypergraph/r-bioc-hypergraph_1.50.0-1.dsc</text:p>
          </table:table-cell>
          <table:table-cell office:value-type="string" calcext:value-type="string">
            <text:p>hypergraph</text:p>
          </table:table-cell>
          <table:table-cell office:value-type="string" calcext:value-type="string">
            <text:p>r-bioc-hypergraph</text:p>
          </table:table-cell>
        </table:table-row>
        <table:table-row table:style-name="ro1">
          <table:table-cell office:value-type="string" calcext:value-type="string">
            <text:p>http://archive.ubuntu.com/ubuntu/pool/universe/r/r-bioc-interactivedisplaybase/r-bioc-interactivedisplaybase_1.16.0-1.dsc</text:p>
          </table:table-cell>
          <table:table-cell office:value-type="string" calcext:value-type="string">
            <text:p>interactivedisplaybase</text:p>
          </table:table-cell>
          <table:table-cell office:value-type="string" calcext:value-type="string">
            <text:p>r-bioc-interactivedisplaybase</text:p>
          </table:table-cell>
        </table:table-row>
        <table:table-row table:style-name="ro1">
          <table:table-cell office:value-type="string" calcext:value-type="string">
            <text:p>http://archive.ubuntu.com/ubuntu/pool/universe/r/r-bioc-iranges/r-bioc-iranges_2.12.0-2.dsc</text:p>
          </table:table-cell>
          <table:table-cell office:value-type="string" calcext:value-type="string">
            <text:p>iranges</text:p>
          </table:table-cell>
          <table:table-cell office:value-type="string" calcext:value-type="string">
            <text:p>r-bioc-iranges</text:p>
          </table:table-cell>
        </table:table-row>
        <table:table-row table:style-name="ro1">
          <table:table-cell office:value-type="string" calcext:value-type="string">
            <text:p>http://archive.ubuntu.com/ubuntu/pool/universe/r/r-bioc-limma/r-bioc-limma_3.34.0+dfsg-1.dsc</text:p>
          </table:table-cell>
          <table:table-cell office:value-type="string" calcext:value-type="string">
            <text:p>limma</text:p>
          </table:table-cell>
          <table:table-cell office:value-type="string" calcext:value-type="string">
            <text:p>r-bioc-limma</text:p>
          </table:table-cell>
        </table:table-row>
        <table:table-row table:style-name="ro1">
          <table:table-cell office:value-type="string" calcext:value-type="string">
            <text:p>http://archive.ubuntu.com/ubuntu/pool/universe/r/r-bioc-makecdfenv/r-bioc-makecdfenv_1.54.0-1.dsc</text:p>
          </table:table-cell>
          <table:table-cell office:value-type="string" calcext:value-type="string">
            <text:p>makecdfenv</text:p>
          </table:table-cell>
          <table:table-cell office:value-type="string" calcext:value-type="string">
            <text:p>r-bioc-makecdfenv</text:p>
          </table:table-cell>
        </table:table-row>
        <table:table-row table:style-name="ro1">
          <table:table-cell office:value-type="string" calcext:value-type="string">
            <text:p>http://archive.ubuntu.com/ubuntu/pool/universe/r/r-bioc-mergeomics/r-bioc-mergeomics_1.6.0-1.dsc</text:p>
          </table:table-cell>
          <table:table-cell office:value-type="string" calcext:value-type="string">
            <text:p>mergeomics</text:p>
          </table:table-cell>
          <table:table-cell office:value-type="string" calcext:value-type="string">
            <text:p>r-bioc-mergeomics</text:p>
          </table:table-cell>
        </table:table-row>
        <table:table-row table:style-name="ro1">
          <table:table-cell office:value-type="string" calcext:value-type="string">
            <text:p>http://archive.ubuntu.com/ubuntu/pool/universe/r/r-bioc-metagenomeseq/r-bioc-metagenomeseq_1.20.0-1.dsc</text:p>
          </table:table-cell>
          <table:table-cell office:value-type="string" calcext:value-type="string">
            <text:p>metagenomeseq</text:p>
          </table:table-cell>
          <table:table-cell office:value-type="string" calcext:value-type="string">
            <text:p>r-bioc-metagenomeseq</text:p>
          </table:table-cell>
        </table:table-row>
        <table:table-row table:style-name="ro1">
          <table:table-cell office:value-type="string" calcext:value-type="string">
            <text:p>http://archive.ubuntu.com/ubuntu/pool/universe/r/r-bioc-multtest/r-bioc-multtest_2.34.0-1.dsc</text:p>
          </table:table-cell>
          <table:table-cell office:value-type="string" calcext:value-type="string">
            <text:p>multtest</text:p>
          </table:table-cell>
          <table:table-cell office:value-type="string" calcext:value-type="string">
            <text:p>r-bioc-multtest</text:p>
          </table:table-cell>
        </table:table-row>
        <table:table-row table:style-name="ro1">
          <table:table-cell office:value-type="string" calcext:value-type="string">
            <text:p>http://archive.ubuntu.com/ubuntu/pool/universe/r/r-bioc-phyloseq/r-bioc-phyloseq_1.22.3-1.dsc</text:p>
          </table:table-cell>
          <table:table-cell office:value-type="string" calcext:value-type="string">
            <text:p>phyloseq</text:p>
          </table:table-cell>
          <table:table-cell office:value-type="string" calcext:value-type="string">
            <text:p>r-bioc-phyloseq</text:p>
          </table:table-cell>
        </table:table-row>
        <table:table-row table:style-name="ro1">
          <table:table-cell office:value-type="string" calcext:value-type="string">
            <text:p>http://archive.ubuntu.com/ubuntu/pool/universe/r/r-bioc-preprocesscore/r-bioc-preprocesscore_1.40.0-1.dsc</text:p>
          </table:table-cell>
          <table:table-cell office:value-type="string" calcext:value-type="string">
            <text:p>preprocesscore</text:p>
          </table:table-cell>
          <table:table-cell office:value-type="string" calcext:value-type="string">
            <text:p>r-bioc-preprocesscore</text:p>
          </table:table-cell>
        </table:table-row>
        <table:table-row table:style-name="ro1">
          <table:table-cell office:value-type="string" calcext:value-type="string">
            <text:p>http://archive.ubuntu.com/ubuntu/pool/universe/r/r-bioc-protgenerics/r-bioc-protgenerics_1.10.0-1.dsc</text:p>
          </table:table-cell>
          <table:table-cell office:value-type="string" calcext:value-type="string">
            <text:p>protgenerics</text:p>
          </table:table-cell>
          <table:table-cell office:value-type="string" calcext:value-type="string">
            <text:p>r-bioc-protgenerics</text:p>
          </table:table-cell>
        </table:table-row>
        <table:table-row table:style-name="ro1">
          <table:table-cell office:value-type="string" calcext:value-type="string">
            <text:p>http://archive.ubuntu.com/ubuntu/pool/universe/r/r-bioc-qvalue/r-bioc-qvalue_2.10.0-1.dsc</text:p>
          </table:table-cell>
          <table:table-cell office:value-type="string" calcext:value-type="string">
            <text:p>qvalue</text:p>
          </table:table-cell>
          <table:table-cell office:value-type="string" calcext:value-type="string">
            <text:p>r-bioc-qvalue</text:p>
          </table:table-cell>
        </table:table-row>
        <table:table-row table:style-name="ro1">
          <table:table-cell office:value-type="string" calcext:value-type="string">
            <text:p>http://archive.ubuntu.com/ubuntu/pool/universe/r/r-bioc-rbgl/r-bioc-rbgl_1.54.0+dfsg-1.dsc</text:p>
          </table:table-cell>
          <table:table-cell office:value-type="string" calcext:value-type="string">
            <text:p>rbgl</text:p>
          </table:table-cell>
          <table:table-cell office:value-type="string" calcext:value-type="string">
            <text:p>r-bioc-rbgl</text:p>
          </table:table-cell>
        </table:table-row>
        <table:table-row table:style-name="ro1">
          <table:table-cell office:value-type="string" calcext:value-type="string">
            <text:p>http://archive.ubuntu.com/ubuntu/pool/universe/r/r-bioc-rsamtools/r-bioc-rsamtools_1.30.0-1.dsc</text:p>
          </table:table-cell>
          <table:table-cell office:value-type="string" calcext:value-type="string">
            <text:p>rsamtools</text:p>
          </table:table-cell>
          <table:table-cell office:value-type="string" calcext:value-type="string">
            <text:p>r-bioc-rsamtools</text:p>
          </table:table-cell>
        </table:table-row>
        <table:table-row table:style-name="ro1">
          <table:table-cell office:value-type="string" calcext:value-type="string">
            <text:p>http://archive.ubuntu.com/ubuntu/pool/universe/r/r-bioc-rtracklayer/r-bioc-rtracklayer_1.38.0-1build1.dsc</text:p>
          </table:table-cell>
          <table:table-cell office:value-type="string" calcext:value-type="string">
            <text:p>rtracklayer</text:p>
          </table:table-cell>
          <table:table-cell office:value-type="string" calcext:value-type="string">
            <text:p>r-bioc-rtracklayer</text:p>
          </table:table-cell>
        </table:table-row>
        <table:table-row table:style-name="ro1">
          <table:table-cell office:value-type="string" calcext:value-type="string">
            <text:p>http://archive.ubuntu.com/ubuntu/pool/universe/r/r-bioc-s4vectors/r-bioc-s4vectors_0.16.0-1.dsc</text:p>
          </table:table-cell>
          <table:table-cell office:value-type="string" calcext:value-type="string">
            <text:p>s4vectors</text:p>
          </table:table-cell>
          <table:table-cell office:value-type="string" calcext:value-type="string">
            <text:p>r-bioc-s4vectors</text:p>
          </table:table-cell>
        </table:table-row>
        <table:table-row table:style-name="ro1">
          <table:table-cell office:value-type="string" calcext:value-type="string">
            <text:p>http://archive.ubuntu.com/ubuntu/pool/universe/r/r-bioc-savr/r-bioc-savr_1.16.0-1.dsc</text:p>
          </table:table-cell>
          <table:table-cell office:value-type="string" calcext:value-type="string">
            <text:p>savr</text:p>
          </table:table-cell>
          <table:table-cell office:value-type="string" calcext:value-type="string">
            <text:p>r-bioc-savr</text:p>
          </table:table-cell>
        </table:table-row>
        <table:table-row table:style-name="ro1">
          <table:table-cell office:value-type="string" calcext:value-type="string">
            <text:p>http://archive.ubuntu.com/ubuntu/pool/universe/r/r-bioc-shortread/r-bioc-shortread_1.36.0-1.dsc</text:p>
          </table:table-cell>
          <table:table-cell office:value-type="string" calcext:value-type="string">
            <text:p>shortread</text:p>
          </table:table-cell>
          <table:table-cell office:value-type="string" calcext:value-type="string">
            <text:p>r-bioc-shortread</text:p>
          </table:table-cell>
        </table:table-row>
        <table:table-row table:style-name="ro1">
          <table:table-cell office:value-type="string" calcext:value-type="string">
            <text:p>http://archive.ubuntu.com/ubuntu/pool/universe/r/r-bioc-snpstats/r-bioc-snpstats_1.28.0+dfsg-1.dsc</text:p>
          </table:table-cell>
          <table:table-cell office:value-type="string" calcext:value-type="string">
            <text:p>snpstats</text:p>
          </table:table-cell>
          <table:table-cell office:value-type="string" calcext:value-type="string">
            <text:p>r-bioc-snpstats</text:p>
          </table:table-cell>
        </table:table-row>
        <table:table-row table:style-name="ro1">
          <table:table-cell office:value-type="string" calcext:value-type="string">
            <text:p>http://archive.ubuntu.com/ubuntu/pool/universe/r/r-bioc-summarizedexperiment/r-bioc-summarizedexperiment_1.8.0-1.dsc</text:p>
          </table:table-cell>
          <table:table-cell office:value-type="string" calcext:value-type="string">
            <text:p>summarizedexperiment</text:p>
          </table:table-cell>
          <table:table-cell office:value-type="string" calcext:value-type="string">
            <text:p>r-bioc-summarizedexperiment</text:p>
          </table:table-cell>
        </table:table-row>
        <table:table-row table:style-name="ro1">
          <table:table-cell office:value-type="string" calcext:value-type="string">
            <text:p>http://archive.ubuntu.com/ubuntu/pool/universe/r/r-bioc-variantannotation/r-bioc-variantannotation_1.24.2-1.dsc</text:p>
          </table:table-cell>
          <table:table-cell office:value-type="string" calcext:value-type="string">
            <text:p>variantannotation</text:p>
          </table:table-cell>
          <table:table-cell office:value-type="string" calcext:value-type="string">
            <text:p>r-bioc-variantannotation</text:p>
          </table:table-cell>
        </table:table-row>
        <table:table-row table:style-name="ro1">
          <table:table-cell office:value-type="string" calcext:value-type="string">
            <text:p>http://archive.ubuntu.com/ubuntu/pool/universe/r/r-bioc-xvector/r-bioc-xvector_0.18.0-1.dsc</text:p>
          </table:table-cell>
          <table:table-cell office:value-type="string" calcext:value-type="string">
            <text:p>xvector</text:p>
          </table:table-cell>
          <table:table-cell office:value-type="string" calcext:value-type="string">
            <text:p>r-bioc-xvector</text:p>
          </table:table-cell>
        </table:table-row>
        <table:table-row table:style-name="ro1">
          <table:table-cell office:value-type="string" calcext:value-type="string">
            <text:p>http://archive.ubuntu.com/ubuntu/pool/universe/r/r-cran-acepack/r-cran-acepack_1.4.1-2build1.dsc</text:p>
          </table:table-cell>
          <table:table-cell office:value-type="string" calcext:value-type="string">
            <text:p>acepack</text:p>
          </table:table-cell>
          <table:table-cell office:value-type="string" calcext:value-type="string">
            <text:p>r-cran-acepack</text:p>
          </table:table-cell>
        </table:table-row>
        <table:table-row table:style-name="ro1">
          <table:table-cell office:value-type="string" calcext:value-type="string">
            <text:p>http://archive.ubuntu.com/ubuntu/pool/universe/r/r-cran-ade4/r-cran-ade4_1.7-10-1.dsc</text:p>
          </table:table-cell>
          <table:table-cell office:value-type="string" calcext:value-type="string">
            <text:p>ade4</text:p>
          </table:table-cell>
          <table:table-cell office:value-type="string" calcext:value-type="string">
            <text:p>r-cran-ade4</text:p>
          </table:table-cell>
        </table:table-row>
        <table:table-row table:style-name="ro1">
          <table:table-cell office:value-type="string" calcext:value-type="string">
            <text:p>http://archive.ubuntu.com/ubuntu/pool/universe/r/r-cran-adegenet/r-cran-adegenet_2.1.1-1.dsc</text:p>
          </table:table-cell>
          <table:table-cell office:value-type="string" calcext:value-type="string">
            <text:p>adegenet</text:p>
          </table:table-cell>
          <table:table-cell office:value-type="string" calcext:value-type="string">
            <text:p>r-cran-adegenet</text:p>
          </table:table-cell>
        </table:table-row>
        <table:table-row table:style-name="ro1">
          <table:table-cell office:value-type="string" calcext:value-type="string">
            <text:p>http://archive.ubuntu.com/ubuntu/pool/universe/r/r-cran-adegraphics/r-cran-adegraphics_1.0-9-1.dsc</text:p>
          </table:table-cell>
          <table:table-cell office:value-type="string" calcext:value-type="string">
            <text:p>adegraphics</text:p>
          </table:table-cell>
          <table:table-cell office:value-type="string" calcext:value-type="string">
            <text:p>r-cran-adegraphics</text:p>
          </table:table-cell>
        </table:table-row>
        <table:table-row table:style-name="ro1">
          <table:table-cell office:value-type="string" calcext:value-type="string">
            <text:p>http://archive.ubuntu.com/ubuntu/pool/universe/r/r-cran-adephylo/r-cran-adephylo_1.1-11-2.dsc</text:p>
          </table:table-cell>
          <table:table-cell office:value-type="string" calcext:value-type="string">
            <text:p>adephylo</text:p>
          </table:table-cell>
          <table:table-cell office:value-type="string" calcext:value-type="string">
            <text:p>r-cran-adephylo</text:p>
          </table:table-cell>
        </table:table-row>
        <table:table-row table:style-name="ro1">
          <table:table-cell office:value-type="string" calcext:value-type="string">
            <text:p>http://archive.ubuntu.com/ubuntu/pool/universe/r/r-cran-aer/r-cran-aer_1.2-5-1.dsc</text:p>
          </table:table-cell>
          <table:table-cell office:value-type="string" calcext:value-type="string">
            <text:p>aer</text:p>
          </table:table-cell>
          <table:table-cell office:value-type="string" calcext:value-type="string">
            <text:p>r-cran-aer</text:p>
          </table:table-cell>
        </table:table-row>
        <table:table-row table:style-name="ro1">
          <table:table-cell office:value-type="string" calcext:value-type="string">
            <text:p>http://archive.ubuntu.com/ubuntu/pool/universe/r/r-cran-afex/r-cran-afex_0.18-0-2.dsc</text:p>
          </table:table-cell>
          <table:table-cell office:value-type="string" calcext:value-type="string">
            <text:p>afex</text:p>
          </table:table-cell>
          <table:table-cell office:value-type="string" calcext:value-type="string">
            <text:p>r-cran-afex</text:p>
          </table:table-cell>
        </table:table-row>
        <table:table-row table:style-name="ro1">
          <table:table-cell office:value-type="string" calcext:value-type="string">
            <text:p>http://archive.ubuntu.com/ubuntu/pool/universe/r/r-cran-amelia/r-cran-amelia_1.7.4-1build1.dsc</text:p>
          </table:table-cell>
          <table:table-cell office:value-type="string" calcext:value-type="string">
            <text:p>amelia</text:p>
          </table:table-cell>
          <table:table-cell office:value-type="string" calcext:value-type="string">
            <text:p>r-cran-amelia</text:p>
          </table:table-cell>
        </table:table-row>
        <table:table-row table:style-name="ro1">
          <table:table-cell office:value-type="string" calcext:value-type="string">
            <text:p>http://archive.ubuntu.com/ubuntu/pool/universe/r/r-cran-amore/r-cran-amore_0.2-15-2.dsc</text:p>
          </table:table-cell>
          <table:table-cell office:value-type="string" calcext:value-type="string">
            <text:p>amore</text:p>
          </table:table-cell>
          <table:table-cell office:value-type="string" calcext:value-type="string">
            <text:p>r-cran-amore</text:p>
          </table:table-cell>
        </table:table-row>
        <table:table-row table:style-name="ro1">
          <table:table-cell office:value-type="string" calcext:value-type="string">
            <text:p>http://archive.ubuntu.com/ubuntu/pool/universe/r/r-cran-animation/r-cran-animation_2.5+dfsg-1.dsc</text:p>
          </table:table-cell>
          <table:table-cell office:value-type="string" calcext:value-type="string">
            <text:p>animation</text:p>
          </table:table-cell>
          <table:table-cell office:value-type="string" calcext:value-type="string">
            <text:p>r-cran-animation</text:p>
          </table:table-cell>
        </table:table-row>
        <table:table-row table:style-name="ro1">
          <table:table-cell office:value-type="string" calcext:value-type="string">
            <text:p>http://archive.ubuntu.com/ubuntu/pool/universe/r/r-cran-ape/r-cran-ape_5.0-1.dsc</text:p>
          </table:table-cell>
          <table:table-cell office:value-type="string" calcext:value-type="string">
            <text:p>ape</text:p>
          </table:table-cell>
          <table:table-cell office:value-type="string" calcext:value-type="string">
            <text:p>r-cran-ape</text:p>
          </table:table-cell>
        </table:table-row>
        <table:table-row table:style-name="ro1">
          <table:table-cell office:value-type="string" calcext:value-type="string">
            <text:p>http://archive.ubuntu.com/ubuntu/pool/universe/r/r-cran-arm/r-cran-arm_1.9-3-2.dsc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r-cran-arm</text:p>
          </table:table-cell>
        </table:table-row>
        <table:table-row table:style-name="ro1">
          <table:table-cell office:value-type="string" calcext:value-type="string">
            <text:p>http://archive.ubuntu.com/ubuntu/pool/universe/r/r-cran-assertthat/r-cran-assertthat_0.2.0-1ubuntu1.dsc</text:p>
          </table:table-cell>
          <table:table-cell office:value-type="string" calcext:value-type="string">
            <text:p>assertthat</text:p>
          </table:table-cell>
          <table:table-cell office:value-type="string" calcext:value-type="string">
            <text:p>r-cran-assertthat</text:p>
          </table:table-cell>
        </table:table-row>
        <table:table-row table:style-name="ro1">
          <table:table-cell office:value-type="string" calcext:value-type="string">
            <text:p>http://archive.ubuntu.com/ubuntu/pool/universe/r/r-cran-backports/r-cran-backports_1.1.1-1.dsc</text:p>
          </table:table-cell>
          <table:table-cell office:value-type="string" calcext:value-type="string">
            <text:p>backports</text:p>
          </table:table-cell>
          <table:table-cell office:value-type="string" calcext:value-type="string">
            <text:p>r-cran-backports</text:p>
          </table:table-cell>
        </table:table-row>
        <table:table-row table:style-name="ro1">
          <table:table-cell office:value-type="string" calcext:value-type="string">
            <text:p>http://archive.ubuntu.com/ubuntu/pool/universe/r/r-cran-base64enc/r-cran-base64enc_0.1-3-1build1.dsc</text:p>
          </table:table-cell>
          <table:table-cell office:value-type="string" calcext:value-type="string">
            <text:p>base64enc</text:p>
          </table:table-cell>
          <table:table-cell office:value-type="string" calcext:value-type="string">
            <text:p>r-cran-base64enc</text:p>
          </table:table-cell>
        </table:table-row>
        <table:table-row table:style-name="ro1">
          <table:table-cell office:value-type="string" calcext:value-type="string">
            <text:p>http://archive.ubuntu.com/ubuntu/pool/universe/r/r-cran-batchjobs/r-cran-batchjobs_1.7-1.dsc</text:p>
          </table:table-cell>
          <table:table-cell office:value-type="string" calcext:value-type="string">
            <text:p>batchjobs</text:p>
          </table:table-cell>
          <table:table-cell office:value-type="string" calcext:value-type="string">
            <text:p>r-cran-batchjobs</text:p>
          </table:table-cell>
        </table:table-row>
        <table:table-row table:style-name="ro1">
          <table:table-cell office:value-type="string" calcext:value-type="string">
            <text:p>http://archive.ubuntu.com/ubuntu/pool/universe/r/r-cran-bayesfactor/r-cran-bayesfactor_0.9.12-2-2build1.dsc</text:p>
          </table:table-cell>
          <table:table-cell office:value-type="string" calcext:value-type="string">
            <text:p>bayesfactor</text:p>
          </table:table-cell>
          <table:table-cell office:value-type="string" calcext:value-type="string">
            <text:p>r-cran-bayesfactor</text:p>
          </table:table-cell>
        </table:table-row>
        <table:table-row table:style-name="ro1">
          <table:table-cell office:value-type="string" calcext:value-type="string">
            <text:p>http://archive.ubuntu.com/ubuntu/pool/universe/r/r-cran-bbmisc/r-cran-bbmisc_1.11-2.dsc</text:p>
          </table:table-cell>
          <table:table-cell office:value-type="string" calcext:value-type="string">
            <text:p>bbmisc</text:p>
          </table:table-cell>
          <table:table-cell office:value-type="string" calcext:value-type="string">
            <text:p>r-cran-bbmisc</text:p>
          </table:table-cell>
        </table:table-row>
        <table:table-row table:style-name="ro1">
          <table:table-cell office:value-type="string" calcext:value-type="string">
            <text:p>http://archive.ubuntu.com/ubuntu/pool/universe/r/r-cran-bbmle/r-cran-bbmle_1.0.20-1ubuntu1.dsc</text:p>
          </table:table-cell>
          <table:table-cell office:value-type="string" calcext:value-type="string">
            <text:p>bbmle</text:p>
          </table:table-cell>
          <table:table-cell office:value-type="string" calcext:value-type="string">
            <text:p>r-cran-bbmle</text:p>
          </table:table-cell>
        </table:table-row>
        <table:table-row table:style-name="ro1">
          <table:table-cell office:value-type="string" calcext:value-type="string">
            <text:p>http://archive.ubuntu.com/ubuntu/pool/universe/r/r-cran-beeswarm/r-cran-beeswarm_0.2.3-2.dsc</text:p>
          </table:table-cell>
          <table:table-cell office:value-type="string" calcext:value-type="string">
            <text:p>beeswarm</text:p>
          </table:table-cell>
          <table:table-cell office:value-type="string" calcext:value-type="string">
            <text:p>r-cran-beeswarm</text:p>
          </table:table-cell>
        </table:table-row>
        <table:table-row table:style-name="ro1">
          <table:table-cell office:value-type="string" calcext:value-type="string">
            <text:p>http://archive.ubuntu.com/ubuntu/pool/universe/r/r-cran-biasedurn/r-cran-biasedurn_1.07-2.dsc</text:p>
          </table:table-cell>
          <table:table-cell office:value-type="string" calcext:value-type="string">
            <text:p>biasedurn</text:p>
          </table:table-cell>
          <table:table-cell office:value-type="string" calcext:value-type="string">
            <text:p>r-cran-biasedurn</text:p>
          </table:table-cell>
        </table:table-row>
        <table:table-row table:style-name="ro1">
          <table:table-cell office:value-type="string" calcext:value-type="string">
            <text:p>http://archive.ubuntu.com/ubuntu/pool/universe/r/r-cran-bindr/r-cran-bindr_0.1-1.dsc</text:p>
          </table:table-cell>
          <table:table-cell office:value-type="string" calcext:value-type="string">
            <text:p>bindr</text:p>
          </table:table-cell>
          <table:table-cell office:value-type="string" calcext:value-type="string">
            <text:p>r-cran-bindr</text:p>
          </table:table-cell>
        </table:table-row>
        <table:table-row table:style-name="ro1">
          <table:table-cell office:value-type="string" calcext:value-type="string">
            <text:p>http://archive.ubuntu.com/ubuntu/pool/universe/r/r-cran-bindrcpp/r-cran-bindrcpp_0.2-1.dsc</text:p>
          </table:table-cell>
          <table:table-cell office:value-type="string" calcext:value-type="string">
            <text:p>bindrcpp</text:p>
          </table:table-cell>
          <table:table-cell office:value-type="string" calcext:value-type="string">
            <text:p>r-cran-bindrcpp</text:p>
          </table:table-cell>
        </table:table-row>
        <table:table-row table:style-name="ro1">
          <table:table-cell office:value-type="string" calcext:value-type="string">
            <text:p>http://archive.ubuntu.com/ubuntu/pool/universe/r/r-cran-bio3d/r-cran-bio3d_2.3-4-1.dsc</text:p>
          </table:table-cell>
          <table:table-cell office:value-type="string" calcext:value-type="string">
            <text:p>bio3d</text:p>
          </table:table-cell>
          <table:table-cell office:value-type="string" calcext:value-type="string">
            <text:p>r-cran-bio3d</text:p>
          </table:table-cell>
        </table:table-row>
        <table:table-row table:style-name="ro1">
          <table:table-cell office:value-type="string" calcext:value-type="string">
            <text:p>http://archive.ubuntu.com/ubuntu/pool/universe/r/r-cran-bit/r-cran-bit_1.1-12-2.dsc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r-cran-bit</text:p>
          </table:table-cell>
        </table:table-row>
        <table:table-row table:style-name="ro1">
          <table:table-cell office:value-type="string" calcext:value-type="string">
            <text:p>http://archive.ubuntu.com/ubuntu/pool/universe/r/r-cran-bit64/r-cran-bit64_0.9-7-2.dsc</text:p>
          </table:table-cell>
          <table:table-cell office:value-type="string" calcext:value-type="string">
            <text:p>bit64</text:p>
          </table:table-cell>
          <table:table-cell office:value-type="string" calcext:value-type="string">
            <text:p>r-cran-bit64</text:p>
          </table:table-cell>
        </table:table-row>
        <table:table-row table:style-name="ro1">
          <table:table-cell office:value-type="string" calcext:value-type="string">
            <text:p>http://archive.ubuntu.com/ubuntu/pool/universe/r/r-cran-blob/r-cran-blob_1.1.0-3.dsc</text:p>
          </table:table-cell>
          <table:table-cell office:value-type="string" calcext:value-type="string">
            <text:p>blob</text:p>
          </table:table-cell>
          <table:table-cell office:value-type="string" calcext:value-type="string">
            <text:p>r-cran-blob</text:p>
          </table:table-cell>
        </table:table-row>
        <table:table-row table:style-name="ro1">
          <table:table-cell office:value-type="string" calcext:value-type="string">
            <text:p>http://archive.ubuntu.com/ubuntu/pool/universe/r/r-cran-blockmodeling/r-cran-blockmodeling_0.1.9-1.dsc</text:p>
          </table:table-cell>
          <table:table-cell office:value-type="string" calcext:value-type="string">
            <text:p>blockmodeling</text:p>
          </table:table-cell>
          <table:table-cell office:value-type="string" calcext:value-type="string">
            <text:p>r-cran-blockmodeling</text:p>
          </table:table-cell>
        </table:table-row>
        <table:table-row table:style-name="ro1">
          <table:table-cell office:value-type="string" calcext:value-type="string">
            <text:p>http://archive.ubuntu.com/ubuntu/pool/universe/r/r-cran-bms/r-cran-bms_0.3.4-3.dsc</text:p>
          </table:table-cell>
          <table:table-cell office:value-type="string" calcext:value-type="string">
            <text:p>bms</text:p>
          </table:table-cell>
          <table:table-cell office:value-type="string" calcext:value-type="string">
            <text:p>r-cran-bms</text:p>
          </table:table-cell>
        </table:table-row>
        <table:table-row table:style-name="ro1">
          <table:table-cell office:value-type="string" calcext:value-type="string">
            <text:p>http://archive.ubuntu.com/ubuntu/pool/universe/r/r-cran-bold/r-cran-bold_0.5.0-1.dsc</text:p>
          </table:table-cell>
          <table:table-cell office:value-type="string" calcext:value-type="string">
            <text:p>bold</text:p>
          </table:table-cell>
          <table:table-cell office:value-type="string" calcext:value-type="string">
            <text:p>r-cran-bold</text:p>
          </table:table-cell>
        </table:table-row>
        <table:table-row table:style-name="ro1">
          <table:table-cell office:value-type="string" calcext:value-type="string">
            <text:p>http://archive.ubuntu.com/ubuntu/pool/universe/r/r-cran-boolnet/r-cran-boolnet_2.1.3-2.dsc</text:p>
          </table:table-cell>
          <table:table-cell office:value-type="string" calcext:value-type="string">
            <text:p>boolnet</text:p>
          </table:table-cell>
          <table:table-cell office:value-type="string" calcext:value-type="string">
            <text:p>r-cran-boolnet</text:p>
          </table:table-cell>
        </table:table-row>
        <table:table-row table:style-name="ro1">
          <table:table-cell office:value-type="string" calcext:value-type="string">
            <text:p>http://archive.ubuntu.com/ubuntu/pool/universe/r/r-cran-bradleyterry2/r-cran-bradleyterry2_1.0-8-1.dsc</text:p>
          </table:table-cell>
          <table:table-cell office:value-type="string" calcext:value-type="string">
            <text:p>bradleyterry2</text:p>
          </table:table-cell>
          <table:table-cell office:value-type="string" calcext:value-type="string">
            <text:p>r-cran-bradleyterry2</text:p>
          </table:table-cell>
        </table:table-row>
        <table:table-row table:style-name="ro1">
          <table:table-cell office:value-type="string" calcext:value-type="string">
            <text:p>http://archive.ubuntu.com/ubuntu/pool/universe/r/r-cran-brew/r-cran-brew_1.0-6-2.dsc</text:p>
          </table:table-cell>
          <table:table-cell office:value-type="string" calcext:value-type="string">
            <text:p>brew</text:p>
          </table:table-cell>
          <table:table-cell office:value-type="string" calcext:value-type="string">
            <text:p>r-cran-brew</text:p>
          </table:table-cell>
        </table:table-row>
        <table:table-row table:style-name="ro1">
          <table:table-cell office:value-type="string" calcext:value-type="string">
            <text:p>http://archive.ubuntu.com/ubuntu/pool/universe/r/r-cran-brglm/r-cran-brglm_0.6.1-1.dsc</text:p>
          </table:table-cell>
          <table:table-cell office:value-type="string" calcext:value-type="string">
            <text:p>brglm</text:p>
          </table:table-cell>
          <table:table-cell office:value-type="string" calcext:value-type="string">
            <text:p>r-cran-brglm</text:p>
          </table:table-cell>
        </table:table-row>
        <table:table-row table:style-name="ro1">
          <table:table-cell office:value-type="string" calcext:value-type="string">
            <text:p>http://archive.ubuntu.com/ubuntu/pool/universe/r/r-cran-broom/r-cran-broom_0.4.3-1.dsc</text:p>
          </table:table-cell>
          <table:table-cell office:value-type="string" calcext:value-type="string">
            <text:p>broom</text:p>
          </table:table-cell>
          <table:table-cell office:value-type="string" calcext:value-type="string">
            <text:p>r-cran-broom</text:p>
          </table:table-cell>
        </table:table-row>
        <table:table-row table:style-name="ro1">
          <table:table-cell office:value-type="string" calcext:value-type="string">
            <text:p>http://archive.ubuntu.com/ubuntu/pool/universe/r/r-cran-ca/r-cran-ca_0.70-2.dsc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-cran-ca</text:p>
          </table:table-cell>
        </table:table-row>
        <table:table-row table:style-name="ro1">
          <table:table-cell office:value-type="string" calcext:value-type="string">
            <text:p>http://archive.ubuntu.com/ubuntu/pool/universe/r/r-cran-cairo/r-cran-cairo_1.5-9-2.dsc</text:p>
          </table:table-cell>
          <table:table-cell office:value-type="string" calcext:value-type="string">
            <text:p>cairo</text:p>
          </table:table-cell>
          <table:table-cell office:value-type="string" calcext:value-type="string">
            <text:p>r-cran-cairo</text:p>
          </table:table-cell>
        </table:table-row>
        <table:table-row table:style-name="ro1">
          <table:table-cell office:value-type="string" calcext:value-type="string">
            <text:p>http://archive.ubuntu.com/ubuntu/pool/universe/r/r-cran-calibrate/r-cran-calibrate_1.7.2-2.dsc</text:p>
          </table:table-cell>
          <table:table-cell office:value-type="string" calcext:value-type="string">
            <text:p>calibrate</text:p>
          </table:table-cell>
          <table:table-cell office:value-type="string" calcext:value-type="string">
            <text:p>r-cran-calibrate</text:p>
          </table:table-cell>
        </table:table-row>
        <table:table-row table:style-name="ro1">
          <table:table-cell office:value-type="string" calcext:value-type="string">
            <text:p>http://archive.ubuntu.com/ubuntu/pool/universe/r/r-cran-cardata/r-cran-cardata_3.0.1-1.dsc</text:p>
          </table:table-cell>
          <table:table-cell office:value-type="string" calcext:value-type="string">
            <text:p>cardata</text:p>
          </table:table-cell>
          <table:table-cell office:value-type="string" calcext:value-type="string">
            <text:p>r-cran-cardata</text:p>
          </table:table-cell>
        </table:table-row>
        <table:table-row table:style-name="ro1">
          <table:table-cell office:value-type="string" calcext:value-type="string">
            <text:p>http://archive.ubuntu.com/ubuntu/pool/universe/r/r-cran-caret/r-cran-caret_6.0-78+dfsg1-1.dsc</text:p>
          </table:table-cell>
          <table:table-cell office:value-type="string" calcext:value-type="string">
            <text:p>caret</text:p>
          </table:table-cell>
          <table:table-cell office:value-type="string" calcext:value-type="string">
            <text:p>r-cran-caret</text:p>
          </table:table-cell>
        </table:table-row>
        <table:table-row table:style-name="ro1">
          <table:table-cell office:value-type="string" calcext:value-type="string">
            <text:p>http://archive.ubuntu.com/ubuntu/pool/universe/r/r-cran-cellranger/r-cran-cellranger_1.1.0-1.1.dsc</text:p>
          </table:table-cell>
          <table:table-cell office:value-type="string" calcext:value-type="string">
            <text:p>cellranger</text:p>
          </table:table-cell>
          <table:table-cell office:value-type="string" calcext:value-type="string">
            <text:p>r-cran-cellranger</text:p>
          </table:table-cell>
        </table:table-row>
        <table:table-row table:style-name="ro1">
          <table:table-cell office:value-type="string" calcext:value-type="string">
            <text:p>http://archive.ubuntu.com/ubuntu/pool/universe/r/r-cran-checkmate/r-cran-checkmate_1.8.5-1ubuntu1.dsc</text:p>
          </table:table-cell>
          <table:table-cell office:value-type="string" calcext:value-type="string">
            <text:p>checkmate</text:p>
          </table:table-cell>
          <table:table-cell office:value-type="string" calcext:value-type="string">
            <text:p>r-cran-checkmate</text:p>
          </table:table-cell>
        </table:table-row>
        <table:table-row table:style-name="ro1">
          <table:table-cell office:value-type="string" calcext:value-type="string">
            <text:p>http://archive.ubuntu.com/ubuntu/pool/universe/r/r-cran-class/r-cran-class_7.3-14-2build1.dsc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r-cran-class</text:p>
          </table:table-cell>
        </table:table-row>
        <table:table-row table:style-name="ro1">
          <table:table-cell office:value-type="string" calcext:value-type="string">
            <text:p>http://archive.ubuntu.com/ubuntu/pool/universe/r/r-cran-cli/r-cran-cli_1.0.0-1.dsc</text:p>
          </table:table-cell>
          <table:table-cell office:value-type="string" calcext:value-type="string">
            <text:p>cli</text:p>
          </table:table-cell>
          <table:table-cell office:value-type="string" calcext:value-type="string">
            <text:p>r-cran-cli</text:p>
          </table:table-cell>
        </table:table-row>
        <table:table-row table:style-name="ro1">
          <table:table-cell office:value-type="string" calcext:value-type="string">
            <text:p>http://archive.ubuntu.com/ubuntu/pool/universe/r/r-cran-clustergeneration/r-cran-clustergeneration_1.3.4-1.dsc</text:p>
          </table:table-cell>
          <table:table-cell office:value-type="string" calcext:value-type="string">
            <text:p>clustergeneration</text:p>
          </table:table-cell>
          <table:table-cell office:value-type="string" calcext:value-type="string">
            <text:p>r-cran-clustergeneration</text:p>
          </table:table-cell>
        </table:table-row>
        <table:table-row table:style-name="ro1">
          <table:table-cell office:value-type="string" calcext:value-type="string">
            <text:p>http://archive.ubuntu.com/ubuntu/pool/universe/r/r-cran-cmprsk/r-cran-cmprsk_2.2-7-3.dsc</text:p>
          </table:table-cell>
          <table:table-cell office:value-type="string" calcext:value-type="string">
            <text:p>cmprsk</text:p>
          </table:table-cell>
          <table:table-cell office:value-type="string" calcext:value-type="string">
            <text:p>r-cran-cmprsk</text:p>
          </table:table-cell>
        </table:table-row>
        <table:table-row table:style-name="ro1">
          <table:table-cell office:value-type="string" calcext:value-type="string">
            <text:p>http://archive.ubuntu.com/ubuntu/pool/universe/r/r-cran-coin/r-cran-coin_1.2-1-1ubuntu1.dsc</text:p>
          </table:table-cell>
          <table:table-cell office:value-type="string" calcext:value-type="string">
            <text:p>coin</text:p>
          </table:table-cell>
          <table:table-cell office:value-type="string" calcext:value-type="string">
            <text:p>r-cran-coin</text:p>
          </table:table-cell>
        </table:table-row>
        <table:table-row table:style-name="ro1">
          <table:table-cell office:value-type="string" calcext:value-type="string">
            <text:p>http://archive.ubuntu.com/ubuntu/pool/universe/r/r-cran-contfrac/r-cran-contfrac_1.1-11-1.dsc</text:p>
          </table:table-cell>
          <table:table-cell office:value-type="string" calcext:value-type="string">
            <text:p>contfrac</text:p>
          </table:table-cell>
          <table:table-cell office:value-type="string" calcext:value-type="string">
            <text:p>r-cran-contfrac</text:p>
          </table:table-cell>
        </table:table-row>
        <table:table-row table:style-name="ro1">
          <table:table-cell office:value-type="string" calcext:value-type="string">
            <text:p>http://archive.ubuntu.com/ubuntu/pool/universe/r/r-cran-conting/r-cran-conting_1.6-2.dsc</text:p>
          </table:table-cell>
          <table:table-cell office:value-type="string" calcext:value-type="string">
            <text:p>conting</text:p>
          </table:table-cell>
          <table:table-cell office:value-type="string" calcext:value-type="string">
            <text:p>r-cran-conting</text:p>
          </table:table-cell>
        </table:table-row>
        <table:table-row table:style-name="ro1">
          <table:table-cell office:value-type="string" calcext:value-type="string">
            <text:p>http://archive.ubuntu.com/ubuntu/pool/universe/r/r-cran-corpcor/r-cran-corpcor_1.6.9-1.dsc</text:p>
          </table:table-cell>
          <table:table-cell office:value-type="string" calcext:value-type="string">
            <text:p>corpcor</text:p>
          </table:table-cell>
          <table:table-cell office:value-type="string" calcext:value-type="string">
            <text:p>r-cran-corpcor</text:p>
          </table:table-cell>
        </table:table-row>
        <table:table-row table:style-name="ro1">
          <table:table-cell office:value-type="string" calcext:value-type="string">
            <text:p>http://archive.ubuntu.com/ubuntu/pool/universe/r/r-cran-crayon/r-cran-crayon_1.3.4-2.dsc</text:p>
          </table:table-cell>
          <table:table-cell office:value-type="string" calcext:value-type="string">
            <text:p>crayon</text:p>
          </table:table-cell>
          <table:table-cell office:value-type="string" calcext:value-type="string">
            <text:p>r-cran-crayon</text:p>
          </table:table-cell>
        </table:table-row>
        <table:table-row table:style-name="ro1">
          <table:table-cell office:value-type="string" calcext:value-type="string">
            <text:p>http://archive.ubuntu.com/ubuntu/pool/universe/r/r-cran-crosstalk/r-cran-crosstalk_1.0.0+dfsg-1.dsc</text:p>
          </table:table-cell>
          <table:table-cell office:value-type="string" calcext:value-type="string">
            <text:p>crosstalk</text:p>
          </table:table-cell>
          <table:table-cell office:value-type="string" calcext:value-type="string">
            <text:p>r-cran-crosstalk</text:p>
          </table:table-cell>
        </table:table-row>
        <table:table-row table:style-name="ro1">
          <table:table-cell office:value-type="string" calcext:value-type="string">
            <text:p>http://archive.ubuntu.com/ubuntu/pool/universe/r/r-cran-crul/r-cran-crul_0.5.0-1.dsc</text:p>
          </table:table-cell>
          <table:table-cell office:value-type="string" calcext:value-type="string">
            <text:p>crul</text:p>
          </table:table-cell>
          <table:table-cell office:value-type="string" calcext:value-type="string">
            <text:p>r-cran-crul</text:p>
          </table:table-cell>
        </table:table-row>
        <table:table-row table:style-name="ro1">
          <table:table-cell office:value-type="string" calcext:value-type="string">
            <text:p>http://archive.ubuntu.com/ubuntu/pool/universe/r/r-cran-cubature/r-cran-cubature_1.3-11-1build1.dsc</text:p>
          </table:table-cell>
          <table:table-cell office:value-type="string" calcext:value-type="string">
            <text:p>cubature</text:p>
          </table:table-cell>
          <table:table-cell office:value-type="string" calcext:value-type="string">
            <text:p>r-cran-cubature</text:p>
          </table:table-cell>
        </table:table-row>
        <table:table-row table:style-name="ro1">
          <table:table-cell office:value-type="string" calcext:value-type="string">
            <text:p>http://archive.ubuntu.com/ubuntu/pool/universe/r/r-cran-curl/r-cran-curl_3.1-2.dsc</text:p>
          </table:table-cell>
          <table:table-cell office:value-type="string" calcext:value-type="string">
            <text:p>curl</text:p>
          </table:table-cell>
          <table:table-cell office:value-type="string" calcext:value-type="string">
            <text:p>r-cran-curl</text:p>
          </table:table-cell>
        </table:table-row>
        <table:table-row table:style-name="ro1">
          <table:table-cell office:value-type="string" calcext:value-type="string">
            <text:p>http://archive.ubuntu.com/ubuntu/pool/universe/r/r-cran-cvst/r-cran-cvst_0.2-1-1.dsc</text:p>
          </table:table-cell>
          <table:table-cell office:value-type="string" calcext:value-type="string">
            <text:p>cvst</text:p>
          </table:table-cell>
          <table:table-cell office:value-type="string" calcext:value-type="string">
            <text:p>r-cran-cvst</text:p>
          </table:table-cell>
        </table:table-row>
        <table:table-row table:style-name="ro1">
          <table:table-cell office:value-type="string" calcext:value-type="string">
            <text:p>http://archive.ubuntu.com/ubuntu/pool/universe/r/r-cran-data.table/r-cran-data.table_1.10.4-3-1.dsc</text:p>
          </table:table-cell>
          <table:table-cell office:value-type="string" calcext:value-type="string">
            <text:p>data.table</text:p>
          </table:table-cell>
          <table:table-cell office:value-type="string" calcext:value-type="string">
            <text:p>r-cran-data.table</text:p>
          </table:table-cell>
        </table:table-row>
        <table:table-row table:style-name="ro1">
          <table:table-cell office:value-type="string" calcext:value-type="string">
            <text:p>http://archive.ubuntu.com/ubuntu/pool/universe/r/r-cran-dbitest/r-cran-dbitest_1.5-2-1.dsc</text:p>
          </table:table-cell>
          <table:table-cell office:value-type="string" calcext:value-type="string">
            <text:p>dbitest</text:p>
          </table:table-cell>
          <table:table-cell office:value-type="string" calcext:value-type="string">
            <text:p>r-cran-dbitest</text:p>
          </table:table-cell>
        </table:table-row>
        <table:table-row table:style-name="ro1">
          <table:table-cell office:value-type="string" calcext:value-type="string">
            <text:p>http://archive.ubuntu.com/ubuntu/pool/universe/r/r-cran-dbplyr/r-cran-dbplyr_1.2.0-1.dsc</text:p>
          </table:table-cell>
          <table:table-cell office:value-type="string" calcext:value-type="string">
            <text:p>dbplyr</text:p>
          </table:table-cell>
          <table:table-cell office:value-type="string" calcext:value-type="string">
            <text:p>r-cran-dbplyr</text:p>
          </table:table-cell>
        </table:table-row>
        <table:table-row table:style-name="ro1">
          <table:table-cell office:value-type="string" calcext:value-type="string">
            <text:p>http://archive.ubuntu.com/ubuntu/pool/universe/r/r-cran-ddalpha/r-cran-ddalpha_1.3.1-1.dsc</text:p>
          </table:table-cell>
          <table:table-cell office:value-type="string" calcext:value-type="string">
            <text:p>ddalpha</text:p>
          </table:table-cell>
          <table:table-cell office:value-type="string" calcext:value-type="string">
            <text:p>r-cran-ddalpha</text:p>
          </table:table-cell>
        </table:table-row>
        <table:table-row table:style-name="ro1">
          <table:table-cell office:value-type="string" calcext:value-type="string">
            <text:p>http://archive.ubuntu.com/ubuntu/pool/universe/r/r-cran-deal/r-cran-deal_1:1.2-37-3.dsc</text:p>
          </table:table-cell>
          <table:table-cell office:value-type="string" calcext:value-type="string">
            <text:p>deal</text:p>
          </table:table-cell>
          <table:table-cell office:value-type="string" calcext:value-type="string">
            <text:p>r-cran-deal</text:p>
          </table:table-cell>
        </table:table-row>
        <table:table-row table:style-name="ro1">
          <table:table-cell office:value-type="string" calcext:value-type="string">
            <text:p>http://archive.ubuntu.com/ubuntu/pool/universe/r/r-cran-deldir/r-cran-deldir_0.1-15-1.dsc</text:p>
          </table:table-cell>
          <table:table-cell office:value-type="string" calcext:value-type="string">
            <text:p>deldir</text:p>
          </table:table-cell>
          <table:table-cell office:value-type="string" calcext:value-type="string">
            <text:p>r-cran-deldir</text:p>
          </table:table-cell>
        </table:table-row>
        <table:table-row table:style-name="ro1">
          <table:table-cell office:value-type="string" calcext:value-type="string">
            <text:p>http://archive.ubuntu.com/ubuntu/pool/universe/r/r-cran-deoptimr/r-cran-deoptimr_1.0-8-1build1.dsc</text:p>
          </table:table-cell>
          <table:table-cell office:value-type="string" calcext:value-type="string">
            <text:p>deoptimr</text:p>
          </table:table-cell>
          <table:table-cell office:value-type="string" calcext:value-type="string">
            <text:p>r-cran-deoptimr</text:p>
          </table:table-cell>
        </table:table-row>
        <table:table-row table:style-name="ro1">
          <table:table-cell office:value-type="string" calcext:value-type="string">
            <text:p>http://archive.ubuntu.com/ubuntu/pool/universe/r/r-cran-desc/r-cran-desc_1.1.1-1.dsc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r-cran-desc</text:p>
          </table:table-cell>
        </table:table-row>
        <table:table-row table:style-name="ro1">
          <table:table-cell office:value-type="string" calcext:value-type="string">
            <text:p>http://archive.ubuntu.com/ubuntu/pool/universe/r/r-cran-desolve/r-cran-desolve_1.20-1.dsc</text:p>
          </table:table-cell>
          <table:table-cell office:value-type="string" calcext:value-type="string">
            <text:p>desolve</text:p>
          </table:table-cell>
          <table:table-cell office:value-type="string" calcext:value-type="string">
            <text:p>r-cran-desolve</text:p>
          </table:table-cell>
        </table:table-row>
        <table:table-row table:style-name="ro1">
          <table:table-cell office:value-type="string" calcext:value-type="string">
            <text:p>http://archive.ubuntu.com/ubuntu/pool/universe/r/r-cran-devtools/r-cran-devtools_1.13.4-1.dsc</text:p>
          </table:table-cell>
          <table:table-cell office:value-type="string" calcext:value-type="string">
            <text:p>devtools</text:p>
          </table:table-cell>
          <table:table-cell office:value-type="string" calcext:value-type="string">
            <text:p>r-cran-devtools</text:p>
          </table:table-cell>
        </table:table-row>
        <table:table-row table:style-name="ro1">
          <table:table-cell office:value-type="string" calcext:value-type="string">
            <text:p>http://archive.ubuntu.com/ubuntu/pool/universe/r/r-cran-diagnosismed/r-cran-diagnosismed_0.2.3-5.dsc</text:p>
          </table:table-cell>
          <table:table-cell office:value-type="string" calcext:value-type="string">
            <text:p>diagnosismed</text:p>
          </table:table-cell>
          <table:table-cell office:value-type="string" calcext:value-type="string">
            <text:p>r-cran-diagnosismed</text:p>
          </table:table-cell>
        </table:table-row>
        <table:table-row table:style-name="ro1">
          <table:table-cell office:value-type="string" calcext:value-type="string">
            <text:p>http://archive.ubuntu.com/ubuntu/pool/universe/r/r-cran-dichromat/r-cran-dichromat_1:2.0-0-1.dsc</text:p>
          </table:table-cell>
          <table:table-cell office:value-type="string" calcext:value-type="string">
            <text:p>dichromat</text:p>
          </table:table-cell>
          <table:table-cell office:value-type="string" calcext:value-type="string">
            <text:p>r-cran-dichromat</text:p>
          </table:table-cell>
        </table:table-row>
        <table:table-row table:style-name="ro1">
          <table:table-cell office:value-type="string" calcext:value-type="string">
            <text:p>http://archive.ubuntu.com/ubuntu/pool/universe/r/r-cran-digest/r-cran-digest_0.6.15-1.dsc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r-cran-digest</text:p>
          </table:table-cell>
        </table:table-row>
        <table:table-row table:style-name="ro1">
          <table:table-cell office:value-type="string" calcext:value-type="string">
            <text:p>http://archive.ubuntu.com/ubuntu/pool/universe/r/r-cran-dimred/r-cran-dimred_0.1.0-1.dsc</text:p>
          </table:table-cell>
          <table:table-cell office:value-type="string" calcext:value-type="string">
            <text:p>dimred</text:p>
          </table:table-cell>
          <table:table-cell office:value-type="string" calcext:value-type="string">
            <text:p>r-cran-dimred</text:p>
          </table:table-cell>
        </table:table-row>
        <table:table-row table:style-name="ro1">
          <table:table-cell office:value-type="string" calcext:value-type="string">
            <text:p>http://archive.ubuntu.com/ubuntu/pool/universe/r/r-cran-distory/r-cran-distory_1.4.3-1.dsc</text:p>
          </table:table-cell>
          <table:table-cell office:value-type="string" calcext:value-type="string">
            <text:p>distory</text:p>
          </table:table-cell>
          <table:table-cell office:value-type="string" calcext:value-type="string">
            <text:p>r-cran-distory</text:p>
          </table:table-cell>
        </table:table-row>
        <table:table-row table:style-name="ro1">
          <table:table-cell office:value-type="string" calcext:value-type="string">
            <text:p>http://archive.ubuntu.com/ubuntu/pool/universe/r/r-cran-domc/r-cran-domc_1.3.5-1.dsc</text:p>
          </table:table-cell>
          <table:table-cell office:value-type="string" calcext:value-type="string">
            <text:p>domc</text:p>
          </table:table-cell>
          <table:table-cell office:value-type="string" calcext:value-type="string">
            <text:p>r-cran-domc</text:p>
          </table:table-cell>
        </table:table-row>
        <table:table-row table:style-name="ro1">
          <table:table-cell office:value-type="string" calcext:value-type="string">
            <text:p>http://archive.ubuntu.com/ubuntu/pool/universe/r/r-cran-doparallel/r-cran-doparallel_1.0.11-1.dsc</text:p>
          </table:table-cell>
          <table:table-cell office:value-type="string" calcext:value-type="string">
            <text:p>doparallel</text:p>
          </table:table-cell>
          <table:table-cell office:value-type="string" calcext:value-type="string">
            <text:p>r-cran-doparallel</text:p>
          </table:table-cell>
        </table:table-row>
        <table:table-row table:style-name="ro1">
          <table:table-cell office:value-type="string" calcext:value-type="string">
            <text:p>http://archive.ubuntu.com/ubuntu/pool/universe/r/r-cran-dosefinding/r-cran-dosefinding_0.9-15-2.dsc</text:p>
          </table:table-cell>
          <table:table-cell office:value-type="string" calcext:value-type="string">
            <text:p>dosefinding</text:p>
          </table:table-cell>
          <table:table-cell office:value-type="string" calcext:value-type="string">
            <text:p>r-cran-dosefinding</text:p>
          </table:table-cell>
        </table:table-row>
        <table:table-row table:style-name="ro1">
          <table:table-cell office:value-type="string" calcext:value-type="string">
            <text:p>http://archive.ubuntu.com/ubuntu/pool/universe/r/r-cran-dosnow/r-cran-dosnow_1.0.16-1.dsc</text:p>
          </table:table-cell>
          <table:table-cell office:value-type="string" calcext:value-type="string">
            <text:p>dosnow</text:p>
          </table:table-cell>
          <table:table-cell office:value-type="string" calcext:value-type="string">
            <text:p>r-cran-dosnow</text:p>
          </table:table-cell>
        </table:table-row>
        <table:table-row table:style-name="ro1">
          <table:table-cell office:value-type="string" calcext:value-type="string">
            <text:p>http://archive.ubuntu.com/ubuntu/pool/universe/r/r-cran-dotcall64/r-cran-dotcall64_0.9-5.2-1.dsc</text:p>
          </table:table-cell>
          <table:table-cell office:value-type="string" calcext:value-type="string">
            <text:p>dotcall64</text:p>
          </table:table-cell>
          <table:table-cell office:value-type="string" calcext:value-type="string">
            <text:p>r-cran-dotcall64</text:p>
          </table:table-cell>
        </table:table-row>
        <table:table-row table:style-name="ro1">
          <table:table-cell office:value-type="string" calcext:value-type="string">
            <text:p>http://archive.ubuntu.com/ubuntu/pool/universe/r/r-cran-downloader/r-cran-downloader_0.4-2.dsc</text:p>
          </table:table-cell>
          <table:table-cell office:value-type="string" calcext:value-type="string">
            <text:p>downloader</text:p>
          </table:table-cell>
          <table:table-cell office:value-type="string" calcext:value-type="string">
            <text:p>r-cran-downloader</text:p>
          </table:table-cell>
        </table:table-row>
        <table:table-row table:style-name="ro1">
          <table:table-cell office:value-type="string" calcext:value-type="string">
            <text:p>http://archive.ubuntu.com/ubuntu/pool/universe/r/r-cran-dplyr/r-cran-dplyr_0.7.4-3.dsc</text:p>
          </table:table-cell>
          <table:table-cell office:value-type="string" calcext:value-type="string">
            <text:p>dplyr</text:p>
          </table:table-cell>
          <table:table-cell office:value-type="string" calcext:value-type="string">
            <text:p>r-cran-dplyr</text:p>
          </table:table-cell>
        </table:table-row>
        <table:table-row table:style-name="ro1">
          <table:table-cell office:value-type="string" calcext:value-type="string">
            <text:p>http://archive.ubuntu.com/ubuntu/pool/universe/r/r-cran-drr/r-cran-drr_0.0.2-1.dsc</text:p>
          </table:table-cell>
          <table:table-cell office:value-type="string" calcext:value-type="string">
            <text:p>drr</text:p>
          </table:table-cell>
          <table:table-cell office:value-type="string" calcext:value-type="string">
            <text:p>r-cran-drr</text:p>
          </table:table-cell>
        </table:table-row>
        <table:table-row table:style-name="ro1">
          <table:table-cell office:value-type="string" calcext:value-type="string">
            <text:p>http://archive.ubuntu.com/ubuntu/pool/universe/r/r-cran-dt/r-cran-dt_0.4+dfsg-1.dsc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r-cran-dt</text:p>
          </table:table-cell>
        </table:table-row>
        <table:table-row table:style-name="ro1">
          <table:table-cell office:value-type="string" calcext:value-type="string">
            <text:p>http://archive.ubuntu.com/ubuntu/pool/universe/r/r-cran-dynlm/r-cran-dynlm_0.3.5-2.dsc</text:p>
          </table:table-cell>
          <table:table-cell office:value-type="string" calcext:value-type="string">
            <text:p>dynlm</text:p>
          </table:table-cell>
          <table:table-cell office:value-type="string" calcext:value-type="string">
            <text:p>r-cran-dynlm</text:p>
          </table:table-cell>
        </table:table-row>
        <table:table-row table:style-name="ro1">
          <table:table-cell office:value-type="string" calcext:value-type="string">
            <text:p>http://archive.ubuntu.com/ubuntu/pool/universe/r/r-cran-e1071/r-cran-e1071_1.6-8-2build1.dsc</text:p>
          </table:table-cell>
          <table:table-cell office:value-type="string" calcext:value-type="string">
            <text:p>e1071</text:p>
          </table:table-cell>
          <table:table-cell office:value-type="string" calcext:value-type="string">
            <text:p>r-cran-e1071</text:p>
          </table:table-cell>
        </table:table-row>
        <table:table-row table:style-name="ro1">
          <table:table-cell office:value-type="string" calcext:value-type="string">
            <text:p>http://archive.ubuntu.com/ubuntu/pool/universe/r/r-cran-ecodist/r-cran-ecodist_2.0.1-1build1.dsc</text:p>
          </table:table-cell>
          <table:table-cell office:value-type="string" calcext:value-type="string">
            <text:p>ecodist</text:p>
          </table:table-cell>
          <table:table-cell office:value-type="string" calcext:value-type="string">
            <text:p>r-cran-ecodist</text:p>
          </table:table-cell>
        </table:table-row>
        <table:table-row table:style-name="ro1">
          <table:table-cell office:value-type="string" calcext:value-type="string">
            <text:p>http://archive.ubuntu.com/ubuntu/pool/universe/r/r-cran-ellipse/r-cran-ellipse_0.4.1-1.dsc</text:p>
          </table:table-cell>
          <table:table-cell office:value-type="string" calcext:value-type="string">
            <text:p>ellipse</text:p>
          </table:table-cell>
          <table:table-cell office:value-type="string" calcext:value-type="string">
            <text:p>r-cran-ellipse</text:p>
          </table:table-cell>
        </table:table-row>
        <table:table-row table:style-name="ro1">
          <table:table-cell office:value-type="string" calcext:value-type="string">
            <text:p>http://archive.ubuntu.com/ubuntu/pool/universe/r/r-cran-elliptic/r-cran-elliptic_1.3-7-2.dsc</text:p>
          </table:table-cell>
          <table:table-cell office:value-type="string" calcext:value-type="string">
            <text:p>elliptic</text:p>
          </table:table-cell>
          <table:table-cell office:value-type="string" calcext:value-type="string">
            <text:p>r-cran-elliptic</text:p>
          </table:table-cell>
        </table:table-row>
        <table:table-row table:style-name="ro1">
          <table:table-cell office:value-type="string" calcext:value-type="string">
            <text:p>http://archive.ubuntu.com/ubuntu/pool/universe/r/r-cran-energy/r-cran-energy_1.7-2-1.dsc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r-cran-energy</text:p>
          </table:table-cell>
        </table:table-row>
        <table:table-row table:style-name="ro1">
          <table:table-cell office:value-type="string" calcext:value-type="string">
            <text:p>http://archive.ubuntu.com/ubuntu/pool/universe/r/r-cran-epi/r-cran-epi_2.19-3.dsc</text:p>
          </table:table-cell>
          <table:table-cell office:value-type="string" calcext:value-type="string">
            <text:p>epi</text:p>
          </table:table-cell>
          <table:table-cell office:value-type="string" calcext:value-type="string">
            <text:p>r-cran-epi</text:p>
          </table:table-cell>
        </table:table-row>
        <table:table-row table:style-name="ro1">
          <table:table-cell office:value-type="string" calcext:value-type="string">
            <text:p>http://archive.ubuntu.com/ubuntu/pool/universe/r/r-cran-epicalc/r-cran-epicalc_2.15.1.0-3.dsc</text:p>
          </table:table-cell>
          <table:table-cell office:value-type="string" calcext:value-type="string">
            <text:p>epicalc</text:p>
          </table:table-cell>
          <table:table-cell office:value-type="string" calcext:value-type="string">
            <text:p>r-cran-epicalc</text:p>
          </table:table-cell>
        </table:table-row>
        <table:table-row table:style-name="ro1">
          <table:table-cell office:value-type="string" calcext:value-type="string">
            <text:p>http://archive.ubuntu.com/ubuntu/pool/universe/r/r-cran-epir/r-cran-epir_0.9-93-1.dsc</text:p>
          </table:table-cell>
          <table:table-cell office:value-type="string" calcext:value-type="string">
            <text:p>epir</text:p>
          </table:table-cell>
          <table:table-cell office:value-type="string" calcext:value-type="string">
            <text:p>r-cran-epir</text:p>
          </table:table-cell>
        </table:table-row>
        <table:table-row table:style-name="ro1">
          <table:table-cell office:value-type="string" calcext:value-type="string">
            <text:p>http://archive.ubuntu.com/ubuntu/pool/universe/r/r-cran-epitools/r-cran-epitools_1:0.5-10-1.dsc</text:p>
          </table:table-cell>
          <table:table-cell office:value-type="string" calcext:value-type="string">
            <text:p>epitools</text:p>
          </table:table-cell>
          <table:table-cell office:value-type="string" calcext:value-type="string">
            <text:p>r-cran-epitools</text:p>
          </table:table-cell>
        </table:table-row>
        <table:table-row table:style-name="ro1">
          <table:table-cell office:value-type="string" calcext:value-type="string">
            <text:p>http://archive.ubuntu.com/ubuntu/pool/universe/r/r-cran-erm/r-cran-erm_0.15-7-1build2.dsc</text:p>
          </table:table-cell>
          <table:table-cell office:value-type="string" calcext:value-type="string">
            <text:p>erm</text:p>
          </table:table-cell>
          <table:table-cell office:value-type="string" calcext:value-type="string">
            <text:p>r-cran-erm</text:p>
          </table:table-cell>
        </table:table-row>
        <table:table-row table:style-name="ro1">
          <table:table-cell office:value-type="string" calcext:value-type="string">
            <text:p>http://archive.ubuntu.com/ubuntu/pool/universe/r/r-cran-estimability/r-cran-estimability_1.2-2.dsc</text:p>
          </table:table-cell>
          <table:table-cell office:value-type="string" calcext:value-type="string">
            <text:p>estimability</text:p>
          </table:table-cell>
          <table:table-cell office:value-type="string" calcext:value-type="string">
            <text:p>r-cran-estimability</text:p>
          </table:table-cell>
        </table:table-row>
        <table:table-row table:style-name="ro1">
          <table:table-cell office:value-type="string" calcext:value-type="string">
            <text:p>http://archive.ubuntu.com/ubuntu/pool/universe/r/r-cran-etm/r-cran-etm_0.6-2-4.dsc</text:p>
          </table:table-cell>
          <table:table-cell office:value-type="string" calcext:value-type="string">
            <text:p>etm</text:p>
          </table:table-cell>
          <table:table-cell office:value-type="string" calcext:value-type="string">
            <text:p>r-cran-etm</text:p>
          </table:table-cell>
        </table:table-row>
        <table:table-row table:style-name="ro1">
          <table:table-cell office:value-type="string" calcext:value-type="string">
            <text:p>http://archive.ubuntu.com/ubuntu/pool/universe/r/r-cran-evaluate/r-cran-evaluate_0.10.1-1.dsc</text:p>
          </table:table-cell>
          <table:table-cell office:value-type="string" calcext:value-type="string">
            <text:p>evaluate</text:p>
          </table:table-cell>
          <table:table-cell office:value-type="string" calcext:value-type="string">
            <text:p>r-cran-evaluate</text:p>
          </table:table-cell>
        </table:table-row>
        <table:table-row table:style-name="ro1">
          <table:table-cell office:value-type="string" calcext:value-type="string">
            <text:p>http://archive.ubuntu.com/ubuntu/pool/universe/r/r-cran-evd/r-cran-evd_2.3-2-2.dsc</text:p>
          </table:table-cell>
          <table:table-cell office:value-type="string" calcext:value-type="string">
            <text:p>evd</text:p>
          </table:table-cell>
          <table:table-cell office:value-type="string" calcext:value-type="string">
            <text:p>r-cran-evd</text:p>
          </table:table-cell>
        </table:table-row>
        <table:table-row table:style-name="ro1">
          <table:table-cell office:value-type="string" calcext:value-type="string">
            <text:p>http://archive.ubuntu.com/ubuntu/pool/universe/r/r-cran-expm/r-cran-expm_0.999-2-2.dsc</text:p>
          </table:table-cell>
          <table:table-cell office:value-type="string" calcext:value-type="string">
            <text:p>expm</text:p>
          </table:table-cell>
          <table:table-cell office:value-type="string" calcext:value-type="string">
            <text:p>r-cran-expm</text:p>
          </table:table-cell>
        </table:table-row>
        <table:table-row table:style-name="ro1">
          <table:table-cell office:value-type="string" calcext:value-type="string">
            <text:p>http://archive.ubuntu.com/ubuntu/pool/universe/r/r-cran-factominer/r-cran-factominer_1.39-1.dsc</text:p>
          </table:table-cell>
          <table:table-cell office:value-type="string" calcext:value-type="string">
            <text:p>factominer</text:p>
          </table:table-cell>
          <table:table-cell office:value-type="string" calcext:value-type="string">
            <text:p>r-cran-factominer</text:p>
          </table:table-cell>
        </table:table-row>
        <table:table-row table:style-name="ro1">
          <table:table-cell office:value-type="string" calcext:value-type="string">
            <text:p>http://archive.ubuntu.com/ubuntu/pool/universe/r/r-cran-fail/r-cran-fail_1.3-2.dsc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-cran-fail</text:p>
          </table:table-cell>
        </table:table-row>
        <table:table-row table:style-name="ro1">
          <table:table-cell office:value-type="string" calcext:value-type="string">
            <text:p>http://archive.ubuntu.com/ubuntu/pool/universe/r/r-cran-fastcluster/r-cran-fastcluster_1.1.24-1.dsc</text:p>
          </table:table-cell>
          <table:table-cell office:value-type="string" calcext:value-type="string">
            <text:p>fastcluster</text:p>
          </table:table-cell>
          <table:table-cell office:value-type="string" calcext:value-type="string">
            <text:p>r-cran-fastcluster</text:p>
          </table:table-cell>
        </table:table-row>
        <table:table-row table:style-name="ro1">
          <table:table-cell office:value-type="string" calcext:value-type="string">
            <text:p>http://archive.ubuntu.com/ubuntu/pool/universe/r/r-cran-fastica/r-cran-fastica_1.2-1-1.dsc</text:p>
          </table:table-cell>
          <table:table-cell office:value-type="string" calcext:value-type="string">
            <text:p>fastica</text:p>
          </table:table-cell>
          <table:table-cell office:value-type="string" calcext:value-type="string">
            <text:p>r-cran-fastica</text:p>
          </table:table-cell>
        </table:table-row>
        <table:table-row table:style-name="ro1">
          <table:table-cell office:value-type="string" calcext:value-type="string">
            <text:p>http://archive.ubuntu.com/ubuntu/pool/universe/r/r-cran-fastmatch/r-cran-fastmatch_1.1-0-1.dsc</text:p>
          </table:table-cell>
          <table:table-cell office:value-type="string" calcext:value-type="string">
            <text:p>fastmatch</text:p>
          </table:table-cell>
          <table:table-cell office:value-type="string" calcext:value-type="string">
            <text:p>r-cran-fastmatch</text:p>
          </table:table-cell>
        </table:table-row>
        <table:table-row table:style-name="ro1">
          <table:table-cell office:value-type="string" calcext:value-type="string">
            <text:p>http://archive.ubuntu.com/ubuntu/pool/universe/r/r-cran-fields/r-cran-fields_9.0-3.dsc</text:p>
          </table:table-cell>
          <table:table-cell office:value-type="string" calcext:value-type="string">
            <text:p>fields</text:p>
          </table:table-cell>
          <table:table-cell office:value-type="string" calcext:value-type="string">
            <text:p>r-cran-fields</text:p>
          </table:table-cell>
        </table:table-row>
        <table:table-row table:style-name="ro1">
          <table:table-cell office:value-type="string" calcext:value-type="string">
            <text:p>http://archive.ubuntu.com/ubuntu/pool/universe/r/r-cran-filehash/r-cran-filehash_2.4-1-2.dsc</text:p>
          </table:table-cell>
          <table:table-cell office:value-type="string" calcext:value-type="string">
            <text:p>filehash</text:p>
          </table:table-cell>
          <table:table-cell office:value-type="string" calcext:value-type="string">
            <text:p>r-cran-filehash</text:p>
          </table:table-cell>
        </table:table-row>
        <table:table-row table:style-name="ro1">
          <table:table-cell office:value-type="string" calcext:value-type="string">
            <text:p>http://archive.ubuntu.com/ubuntu/pool/universe/r/r-cran-fitbitscraper/r-cran-fitbitscraper_0.1.8-3.dsc</text:p>
          </table:table-cell>
          <table:table-cell office:value-type="string" calcext:value-type="string">
            <text:p>fitbitscraper</text:p>
          </table:table-cell>
          <table:table-cell office:value-type="string" calcext:value-type="string">
            <text:p>r-cran-fitbitscraper</text:p>
          </table:table-cell>
        </table:table-row>
        <table:table-row table:style-name="ro1">
          <table:table-cell office:value-type="string" calcext:value-type="string">
            <text:p>http://archive.ubuntu.com/ubuntu/pool/universe/r/r-cran-fitcoach/r-cran-fitcoach_1.0-2.dsc</text:p>
          </table:table-cell>
          <table:table-cell office:value-type="string" calcext:value-type="string">
            <text:p>fitcoach</text:p>
          </table:table-cell>
          <table:table-cell office:value-type="string" calcext:value-type="string">
            <text:p>r-cran-fitcoach</text:p>
          </table:table-cell>
        </table:table-row>
        <table:table-row table:style-name="ro1">
          <table:table-cell office:value-type="string" calcext:value-type="string">
            <text:p>http://archive.ubuntu.com/ubuntu/pool/universe/r/r-cran-flashclust/r-cran-flashclust_1.01-2-1.dsc</text:p>
          </table:table-cell>
          <table:table-cell office:value-type="string" calcext:value-type="string">
            <text:p>flashclust</text:p>
          </table:table-cell>
          <table:table-cell office:value-type="string" calcext:value-type="string">
            <text:p>r-cran-flashclust</text:p>
          </table:table-cell>
        </table:table-row>
        <table:table-row table:style-name="ro1">
          <table:table-cell office:value-type="string" calcext:value-type="string">
            <text:p>http://archive.ubuntu.com/ubuntu/pool/universe/r/r-cran-forcats/r-cran-forcats_0.3.0-1.dsc</text:p>
          </table:table-cell>
          <table:table-cell office:value-type="string" calcext:value-type="string">
            <text:p>forcats</text:p>
          </table:table-cell>
          <table:table-cell office:value-type="string" calcext:value-type="string">
            <text:p>r-cran-forcats</text:p>
          </table:table-cell>
        </table:table-row>
        <table:table-row table:style-name="ro1">
          <table:table-cell office:value-type="string" calcext:value-type="string">
            <text:p>http://archive.ubuntu.com/ubuntu/pool/universe/r/r-cran-foreach/r-cran-foreach_1.4.4-1.dsc</text:p>
          </table:table-cell>
          <table:table-cell office:value-type="string" calcext:value-type="string">
            <text:p>foreach</text:p>
          </table:table-cell>
          <table:table-cell office:value-type="string" calcext:value-type="string">
            <text:p>r-cran-foreach</text:p>
          </table:table-cell>
        </table:table-row>
        <table:table-row table:style-name="ro1">
          <table:table-cell office:value-type="string" calcext:value-type="string">
            <text:p>http://archive.ubuntu.com/ubuntu/pool/universe/r/r-cran-formatr/r-cran-formatr_1.5-2.dsc</text:p>
          </table:table-cell>
          <table:table-cell office:value-type="string" calcext:value-type="string">
            <text:p>formatr</text:p>
          </table:table-cell>
          <table:table-cell office:value-type="string" calcext:value-type="string">
            <text:p>r-cran-formatr</text:p>
          </table:table-cell>
        </table:table-row>
        <table:table-row table:style-name="ro1">
          <table:table-cell office:value-type="string" calcext:value-type="string">
            <text:p>http://archive.ubuntu.com/ubuntu/pool/universe/r/r-cran-formula/r-cran-formula_1.2-2-1.1.dsc</text:p>
          </table:table-cell>
          <table:table-cell office:value-type="string" calcext:value-type="string">
            <text:p>formula</text:p>
          </table:table-cell>
          <table:table-cell office:value-type="string" calcext:value-type="string">
            <text:p>r-cran-formula</text:p>
          </table:table-cell>
        </table:table-row>
        <table:table-row table:style-name="ro1">
          <table:table-cell office:value-type="string" calcext:value-type="string">
            <text:p>http://archive.ubuntu.com/ubuntu/pool/universe/r/r-cran-futile.logger/r-cran-futile.logger_1.4.3-2.dsc</text:p>
          </table:table-cell>
          <table:table-cell office:value-type="string" calcext:value-type="string">
            <text:p>futile.logger</text:p>
          </table:table-cell>
          <table:table-cell office:value-type="string" calcext:value-type="string">
            <text:p>r-cran-futile.logger</text:p>
          </table:table-cell>
        </table:table-row>
        <table:table-row table:style-name="ro1">
          <table:table-cell office:value-type="string" calcext:value-type="string">
            <text:p>http://archive.ubuntu.com/ubuntu/pool/universe/r/r-cran-futile.options/r-cran-futile.options_1.0.0-3.dsc</text:p>
          </table:table-cell>
          <table:table-cell office:value-type="string" calcext:value-type="string">
            <text:p>futile.options</text:p>
          </table:table-cell>
          <table:table-cell office:value-type="string" calcext:value-type="string">
            <text:p>r-cran-futile.options</text:p>
          </table:table-cell>
        </table:table-row>
        <table:table-row table:style-name="ro1">
          <table:table-cell office:value-type="string" calcext:value-type="string">
            <text:p>http://archive.ubuntu.com/ubuntu/pool/universe/r/r-cran-future/r-cran-future_1.7.0-1ubuntu1.dsc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r-cran-future</text:p>
          </table:table-cell>
        </table:table-row>
        <table:table-row table:style-name="ro1">
          <table:table-cell office:value-type="string" calcext:value-type="string">
            <text:p>http://archive.ubuntu.com/ubuntu/pool/universe/r/r-cran-g.data/r-cran-g.data_2.4-2.dsc</text:p>
          </table:table-cell>
          <table:table-cell office:value-type="string" calcext:value-type="string">
            <text:p>g.data</text:p>
          </table:table-cell>
          <table:table-cell office:value-type="string" calcext:value-type="string">
            <text:p>r-cran-g.data</text:p>
          </table:table-cell>
        </table:table-row>
        <table:table-row table:style-name="ro1">
          <table:table-cell office:value-type="string" calcext:value-type="string">
            <text:p>http://archive.ubuntu.com/ubuntu/pool/universe/r/r-cran-gam/r-cran-gam_1.14-4-1.dsc</text:p>
          </table:table-cell>
          <table:table-cell office:value-type="string" calcext:value-type="string">
            <text:p>gam</text:p>
          </table:table-cell>
          <table:table-cell office:value-type="string" calcext:value-type="string">
            <text:p>r-cran-gam</text:p>
          </table:table-cell>
        </table:table-row>
        <table:table-row table:style-name="ro1">
          <table:table-cell office:value-type="string" calcext:value-type="string">
            <text:p>http://archive.ubuntu.com/ubuntu/pool/universe/r/r-cran-gbm/r-cran-gbm_2.1.3-2.dsc</text:p>
          </table:table-cell>
          <table:table-cell office:value-type="string" calcext:value-type="string">
            <text:p>gbm</text:p>
          </table:table-cell>
          <table:table-cell office:value-type="string" calcext:value-type="string">
            <text:p>r-cran-gbm</text:p>
          </table:table-cell>
        </table:table-row>
        <table:table-row table:style-name="ro1">
          <table:table-cell office:value-type="string" calcext:value-type="string">
            <text:p>http://archive.ubuntu.com/ubuntu/pool/universe/r/r-cran-geepack/r-cran-geepack_1.2-1-1build1.dsc</text:p>
          </table:table-cell>
          <table:table-cell office:value-type="string" calcext:value-type="string">
            <text:p>geepack</text:p>
          </table:table-cell>
          <table:table-cell office:value-type="string" calcext:value-type="string">
            <text:p>r-cran-geepack</text:p>
          </table:table-cell>
        </table:table-row>
        <table:table-row table:style-name="ro1">
          <table:table-cell office:value-type="string" calcext:value-type="string">
            <text:p>http://archive.ubuntu.com/ubuntu/pool/universe/r/r-cran-genabel/r-cran-genabel_1.8-0-2.dsc</text:p>
          </table:table-cell>
          <table:table-cell office:value-type="string" calcext:value-type="string">
            <text:p>genabel</text:p>
          </table:table-cell>
          <table:table-cell office:value-type="string" calcext:value-type="string">
            <text:p>r-cran-genabel</text:p>
          </table:table-cell>
        </table:table-row>
        <table:table-row table:style-name="ro1">
          <table:table-cell office:value-type="string" calcext:value-type="string">
            <text:p>http://archive.ubuntu.com/ubuntu/pool/universe/r/r-cran-genabel.data/r-cran-genabel.data_1.0.0-2.dsc</text:p>
          </table:table-cell>
          <table:table-cell office:value-type="string" calcext:value-type="string">
            <text:p>genabel.data</text:p>
          </table:table-cell>
          <table:table-cell office:value-type="string" calcext:value-type="string">
            <text:p>r-cran-genabel.data</text:p>
          </table:table-cell>
        </table:table-row>
        <table:table-row table:style-name="ro1">
          <table:table-cell office:value-type="string" calcext:value-type="string">
            <text:p>http://archive.ubuntu.com/ubuntu/pool/universe/r/r-cran-ggplot2/r-cran-ggplot2_2.2.1-3.dsc</text:p>
          </table:table-cell>
          <table:table-cell office:value-type="string" calcext:value-type="string">
            <text:p>ggplot2</text:p>
          </table:table-cell>
          <table:table-cell office:value-type="string" calcext:value-type="string">
            <text:p>r-cran-ggplot2</text:p>
          </table:table-cell>
        </table:table-row>
        <table:table-row table:style-name="ro1">
          <table:table-cell office:value-type="string" calcext:value-type="string">
            <text:p>http://archive.ubuntu.com/ubuntu/pool/universe/r/r-cran-ggvis/r-cran-ggvis_0.4.3+dfsg-1.dsc</text:p>
          </table:table-cell>
          <table:table-cell office:value-type="string" calcext:value-type="string">
            <text:p>ggvis</text:p>
          </table:table-cell>
          <table:table-cell office:value-type="string" calcext:value-type="string">
            <text:p>r-cran-ggvis</text:p>
          </table:table-cell>
        </table:table-row>
        <table:table-row table:style-name="ro1">
          <table:table-cell office:value-type="string" calcext:value-type="string">
            <text:p>http://archive.ubuntu.com/ubuntu/pool/universe/r/r-cran-git2r/r-cran-git2r_0.21.0-1build1.dsc</text:p>
          </table:table-cell>
          <table:table-cell office:value-type="string" calcext:value-type="string">
            <text:p>git2r</text:p>
          </table:table-cell>
          <table:table-cell office:value-type="string" calcext:value-type="string">
            <text:p>r-cran-git2r</text:p>
          </table:table-cell>
        </table:table-row>
        <table:table-row table:style-name="ro1">
          <table:table-cell office:value-type="string" calcext:value-type="string">
            <text:p>http://archive.ubuntu.com/ubuntu/pool/universe/r/r-cran-glmnet/r-cran-glmnet_2.0-16-1.dsc</text:p>
          </table:table-cell>
          <table:table-cell office:value-type="string" calcext:value-type="string">
            <text:p>glmnet</text:p>
          </table:table-cell>
          <table:table-cell office:value-type="string" calcext:value-type="string">
            <text:p>r-cran-glmnet</text:p>
          </table:table-cell>
        </table:table-row>
        <table:table-row table:style-name="ro1">
          <table:table-cell office:value-type="string" calcext:value-type="string">
            <text:p>http://archive.ubuntu.com/ubuntu/pool/universe/r/r-cran-globals/r-cran-globals_0.11.0-1.dsc</text:p>
          </table:table-cell>
          <table:table-cell office:value-type="string" calcext:value-type="string">
            <text:p>globals</text:p>
          </table:table-cell>
          <table:table-cell office:value-type="string" calcext:value-type="string">
            <text:p>r-cran-globals</text:p>
          </table:table-cell>
        </table:table-row>
        <table:table-row table:style-name="ro1">
          <table:table-cell office:value-type="string" calcext:value-type="string">
            <text:p>http://archive.ubuntu.com/ubuntu/pool/universe/r/r-cran-glue/r-cran-glue_1.2.0-1.dsc</text:p>
          </table:table-cell>
          <table:table-cell office:value-type="string" calcext:value-type="string">
            <text:p>glue</text:p>
          </table:table-cell>
          <table:table-cell office:value-type="string" calcext:value-type="string">
            <text:p>r-cran-glue</text:p>
          </table:table-cell>
        </table:table-row>
        <table:table-row table:style-name="ro1">
          <table:table-cell office:value-type="string" calcext:value-type="string">
            <text:p>http://archive.ubuntu.com/ubuntu/pool/universe/r/r-cran-gnm/r-cran-gnm_1.0-8-1build1.dsc</text:p>
          </table:table-cell>
          <table:table-cell office:value-type="string" calcext:value-type="string">
            <text:p>gnm</text:p>
          </table:table-cell>
          <table:table-cell office:value-type="string" calcext:value-type="string">
            <text:p>r-cran-gnm</text:p>
          </table:table-cell>
        </table:table-row>
        <table:table-row table:style-name="ro1">
          <table:table-cell office:value-type="string" calcext:value-type="string">
            <text:p>http://archive.ubuntu.com/ubuntu/pool/universe/r/r-cran-goftest/r-cran-goftest_1.1-1-2.dsc</text:p>
          </table:table-cell>
          <table:table-cell office:value-type="string" calcext:value-type="string">
            <text:p>goftest</text:p>
          </table:table-cell>
          <table:table-cell office:value-type="string" calcext:value-type="string">
            <text:p>r-cran-goftest</text:p>
          </table:table-cell>
        </table:table-row>
        <table:table-row table:style-name="ro1">
          <table:table-cell office:value-type="string" calcext:value-type="string">
            <text:p>http://archive.ubuntu.com/ubuntu/pool/universe/r/r-cran-googlevis/r-cran-googlevis_0.6.2-2.dsc</text:p>
          </table:table-cell>
          <table:table-cell office:value-type="string" calcext:value-type="string">
            <text:p>googlevis</text:p>
          </table:table-cell>
          <table:table-cell office:value-type="string" calcext:value-type="string">
            <text:p>r-cran-googlevis</text:p>
          </table:table-cell>
        </table:table-row>
        <table:table-row table:style-name="ro1">
          <table:table-cell office:value-type="string" calcext:value-type="string">
            <text:p>http://archive.ubuntu.com/ubuntu/pool/universe/r/r-cran-gower/r-cran-gower_0.1.2-1.dsc</text:p>
          </table:table-cell>
          <table:table-cell office:value-type="string" calcext:value-type="string">
            <text:p>gower</text:p>
          </table:table-cell>
          <table:table-cell office:value-type="string" calcext:value-type="string">
            <text:p>r-cran-gower</text:p>
          </table:table-cell>
        </table:table-row>
        <table:table-row table:style-name="ro1">
          <table:table-cell office:value-type="string" calcext:value-type="string">
            <text:p>http://archive.ubuntu.com/ubuntu/pool/universe/r/r-cran-gridbase/r-cran-gridbase_0.4-7-3.dsc</text:p>
          </table:table-cell>
          <table:table-cell office:value-type="string" calcext:value-type="string">
            <text:p>gridbase</text:p>
          </table:table-cell>
          <table:table-cell office:value-type="string" calcext:value-type="string">
            <text:p>r-cran-gridbase</text:p>
          </table:table-cell>
        </table:table-row>
        <table:table-row table:style-name="ro1">
          <table:table-cell office:value-type="string" calcext:value-type="string">
            <text:p>http://archive.ubuntu.com/ubuntu/pool/universe/r/r-cran-gridextra/r-cran-gridextra_2.3-1.1.dsc</text:p>
          </table:table-cell>
          <table:table-cell office:value-type="string" calcext:value-type="string">
            <text:p>gridextra</text:p>
          </table:table-cell>
          <table:table-cell office:value-type="string" calcext:value-type="string">
            <text:p>r-cran-gridextra</text:p>
          </table:table-cell>
        </table:table-row>
        <table:table-row table:style-name="ro1">
          <table:table-cell office:value-type="string" calcext:value-type="string">
            <text:p>http://archive.ubuntu.com/ubuntu/pool/universe/r/r-cran-gsl/r-cran-gsl_1.9-10.3-2.dsc</text:p>
          </table:table-cell>
          <table:table-cell office:value-type="string" calcext:value-type="string">
            <text:p>gsl</text:p>
          </table:table-cell>
          <table:table-cell office:value-type="string" calcext:value-type="string">
            <text:p>r-cran-gsl</text:p>
          </table:table-cell>
        </table:table-row>
        <table:table-row table:style-name="ro1">
          <table:table-cell office:value-type="string" calcext:value-type="string">
            <text:p>http://archive.ubuntu.com/ubuntu/pool/universe/r/r-cran-gss/r-cran-gss_2.1-7-2build1.dsc</text:p>
          </table:table-cell>
          <table:table-cell office:value-type="string" calcext:value-type="string">
            <text:p>gss</text:p>
          </table:table-cell>
          <table:table-cell office:value-type="string" calcext:value-type="string">
            <text:p>r-cran-gss</text:p>
          </table:table-cell>
        </table:table-row>
        <table:table-row table:style-name="ro1">
          <table:table-cell office:value-type="string" calcext:value-type="string">
            <text:p>http://archive.ubuntu.com/ubuntu/pool/universe/r/r-cran-gtable/r-cran-gtable_0.2.0-2.dsc</text:p>
          </table:table-cell>
          <table:table-cell office:value-type="string" calcext:value-type="string">
            <text:p>gtable</text:p>
          </table:table-cell>
          <table:table-cell office:value-type="string" calcext:value-type="string">
            <text:p>r-cran-gtable</text:p>
          </table:table-cell>
        </table:table-row>
        <table:table-row table:style-name="ro1">
          <table:table-cell office:value-type="string" calcext:value-type="string">
            <text:p>http://archive.ubuntu.com/ubuntu/pool/universe/r/r-cran-guerry/r-cran-guerry_1.6-1-1.dsc</text:p>
          </table:table-cell>
          <table:table-cell office:value-type="string" calcext:value-type="string">
            <text:p>guerry</text:p>
          </table:table-cell>
          <table:table-cell office:value-type="string" calcext:value-type="string">
            <text:p>r-cran-guerry</text:p>
          </table:table-cell>
        </table:table-row>
        <table:table-row table:style-name="ro1">
          <table:table-cell office:value-type="string" calcext:value-type="string">
            <text:p>http://archive.ubuntu.com/ubuntu/pool/universe/r/r-cran-haven/r-cran-haven_1.1.1-1.dsc</text:p>
          </table:table-cell>
          <table:table-cell office:value-type="string" calcext:value-type="string">
            <text:p>haven</text:p>
          </table:table-cell>
          <table:table-cell office:value-type="string" calcext:value-type="string">
            <text:p>r-cran-haven</text:p>
          </table:table-cell>
        </table:table-row>
        <table:table-row table:style-name="ro1">
          <table:table-cell office:value-type="string" calcext:value-type="string">
            <text:p>http://archive.ubuntu.com/ubuntu/pool/universe/r/r-cran-hexbin/r-cran-hexbin_1.27.1-2.dsc</text:p>
          </table:table-cell>
          <table:table-cell office:value-type="string" calcext:value-type="string">
            <text:p>hexbin</text:p>
          </table:table-cell>
          <table:table-cell office:value-type="string" calcext:value-type="string">
            <text:p>r-cran-hexbin</text:p>
          </table:table-cell>
        </table:table-row>
        <table:table-row table:style-name="ro1">
          <table:table-cell office:value-type="string" calcext:value-type="string">
            <text:p>http://archive.ubuntu.com/ubuntu/pool/universe/r/r-cran-highr/r-cran-highr_0.6-2.dsc</text:p>
          </table:table-cell>
          <table:table-cell office:value-type="string" calcext:value-type="string">
            <text:p>highr</text:p>
          </table:table-cell>
          <table:table-cell office:value-type="string" calcext:value-type="string">
            <text:p>r-cran-highr</text:p>
          </table:table-cell>
        </table:table-row>
        <table:table-row table:style-name="ro1">
          <table:table-cell office:value-type="string" calcext:value-type="string">
            <text:p>http://archive.ubuntu.com/ubuntu/pool/universe/r/r-cran-hms/r-cran-hms_0.4.0-2.dsc</text:p>
          </table:table-cell>
          <table:table-cell office:value-type="string" calcext:value-type="string">
            <text:p>hms</text:p>
          </table:table-cell>
          <table:table-cell office:value-type="string" calcext:value-type="string">
            <text:p>r-cran-hms</text:p>
          </table:table-cell>
        </table:table-row>
        <table:table-row table:style-name="ro1">
          <table:table-cell office:value-type="string" calcext:value-type="string">
            <text:p>http://archive.ubuntu.com/ubuntu/pool/universe/r/r-cran-htmltable/r-cran-htmltable_1.11.2-1.dsc</text:p>
          </table:table-cell>
          <table:table-cell office:value-type="string" calcext:value-type="string">
            <text:p>htmltable</text:p>
          </table:table-cell>
          <table:table-cell office:value-type="string" calcext:value-type="string">
            <text:p>r-cran-htmltable</text:p>
          </table:table-cell>
        </table:table-row>
        <table:table-row table:style-name="ro1">
          <table:table-cell office:value-type="string" calcext:value-type="string">
            <text:p>http://archive.ubuntu.com/ubuntu/pool/universe/r/r-cran-htmltools/r-cran-htmltools_0.3.6-1.dsc</text:p>
          </table:table-cell>
          <table:table-cell office:value-type="string" calcext:value-type="string">
            <text:p>htmltools</text:p>
          </table:table-cell>
          <table:table-cell office:value-type="string" calcext:value-type="string">
            <text:p>r-cran-htmltools</text:p>
          </table:table-cell>
        </table:table-row>
        <table:table-row table:style-name="ro1">
          <table:table-cell office:value-type="string" calcext:value-type="string">
            <text:p>http://archive.ubuntu.com/ubuntu/pool/universe/r/r-cran-htmlwidgets/r-cran-htmlwidgets_1.0-1.dsc</text:p>
          </table:table-cell>
          <table:table-cell office:value-type="string" calcext:value-type="string">
            <text:p>htmlwidgets</text:p>
          </table:table-cell>
          <table:table-cell office:value-type="string" calcext:value-type="string">
            <text:p>r-cran-htmlwidgets</text:p>
          </table:table-cell>
        </table:table-row>
        <table:table-row table:style-name="ro1">
          <table:table-cell office:value-type="string" calcext:value-type="string">
            <text:p>http://archive.ubuntu.com/ubuntu/pool/universe/r/r-cran-httpcode/r-cran-httpcode_0.2.0-2.dsc</text:p>
          </table:table-cell>
          <table:table-cell office:value-type="string" calcext:value-type="string">
            <text:p>httpcode</text:p>
          </table:table-cell>
          <table:table-cell office:value-type="string" calcext:value-type="string">
            <text:p>r-cran-httpcode</text:p>
          </table:table-cell>
        </table:table-row>
        <table:table-row table:style-name="ro1">
          <table:table-cell office:value-type="string" calcext:value-type="string">
            <text:p>http://archive.ubuntu.com/ubuntu/pool/universe/r/r-cran-httpuv/r-cran-httpuv_1.3.5-1.dsc</text:p>
          </table:table-cell>
          <table:table-cell office:value-type="string" calcext:value-type="string">
            <text:p>httpuv</text:p>
          </table:table-cell>
          <table:table-cell office:value-type="string" calcext:value-type="string">
            <text:p>r-cran-httpuv</text:p>
          </table:table-cell>
        </table:table-row>
        <table:table-row table:style-name="ro1">
          <table:table-cell office:value-type="string" calcext:value-type="string">
            <text:p>http://archive.ubuntu.com/ubuntu/pool/universe/r/r-cran-httr/r-cran-httr_1.3.1-1.dsc</text:p>
          </table:table-cell>
          <table:table-cell office:value-type="string" calcext:value-type="string">
            <text:p>httr</text:p>
          </table:table-cell>
          <table:table-cell office:value-type="string" calcext:value-type="string">
            <text:p>r-cran-httr</text:p>
          </table:table-cell>
        </table:table-row>
        <table:table-row table:style-name="ro1">
          <table:table-cell office:value-type="string" calcext:value-type="string">
            <text:p>http://archive.ubuntu.com/ubuntu/pool/universe/r/r-cran-hwriter/r-cran-hwriter_1.3.2-2.dsc</text:p>
          </table:table-cell>
          <table:table-cell office:value-type="string" calcext:value-type="string">
            <text:p>hwriter</text:p>
          </table:table-cell>
          <table:table-cell office:value-type="string" calcext:value-type="string">
            <text:p>r-cran-hwriter</text:p>
          </table:table-cell>
        </table:table-row>
        <table:table-row table:style-name="ro1">
          <table:table-cell office:value-type="string" calcext:value-type="string">
            <text:p>http://archive.ubuntu.com/ubuntu/pool/universe/r/r-cran-hypergeo/r-cran-hypergeo_1.2-13-1build1.dsc</text:p>
          </table:table-cell>
          <table:table-cell office:value-type="string" calcext:value-type="string">
            <text:p>hypergeo</text:p>
          </table:table-cell>
          <table:table-cell office:value-type="string" calcext:value-type="string">
            <text:p>r-cran-hypergeo</text:p>
          </table:table-cell>
        </table:table-row>
        <table:table-row table:style-name="ro1">
          <table:table-cell office:value-type="string" calcext:value-type="string">
            <text:p>http://archive.ubuntu.com/ubuntu/pool/universe/r/r-cran-igraph/r-cran-igraph_1.1.2-2ubuntu3.dsc</text:p>
          </table:table-cell>
          <table:table-cell office:value-type="string" calcext:value-type="string">
            <text:p>igraph</text:p>
          </table:table-cell>
          <table:table-cell office:value-type="string" calcext:value-type="string">
            <text:p>r-cran-igraph</text:p>
          </table:table-cell>
        </table:table-row>
        <table:table-row table:style-name="ro1">
          <table:table-cell office:value-type="string" calcext:value-type="string">
            <text:p>http://archive.ubuntu.com/ubuntu/pool/universe/r/r-cran-inline/r-cran-inline_0.3.14-1.1.dsc</text:p>
          </table:table-cell>
          <table:table-cell office:value-type="string" calcext:value-type="string">
            <text:p>inline</text:p>
          </table:table-cell>
          <table:table-cell office:value-type="string" calcext:value-type="string">
            <text:p>r-cran-inline</text:p>
          </table:table-cell>
        </table:table-row>
        <table:table-row table:style-name="ro1">
          <table:table-cell office:value-type="string" calcext:value-type="string">
            <text:p>http://archive.ubuntu.com/ubuntu/pool/universe/r/r-cran-int64/r-cran-int64_1.1.2-4build1.dsc</text:p>
          </table:table-cell>
          <table:table-cell office:value-type="string" calcext:value-type="string">
            <text:p>int64</text:p>
          </table:table-cell>
          <table:table-cell office:value-type="string" calcext:value-type="string">
            <text:p>r-cran-int64</text:p>
          </table:table-cell>
        </table:table-row>
        <table:table-row table:style-name="ro1">
          <table:table-cell office:value-type="string" calcext:value-type="string">
            <text:p>http://archive.ubuntu.com/ubuntu/pool/universe/r/r-cran-ipred/r-cran-ipred_0.9-6-1.dsc</text:p>
          </table:table-cell>
          <table:table-cell office:value-type="string" calcext:value-type="string">
            <text:p>ipred</text:p>
          </table:table-cell>
          <table:table-cell office:value-type="string" calcext:value-type="string">
            <text:p>r-cran-ipred</text:p>
          </table:table-cell>
        </table:table-row>
        <table:table-row table:style-name="ro1">
          <table:table-cell office:value-type="string" calcext:value-type="string">
            <text:p>http://archive.ubuntu.com/ubuntu/pool/universe/r/r-cran-irlba/r-cran-irlba_2.3.2-1ubuntu1.dsc</text:p>
          </table:table-cell>
          <table:table-cell office:value-type="string" calcext:value-type="string">
            <text:p>irlba</text:p>
          </table:table-cell>
          <table:table-cell office:value-type="string" calcext:value-type="string">
            <text:p>r-cran-irlba</text:p>
          </table:table-cell>
        </table:table-row>
        <table:table-row table:style-name="ro1">
          <table:table-cell office:value-type="string" calcext:value-type="string">
            <text:p>http://archive.ubuntu.com/ubuntu/pool/universe/r/r-cran-isocodes/r-cran-isocodes_2017.09.27-1.dsc</text:p>
          </table:table-cell>
          <table:table-cell office:value-type="string" calcext:value-type="string">
            <text:p>isocodes</text:p>
          </table:table-cell>
          <table:table-cell office:value-type="string" calcext:value-type="string">
            <text:p>r-cran-isocodes</text:p>
          </table:table-cell>
        </table:table-row>
        <table:table-row table:style-name="ro1">
          <table:table-cell office:value-type="string" calcext:value-type="string">
            <text:p>http://archive.ubuntu.com/ubuntu/pool/universe/r/r-cran-isoweek/r-cran-isoweek_0.6-2-1.dsc</text:p>
          </table:table-cell>
          <table:table-cell office:value-type="string" calcext:value-type="string">
            <text:p>isoweek</text:p>
          </table:table-cell>
          <table:table-cell office:value-type="string" calcext:value-type="string">
            <text:p>r-cran-isoweek</text:p>
          </table:table-cell>
        </table:table-row>
        <table:table-row table:style-name="ro1">
          <table:table-cell office:value-type="string" calcext:value-type="string">
            <text:p>http://archive.ubuntu.com/ubuntu/pool/universe/r/r-cran-iterators/r-cran-iterators_1.0.9-1.dsc</text:p>
          </table:table-cell>
          <table:table-cell office:value-type="string" calcext:value-type="string">
            <text:p>iterators</text:p>
          </table:table-cell>
          <table:table-cell office:value-type="string" calcext:value-type="string">
            <text:p>r-cran-iterators</text:p>
          </table:table-cell>
        </table:table-row>
        <table:table-row table:style-name="ro1">
          <table:table-cell office:value-type="string" calcext:value-type="string">
            <text:p>http://archive.ubuntu.com/ubuntu/pool/universe/r/r-cran-jsonlite/r-cran-jsonlite_1.5-2.dsc</text:p>
          </table:table-cell>
          <table:table-cell office:value-type="string" calcext:value-type="string">
            <text:p>jsonlite</text:p>
          </table:table-cell>
          <table:table-cell office:value-type="string" calcext:value-type="string">
            <text:p>r-cran-jsonlite</text:p>
          </table:table-cell>
        </table:table-row>
        <table:table-row table:style-name="ro1">
          <table:table-cell office:value-type="string" calcext:value-type="string">
            <text:p>http://archive.ubuntu.com/ubuntu/pool/universe/r/r-cran-kernlab/r-cran-kernlab_0.9-25-1build1.dsc</text:p>
          </table:table-cell>
          <table:table-cell office:value-type="string" calcext:value-type="string">
            <text:p>kernlab</text:p>
          </table:table-cell>
          <table:table-cell office:value-type="string" calcext:value-type="string">
            <text:p>r-cran-kernlab</text:p>
          </table:table-cell>
        </table:table-row>
        <table:table-row table:style-name="ro1">
          <table:table-cell office:value-type="string" calcext:value-type="string">
            <text:p>http://archive.ubuntu.com/ubuntu/pool/universe/r/r-cran-knitr/r-cran-knitr_1.17-2.dsc</text:p>
          </table:table-cell>
          <table:table-cell office:value-type="string" calcext:value-type="string">
            <text:p>knitr</text:p>
          </table:table-cell>
          <table:table-cell office:value-type="string" calcext:value-type="string">
            <text:p>r-cran-knitr</text:p>
          </table:table-cell>
        </table:table-row>
        <table:table-row table:style-name="ro1">
          <table:table-cell office:value-type="string" calcext:value-type="string">
            <text:p>http://archive.ubuntu.com/ubuntu/pool/universe/r/r-cran-labeling/r-cran-labeling_0.3-2.dsc</text:p>
          </table:table-cell>
          <table:table-cell office:value-type="string" calcext:value-type="string">
            <text:p>labeling</text:p>
          </table:table-cell>
          <table:table-cell office:value-type="string" calcext:value-type="string">
            <text:p>r-cran-labeling</text:p>
          </table:table-cell>
        </table:table-row>
        <table:table-row table:style-name="ro1">
          <table:table-cell office:value-type="string" calcext:value-type="string">
            <text:p>http://archive.ubuntu.com/ubuntu/pool/universe/r/r-cran-lambda.r/r-cran-lambda.r_1.2-1.dsc</text:p>
          </table:table-cell>
          <table:table-cell office:value-type="string" calcext:value-type="string">
            <text:p>lambda.r</text:p>
          </table:table-cell>
          <table:table-cell office:value-type="string" calcext:value-type="string">
            <text:p>r-cran-lambda.r</text:p>
          </table:table-cell>
        </table:table-row>
        <table:table-row table:style-name="ro1">
          <table:table-cell office:value-type="string" calcext:value-type="string">
            <text:p>http://archive.ubuntu.com/ubuntu/pool/universe/r/r-cran-lava/r-cran-lava_1.5.1-1.dsc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r-cran-lava</text:p>
          </table:table-cell>
        </table:table-row>
        <table:table-row table:style-name="ro1">
          <table:table-cell office:value-type="string" calcext:value-type="string">
            <text:p>http://archive.ubuntu.com/ubuntu/pool/universe/r/r-cran-lavaan/r-cran-lavaan_0.5.23.1097-1.dsc</text:p>
          </table:table-cell>
          <table:table-cell office:value-type="string" calcext:value-type="string">
            <text:p>lavaan</text:p>
          </table:table-cell>
          <table:table-cell office:value-type="string" calcext:value-type="string">
            <text:p>r-cran-lavaan</text:p>
          </table:table-cell>
        </table:table-row>
        <table:table-row table:style-name="ro1">
          <table:table-cell office:value-type="string" calcext:value-type="string">
            <text:p>http://archive.ubuntu.com/ubuntu/pool/universe/r/r-cran-lazyeval/r-cran-lazyeval_0.2.1-2.dsc</text:p>
          </table:table-cell>
          <table:table-cell office:value-type="string" calcext:value-type="string">
            <text:p>lazyeval</text:p>
          </table:table-cell>
          <table:table-cell office:value-type="string" calcext:value-type="string">
            <text:p>r-cran-lazyeval</text:p>
          </table:table-cell>
        </table:table-row>
        <table:table-row table:style-name="ro1">
          <table:table-cell office:value-type="string" calcext:value-type="string">
            <text:p>http://archive.ubuntu.com/ubuntu/pool/universe/r/r-cran-leaps/r-cran-leaps_3.0-1.dsc</text:p>
          </table:table-cell>
          <table:table-cell office:value-type="string" calcext:value-type="string">
            <text:p>leaps</text:p>
          </table:table-cell>
          <table:table-cell office:value-type="string" calcext:value-type="string">
            <text:p>r-cran-leaps</text:p>
          </table:table-cell>
        </table:table-row>
        <table:table-row table:style-name="ro1">
          <table:table-cell office:value-type="string" calcext:value-type="string">
            <text:p>http://archive.ubuntu.com/ubuntu/pool/universe/r/r-cran-learnbayes/r-cran-learnbayes_2.15-5.dsc</text:p>
          </table:table-cell>
          <table:table-cell office:value-type="string" calcext:value-type="string">
            <text:p>learnbayes</text:p>
          </table:table-cell>
          <table:table-cell office:value-type="string" calcext:value-type="string">
            <text:p>r-cran-learnbayes</text:p>
          </table:table-cell>
        </table:table-row>
        <table:table-row table:style-name="ro1">
          <table:table-cell office:value-type="string" calcext:value-type="string">
            <text:p>http://archive.ubuntu.com/ubuntu/pool/universe/r/r-cran-lexrankr/r-cran-lexrankr_0.5.0-1.dsc</text:p>
          </table:table-cell>
          <table:table-cell office:value-type="string" calcext:value-type="string">
            <text:p>lexrankr</text:p>
          </table:table-cell>
          <table:table-cell office:value-type="string" calcext:value-type="string">
            <text:p>r-cran-lexrankr</text:p>
          </table:table-cell>
        </table:table-row>
        <table:table-row table:style-name="ro1">
          <table:table-cell office:value-type="string" calcext:value-type="string">
            <text:p>http://archive.ubuntu.com/ubuntu/pool/universe/r/r-cran-lhs/r-cran-lhs_0.14-2.dsc</text:p>
          </table:table-cell>
          <table:table-cell office:value-type="string" calcext:value-type="string">
            <text:p>lhs</text:p>
          </table:table-cell>
          <table:table-cell office:value-type="string" calcext:value-type="string">
            <text:p>r-cran-lhs</text:p>
          </table:table-cell>
        </table:table-row>
        <table:table-row table:style-name="ro1">
          <table:table-cell office:value-type="string" calcext:value-type="string">
            <text:p>http://archive.ubuntu.com/ubuntu/pool/universe/r/r-cran-listenv/r-cran-listenv_0.6.0-1build1.dsc</text:p>
          </table:table-cell>
          <table:table-cell office:value-type="string" calcext:value-type="string">
            <text:p>listenv</text:p>
          </table:table-cell>
          <table:table-cell office:value-type="string" calcext:value-type="string">
            <text:p>r-cran-listenv</text:p>
          </table:table-cell>
        </table:table-row>
        <table:table-row table:style-name="ro1">
          <table:table-cell office:value-type="string" calcext:value-type="string">
            <text:p>http://archive.ubuntu.com/ubuntu/pool/universe/r/r-cran-littler/r-cran-littler_0.3.3-1.dsc</text:p>
          </table:table-cell>
          <table:table-cell office:value-type="string" calcext:value-type="string">
            <text:p>littler</text:p>
          </table:table-cell>
          <table:table-cell office:value-type="string" calcext:value-type="string">
            <text:p>r-cran-littler</text:p>
          </table:table-cell>
        </table:table-row>
        <table:table-row table:style-name="ro1">
          <table:table-cell office:value-type="string" calcext:value-type="string">
            <text:p>http://archive.ubuntu.com/ubuntu/pool/universe/r/r-cran-lmertest/r-cran-lmertest_2.0-36-1.dsc</text:p>
          </table:table-cell>
          <table:table-cell office:value-type="string" calcext:value-type="string">
            <text:p>lmertest</text:p>
          </table:table-cell>
          <table:table-cell office:value-type="string" calcext:value-type="string">
            <text:p>r-cran-lmertest</text:p>
          </table:table-cell>
        </table:table-row>
        <table:table-row table:style-name="ro1">
          <table:table-cell office:value-type="string" calcext:value-type="string">
            <text:p>http://archive.ubuntu.com/ubuntu/pool/universe/r/r-cran-logspline/r-cran-logspline_2.1.9-1build1.dsc</text:p>
          </table:table-cell>
          <table:table-cell office:value-type="string" calcext:value-type="string">
            <text:p>logspline</text:p>
          </table:table-cell>
          <table:table-cell office:value-type="string" calcext:value-type="string">
            <text:p>r-cran-logspline</text:p>
          </table:table-cell>
        </table:table-row>
        <table:table-row table:style-name="ro1">
          <table:table-cell office:value-type="string" calcext:value-type="string">
            <text:p>http://archive.ubuntu.com/ubuntu/pool/universe/r/r-cran-lsmeans/r-cran-lsmeans_2.27-61-1.dsc</text:p>
          </table:table-cell>
          <table:table-cell office:value-type="string" calcext:value-type="string">
            <text:p>lsmeans</text:p>
          </table:table-cell>
          <table:table-cell office:value-type="string" calcext:value-type="string">
            <text:p>r-cran-lsmeans</text:p>
          </table:table-cell>
        </table:table-row>
        <table:table-row table:style-name="ro1">
          <table:table-cell office:value-type="string" calcext:value-type="string">
            <text:p>http://archive.ubuntu.com/ubuntu/pool/universe/r/r-cran-lubridate/r-cran-lubridate_1.7.1-1.dsc</text:p>
          </table:table-cell>
          <table:table-cell office:value-type="string" calcext:value-type="string">
            <text:p>lubridate</text:p>
          </table:table-cell>
          <table:table-cell office:value-type="string" calcext:value-type="string">
            <text:p>r-cran-lubridate</text:p>
          </table:table-cell>
        </table:table-row>
        <table:table-row table:style-name="ro1">
          <table:table-cell office:value-type="string" calcext:value-type="string">
            <text:p>http://archive.ubuntu.com/ubuntu/pool/universe/r/r-cran-luminescence/r-cran-luminescence_0.7.5-1.dsc</text:p>
          </table:table-cell>
          <table:table-cell office:value-type="string" calcext:value-type="string">
            <text:p>luminescence</text:p>
          </table:table-cell>
          <table:table-cell office:value-type="string" calcext:value-type="string">
            <text:p>r-cran-luminescence</text:p>
          </table:table-cell>
        </table:table-row>
        <table:table-row table:style-name="ro1">
          <table:table-cell office:value-type="string" calcext:value-type="string">
            <text:p>http://archive.ubuntu.com/ubuntu/pool/universe/r/r-cran-magrittr/r-cran-magrittr_1.5-4.dsc</text:p>
          </table:table-cell>
          <table:table-cell office:value-type="string" calcext:value-type="string">
            <text:p>magrittr</text:p>
          </table:table-cell>
          <table:table-cell office:value-type="string" calcext:value-type="string">
            <text:p>r-cran-magrittr</text:p>
          </table:table-cell>
        </table:table-row>
        <table:table-row table:style-name="ro1">
          <table:table-cell office:value-type="string" calcext:value-type="string">
            <text:p>http://archive.ubuntu.com/ubuntu/pool/universe/r/r-cran-maldiquant/r-cran-maldiquant_1.16.4-1.dsc</text:p>
          </table:table-cell>
          <table:table-cell office:value-type="string" calcext:value-type="string">
            <text:p>maldiquant</text:p>
          </table:table-cell>
          <table:table-cell office:value-type="string" calcext:value-type="string">
            <text:p>r-cran-maldiquant</text:p>
          </table:table-cell>
        </table:table-row>
        <table:table-row table:style-name="ro1">
          <table:table-cell office:value-type="string" calcext:value-type="string">
            <text:p>http://archive.ubuntu.com/ubuntu/pool/universe/r/r-cran-maldiquantforeign/r-cran-maldiquantforeign_0.11-1.dsc</text:p>
          </table:table-cell>
          <table:table-cell office:value-type="string" calcext:value-type="string">
            <text:p>maldiquantforeign</text:p>
          </table:table-cell>
          <table:table-cell office:value-type="string" calcext:value-type="string">
            <text:p>r-cran-maldiquantforeign</text:p>
          </table:table-cell>
        </table:table-row>
        <table:table-row table:style-name="ro1">
          <table:table-cell office:value-type="string" calcext:value-type="string">
            <text:p>http://archive.ubuntu.com/ubuntu/pool/universe/r/r-cran-maptree/r-cran-maptree_1.4-7-1build1.dsc</text:p>
          </table:table-cell>
          <table:table-cell office:value-type="string" calcext:value-type="string">
            <text:p>maptree</text:p>
          </table:table-cell>
          <table:table-cell office:value-type="string" calcext:value-type="string">
            <text:p>r-cran-maptree</text:p>
          </table:table-cell>
        </table:table-row>
        <table:table-row table:style-name="ro1">
          <table:table-cell office:value-type="string" calcext:value-type="string">
            <text:p>http://archive.ubuntu.com/ubuntu/pool/universe/r/r-cran-markdown/r-cran-markdown_0.8-1ubuntu1.dsc</text:p>
          </table:table-cell>
          <table:table-cell office:value-type="string" calcext:value-type="string">
            <text:p>markdown</text:p>
          </table:table-cell>
          <table:table-cell office:value-type="string" calcext:value-type="string">
            <text:p>r-cran-markdown</text:p>
          </table:table-cell>
        </table:table-row>
        <table:table-row table:style-name="ro1">
          <table:table-cell office:value-type="string" calcext:value-type="string">
            <text:p>http://archive.ubuntu.com/ubuntu/pool/universe/r/r-cran-mass/r-cran-mass_7.3-49-1.dsc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r-cran-mass</text:p>
          </table:table-cell>
        </table:table-row>
        <table:table-row table:style-name="ro1">
          <table:table-cell office:value-type="string" calcext:value-type="string">
            <text:p>http://archive.ubuntu.com/ubuntu/pool/universe/r/r-cran-matching/r-cran-matching_4.9-2-1.dsc</text:p>
          </table:table-cell>
          <table:table-cell office:value-type="string" calcext:value-type="string">
            <text:p>matching</text:p>
          </table:table-cell>
          <table:table-cell office:value-type="string" calcext:value-type="string">
            <text:p>r-cran-matching</text:p>
          </table:table-cell>
        </table:table-row>
        <table:table-row table:style-name="ro1">
          <table:table-cell office:value-type="string" calcext:value-type="string">
            <text:p>http://archive.ubuntu.com/ubuntu/pool/universe/r/r-cran-matrixcalc/r-cran-matrixcalc_1.0.3-3.dsc</text:p>
          </table:table-cell>
          <table:table-cell office:value-type="string" calcext:value-type="string">
            <text:p>matrixcalc</text:p>
          </table:table-cell>
          <table:table-cell office:value-type="string" calcext:value-type="string">
            <text:p>r-cran-matrixcalc</text:p>
          </table:table-cell>
        </table:table-row>
        <table:table-row table:style-name="ro1">
          <table:table-cell office:value-type="string" calcext:value-type="string">
            <text:p>http://archive.ubuntu.com/ubuntu/pool/universe/r/r-cran-matrixmodels/r-cran-matrixmodels_0.4-1-1.1.dsc</text:p>
          </table:table-cell>
          <table:table-cell office:value-type="string" calcext:value-type="string">
            <text:p>matrixmodels</text:p>
          </table:table-cell>
          <table:table-cell office:value-type="string" calcext:value-type="string">
            <text:p>r-cran-matrixmodels</text:p>
          </table:table-cell>
        </table:table-row>
        <table:table-row table:style-name="ro1">
          <table:table-cell office:value-type="string" calcext:value-type="string">
            <text:p>http://archive.ubuntu.com/ubuntu/pool/universe/r/r-cran-matrixstats/r-cran-matrixstats_0.52.2-2.dsc</text:p>
          </table:table-cell>
          <table:table-cell office:value-type="string" calcext:value-type="string">
            <text:p>matrixstats</text:p>
          </table:table-cell>
          <table:table-cell office:value-type="string" calcext:value-type="string">
            <text:p>r-cran-matrixstats</text:p>
          </table:table-cell>
        </table:table-row>
        <table:table-row table:style-name="ro1">
          <table:table-cell office:value-type="string" calcext:value-type="string">
            <text:p>http://archive.ubuntu.com/ubuntu/pool/universe/r/r-cran-maxlik/r-cran-maxlik_1.3-4-3.dsc</text:p>
          </table:table-cell>
          <table:table-cell office:value-type="string" calcext:value-type="string">
            <text:p>maxlik</text:p>
          </table:table-cell>
          <table:table-cell office:value-type="string" calcext:value-type="string">
            <text:p>r-cran-maxlik</text:p>
          </table:table-cell>
        </table:table-row>
        <table:table-row table:style-name="ro1">
          <table:table-cell office:value-type="string" calcext:value-type="string">
            <text:p>http://archive.ubuntu.com/ubuntu/pool/universe/r/r-cran-mclust/r-cran-mclust_5.4-1.dsc</text:p>
          </table:table-cell>
          <table:table-cell office:value-type="string" calcext:value-type="string">
            <text:p>mclust</text:p>
          </table:table-cell>
          <table:table-cell office:value-type="string" calcext:value-type="string">
            <text:p>r-cran-mclust</text:p>
          </table:table-cell>
        </table:table-row>
        <table:table-row table:style-name="ro1">
          <table:table-cell office:value-type="string" calcext:value-type="string">
            <text:p>http://archive.ubuntu.com/ubuntu/pool/universe/r/r-cran-mcmc/r-cran-mcmc_0.9-5-1.dsc</text:p>
          </table:table-cell>
          <table:table-cell office:value-type="string" calcext:value-type="string">
            <text:p>mcmc</text:p>
          </table:table-cell>
          <table:table-cell office:value-type="string" calcext:value-type="string">
            <text:p>r-cran-mcmc</text:p>
          </table:table-cell>
        </table:table-row>
        <table:table-row table:style-name="ro1">
          <table:table-cell office:value-type="string" calcext:value-type="string">
            <text:p>http://archive.ubuntu.com/ubuntu/pool/universe/r/r-cran-medadherence/r-cran-medadherence_1.03-4.dsc</text:p>
          </table:table-cell>
          <table:table-cell office:value-type="string" calcext:value-type="string">
            <text:p>medadherence</text:p>
          </table:table-cell>
          <table:table-cell office:value-type="string" calcext:value-type="string">
            <text:p>r-cran-medadherence</text:p>
          </table:table-cell>
        </table:table-row>
        <table:table-row table:style-name="ro1">
          <table:table-cell office:value-type="string" calcext:value-type="string">
            <text:p>http://archive.ubuntu.com/ubuntu/pool/universe/r/r-cran-memoise/r-cran-memoise_1.0.0-1build1.dsc</text:p>
          </table:table-cell>
          <table:table-cell office:value-type="string" calcext:value-type="string">
            <text:p>memoise</text:p>
          </table:table-cell>
          <table:table-cell office:value-type="string" calcext:value-type="string">
            <text:p>r-cran-memoise</text:p>
          </table:table-cell>
        </table:table-row>
        <table:table-row table:style-name="ro1">
          <table:table-cell office:value-type="string" calcext:value-type="string">
            <text:p>http://archive.ubuntu.com/ubuntu/pool/universe/r/r-cran-mfilter/r-cran-mfilter_0.1.3-2.dsc</text:p>
          </table:table-cell>
          <table:table-cell office:value-type="string" calcext:value-type="string">
            <text:p>mfilter</text:p>
          </table:table-cell>
          <table:table-cell office:value-type="string" calcext:value-type="string">
            <text:p>r-cran-mfilter</text:p>
          </table:table-cell>
        </table:table-row>
        <table:table-row table:style-name="ro1">
          <table:table-cell office:value-type="string" calcext:value-type="string">
            <text:p>http://archive.ubuntu.com/ubuntu/pool/universe/r/r-cran-mi/r-cran-mi_1.0-5.dsc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r-cran-mi</text:p>
          </table:table-cell>
        </table:table-row>
        <table:table-row table:style-name="ro1">
          <table:table-cell office:value-type="string" calcext:value-type="string">
            <text:p>http://archive.ubuntu.com/ubuntu/pool/universe/r/r-cran-mime/r-cran-mime_0.5-1build1.dsc</text:p>
          </table:table-cell>
          <table:table-cell office:value-type="string" calcext:value-type="string">
            <text:p>mime</text:p>
          </table:table-cell>
          <table:table-cell office:value-type="string" calcext:value-type="string">
            <text:p>r-cran-mime</text:p>
          </table:table-cell>
        </table:table-row>
        <table:table-row table:style-name="ro1">
          <table:table-cell office:value-type="string" calcext:value-type="string">
            <text:p>http://archive.ubuntu.com/ubuntu/pool/universe/r/r-cran-miniui/r-cran-miniui_0.1.1-2.dsc</text:p>
          </table:table-cell>
          <table:table-cell office:value-type="string" calcext:value-type="string">
            <text:p>miniui</text:p>
          </table:table-cell>
          <table:table-cell office:value-type="string" calcext:value-type="string">
            <text:p>r-cran-miniui</text:p>
          </table:table-cell>
        </table:table-row>
        <table:table-row table:style-name="ro1">
          <table:table-cell office:value-type="string" calcext:value-type="string">
            <text:p>http://archive.ubuntu.com/ubuntu/pool/universe/r/r-cran-minpack.lm/r-cran-minpack.lm_1.2-1-3.dsc</text:p>
          </table:table-cell>
          <table:table-cell office:value-type="string" calcext:value-type="string">
            <text:p>minpack.lm</text:p>
          </table:table-cell>
          <table:table-cell office:value-type="string" calcext:value-type="string">
            <text:p>r-cran-minpack.lm</text:p>
          </table:table-cell>
        </table:table-row>
        <table:table-row table:style-name="ro1">
          <table:table-cell office:value-type="string" calcext:value-type="string">
            <text:p>http://archive.ubuntu.com/ubuntu/pool/universe/r/r-cran-minqa/r-cran-minqa_1.2.4-1build1.dsc</text:p>
          </table:table-cell>
          <table:table-cell office:value-type="string" calcext:value-type="string">
            <text:p>minqa</text:p>
          </table:table-cell>
          <table:table-cell office:value-type="string" calcext:value-type="string">
            <text:p>r-cran-minqa</text:p>
          </table:table-cell>
        </table:table-row>
        <table:table-row table:style-name="ro1">
          <table:table-cell office:value-type="string" calcext:value-type="string">
            <text:p>http://archive.ubuntu.com/ubuntu/pool/universe/r/r-cran-misctools/r-cran-misctools_0.6-22-1.dsc</text:p>
          </table:table-cell>
          <table:table-cell office:value-type="string" calcext:value-type="string">
            <text:p>misctools</text:p>
          </table:table-cell>
          <table:table-cell office:value-type="string" calcext:value-type="string">
            <text:p>r-cran-misctools</text:p>
          </table:table-cell>
        </table:table-row>
        <table:table-row table:style-name="ro1">
          <table:table-cell office:value-type="string" calcext:value-type="string">
            <text:p>http://archive.ubuntu.com/ubuntu/pool/universe/r/r-cran-mixtools/r-cran-mixtools_1.1.0-1.dsc</text:p>
          </table:table-cell>
          <table:table-cell office:value-type="string" calcext:value-type="string">
            <text:p>mixtools</text:p>
          </table:table-cell>
          <table:table-cell office:value-type="string" calcext:value-type="string">
            <text:p>r-cran-mixtools</text:p>
          </table:table-cell>
        </table:table-row>
        <table:table-row table:style-name="ro1">
          <table:table-cell office:value-type="string" calcext:value-type="string">
            <text:p>http://archive.ubuntu.com/ubuntu/pool/universe/r/r-cran-mlbench/r-cran-mlbench_2.1-1-2.dsc</text:p>
          </table:table-cell>
          <table:table-cell office:value-type="string" calcext:value-type="string">
            <text:p>mlbench</text:p>
          </table:table-cell>
          <table:table-cell office:value-type="string" calcext:value-type="string">
            <text:p>r-cran-mlbench</text:p>
          </table:table-cell>
        </table:table-row>
        <table:table-row table:style-name="ro1">
          <table:table-cell office:value-type="string" calcext:value-type="string">
            <text:p>http://archive.ubuntu.com/ubuntu/pool/universe/r/r-cran-mlmrev/r-cran-mlmrev_1.0-6-4.dsc</text:p>
          </table:table-cell>
          <table:table-cell office:value-type="string" calcext:value-type="string">
            <text:p>mlmrev</text:p>
          </table:table-cell>
          <table:table-cell office:value-type="string" calcext:value-type="string">
            <text:p>r-cran-mlmrev</text:p>
          </table:table-cell>
        </table:table-row>
        <table:table-row table:style-name="ro1">
          <table:table-cell office:value-type="string" calcext:value-type="string">
            <text:p>http://archive.ubuntu.com/ubuntu/pool/universe/r/r-cran-mockery/r-cran-mockery_0.4.1-1.dsc</text:p>
          </table:table-cell>
          <table:table-cell office:value-type="string" calcext:value-type="string">
            <text:p>mockery</text:p>
          </table:table-cell>
          <table:table-cell office:value-type="string" calcext:value-type="string">
            <text:p>r-cran-mockery</text:p>
          </table:table-cell>
        </table:table-row>
        <table:table-row table:style-name="ro1">
          <table:table-cell office:value-type="string" calcext:value-type="string">
            <text:p>http://archive.ubuntu.com/ubuntu/pool/universe/r/r-cran-modelmetrics/r-cran-modelmetrics_1.1.0-1build1.dsc</text:p>
          </table:table-cell>
          <table:table-cell office:value-type="string" calcext:value-type="string">
            <text:p>modelmetrics</text:p>
          </table:table-cell>
          <table:table-cell office:value-type="string" calcext:value-type="string">
            <text:p>r-cran-modelmetrics</text:p>
          </table:table-cell>
        </table:table-row>
        <table:table-row table:style-name="ro1">
          <table:table-cell office:value-type="string" calcext:value-type="string">
            <text:p>http://archive.ubuntu.com/ubuntu/pool/universe/r/r-cran-modeltools/r-cran-modeltools_0.2-21-2.dsc</text:p>
          </table:table-cell>
          <table:table-cell office:value-type="string" calcext:value-type="string">
            <text:p>modeltools</text:p>
          </table:table-cell>
          <table:table-cell office:value-type="string" calcext:value-type="string">
            <text:p>r-cran-modeltools</text:p>
          </table:table-cell>
        </table:table-row>
        <table:table-row table:style-name="ro1">
          <table:table-cell office:value-type="string" calcext:value-type="string">
            <text:p>http://archive.ubuntu.com/ubuntu/pool/universe/r/r-cran-multicore/r-cran-multicore_0.2-1build1.dsc</text:p>
          </table:table-cell>
          <table:table-cell office:value-type="string" calcext:value-type="string">
            <text:p>multicore</text:p>
          </table:table-cell>
          <table:table-cell office:value-type="string" calcext:value-type="string">
            <text:p>r-cran-multicore</text:p>
          </table:table-cell>
        </table:table-row>
        <table:table-row table:style-name="ro1">
          <table:table-cell office:value-type="string" calcext:value-type="string">
            <text:p>http://archive.ubuntu.com/ubuntu/pool/universe/r/r-cran-munsell/r-cran-munsell_0.4.3-2.dsc</text:p>
          </table:table-cell>
          <table:table-cell office:value-type="string" calcext:value-type="string">
            <text:p>munsell</text:p>
          </table:table-cell>
          <table:table-cell office:value-type="string" calcext:value-type="string">
            <text:p>r-cran-munsell</text:p>
          </table:table-cell>
        </table:table-row>
        <table:table-row table:style-name="ro1">
          <table:table-cell office:value-type="string" calcext:value-type="string">
            <text:p>http://archive.ubuntu.com/ubuntu/pool/universe/r/r-cran-mvnormtest/r-cran-mvnormtest_0.1-9-1build1.dsc</text:p>
          </table:table-cell>
          <table:table-cell office:value-type="string" calcext:value-type="string">
            <text:p>mvnormtest</text:p>
          </table:table-cell>
          <table:table-cell office:value-type="string" calcext:value-type="string">
            <text:p>r-cran-mvnormtest</text:p>
          </table:table-cell>
        </table:table-row>
        <table:table-row table:style-name="ro1">
          <table:table-cell office:value-type="string" calcext:value-type="string">
            <text:p>http://archive.ubuntu.com/ubuntu/pool/universe/r/r-cran-natserv/r-cran-natserv_0.1.4-2.dsc</text:p>
          </table:table-cell>
          <table:table-cell office:value-type="string" calcext:value-type="string">
            <text:p>natserv</text:p>
          </table:table-cell>
          <table:table-cell office:value-type="string" calcext:value-type="string">
            <text:p>r-cran-natserv</text:p>
          </table:table-cell>
        </table:table-row>
        <table:table-row table:style-name="ro1">
          <table:table-cell office:value-type="string" calcext:value-type="string">
            <text:p>http://archive.ubuntu.com/ubuntu/pool/universe/r/r-cran-ncdf4/r-cran-ncdf4_1.16-1.dsc</text:p>
          </table:table-cell>
          <table:table-cell office:value-type="string" calcext:value-type="string">
            <text:p>ncdf4</text:p>
          </table:table-cell>
          <table:table-cell office:value-type="string" calcext:value-type="string">
            <text:p>r-cran-ncdf4</text:p>
          </table:table-cell>
        </table:table-row>
        <table:table-row table:style-name="ro1">
          <table:table-cell office:value-type="string" calcext:value-type="string">
            <text:p>http://archive.ubuntu.com/ubuntu/pool/universe/r/r-cran-nleqslv/r-cran-nleqslv_3.3.1-1build1.dsc</text:p>
          </table:table-cell>
          <table:table-cell office:value-type="string" calcext:value-type="string">
            <text:p>nleqslv</text:p>
          </table:table-cell>
          <table:table-cell office:value-type="string" calcext:value-type="string">
            <text:p>r-cran-nleqslv</text:p>
          </table:table-cell>
        </table:table-row>
        <table:table-row table:style-name="ro1">
          <table:table-cell office:value-type="string" calcext:value-type="string">
            <text:p>http://archive.ubuntu.com/ubuntu/pool/universe/r/r-cran-nloptr/r-cran-nloptr_1.0.4-1build1.dsc</text:p>
          </table:table-cell>
          <table:table-cell office:value-type="string" calcext:value-type="string">
            <text:p>nloptr</text:p>
          </table:table-cell>
          <table:table-cell office:value-type="string" calcext:value-type="string">
            <text:p>r-cran-nloptr</text:p>
          </table:table-cell>
        </table:table-row>
        <table:table-row table:style-name="ro1">
          <table:table-cell office:value-type="string" calcext:value-type="string">
            <text:p>http://archive.ubuntu.com/ubuntu/pool/universe/r/r-cran-nlp/r-cran-nlp_0.1-11-1.dsc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r-cran-nlp</text:p>
          </table:table-cell>
        </table:table-row>
        <table:table-row table:style-name="ro1">
          <table:table-cell office:value-type="string" calcext:value-type="string">
            <text:p>http://archive.ubuntu.com/ubuntu/pool/universe/r/r-cran-nmf/r-cran-nmf_0.20.6-1build1.dsc</text:p>
          </table:table-cell>
          <table:table-cell office:value-type="string" calcext:value-type="string">
            <text:p>nmf</text:p>
          </table:table-cell>
          <table:table-cell office:value-type="string" calcext:value-type="string">
            <text:p>r-cran-nmf</text:p>
          </table:table-cell>
        </table:table-row>
        <table:table-row table:style-name="ro1">
          <table:table-cell office:value-type="string" calcext:value-type="string">
            <text:p>http://archive.ubuntu.com/ubuntu/pool/universe/r/r-cran-nnet/r-cran-nnet_7.3-12-2build1.dsc</text:p>
          </table:table-cell>
          <table:table-cell office:value-type="string" calcext:value-type="string">
            <text:p>nnet</text:p>
          </table:table-cell>
          <table:table-cell office:value-type="string" calcext:value-type="string">
            <text:p>r-cran-nnet</text:p>
          </table:table-cell>
        </table:table-row>
        <table:table-row table:style-name="ro1">
          <table:table-cell office:value-type="string" calcext:value-type="string">
            <text:p>http://archive.ubuntu.com/ubuntu/pool/universe/r/r-cran-nnls/r-cran-nnls_1.4-1build1.dsc</text:p>
          </table:table-cell>
          <table:table-cell office:value-type="string" calcext:value-type="string">
            <text:p>nnls</text:p>
          </table:table-cell>
          <table:table-cell office:value-type="string" calcext:value-type="string">
            <text:p>r-cran-nnls</text:p>
          </table:table-cell>
        </table:table-row>
        <table:table-row table:style-name="ro1">
          <table:table-cell office:value-type="string" calcext:value-type="string">
            <text:p>http://archive.ubuntu.com/ubuntu/pool/universe/r/r-cran-nortest/r-cran-nortest_1.0-4-1.dsc</text:p>
          </table:table-cell>
          <table:table-cell office:value-type="string" calcext:value-type="string">
            <text:p>nortest</text:p>
          </table:table-cell>
          <table:table-cell office:value-type="string" calcext:value-type="string">
            <text:p>r-cran-nortest</text:p>
          </table:table-cell>
        </table:table-row>
        <table:table-row table:style-name="ro1">
          <table:table-cell office:value-type="string" calcext:value-type="string">
            <text:p>http://archive.ubuntu.com/ubuntu/pool/universe/r/r-cran-numderiv/r-cran-numderiv_2016.8-1-1.1.dsc</text:p>
          </table:table-cell>
          <table:table-cell office:value-type="string" calcext:value-type="string">
            <text:p>numderiv</text:p>
          </table:table-cell>
          <table:table-cell office:value-type="string" calcext:value-type="string">
            <text:p>r-cran-numderiv</text:p>
          </table:table-cell>
        </table:table-row>
        <table:table-row table:style-name="ro1">
          <table:table-cell office:value-type="string" calcext:value-type="string">
            <text:p>http://archive.ubuntu.com/ubuntu/pool/universe/r/r-cran-openssl/r-cran-openssl_1.0.1-1ubuntu1.dsc</text:p>
          </table:table-cell>
          <table:table-cell office:value-type="string" calcext:value-type="string">
            <text:p>openssl</text:p>
          </table:table-cell>
          <table:table-cell office:value-type="string" calcext:value-type="string">
            <text:p>r-cran-openssl</text:p>
          </table:table-cell>
        </table:table-row>
        <table:table-row table:style-name="ro1">
          <table:table-cell office:value-type="string" calcext:value-type="string">
            <text:p>http://archive.ubuntu.com/ubuntu/pool/universe/r/r-cran-optparse/r-cran-optparse_1.4.4-1ubuntu1.dsc</text:p>
          </table:table-cell>
          <table:table-cell office:value-type="string" calcext:value-type="string">
            <text:p>optparse</text:p>
          </table:table-cell>
          <table:table-cell office:value-type="string" calcext:value-type="string">
            <text:p>r-cran-optparse</text:p>
          </table:table-cell>
        </table:table-row>
        <table:table-row table:style-name="ro1">
          <table:table-cell office:value-type="string" calcext:value-type="string">
            <text:p>http://archive.ubuntu.com/ubuntu/pool/universe/r/r-cran-pbapply/r-cran-pbapply_1.3-3-1.dsc</text:p>
          </table:table-cell>
          <table:table-cell office:value-type="string" calcext:value-type="string">
            <text:p>pbapply</text:p>
          </table:table-cell>
          <table:table-cell office:value-type="string" calcext:value-type="string">
            <text:p>r-cran-pbapply</text:p>
          </table:table-cell>
        </table:table-row>
        <table:table-row table:style-name="ro1">
          <table:table-cell office:value-type="string" calcext:value-type="string">
            <text:p>http://archive.ubuntu.com/ubuntu/pool/universe/r/r-cran-pbdzmq/r-cran-pbdzmq_0.3.2+dfsg-1.dsc</text:p>
          </table:table-cell>
          <table:table-cell office:value-type="string" calcext:value-type="string">
            <text:p>pbdzmq</text:p>
          </table:table-cell>
          <table:table-cell office:value-type="string" calcext:value-type="string">
            <text:p>r-cran-pbdzmq</text:p>
          </table:table-cell>
        </table:table-row>
        <table:table-row table:style-name="ro1">
          <table:table-cell office:value-type="string" calcext:value-type="string">
            <text:p>http://archive.ubuntu.com/ubuntu/pool/universe/r/r-cran-pbivnorm/r-cran-pbivnorm_0.6.0-2.dsc</text:p>
          </table:table-cell>
          <table:table-cell office:value-type="string" calcext:value-type="string">
            <text:p>pbivnorm</text:p>
          </table:table-cell>
          <table:table-cell office:value-type="string" calcext:value-type="string">
            <text:p>r-cran-pbivnorm</text:p>
          </table:table-cell>
        </table:table-row>
        <table:table-row table:style-name="ro1">
          <table:table-cell office:value-type="string" calcext:value-type="string">
            <text:p>http://archive.ubuntu.com/ubuntu/pool/universe/r/r-cran-pbkrtest/r-cran-pbkrtest_0.4-7-1.1.dsc</text:p>
          </table:table-cell>
          <table:table-cell office:value-type="string" calcext:value-type="string">
            <text:p>pbkrtest</text:p>
          </table:table-cell>
          <table:table-cell office:value-type="string" calcext:value-type="string">
            <text:p>r-cran-pbkrtest</text:p>
          </table:table-cell>
        </table:table-row>
        <table:table-row table:style-name="ro1">
          <table:table-cell office:value-type="string" calcext:value-type="string">
            <text:p>http://archive.ubuntu.com/ubuntu/pool/universe/r/r-cran-permute/r-cran-permute_0.9-4-1.dsc</text:p>
          </table:table-cell>
          <table:table-cell office:value-type="string" calcext:value-type="string">
            <text:p>permute</text:p>
          </table:table-cell>
          <table:table-cell office:value-type="string" calcext:value-type="string">
            <text:p>r-cran-permute</text:p>
          </table:table-cell>
        </table:table-row>
        <table:table-row table:style-name="ro1">
          <table:table-cell office:value-type="string" calcext:value-type="string">
            <text:p>http://archive.ubuntu.com/ubuntu/pool/universe/r/r-cran-phangorn/r-cran-phangorn_2.4.0-1.dsc</text:p>
          </table:table-cell>
          <table:table-cell office:value-type="string" calcext:value-type="string">
            <text:p>phangorn</text:p>
          </table:table-cell>
          <table:table-cell office:value-type="string" calcext:value-type="string">
            <text:p>r-cran-phangorn</text:p>
          </table:table-cell>
        </table:table-row>
        <table:table-row table:style-name="ro1">
          <table:table-cell office:value-type="string" calcext:value-type="string">
            <text:p>http://archive.ubuntu.com/ubuntu/pool/universe/r/r-cran-pheatmap/r-cran-pheatmap_1.0.8-3.dsc</text:p>
          </table:table-cell>
          <table:table-cell office:value-type="string" calcext:value-type="string">
            <text:p>pheatmap</text:p>
          </table:table-cell>
          <table:table-cell office:value-type="string" calcext:value-type="string">
            <text:p>r-cran-pheatmap</text:p>
          </table:table-cell>
        </table:table-row>
        <table:table-row table:style-name="ro1">
          <table:table-cell office:value-type="string" calcext:value-type="string">
            <text:p>http://archive.ubuntu.com/ubuntu/pool/universe/r/r-cran-phylobase/r-cran-phylobase_0.8.4-2.dsc</text:p>
          </table:table-cell>
          <table:table-cell office:value-type="string" calcext:value-type="string">
            <text:p>phylobase</text:p>
          </table:table-cell>
          <table:table-cell office:value-type="string" calcext:value-type="string">
            <text:p>r-cran-phylobase</text:p>
          </table:table-cell>
        </table:table-row>
        <table:table-row table:style-name="ro1">
          <table:table-cell office:value-type="string" calcext:value-type="string">
            <text:p>http://archive.ubuntu.com/ubuntu/pool/universe/r/r-cran-phytools/r-cran-phytools_0.6-44-1.dsc</text:p>
          </table:table-cell>
          <table:table-cell office:value-type="string" calcext:value-type="string">
            <text:p>phytools</text:p>
          </table:table-cell>
          <table:table-cell office:value-type="string" calcext:value-type="string">
            <text:p>r-cran-phytools</text:p>
          </table:table-cell>
        </table:table-row>
        <table:table-row table:style-name="ro1">
          <table:table-cell office:value-type="string" calcext:value-type="string">
            <text:p>http://archive.ubuntu.com/ubuntu/pool/universe/r/r-cran-pillar/r-cran-pillar_1.0.1-1.dsc</text:p>
          </table:table-cell>
          <table:table-cell office:value-type="string" calcext:value-type="string">
            <text:p>pillar</text:p>
          </table:table-cell>
          <table:table-cell office:value-type="string" calcext:value-type="string">
            <text:p>r-cran-pillar</text:p>
          </table:table-cell>
        </table:table-row>
        <table:table-row table:style-name="ro1">
          <table:table-cell office:value-type="string" calcext:value-type="string">
            <text:p>http://archive.ubuntu.com/ubuntu/pool/universe/r/r-cran-pkgconfig/r-cran-pkgconfig_2.0.1-2.dsc</text:p>
          </table:table-cell>
          <table:table-cell office:value-type="string" calcext:value-type="string">
            <text:p>pkgconfig</text:p>
          </table:table-cell>
          <table:table-cell office:value-type="string" calcext:value-type="string">
            <text:p>r-cran-pkgconfig</text:p>
          </table:table-cell>
        </table:table-row>
        <table:table-row table:style-name="ro1">
          <table:table-cell office:value-type="string" calcext:value-type="string">
            <text:p>http://archive.ubuntu.com/ubuntu/pool/universe/r/r-cran-pkgkitten/r-cran-pkgkitten_0.1.4-1.1.dsc</text:p>
          </table:table-cell>
          <table:table-cell office:value-type="string" calcext:value-type="string">
            <text:p>pkgkitten</text:p>
          </table:table-cell>
          <table:table-cell office:value-type="string" calcext:value-type="string">
            <text:p>r-cran-pkgkitten</text:p>
          </table:table-cell>
        </table:table-row>
        <table:table-row table:style-name="ro1">
          <table:table-cell office:value-type="string" calcext:value-type="string">
            <text:p>http://archive.ubuntu.com/ubuntu/pool/universe/r/r-cran-pkgmaker/r-cran-pkgmaker_0.22-1build1.dsc</text:p>
          </table:table-cell>
          <table:table-cell office:value-type="string" calcext:value-type="string">
            <text:p>pkgmaker</text:p>
          </table:table-cell>
          <table:table-cell office:value-type="string" calcext:value-type="string">
            <text:p>r-cran-pkgmaker</text:p>
          </table:table-cell>
        </table:table-row>
        <table:table-row table:style-name="ro1">
          <table:table-cell office:value-type="string" calcext:value-type="string">
            <text:p>http://archive.ubuntu.com/ubuntu/pool/universe/r/r-cran-plogr/r-cran-plogr_0.1-1-2.dsc</text:p>
          </table:table-cell>
          <table:table-cell office:value-type="string" calcext:value-type="string">
            <text:p>plogr</text:p>
          </table:table-cell>
          <table:table-cell office:value-type="string" calcext:value-type="string">
            <text:p>r-cran-plogr</text:p>
          </table:table-cell>
        </table:table-row>
        <table:table-row table:style-name="ro1">
          <table:table-cell office:value-type="string" calcext:value-type="string">
            <text:p>http://archive.ubuntu.com/ubuntu/pool/universe/r/r-cran-plotly/r-cran-plotly_4.7.1+dfsg-1.dsc</text:p>
          </table:table-cell>
          <table:table-cell office:value-type="string" calcext:value-type="string">
            <text:p>plotly</text:p>
          </table:table-cell>
          <table:table-cell office:value-type="string" calcext:value-type="string">
            <text:p>r-cran-plotly</text:p>
          </table:table-cell>
        </table:table-row>
        <table:table-row table:style-name="ro1">
          <table:table-cell office:value-type="string" calcext:value-type="string">
            <text:p>http://archive.ubuntu.com/ubuntu/pool/universe/r/r-cran-plyr/r-cran-plyr_1.8.4-1build1.dsc</text:p>
          </table:table-cell>
          <table:table-cell office:value-type="string" calcext:value-type="string">
            <text:p>plyr</text:p>
          </table:table-cell>
          <table:table-cell office:value-type="string" calcext:value-type="string">
            <text:p>r-cran-plyr</text:p>
          </table:table-cell>
        </table:table-row>
        <table:table-row table:style-name="ro1">
          <table:table-cell office:value-type="string" calcext:value-type="string">
            <text:p>http://archive.ubuntu.com/ubuntu/pool/universe/r/r-cran-png/r-cran-png_0.1-7-2.dsc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r-cran-png</text:p>
          </table:table-cell>
        </table:table-row>
        <table:table-row table:style-name="ro1">
          <table:table-cell office:value-type="string" calcext:value-type="string">
            <text:p>http://archive.ubuntu.com/ubuntu/pool/universe/r/r-cran-polyclip/r-cran-polyclip_1.6-1-1.dsc</text:p>
          </table:table-cell>
          <table:table-cell office:value-type="string" calcext:value-type="string">
            <text:p>polyclip</text:p>
          </table:table-cell>
          <table:table-cell office:value-type="string" calcext:value-type="string">
            <text:p>r-cran-polyclip</text:p>
          </table:table-cell>
        </table:table-row>
        <table:table-row table:style-name="ro1">
          <table:table-cell office:value-type="string" calcext:value-type="string">
            <text:p>http://archive.ubuntu.com/ubuntu/pool/universe/r/r-cran-polycub/r-cran-polycub_0.6.1-3ubuntu1.dsc</text:p>
          </table:table-cell>
          <table:table-cell office:value-type="string" calcext:value-type="string">
            <text:p>polycub</text:p>
          </table:table-cell>
          <table:table-cell office:value-type="string" calcext:value-type="string">
            <text:p>r-cran-polycub</text:p>
          </table:table-cell>
        </table:table-row>
        <table:table-row table:style-name="ro1">
          <table:table-cell office:value-type="string" calcext:value-type="string">
            <text:p>http://archive.ubuntu.com/ubuntu/pool/universe/r/r-cran-praise/r-cran-praise_1.0.0-2ubuntu1.dsc</text:p>
          </table:table-cell>
          <table:table-cell office:value-type="string" calcext:value-type="string">
            <text:p>praise</text:p>
          </table:table-cell>
          <table:table-cell office:value-type="string" calcext:value-type="string">
            <text:p>r-cran-praise</text:p>
          </table:table-cell>
        </table:table-row>
        <table:table-row table:style-name="ro1">
          <table:table-cell office:value-type="string" calcext:value-type="string">
            <text:p>http://archive.ubuntu.com/ubuntu/pool/universe/r/r-cran-prettyunits/r-cran-prettyunits_1.0.2-2.dsc</text:p>
          </table:table-cell>
          <table:table-cell office:value-type="string" calcext:value-type="string">
            <text:p>prettyunits</text:p>
          </table:table-cell>
          <table:table-cell office:value-type="string" calcext:value-type="string">
            <text:p>r-cran-prettyunits</text:p>
          </table:table-cell>
        </table:table-row>
        <table:table-row table:style-name="ro1">
          <table:table-cell office:value-type="string" calcext:value-type="string">
            <text:p>http://archive.ubuntu.com/ubuntu/pool/universe/r/r-cran-princurve/r-cran-princurve_1.1-12-2.dsc</text:p>
          </table:table-cell>
          <table:table-cell office:value-type="string" calcext:value-type="string">
            <text:p>princurve</text:p>
          </table:table-cell>
          <table:table-cell office:value-type="string" calcext:value-type="string">
            <text:p>r-cran-princurve</text:p>
          </table:table-cell>
        </table:table-row>
        <table:table-row table:style-name="ro1">
          <table:table-cell office:value-type="string" calcext:value-type="string">
            <text:p>http://archive.ubuntu.com/ubuntu/pool/universe/r/r-cran-prodlim/r-cran-prodlim_1.6.1-1.dsc</text:p>
          </table:table-cell>
          <table:table-cell office:value-type="string" calcext:value-type="string">
            <text:p>prodlim</text:p>
          </table:table-cell>
          <table:table-cell office:value-type="string" calcext:value-type="string">
            <text:p>r-cran-prodlim</text:p>
          </table:table-cell>
        </table:table-row>
        <table:table-row table:style-name="ro1">
          <table:table-cell office:value-type="string" calcext:value-type="string">
            <text:p>http://archive.ubuntu.com/ubuntu/pool/universe/r/r-cran-profilemodel/r-cran-profilemodel_0.5-9-2.dsc</text:p>
          </table:table-cell>
          <table:table-cell office:value-type="string" calcext:value-type="string">
            <text:p>profilemodel</text:p>
          </table:table-cell>
          <table:table-cell office:value-type="string" calcext:value-type="string">
            <text:p>r-cran-profilemodel</text:p>
          </table:table-cell>
        </table:table-row>
        <table:table-row table:style-name="ro1">
          <table:table-cell office:value-type="string" calcext:value-type="string">
            <text:p>http://archive.ubuntu.com/ubuntu/pool/universe/r/r-cran-progress/r-cran-progress_1.1.2-2.dsc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r-cran-progress</text:p>
          </table:table-cell>
        </table:table-row>
        <table:table-row table:style-name="ro1">
          <table:table-cell office:value-type="string" calcext:value-type="string">
            <text:p>http://archive.ubuntu.com/ubuntu/pool/universe/r/r-cran-proto/r-cran-proto_1.0.0-1build1.dsc</text:p>
          </table:table-cell>
          <table:table-cell office:value-type="string" calcext:value-type="string">
            <text:p>proto</text:p>
          </table:table-cell>
          <table:table-cell office:value-type="string" calcext:value-type="string">
            <text:p>r-cran-proto</text:p>
          </table:table-cell>
        </table:table-row>
        <table:table-row table:style-name="ro1">
          <table:table-cell office:value-type="string" calcext:value-type="string">
            <text:p>http://archive.ubuntu.com/ubuntu/pool/universe/r/r-cran-pscbs/r-cran-pscbs_0.63.0-1.dsc</text:p>
          </table:table-cell>
          <table:table-cell office:value-type="string" calcext:value-type="string">
            <text:p>pscbs</text:p>
          </table:table-cell>
          <table:table-cell office:value-type="string" calcext:value-type="string">
            <text:p>r-cran-pscbs</text:p>
          </table:table-cell>
        </table:table-row>
        <table:table-row table:style-name="ro1">
          <table:table-cell office:value-type="string" calcext:value-type="string">
            <text:p>http://archive.ubuntu.com/ubuntu/pool/universe/r/r-cran-pscl/r-cran-pscl_1.5.2-1.dsc</text:p>
          </table:table-cell>
          <table:table-cell office:value-type="string" calcext:value-type="string">
            <text:p>pscl</text:p>
          </table:table-cell>
          <table:table-cell office:value-type="string" calcext:value-type="string">
            <text:p>r-cran-pscl</text:p>
          </table:table-cell>
        </table:table-row>
        <table:table-row table:style-name="ro1">
          <table:table-cell office:value-type="string" calcext:value-type="string">
            <text:p>http://archive.ubuntu.com/ubuntu/pool/universe/r/r-cran-psych/r-cran-psych_1.7.8-1.dsc</text:p>
          </table:table-cell>
          <table:table-cell office:value-type="string" calcext:value-type="string">
            <text:p>psych</text:p>
          </table:table-cell>
          <table:table-cell office:value-type="string" calcext:value-type="string">
            <text:p>r-cran-psych</text:p>
          </table:table-cell>
        </table:table-row>
        <table:table-row table:style-name="ro1">
          <table:table-cell office:value-type="string" calcext:value-type="string">
            <text:p>http://archive.ubuntu.com/ubuntu/pool/universe/r/r-cran-purrr/r-cran-purrr_0.2.4-1.dsc</text:p>
          </table:table-cell>
          <table:table-cell office:value-type="string" calcext:value-type="string">
            <text:p>purrr</text:p>
          </table:table-cell>
          <table:table-cell office:value-type="string" calcext:value-type="string">
            <text:p>r-cran-purrr</text:p>
          </table:table-cell>
        </table:table-row>
        <table:table-row table:style-name="ro1">
          <table:table-cell office:value-type="string" calcext:value-type="string">
            <text:p>http://archive.ubuntu.com/ubuntu/pool/universe/r/r-cran-pwt/r-cran-pwt_7.1.1-4.dsc</text:p>
          </table:table-cell>
          <table:table-cell office:value-type="string" calcext:value-type="string">
            <text:p>pwt</text:p>
          </table:table-cell>
          <table:table-cell office:value-type="string" calcext:value-type="string">
            <text:p>r-cran-pwt</text:p>
          </table:table-cell>
        </table:table-row>
        <table:table-row table:style-name="ro1">
          <table:table-cell office:value-type="string" calcext:value-type="string">
            <text:p>http://archive.ubuntu.com/ubuntu/pool/universe/r/r-cran-pwt8/r-cran-pwt8_8.1.1-3.dsc</text:p>
          </table:table-cell>
          <table:table-cell office:value-type="string" calcext:value-type="string">
            <text:p>pwt8</text:p>
          </table:table-cell>
          <table:table-cell office:value-type="string" calcext:value-type="string">
            <text:p>r-cran-pwt8</text:p>
          </table:table-cell>
        </table:table-row>
        <table:table-row table:style-name="ro1">
          <table:table-cell office:value-type="string" calcext:value-type="string">
            <text:p>http://archive.ubuntu.com/ubuntu/pool/universe/r/r-cran-pwt9/r-cran-pwt9_9.0-0-2.dsc</text:p>
          </table:table-cell>
          <table:table-cell office:value-type="string" calcext:value-type="string">
            <text:p>pwt9</text:p>
          </table:table-cell>
          <table:table-cell office:value-type="string" calcext:value-type="string">
            <text:p>r-cran-pwt9</text:p>
          </table:table-cell>
        </table:table-row>
        <table:table-row table:style-name="ro1">
          <table:table-cell office:value-type="string" calcext:value-type="string">
            <text:p>http://archive.ubuntu.com/ubuntu/pool/universe/r/r-cran-qqman/r-cran-qqman_0.1.4-4.dsc</text:p>
          </table:table-cell>
          <table:table-cell office:value-type="string" calcext:value-type="string">
            <text:p>qqman</text:p>
          </table:table-cell>
          <table:table-cell office:value-type="string" calcext:value-type="string">
            <text:p>r-cran-qqman</text:p>
          </table:table-cell>
        </table:table-row>
        <table:table-row table:style-name="ro1">
          <table:table-cell office:value-type="string" calcext:value-type="string">
            <text:p>http://archive.ubuntu.com/ubuntu/pool/universe/r/r-cran-quantmod/r-cran-quantmod_0.4-12-1.dsc</text:p>
          </table:table-cell>
          <table:table-cell office:value-type="string" calcext:value-type="string">
            <text:p>quantmod</text:p>
          </table:table-cell>
          <table:table-cell office:value-type="string" calcext:value-type="string">
            <text:p>r-cran-quantmod</text:p>
          </table:table-cell>
        </table:table-row>
        <table:table-row table:style-name="ro1">
          <table:table-cell office:value-type="string" calcext:value-type="string">
            <text:p>http://archive.ubuntu.com/ubuntu/pool/universe/r/r-cran-quantreg/r-cran-quantreg_5.35-1.dsc</text:p>
          </table:table-cell>
          <table:table-cell office:value-type="string" calcext:value-type="string">
            <text:p>quantreg</text:p>
          </table:table-cell>
          <table:table-cell office:value-type="string" calcext:value-type="string">
            <text:p>r-cran-quantreg</text:p>
          </table:table-cell>
        </table:table-row>
        <table:table-row table:style-name="ro1">
          <table:table-cell office:value-type="string" calcext:value-type="string">
            <text:p>http://archive.ubuntu.com/ubuntu/pool/universe/r/r-cran-qvcalc/r-cran-qvcalc_0.9-1-1.dsc</text:p>
          </table:table-cell>
          <table:table-cell office:value-type="string" calcext:value-type="string">
            <text:p>qvcalc</text:p>
          </table:table-cell>
          <table:table-cell office:value-type="string" calcext:value-type="string">
            <text:p>r-cran-qvcalc</text:p>
          </table:table-cell>
        </table:table-row>
        <table:table-row table:style-name="ro1">
          <table:table-cell office:value-type="string" calcext:value-type="string">
            <text:p>http://archive.ubuntu.com/ubuntu/pool/universe/r/r-cran-r.cache/r-cran-r.cache_0.12.0-2build1.dsc</text:p>
          </table:table-cell>
          <table:table-cell office:value-type="string" calcext:value-type="string">
            <text:p>r.cache</text:p>
          </table:table-cell>
          <table:table-cell office:value-type="string" calcext:value-type="string">
            <text:p>r-cran-r.cache</text:p>
          </table:table-cell>
        </table:table-row>
        <table:table-row table:style-name="ro1">
          <table:table-cell office:value-type="string" calcext:value-type="string">
            <text:p>http://archive.ubuntu.com/ubuntu/pool/universe/r/r-cran-r.methodss3/r-cran-r.methodss3_1.7.1-2.dsc</text:p>
          </table:table-cell>
          <table:table-cell office:value-type="string" calcext:value-type="string">
            <text:p>r.methodss3</text:p>
          </table:table-cell>
          <table:table-cell office:value-type="string" calcext:value-type="string">
            <text:p>r-cran-r.methodss3</text:p>
          </table:table-cell>
        </table:table-row>
        <table:table-row table:style-name="ro1">
          <table:table-cell office:value-type="string" calcext:value-type="string">
            <text:p>http://archive.ubuntu.com/ubuntu/pool/universe/r/r-cran-r.oo/r-cran-r.oo_1.21.0-2.dsc</text:p>
          </table:table-cell>
          <table:table-cell office:value-type="string" calcext:value-type="string">
            <text:p>r.oo</text:p>
          </table:table-cell>
          <table:table-cell office:value-type="string" calcext:value-type="string">
            <text:p>r-cran-r.oo</text:p>
          </table:table-cell>
        </table:table-row>
        <table:table-row table:style-name="ro1">
          <table:table-cell office:value-type="string" calcext:value-type="string">
            <text:p>http://archive.ubuntu.com/ubuntu/pool/universe/r/r-cran-r.utils/r-cran-r.utils_2.6.0-1.dsc</text:p>
          </table:table-cell>
          <table:table-cell office:value-type="string" calcext:value-type="string">
            <text:p>r.utils</text:p>
          </table:table-cell>
          <table:table-cell office:value-type="string" calcext:value-type="string">
            <text:p>r-cran-r.utils</text:p>
          </table:table-cell>
        </table:table-row>
        <table:table-row table:style-name="ro1">
          <table:table-cell office:value-type="string" calcext:value-type="string">
            <text:p>http://archive.ubuntu.com/ubuntu/pool/universe/r/r-cran-r6/r-cran-r6_2.2.2-2.dsc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-cran-r6</text:p>
          </table:table-cell>
        </table:table-row>
        <table:table-row table:style-name="ro1">
          <table:table-cell office:value-type="string" calcext:value-type="string">
            <text:p>http://archive.ubuntu.com/ubuntu/pool/universe/r/r-cran-randomfields/r-cran-randomfields_3.1.50-2.dsc</text:p>
          </table:table-cell>
          <table:table-cell office:value-type="string" calcext:value-type="string">
            <text:p>randomfields</text:p>
          </table:table-cell>
          <table:table-cell office:value-type="string" calcext:value-type="string">
            <text:p>r-cran-randomfields</text:p>
          </table:table-cell>
        </table:table-row>
        <table:table-row table:style-name="ro1">
          <table:table-cell office:value-type="string" calcext:value-type="string">
            <text:p>http://archive.ubuntu.com/ubuntu/pool/universe/r/r-cran-randomfieldsutils/r-cran-randomfieldsutils_0.3.25-2.dsc</text:p>
          </table:table-cell>
          <table:table-cell office:value-type="string" calcext:value-type="string">
            <text:p>randomfieldsutils</text:p>
          </table:table-cell>
          <table:table-cell office:value-type="string" calcext:value-type="string">
            <text:p>r-cran-randomfieldsutils</text:p>
          </table:table-cell>
        </table:table-row>
        <table:table-row table:style-name="ro1">
          <table:table-cell office:value-type="string" calcext:value-type="string">
            <text:p>http://archive.ubuntu.com/ubuntu/pool/universe/r/r-cran-raschsampler/r-cran-raschsampler_0.8-8-1build2.dsc</text:p>
          </table:table-cell>
          <table:table-cell office:value-type="string" calcext:value-type="string">
            <text:p>raschsampler</text:p>
          </table:table-cell>
          <table:table-cell office:value-type="string" calcext:value-type="string">
            <text:p>r-cran-raschsampler</text:p>
          </table:table-cell>
        </table:table-row>
        <table:table-row table:style-name="ro1">
          <table:table-cell office:value-type="string" calcext:value-type="string">
            <text:p>http://archive.ubuntu.com/ubuntu/pool/universe/r/r-cran-raster/r-cran-raster_2.6-7-1.dsc</text:p>
          </table:table-cell>
          <table:table-cell office:value-type="string" calcext:value-type="string">
            <text:p>raster</text:p>
          </table:table-cell>
          <table:table-cell office:value-type="string" calcext:value-type="string">
            <text:p>r-cran-raster</text:p>
          </table:table-cell>
        </table:table-row>
        <table:table-row table:style-name="ro1">
          <table:table-cell office:value-type="string" calcext:value-type="string">
            <text:p>http://archive.ubuntu.com/ubuntu/pool/universe/r/r-cran-rcmdrmisc/r-cran-rcmdrmisc_1.0-7-1.dsc</text:p>
          </table:table-cell>
          <table:table-cell office:value-type="string" calcext:value-type="string">
            <text:p>rcmdrmisc</text:p>
          </table:table-cell>
          <table:table-cell office:value-type="string" calcext:value-type="string">
            <text:p>r-cran-rcmdrmisc</text:p>
          </table:table-cell>
        </table:table-row>
        <table:table-row table:style-name="ro1">
          <table:table-cell office:value-type="string" calcext:value-type="string">
            <text:p>http://archive.ubuntu.com/ubuntu/pool/universe/r/r-cran-rcpparmadillo/r-cran-rcpparmadillo_0.8.300.1.0-1.dsc</text:p>
          </table:table-cell>
          <table:table-cell office:value-type="string" calcext:value-type="string">
            <text:p>rcpparmadillo</text:p>
          </table:table-cell>
          <table:table-cell office:value-type="string" calcext:value-type="string">
            <text:p>r-cran-rcpparmadillo</text:p>
          </table:table-cell>
        </table:table-row>
        <table:table-row table:style-name="ro1">
          <table:table-cell office:value-type="string" calcext:value-type="string">
            <text:p>http://archive.ubuntu.com/ubuntu/pool/universe/r/r-cran-rcppeigen/r-cran-rcppeigen_0.3.3.4.0-1.dsc</text:p>
          </table:table-cell>
          <table:table-cell office:value-type="string" calcext:value-type="string">
            <text:p>rcppeigen</text:p>
          </table:table-cell>
          <table:table-cell office:value-type="string" calcext:value-type="string">
            <text:p>r-cran-rcppeigen</text:p>
          </table:table-cell>
        </table:table-row>
        <table:table-row table:style-name="ro1">
          <table:table-cell office:value-type="string" calcext:value-type="string">
            <text:p>http://archive.ubuntu.com/ubuntu/pool/universe/r/r-cran-rcppgsl/r-cran-rcppgsl_0.3.3-1.dsc</text:p>
          </table:table-cell>
          <table:table-cell office:value-type="string" calcext:value-type="string">
            <text:p>rcppgsl</text:p>
          </table:table-cell>
          <table:table-cell office:value-type="string" calcext:value-type="string">
            <text:p>r-cran-rcppgsl</text:p>
          </table:table-cell>
        </table:table-row>
        <table:table-row table:style-name="ro1">
          <table:table-cell office:value-type="string" calcext:value-type="string">
            <text:p>http://archive.ubuntu.com/ubuntu/pool/universe/r/r-cran-rcpproll/r-cran-rcpproll_0.2.2-2.dsc</text:p>
          </table:table-cell>
          <table:table-cell office:value-type="string" calcext:value-type="string">
            <text:p>rcpproll</text:p>
          </table:table-cell>
          <table:table-cell office:value-type="string" calcext:value-type="string">
            <text:p>r-cran-rcpproll</text:p>
          </table:table-cell>
        </table:table-row>
        <table:table-row table:style-name="ro1">
          <table:table-cell office:value-type="string" calcext:value-type="string">
            <text:p>http://archive.ubuntu.com/ubuntu/pool/universe/r/r-cran-rcurl/r-cran-rcurl_1.95-4.8-4build1.dsc</text:p>
          </table:table-cell>
          <table:table-cell office:value-type="string" calcext:value-type="string">
            <text:p>rcurl</text:p>
          </table:table-cell>
          <table:table-cell office:value-type="string" calcext:value-type="string">
            <text:p>r-cran-rcurl</text:p>
          </table:table-cell>
        </table:table-row>
        <table:table-row table:style-name="ro1">
          <table:table-cell office:value-type="string" calcext:value-type="string">
            <text:p>http://archive.ubuntu.com/ubuntu/pool/universe/r/r-cran-readbrukerflexdata/r-cran-readbrukerflexdata_1.8.5-1.dsc</text:p>
          </table:table-cell>
          <table:table-cell office:value-type="string" calcext:value-type="string">
            <text:p>readbrukerflexdata</text:p>
          </table:table-cell>
          <table:table-cell office:value-type="string" calcext:value-type="string">
            <text:p>r-cran-readbrukerflexdata</text:p>
          </table:table-cell>
        </table:table-row>
        <table:table-row table:style-name="ro1">
          <table:table-cell office:value-type="string" calcext:value-type="string">
            <text:p>http://archive.ubuntu.com/ubuntu/pool/universe/r/r-cran-readmzxmldata/r-cran-readmzxmldata_2.8.1-1build1.dsc</text:p>
          </table:table-cell>
          <table:table-cell office:value-type="string" calcext:value-type="string">
            <text:p>readmzxmldata</text:p>
          </table:table-cell>
          <table:table-cell office:value-type="string" calcext:value-type="string">
            <text:p>r-cran-readmzxmldata</text:p>
          </table:table-cell>
        </table:table-row>
        <table:table-row table:style-name="ro1">
          <table:table-cell office:value-type="string" calcext:value-type="string">
            <text:p>http://archive.ubuntu.com/ubuntu/pool/universe/r/r-cran-readr/r-cran-readr_1.1.1-1.dsc</text:p>
          </table:table-cell>
          <table:table-cell office:value-type="string" calcext:value-type="string">
            <text:p>readr</text:p>
          </table:table-cell>
          <table:table-cell office:value-type="string" calcext:value-type="string">
            <text:p>r-cran-readr</text:p>
          </table:table-cell>
        </table:table-row>
        <table:table-row table:style-name="ro1">
          <table:table-cell office:value-type="string" calcext:value-type="string">
            <text:p>http://archive.ubuntu.com/ubuntu/pool/universe/r/r-cran-readstata13/r-cran-readstata13_0.9.0-2.dsc</text:p>
          </table:table-cell>
          <table:table-cell office:value-type="string" calcext:value-type="string">
            <text:p>readstata13</text:p>
          </table:table-cell>
          <table:table-cell office:value-type="string" calcext:value-type="string">
            <text:p>r-cran-readstata13</text:p>
          </table:table-cell>
        </table:table-row>
        <table:table-row table:style-name="ro1">
          <table:table-cell office:value-type="string" calcext:value-type="string">
            <text:p>http://archive.ubuntu.com/ubuntu/pool/universe/r/r-cran-readxl/r-cran-readxl_1.0.0-2.dsc</text:p>
          </table:table-cell>
          <table:table-cell office:value-type="string" calcext:value-type="string">
            <text:p>readxl</text:p>
          </table:table-cell>
          <table:table-cell office:value-type="string" calcext:value-type="string">
            <text:p>r-cran-readxl</text:p>
          </table:table-cell>
        </table:table-row>
        <table:table-row table:style-name="ro1">
          <table:table-cell office:value-type="string" calcext:value-type="string">
            <text:p>http://archive.ubuntu.com/ubuntu/pool/universe/r/r-cran-recipes/r-cran-recipes_0.1.0-1.dsc</text:p>
          </table:table-cell>
          <table:table-cell office:value-type="string" calcext:value-type="string">
            <text:p>recipes</text:p>
          </table:table-cell>
          <table:table-cell office:value-type="string" calcext:value-type="string">
            <text:p>r-cran-recipes</text:p>
          </table:table-cell>
        </table:table-row>
        <table:table-row table:style-name="ro1">
          <table:table-cell office:value-type="string" calcext:value-type="string">
            <text:p>http://archive.ubuntu.com/ubuntu/pool/universe/r/r-cran-registry/r-cran-registry_0.5-1.dsc</text:p>
          </table:table-cell>
          <table:table-cell office:value-type="string" calcext:value-type="string">
            <text:p>registry</text:p>
          </table:table-cell>
          <table:table-cell office:value-type="string" calcext:value-type="string">
            <text:p>r-cran-registry</text:p>
          </table:table-cell>
        </table:table-row>
        <table:table-row table:style-name="ro1">
          <table:table-cell office:value-type="string" calcext:value-type="string">
            <text:p>http://archive.ubuntu.com/ubuntu/pool/universe/r/r-cran-rematch/r-cran-rematch_1.0.1-1.1.dsc</text:p>
          </table:table-cell>
          <table:table-cell office:value-type="string" calcext:value-type="string">
            <text:p>rematch</text:p>
          </table:table-cell>
          <table:table-cell office:value-type="string" calcext:value-type="string">
            <text:p>r-cran-rematch</text:p>
          </table:table-cell>
        </table:table-row>
        <table:table-row table:style-name="ro1">
          <table:table-cell office:value-type="string" calcext:value-type="string">
            <text:p>http://archive.ubuntu.com/ubuntu/pool/universe/r/r-cran-rentrez/r-cran-rentrez_1.2.0-1.dsc</text:p>
          </table:table-cell>
          <table:table-cell office:value-type="string" calcext:value-type="string">
            <text:p>rentrez</text:p>
          </table:table-cell>
          <table:table-cell office:value-type="string" calcext:value-type="string">
            <text:p>r-cran-rentrez</text:p>
          </table:table-cell>
        </table:table-row>
        <table:table-row table:style-name="ro1">
          <table:table-cell office:value-type="string" calcext:value-type="string">
            <text:p>http://archive.ubuntu.com/ubuntu/pool/universe/r/r-cran-repr/r-cran-repr_0.12.0-2.dsc</text:p>
          </table:table-cell>
          <table:table-cell office:value-type="string" calcext:value-type="string">
            <text:p>repr</text:p>
          </table:table-cell>
          <table:table-cell office:value-type="string" calcext:value-type="string">
            <text:p>r-cran-repr</text:p>
          </table:table-cell>
        </table:table-row>
        <table:table-row table:style-name="ro1">
          <table:table-cell office:value-type="string" calcext:value-type="string">
            <text:p>http://archive.ubuntu.com/ubuntu/pool/universe/r/r-cran-reshape/r-cran-reshape_0.8.7-1.dsc</text:p>
          </table:table-cell>
          <table:table-cell office:value-type="string" calcext:value-type="string">
            <text:p>reshape</text:p>
          </table:table-cell>
          <table:table-cell office:value-type="string" calcext:value-type="string">
            <text:p>r-cran-reshape</text:p>
          </table:table-cell>
        </table:table-row>
        <table:table-row table:style-name="ro1">
          <table:table-cell office:value-type="string" calcext:value-type="string">
            <text:p>http://archive.ubuntu.com/ubuntu/pool/universe/r/r-cran-reshape2/r-cran-reshape2_1.4.2-1build1.dsc</text:p>
          </table:table-cell>
          <table:table-cell office:value-type="string" calcext:value-type="string">
            <text:p>reshape2</text:p>
          </table:table-cell>
          <table:table-cell office:value-type="string" calcext:value-type="string">
            <text:p>r-cran-reshape2</text:p>
          </table:table-cell>
        </table:table-row>
        <table:table-row table:style-name="ro1">
          <table:table-cell office:value-type="string" calcext:value-type="string">
            <text:p>http://archive.ubuntu.com/ubuntu/pool/universe/r/r-cran-rgenoud/r-cran-rgenoud_5.7-12.4-1.dsc</text:p>
          </table:table-cell>
          <table:table-cell office:value-type="string" calcext:value-type="string">
            <text:p>rgenoud</text:p>
          </table:table-cell>
          <table:table-cell office:value-type="string" calcext:value-type="string">
            <text:p>r-cran-rgenoud</text:p>
          </table:table-cell>
        </table:table-row>
        <table:table-row table:style-name="ro1">
          <table:table-cell office:value-type="string" calcext:value-type="string">
            <text:p>http://archive.ubuntu.com/ubuntu/pool/universe/r/r-cran-rglwidget/r-cran-rglwidget_0.2.1-2.dsc</text:p>
          </table:table-cell>
          <table:table-cell office:value-type="string" calcext:value-type="string">
            <text:p>rglwidget</text:p>
          </table:table-cell>
          <table:table-cell office:value-type="string" calcext:value-type="string">
            <text:p>r-cran-rglwidget</text:p>
          </table:table-cell>
        </table:table-row>
        <table:table-row table:style-name="ro1">
          <table:table-cell office:value-type="string" calcext:value-type="string">
            <text:p>http://archive.ubuntu.com/ubuntu/pool/universe/r/r-cran-rhandsontable/r-cran-rhandsontable_0.3.5+dfsg-1.dsc</text:p>
          </table:table-cell>
          <table:table-cell office:value-type="string" calcext:value-type="string">
            <text:p>rhandsontable</text:p>
          </table:table-cell>
          <table:table-cell office:value-type="string" calcext:value-type="string">
            <text:p>r-cran-rhandsontable</text:p>
          </table:table-cell>
        </table:table-row>
        <table:table-row table:style-name="ro1">
          <table:table-cell office:value-type="string" calcext:value-type="string">
            <text:p>http://archive.ubuntu.com/ubuntu/pool/universe/r/r-cran-rinside/r-cran-rinside_0.2.14-1build1.dsc</text:p>
          </table:table-cell>
          <table:table-cell office:value-type="string" calcext:value-type="string">
            <text:p>rinside</text:p>
          </table:table-cell>
          <table:table-cell office:value-type="string" calcext:value-type="string">
            <text:p>r-cran-rinside</text:p>
          </table:table-cell>
        </table:table-row>
        <table:table-row table:style-name="ro1">
          <table:table-cell office:value-type="string" calcext:value-type="string">
            <text:p>http://archive.ubuntu.com/ubuntu/pool/universe/r/r-cran-ritis/r-cran-ritis_0.7.0-1.dsc</text:p>
          </table:table-cell>
          <table:table-cell office:value-type="string" calcext:value-type="string">
            <text:p>ritis</text:p>
          </table:table-cell>
          <table:table-cell office:value-type="string" calcext:value-type="string">
            <text:p>r-cran-ritis</text:p>
          </table:table-cell>
        </table:table-row>
        <table:table-row table:style-name="ro1">
          <table:table-cell office:value-type="string" calcext:value-type="string">
            <text:p>http://archive.ubuntu.com/ubuntu/pool/universe/r/r-cran-rjags/r-cran-rjags_1:4-6-2.dsc</text:p>
          </table:table-cell>
          <table:table-cell office:value-type="string" calcext:value-type="string">
            <text:p>rjags</text:p>
          </table:table-cell>
          <table:table-cell office:value-type="string" calcext:value-type="string">
            <text:p>r-cran-rjags</text:p>
          </table:table-cell>
        </table:table-row>
        <table:table-row table:style-name="ro1">
          <table:table-cell office:value-type="string" calcext:value-type="string">
            <text:p>http://archive.ubuntu.com/ubuntu/pool/universe/r/r-cran-rjson/r-cran-rjson_0.2.15-1build1.dsc</text:p>
          </table:table-cell>
          <table:table-cell office:value-type="string" calcext:value-type="string">
            <text:p>rjson</text:p>
          </table:table-cell>
          <table:table-cell office:value-type="string" calcext:value-type="string">
            <text:p>r-cran-rjson</text:p>
          </table:table-cell>
        </table:table-row>
        <table:table-row table:style-name="ro1">
          <table:table-cell office:value-type="string" calcext:value-type="string">
            <text:p>http://archive.ubuntu.com/ubuntu/pool/universe/r/r-cran-rjsonio/r-cran-rjsonio_1.3-0-3.dsc</text:p>
          </table:table-cell>
          <table:table-cell office:value-type="string" calcext:value-type="string">
            <text:p>rjsonio</text:p>
          </table:table-cell>
          <table:table-cell office:value-type="string" calcext:value-type="string">
            <text:p>r-cran-rjsonio</text:p>
          </table:table-cell>
        </table:table-row>
        <table:table-row table:style-name="ro1">
          <table:table-cell office:value-type="string" calcext:value-type="string">
            <text:p>http://archive.ubuntu.com/ubuntu/pool/universe/r/r-cran-rlang/r-cran-rlang_0.2.0-1.dsc</text:p>
          </table:table-cell>
          <table:table-cell office:value-type="string" calcext:value-type="string">
            <text:p>rlang</text:p>
          </table:table-cell>
          <table:table-cell office:value-type="string" calcext:value-type="string">
            <text:p>r-cran-rlang</text:p>
          </table:table-cell>
        </table:table-row>
        <table:table-row table:style-name="ro1">
          <table:table-cell office:value-type="string" calcext:value-type="string">
            <text:p>http://archive.ubuntu.com/ubuntu/pool/universe/r/r-cran-rlist/r-cran-rlist_0.4.6.1-1.dsc</text:p>
          </table:table-cell>
          <table:table-cell office:value-type="string" calcext:value-type="string">
            <text:p>rlist</text:p>
          </table:table-cell>
          <table:table-cell office:value-type="string" calcext:value-type="string">
            <text:p>r-cran-rlist</text:p>
          </table:table-cell>
        </table:table-row>
        <table:table-row table:style-name="ro1">
          <table:table-cell office:value-type="string" calcext:value-type="string">
            <text:p>http://archive.ubuntu.com/ubuntu/pool/universe/r/r-cran-rlumshiny/r-cran-rlumshiny_0.2.0-1.dsc</text:p>
          </table:table-cell>
          <table:table-cell office:value-type="string" calcext:value-type="string">
            <text:p>rlumshiny</text:p>
          </table:table-cell>
          <table:table-cell office:value-type="string" calcext:value-type="string">
            <text:p>r-cran-rlumshiny</text:p>
          </table:table-cell>
        </table:table-row>
        <table:table-row table:style-name="ro1">
          <table:table-cell office:value-type="string" calcext:value-type="string">
            <text:p>http://archive.ubuntu.com/ubuntu/pool/universe/r/r-cran-rms/r-cran-rms_5.1-2-1.dsc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r-cran-rms</text:p>
          </table:table-cell>
        </table:table-row>
        <table:table-row table:style-name="ro1">
          <table:table-cell office:value-type="string" calcext:value-type="string">
            <text:p>http://archive.ubuntu.com/ubuntu/pool/universe/r/r-cran-rncl/r-cran-rncl_0.8.2-2.dsc</text:p>
          </table:table-cell>
          <table:table-cell office:value-type="string" calcext:value-type="string">
            <text:p>rncl</text:p>
          </table:table-cell>
          <table:table-cell office:value-type="string" calcext:value-type="string">
            <text:p>r-cran-rncl</text:p>
          </table:table-cell>
        </table:table-row>
        <table:table-row table:style-name="ro1">
          <table:table-cell office:value-type="string" calcext:value-type="string">
            <text:p>http://archive.ubuntu.com/ubuntu/pool/universe/r/r-cran-rneos/r-cran-rneos_0.3-2-1.1.dsc</text:p>
          </table:table-cell>
          <table:table-cell office:value-type="string" calcext:value-type="string">
            <text:p>rneos</text:p>
          </table:table-cell>
          <table:table-cell office:value-type="string" calcext:value-type="string">
            <text:p>r-cran-rneos</text:p>
          </table:table-cell>
        </table:table-row>
        <table:table-row table:style-name="ro1">
          <table:table-cell office:value-type="string" calcext:value-type="string">
            <text:p>http://archive.ubuntu.com/ubuntu/pool/universe/r/r-cran-rnetcdf/r-cran-rnetcdf_1.9-1-1.dsc</text:p>
          </table:table-cell>
          <table:table-cell office:value-type="string" calcext:value-type="string">
            <text:p>rnetcdf</text:p>
          </table:table-cell>
          <table:table-cell office:value-type="string" calcext:value-type="string">
            <text:p>r-cran-rnetcdf</text:p>
          </table:table-cell>
        </table:table-row>
        <table:table-row table:style-name="ro1">
          <table:table-cell office:value-type="string" calcext:value-type="string">
            <text:p>http://archive.ubuntu.com/ubuntu/pool/universe/r/r-cran-rnexml/r-cran-rnexml_2.0.7-2.dsc</text:p>
          </table:table-cell>
          <table:table-cell office:value-type="string" calcext:value-type="string">
            <text:p>rnexml</text:p>
          </table:table-cell>
          <table:table-cell office:value-type="string" calcext:value-type="string">
            <text:p>r-cran-rnexml</text:p>
          </table:table-cell>
        </table:table-row>
        <table:table-row table:style-name="ro1">
          <table:table-cell office:value-type="string" calcext:value-type="string">
            <text:p>http://archive.ubuntu.com/ubuntu/pool/universe/r/r-cran-rngtools/r-cran-rngtools_1.2.4-2build1.dsc</text:p>
          </table:table-cell>
          <table:table-cell office:value-type="string" calcext:value-type="string">
            <text:p>rngtools</text:p>
          </table:table-cell>
          <table:table-cell office:value-type="string" calcext:value-type="string">
            <text:p>r-cran-rngtools</text:p>
          </table:table-cell>
        </table:table-row>
        <table:table-row table:style-name="ro1">
          <table:table-cell office:value-type="string" calcext:value-type="string">
            <text:p>http://archive.ubuntu.com/ubuntu/pool/universe/r/r-cran-rniftilib/r-cran-rniftilib_0.0-35.r79-4.dsc</text:p>
          </table:table-cell>
          <table:table-cell office:value-type="string" calcext:value-type="string">
            <text:p>rniftilib</text:p>
          </table:table-cell>
          <table:table-cell office:value-type="string" calcext:value-type="string">
            <text:p>r-cran-rniftilib</text:p>
          </table:table-cell>
        </table:table-row>
        <table:table-row table:style-name="ro1">
          <table:table-cell office:value-type="string" calcext:value-type="string">
            <text:p>http://archive.ubuntu.com/ubuntu/pool/universe/r/r-cran-rotl/r-cran-rotl_3.0.3-2.dsc</text:p>
          </table:table-cell>
          <table:table-cell office:value-type="string" calcext:value-type="string">
            <text:p>rotl</text:p>
          </table:table-cell>
          <table:table-cell office:value-type="string" calcext:value-type="string">
            <text:p>r-cran-rotl</text:p>
          </table:table-cell>
        </table:table-row>
        <table:table-row table:style-name="ro1">
          <table:table-cell office:value-type="string" calcext:value-type="string">
            <text:p>http://archive.ubuntu.com/ubuntu/pool/universe/r/r-cran-rpostgresql/r-cran-rpostgresql_0.4-1build1.dsc</text:p>
          </table:table-cell>
          <table:table-cell office:value-type="string" calcext:value-type="string">
            <text:p>rpostgresql</text:p>
          </table:table-cell>
          <table:table-cell office:value-type="string" calcext:value-type="string">
            <text:p>r-cran-rpostgresql</text:p>
          </table:table-cell>
        </table:table-row>
        <table:table-row table:style-name="ro1">
          <table:table-cell office:value-type="string" calcext:value-type="string">
            <text:p>http://archive.ubuntu.com/ubuntu/pool/universe/r/r-cran-rprojroot/r-cran-rprojroot_1.2-1.dsc</text:p>
          </table:table-cell>
          <table:table-cell office:value-type="string" calcext:value-type="string">
            <text:p>rprojroot</text:p>
          </table:table-cell>
          <table:table-cell office:value-type="string" calcext:value-type="string">
            <text:p>r-cran-rprojroot</text:p>
          </table:table-cell>
        </table:table-row>
        <table:table-row table:style-name="ro1">
          <table:table-cell office:value-type="string" calcext:value-type="string">
            <text:p>http://archive.ubuntu.com/ubuntu/pool/universe/r/r-cran-rprotobuf/r-cran-rprotobuf_0.4.11-1.dsc</text:p>
          </table:table-cell>
          <table:table-cell office:value-type="string" calcext:value-type="string">
            <text:p>rprotobuf</text:p>
          </table:table-cell>
          <table:table-cell office:value-type="string" calcext:value-type="string">
            <text:p>r-cran-rprotobuf</text:p>
          </table:table-cell>
        </table:table-row>
        <table:table-row table:style-name="ro1">
          <table:table-cell office:value-type="string" calcext:value-type="string">
            <text:p>http://archive.ubuntu.com/ubuntu/pool/universe/r/r-cran-rredlist/r-cran-rredlist_0.4.0-1.dsc</text:p>
          </table:table-cell>
          <table:table-cell office:value-type="string" calcext:value-type="string">
            <text:p>rredlist</text:p>
          </table:table-cell>
          <table:table-cell office:value-type="string" calcext:value-type="string">
            <text:p>r-cran-rredlist</text:p>
          </table:table-cell>
        </table:table-row>
        <table:table-row table:style-name="ro1">
          <table:table-cell office:value-type="string" calcext:value-type="string">
            <text:p>http://archive.ubuntu.com/ubuntu/pool/universe/r/r-cran-rsclient/r-cran-rsclient_0.7-3-2build2.dsc</text:p>
          </table:table-cell>
          <table:table-cell office:value-type="string" calcext:value-type="string">
            <text:p>rsclient</text:p>
          </table:table-cell>
          <table:table-cell office:value-type="string" calcext:value-type="string">
            <text:p>r-cran-rsclient</text:p>
          </table:table-cell>
        </table:table-row>
        <table:table-row table:style-name="ro1">
          <table:table-cell office:value-type="string" calcext:value-type="string">
            <text:p>http://archive.ubuntu.com/ubuntu/pool/universe/r/r-cran-rsdmx/r-cran-rsdmx_0.5.11+dfsg-1.dsc</text:p>
          </table:table-cell>
          <table:table-cell office:value-type="string" calcext:value-type="string">
            <text:p>rsdmx</text:p>
          </table:table-cell>
          <table:table-cell office:value-type="string" calcext:value-type="string">
            <text:p>r-cran-rsdmx</text:p>
          </table:table-cell>
        </table:table-row>
        <table:table-row table:style-name="ro1">
          <table:table-cell office:value-type="string" calcext:value-type="string">
            <text:p>http://archive.ubuntu.com/ubuntu/pool/universe/r/r-cran-rsolnp/r-cran-rsolnp_1.16+dfsg-2.dsc</text:p>
          </table:table-cell>
          <table:table-cell office:value-type="string" calcext:value-type="string">
            <text:p>rsolnp</text:p>
          </table:table-cell>
          <table:table-cell office:value-type="string" calcext:value-type="string">
            <text:p>r-cran-rsolnp</text:p>
          </table:table-cell>
        </table:table-row>
        <table:table-row table:style-name="ro1">
          <table:table-cell office:value-type="string" calcext:value-type="string">
            <text:p>http://archive.ubuntu.com/ubuntu/pool/universe/r/r-cran-rsqlite/r-cran-rsqlite_2.0-2ubuntu1.dsc</text:p>
          </table:table-cell>
          <table:table-cell office:value-type="string" calcext:value-type="string">
            <text:p>rsqlite</text:p>
          </table:table-cell>
          <table:table-cell office:value-type="string" calcext:value-type="string">
            <text:p>r-cran-rsqlite</text:p>
          </table:table-cell>
        </table:table-row>
        <table:table-row table:style-name="ro1">
          <table:table-cell office:value-type="string" calcext:value-type="string">
            <text:p>http://archive.ubuntu.com/ubuntu/pool/universe/r/r-cran-rstudioapi/r-cran-rstudioapi_0.7-1.dsc</text:p>
          </table:table-cell>
          <table:table-cell office:value-type="string" calcext:value-type="string">
            <text:p>rstudioapi</text:p>
          </table:table-cell>
          <table:table-cell office:value-type="string" calcext:value-type="string">
            <text:p>r-cran-rstudioapi</text:p>
          </table:table-cell>
        </table:table-row>
        <table:table-row table:style-name="ro1">
          <table:table-cell office:value-type="string" calcext:value-type="string">
            <text:p>http://archive.ubuntu.com/ubuntu/pool/universe/r/r-cran-rsymphony/r-cran-rsymphony_0.1-28-1.dsc</text:p>
          </table:table-cell>
          <table:table-cell office:value-type="string" calcext:value-type="string">
            <text:p>rsymphony</text:p>
          </table:table-cell>
          <table:table-cell office:value-type="string" calcext:value-type="string">
            <text:p>r-cran-rsymphony</text:p>
          </table:table-cell>
        </table:table-row>
        <table:table-row table:style-name="ro1">
          <table:table-cell office:value-type="string" calcext:value-type="string">
            <text:p>http://archive.ubuntu.com/ubuntu/pool/universe/r/r-cran-scales/r-cran-scales_0.5.0-1ubuntu1.dsc</text:p>
          </table:table-cell>
          <table:table-cell office:value-type="string" calcext:value-type="string">
            <text:p>scales</text:p>
          </table:table-cell>
          <table:table-cell office:value-type="string" calcext:value-type="string">
            <text:p>r-cran-scales</text:p>
          </table:table-cell>
        </table:table-row>
        <table:table-row table:style-name="ro1">
          <table:table-cell office:value-type="string" calcext:value-type="string">
            <text:p>http://archive.ubuntu.com/ubuntu/pool/universe/r/r-cran-scatterd3/r-cran-scatterd3_0.8.1+dfsg-3.dsc</text:p>
          </table:table-cell>
          <table:table-cell office:value-type="string" calcext:value-type="string">
            <text:p>scatterd3</text:p>
          </table:table-cell>
          <table:table-cell office:value-type="string" calcext:value-type="string">
            <text:p>r-cran-scatterd3</text:p>
          </table:table-cell>
        </table:table-row>
        <table:table-row table:style-name="ro1">
          <table:table-cell office:value-type="string" calcext:value-type="string">
            <text:p>http://archive.ubuntu.com/ubuntu/pool/universe/r/r-cran-scatterplot3d/r-cran-scatterplot3d_0.3-40-2.dsc</text:p>
          </table:table-cell>
          <table:table-cell office:value-type="string" calcext:value-type="string">
            <text:p>scatterplot3d</text:p>
          </table:table-cell>
          <table:table-cell office:value-type="string" calcext:value-type="string">
            <text:p>r-cran-scatterplot3d</text:p>
          </table:table-cell>
        </table:table-row>
        <table:table-row table:style-name="ro1">
          <table:table-cell office:value-type="string" calcext:value-type="string">
            <text:p>http://archive.ubuntu.com/ubuntu/pool/universe/r/r-cran-segmented/r-cran-segmented_0.5-2.2-1.dsc</text:p>
          </table:table-cell>
          <table:table-cell office:value-type="string" calcext:value-type="string">
            <text:p>segmented</text:p>
          </table:table-cell>
          <table:table-cell office:value-type="string" calcext:value-type="string">
            <text:p>r-cran-segmented</text:p>
          </table:table-cell>
        </table:table-row>
        <table:table-row table:style-name="ro1">
          <table:table-cell office:value-type="string" calcext:value-type="string">
            <text:p>http://archive.ubuntu.com/ubuntu/pool/universe/r/r-cran-sem/r-cran-sem_3.1.9-1.dsc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r-cran-sem</text:p>
          </table:table-cell>
        </table:table-row>
        <table:table-row table:style-name="ro1">
          <table:table-cell office:value-type="string" calcext:value-type="string">
            <text:p>http://archive.ubuntu.com/ubuntu/pool/universe/r/r-cran-semtools/r-cran-semtools_0.4.14-2.dsc</text:p>
          </table:table-cell>
          <table:table-cell office:value-type="string" calcext:value-type="string">
            <text:p>semtools</text:p>
          </table:table-cell>
          <table:table-cell office:value-type="string" calcext:value-type="string">
            <text:p>r-cran-semtools</text:p>
          </table:table-cell>
        </table:table-row>
        <table:table-row table:style-name="ro1">
          <table:table-cell office:value-type="string" calcext:value-type="string">
            <text:p>http://archive.ubuntu.com/ubuntu/pool/universe/r/r-cran-sendmailr/r-cran-sendmailr_1.2-1-2.dsc</text:p>
          </table:table-cell>
          <table:table-cell office:value-type="string" calcext:value-type="string">
            <text:p>sendmailr</text:p>
          </table:table-cell>
          <table:table-cell office:value-type="string" calcext:value-type="string">
            <text:p>r-cran-sendmailr</text:p>
          </table:table-cell>
        </table:table-row>
        <table:table-row table:style-name="ro1">
          <table:table-cell office:value-type="string" calcext:value-type="string">
            <text:p>http://archive.ubuntu.com/ubuntu/pool/universe/r/r-cran-seqinr/r-cran-seqinr_3.4-5-1.dsc</text:p>
          </table:table-cell>
          <table:table-cell office:value-type="string" calcext:value-type="string">
            <text:p>seqinr</text:p>
          </table:table-cell>
          <table:table-cell office:value-type="string" calcext:value-type="string">
            <text:p>r-cran-seqinr</text:p>
          </table:table-cell>
        </table:table-row>
        <table:table-row table:style-name="ro1">
          <table:table-cell office:value-type="string" calcext:value-type="string">
            <text:p>http://archive.ubuntu.com/ubuntu/pool/universe/r/r-cran-seroincidence/r-cran-seroincidence_1.0.5-2.dsc</text:p>
          </table:table-cell>
          <table:table-cell office:value-type="string" calcext:value-type="string">
            <text:p>seroincidence</text:p>
          </table:table-cell>
          <table:table-cell office:value-type="string" calcext:value-type="string">
            <text:p>r-cran-seroincidence</text:p>
          </table:table-cell>
        </table:table-row>
        <table:table-row table:style-name="ro1">
          <table:table-cell office:value-type="string" calcext:value-type="string">
            <text:p>http://archive.ubuntu.com/ubuntu/pool/universe/r/r-cran-sfsmisc/r-cran-sfsmisc_1.1-1-1.dsc</text:p>
          </table:table-cell>
          <table:table-cell office:value-type="string" calcext:value-type="string">
            <text:p>sfsmisc</text:p>
          </table:table-cell>
          <table:table-cell office:value-type="string" calcext:value-type="string">
            <text:p>r-cran-sfsmisc</text:p>
          </table:table-cell>
        </table:table-row>
        <table:table-row table:style-name="ro1">
          <table:table-cell office:value-type="string" calcext:value-type="string">
            <text:p>http://archive.ubuntu.com/ubuntu/pool/universe/r/r-cran-shape/r-cran-shape_1.4.3-1.dsc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r-cran-shape</text:p>
          </table:table-cell>
        </table:table-row>
        <table:table-row table:style-name="ro1">
          <table:table-cell office:value-type="string" calcext:value-type="string">
            <text:p>http://archive.ubuntu.com/ubuntu/pool/universe/r/r-cran-shiny/r-cran-shiny_1.0.5+dfsg-4.dsc</text:p>
          </table:table-cell>
          <table:table-cell office:value-type="string" calcext:value-type="string">
            <text:p>shiny</text:p>
          </table:table-cell>
          <table:table-cell office:value-type="string" calcext:value-type="string">
            <text:p>r-cran-shiny</text:p>
          </table:table-cell>
        </table:table-row>
        <table:table-row table:style-name="ro1">
          <table:table-cell office:value-type="string" calcext:value-type="string">
            <text:p>http://archive.ubuntu.com/ubuntu/pool/universe/r/r-cran-shinybs/r-cran-shinybs_0.61-2.dsc</text:p>
          </table:table-cell>
          <table:table-cell office:value-type="string" calcext:value-type="string">
            <text:p>shinybs</text:p>
          </table:table-cell>
          <table:table-cell office:value-type="string" calcext:value-type="string">
            <text:p>r-cran-shinybs</text:p>
          </table:table-cell>
        </table:table-row>
        <table:table-row table:style-name="ro1">
          <table:table-cell office:value-type="string" calcext:value-type="string">
            <text:p>http://archive.ubuntu.com/ubuntu/pool/universe/r/r-cran-shinydashboard/r-cran-shinydashboard_0.6.1-1.dsc</text:p>
          </table:table-cell>
          <table:table-cell office:value-type="string" calcext:value-type="string">
            <text:p>shinydashboard</text:p>
          </table:table-cell>
          <table:table-cell office:value-type="string" calcext:value-type="string">
            <text:p>r-cran-shinydashboard</text:p>
          </table:table-cell>
        </table:table-row>
        <table:table-row table:style-name="ro1">
          <table:table-cell office:value-type="string" calcext:value-type="string">
            <text:p>http://archive.ubuntu.com/ubuntu/pool/universe/r/r-cran-shinyjs/r-cran-shinyjs_0.9.1-1.dsc</text:p>
          </table:table-cell>
          <table:table-cell office:value-type="string" calcext:value-type="string">
            <text:p>shinyjs</text:p>
          </table:table-cell>
          <table:table-cell office:value-type="string" calcext:value-type="string">
            <text:p>r-cran-shinyjs</text:p>
          </table:table-cell>
        </table:table-row>
        <table:table-row table:style-name="ro1">
          <table:table-cell office:value-type="string" calcext:value-type="string">
            <text:p>http://archive.ubuntu.com/ubuntu/pool/universe/r/r-cran-slam/r-cran-slam_0.1-42-1.dsc</text:p>
          </table:table-cell>
          <table:table-cell office:value-type="string" calcext:value-type="string">
            <text:p>slam</text:p>
          </table:table-cell>
          <table:table-cell office:value-type="string" calcext:value-type="string">
            <text:p>r-cran-slam</text:p>
          </table:table-cell>
        </table:table-row>
        <table:table-row table:style-name="ro1">
          <table:table-cell office:value-type="string" calcext:value-type="string">
            <text:p>http://archive.ubuntu.com/ubuntu/pool/universe/r/r-cran-snowballc/r-cran-snowballc_0.5.1-2.dsc</text:p>
          </table:table-cell>
          <table:table-cell office:value-type="string" calcext:value-type="string">
            <text:p>snowballc</text:p>
          </table:table-cell>
          <table:table-cell office:value-type="string" calcext:value-type="string">
            <text:p>r-cran-snowballc</text:p>
          </table:table-cell>
        </table:table-row>
        <table:table-row table:style-name="ro1">
          <table:table-cell office:value-type="string" calcext:value-type="string">
            <text:p>http://archive.ubuntu.com/ubuntu/pool/universe/r/r-cran-solrium/r-cran-solrium_1.0.0-1.dsc</text:p>
          </table:table-cell>
          <table:table-cell office:value-type="string" calcext:value-type="string">
            <text:p>solrium</text:p>
          </table:table-cell>
          <table:table-cell office:value-type="string" calcext:value-type="string">
            <text:p>r-cran-solrium</text:p>
          </table:table-cell>
        </table:table-row>
        <table:table-row table:style-name="ro1">
          <table:table-cell office:value-type="string" calcext:value-type="string">
            <text:p>http://archive.ubuntu.com/ubuntu/pool/universe/r/r-cran-sourcetools/r-cran-sourcetools_0.1.6-1.dsc</text:p>
          </table:table-cell>
          <table:table-cell office:value-type="string" calcext:value-type="string">
            <text:p>sourcetools</text:p>
          </table:table-cell>
          <table:table-cell office:value-type="string" calcext:value-type="string">
            <text:p>r-cran-sourcetools</text:p>
          </table:table-cell>
        </table:table-row>
        <table:table-row table:style-name="ro1">
          <table:table-cell office:value-type="string" calcext:value-type="string">
            <text:p>http://archive.ubuntu.com/ubuntu/pool/universe/r/r-cran-spam/r-cran-spam_2.1-2-1.dsc</text:p>
          </table:table-cell>
          <table:table-cell office:value-type="string" calcext:value-type="string">
            <text:p>spam</text:p>
          </table:table-cell>
          <table:table-cell office:value-type="string" calcext:value-type="string">
            <text:p>r-cran-spam</text:p>
          </table:table-cell>
        </table:table-row>
        <table:table-row table:style-name="ro1">
          <table:table-cell office:value-type="string" calcext:value-type="string">
            <text:p>http://archive.ubuntu.com/ubuntu/pool/universe/r/r-cran-sparsem/r-cran-sparsem_1.77-1build1.dsc</text:p>
          </table:table-cell>
          <table:table-cell office:value-type="string" calcext:value-type="string">
            <text:p>sparsem</text:p>
          </table:table-cell>
          <table:table-cell office:value-type="string" calcext:value-type="string">
            <text:p>r-cran-sparsem</text:p>
          </table:table-cell>
        </table:table-row>
        <table:table-row table:style-name="ro1">
          <table:table-cell office:value-type="string" calcext:value-type="string">
            <text:p>http://archive.ubuntu.com/ubuntu/pool/universe/r/r-cran-spatial/r-cran-spatial_7.3-11-2build1.dsc</text:p>
          </table:table-cell>
          <table:table-cell office:value-type="string" calcext:value-type="string">
            <text:p>spatial</text:p>
          </table:table-cell>
          <table:table-cell office:value-type="string" calcext:value-type="string">
            <text:p>r-cran-spatial</text:p>
          </table:table-cell>
        </table:table-row>
        <table:table-row table:style-name="ro1">
          <table:table-cell office:value-type="string" calcext:value-type="string">
            <text:p>http://archive.ubuntu.com/ubuntu/pool/universe/r/r-cran-spatstat/r-cran-spatstat_1.53-2-1.dsc</text:p>
          </table:table-cell>
          <table:table-cell office:value-type="string" calcext:value-type="string">
            <text:p>spatstat</text:p>
          </table:table-cell>
          <table:table-cell office:value-type="string" calcext:value-type="string">
            <text:p>r-cran-spatstat</text:p>
          </table:table-cell>
        </table:table-row>
        <table:table-row table:style-name="ro1">
          <table:table-cell office:value-type="string" calcext:value-type="string">
            <text:p>http://archive.ubuntu.com/ubuntu/pool/universe/r/r-cran-spatstat.data/r-cran-spatstat.data_1.1-1-1.dsc</text:p>
          </table:table-cell>
          <table:table-cell office:value-type="string" calcext:value-type="string">
            <text:p>spatstat.data</text:p>
          </table:table-cell>
          <table:table-cell office:value-type="string" calcext:value-type="string">
            <text:p>r-cran-spatstat.data</text:p>
          </table:table-cell>
        </table:table-row>
        <table:table-row table:style-name="ro1">
          <table:table-cell office:value-type="string" calcext:value-type="string">
            <text:p>http://archive.ubuntu.com/ubuntu/pool/universe/r/r-cran-spatstat.utils/r-cran-spatstat.utils_1.7-1-1.dsc</text:p>
          </table:table-cell>
          <table:table-cell office:value-type="string" calcext:value-type="string">
            <text:p>spatstat.utils</text:p>
          </table:table-cell>
          <table:table-cell office:value-type="string" calcext:value-type="string">
            <text:p>r-cran-spatstat.utils</text:p>
          </table:table-cell>
        </table:table-row>
        <table:table-row table:style-name="ro1">
          <table:table-cell office:value-type="string" calcext:value-type="string">
            <text:p>http://archive.ubuntu.com/ubuntu/pool/universe/r/r-cran-spdep/r-cran-spdep_0.6-15-2.dsc</text:p>
          </table:table-cell>
          <table:table-cell office:value-type="string" calcext:value-type="string">
            <text:p>spdep</text:p>
          </table:table-cell>
          <table:table-cell office:value-type="string" calcext:value-type="string">
            <text:p>r-cran-spdep</text:p>
          </table:table-cell>
        </table:table-row>
        <table:table-row table:style-name="ro1">
          <table:table-cell office:value-type="string" calcext:value-type="string">
            <text:p>http://archive.ubuntu.com/ubuntu/pool/universe/r/r-cran-stabledist/r-cran-stabledist_0.7-1-1.1.dsc</text:p>
          </table:table-cell>
          <table:table-cell office:value-type="string" calcext:value-type="string">
            <text:p>stabledist</text:p>
          </table:table-cell>
          <table:table-cell office:value-type="string" calcext:value-type="string">
            <text:p>r-cran-stabledist</text:p>
          </table:table-cell>
        </table:table-row>
        <table:table-row table:style-name="ro1">
          <table:table-cell office:value-type="string" calcext:value-type="string">
            <text:p>http://archive.ubuntu.com/ubuntu/pool/universe/r/r-cran-statmod/r-cran-statmod_1.4.30-1build1.dsc</text:p>
          </table:table-cell>
          <table:table-cell office:value-type="string" calcext:value-type="string">
            <text:p>statmod</text:p>
          </table:table-cell>
          <table:table-cell office:value-type="string" calcext:value-type="string">
            <text:p>r-cran-statmod</text:p>
          </table:table-cell>
        </table:table-row>
        <table:table-row table:style-name="ro1">
          <table:table-cell office:value-type="string" calcext:value-type="string">
            <text:p>http://archive.ubuntu.com/ubuntu/pool/universe/r/r-cran-stringi/r-cran-stringi_1.1.6-1.dsc</text:p>
          </table:table-cell>
          <table:table-cell office:value-type="string" calcext:value-type="string">
            <text:p>stringi</text:p>
          </table:table-cell>
          <table:table-cell office:value-type="string" calcext:value-type="string">
            <text:p>r-cran-stringi</text:p>
          </table:table-cell>
        </table:table-row>
        <table:table-row table:style-name="ro1">
          <table:table-cell office:value-type="string" calcext:value-type="string">
            <text:p>http://archive.ubuntu.com/ubuntu/pool/universe/r/r-cran-stringr/r-cran-stringr_1.3.0-1ubuntu1.dsc</text:p>
          </table:table-cell>
          <table:table-cell office:value-type="string" calcext:value-type="string">
            <text:p>stringr</text:p>
          </table:table-cell>
          <table:table-cell office:value-type="string" calcext:value-type="string">
            <text:p>r-cran-stringr</text:p>
          </table:table-cell>
        </table:table-row>
        <table:table-row table:style-name="ro1">
          <table:table-cell office:value-type="string" calcext:value-type="string">
            <text:p>http://archive.ubuntu.com/ubuntu/pool/universe/r/r-cran-survey/r-cran-survey_3.32-1-2.dsc</text:p>
          </table:table-cell>
          <table:table-cell office:value-type="string" calcext:value-type="string">
            <text:p>survey</text:p>
          </table:table-cell>
          <table:table-cell office:value-type="string" calcext:value-type="string">
            <text:p>r-cran-survey</text:p>
          </table:table-cell>
        </table:table-row>
        <table:table-row table:style-name="ro1">
          <table:table-cell office:value-type="string" calcext:value-type="string">
            <text:p>http://archive.ubuntu.com/ubuntu/pool/universe/r/r-cran-taxize/r-cran-taxize_0.9.0-1.dsc</text:p>
          </table:table-cell>
          <table:table-cell office:value-type="string" calcext:value-type="string">
            <text:p>taxize</text:p>
          </table:table-cell>
          <table:table-cell office:value-type="string" calcext:value-type="string">
            <text:p>r-cran-taxize</text:p>
          </table:table-cell>
        </table:table-row>
        <table:table-row table:style-name="ro1">
          <table:table-cell office:value-type="string" calcext:value-type="string">
            <text:p>http://archive.ubuntu.com/ubuntu/pool/universe/r/r-cran-tcltk2/r-cran-tcltk2_1.2-11-1.1.dsc</text:p>
          </table:table-cell>
          <table:table-cell office:value-type="string" calcext:value-type="string">
            <text:p>tcltk2</text:p>
          </table:table-cell>
          <table:table-cell office:value-type="string" calcext:value-type="string">
            <text:p>r-cran-tcltk2</text:p>
          </table:table-cell>
        </table:table-row>
        <table:table-row table:style-name="ro1">
          <table:table-cell office:value-type="string" calcext:value-type="string">
            <text:p>http://archive.ubuntu.com/ubuntu/pool/universe/r/r-cran-teachingdemos/r-cran-teachingdemos_2.10-2.dsc</text:p>
          </table:table-cell>
          <table:table-cell office:value-type="string" calcext:value-type="string">
            <text:p>teachingdemos</text:p>
          </table:table-cell>
          <table:table-cell office:value-type="string" calcext:value-type="string">
            <text:p>r-cran-teachingdemos</text:p>
          </table:table-cell>
        </table:table-row>
        <table:table-row table:style-name="ro1">
          <table:table-cell office:value-type="string" calcext:value-type="string">
            <text:p>http://archive.ubuntu.com/ubuntu/pool/universe/r/r-cran-tensor/r-cran-tensor_1.5-2.dsc</text:p>
          </table:table-cell>
          <table:table-cell office:value-type="string" calcext:value-type="string">
            <text:p>tensor</text:p>
          </table:table-cell>
          <table:table-cell office:value-type="string" calcext:value-type="string">
            <text:p>r-cran-tensor</text:p>
          </table:table-cell>
        </table:table-row>
        <table:table-row table:style-name="ro1">
          <table:table-cell office:value-type="string" calcext:value-type="string">
            <text:p>http://archive.ubuntu.com/ubuntu/pool/universe/r/r-cran-testit/r-cran-testit_0.7-1.dsc</text:p>
          </table:table-cell>
          <table:table-cell office:value-type="string" calcext:value-type="string">
            <text:p>testit</text:p>
          </table:table-cell>
          <table:table-cell office:value-type="string" calcext:value-type="string">
            <text:p>r-cran-testit</text:p>
          </table:table-cell>
        </table:table-row>
        <table:table-row table:style-name="ro1">
          <table:table-cell office:value-type="string" calcext:value-type="string">
            <text:p>http://archive.ubuntu.com/ubuntu/pool/universe/r/r-cran-testthat/r-cran-testthat_2.0.0-2.dsc</text:p>
          </table:table-cell>
          <table:table-cell office:value-type="string" calcext:value-type="string">
            <text:p>testthat</text:p>
          </table:table-cell>
          <table:table-cell office:value-type="string" calcext:value-type="string">
            <text:p>r-cran-testthat</text:p>
          </table:table-cell>
        </table:table-row>
        <table:table-row table:style-name="ro1">
          <table:table-cell office:value-type="string" calcext:value-type="string">
            <text:p>http://archive.ubuntu.com/ubuntu/pool/universe/r/r-cran-tgp/r-cran-tgp_2.4-14-2build1.dsc</text:p>
          </table:table-cell>
          <table:table-cell office:value-type="string" calcext:value-type="string">
            <text:p>tgp</text:p>
          </table:table-cell>
          <table:table-cell office:value-type="string" calcext:value-type="string">
            <text:p>r-cran-tgp</text:p>
          </table:table-cell>
        </table:table-row>
        <table:table-row table:style-name="ro1">
          <table:table-cell office:value-type="string" calcext:value-type="string">
            <text:p>http://archive.ubuntu.com/ubuntu/pool/universe/r/r-cran-th.data/r-cran-th.data_1.0-8-1build1.dsc</text:p>
          </table:table-cell>
          <table:table-cell office:value-type="string" calcext:value-type="string">
            <text:p>th.data</text:p>
          </table:table-cell>
          <table:table-cell office:value-type="string" calcext:value-type="string">
            <text:p>r-cran-th.data</text:p>
          </table:table-cell>
        </table:table-row>
        <table:table-row table:style-name="ro1">
          <table:table-cell office:value-type="string" calcext:value-type="string">
            <text:p>http://archive.ubuntu.com/ubuntu/pool/universe/r/r-cran-tibble/r-cran-tibble_1.4.1-1ubuntu1.dsc</text:p>
          </table:table-cell>
          <table:table-cell office:value-type="string" calcext:value-type="string">
            <text:p>tibble</text:p>
          </table:table-cell>
          <table:table-cell office:value-type="string" calcext:value-type="string">
            <text:p>r-cran-tibble</text:p>
          </table:table-cell>
        </table:table-row>
        <table:table-row table:style-name="ro1">
          <table:table-cell office:value-type="string" calcext:value-type="string">
            <text:p>http://archive.ubuntu.com/ubuntu/pool/universe/r/r-cran-tidyr/r-cran-tidyr_0.8.0-1.dsc</text:p>
          </table:table-cell>
          <table:table-cell office:value-type="string" calcext:value-type="string">
            <text:p>tidyr</text:p>
          </table:table-cell>
          <table:table-cell office:value-type="string" calcext:value-type="string">
            <text:p>r-cran-tidyr</text:p>
          </table:table-cell>
        </table:table-row>
        <table:table-row table:style-name="ro1">
          <table:table-cell office:value-type="string" calcext:value-type="string">
            <text:p>http://archive.ubuntu.com/ubuntu/pool/universe/r/r-cran-tidyselect/r-cran-tidyselect_0.2.4-1.dsc</text:p>
          </table:table-cell>
          <table:table-cell office:value-type="string" calcext:value-type="string">
            <text:p>tidyselect</text:p>
          </table:table-cell>
          <table:table-cell office:value-type="string" calcext:value-type="string">
            <text:p>r-cran-tidyselect</text:p>
          </table:table-cell>
        </table:table-row>
        <table:table-row table:style-name="ro1">
          <table:table-cell office:value-type="string" calcext:value-type="string">
            <text:p>http://archive.ubuntu.com/ubuntu/pool/universe/r/r-cran-tikzdevice/r-cran-tikzdevice_0.10-1-3.dsc</text:p>
          </table:table-cell>
          <table:table-cell office:value-type="string" calcext:value-type="string">
            <text:p>tikzdevice</text:p>
          </table:table-cell>
          <table:table-cell office:value-type="string" calcext:value-type="string">
            <text:p>r-cran-tikzdevice</text:p>
          </table:table-cell>
        </table:table-row>
        <table:table-row table:style-name="ro1">
          <table:table-cell office:value-type="string" calcext:value-type="string">
            <text:p>http://archive.ubuntu.com/ubuntu/pool/universe/r/r-cran-tm/r-cran-tm_0.7-2-1.dsc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r-cran-tm</text:p>
          </table:table-cell>
        </table:table-row>
        <table:table-row table:style-name="ro1">
          <table:table-cell office:value-type="string" calcext:value-type="string">
            <text:p>http://archive.ubuntu.com/ubuntu/pool/universe/r/r-cran-treescape/r-cran-treescape_1.10.18-8.dsc</text:p>
          </table:table-cell>
          <table:table-cell office:value-type="string" calcext:value-type="string">
            <text:p>treescape</text:p>
          </table:table-cell>
          <table:table-cell office:value-type="string" calcext:value-type="string">
            <text:p>r-cran-treescape</text:p>
          </table:table-cell>
        </table:table-row>
        <table:table-row table:style-name="ro1">
          <table:table-cell office:value-type="string" calcext:value-type="string">
            <text:p>http://archive.ubuntu.com/ubuntu/pool/universe/r/r-cran-treespace/r-cran-treespace_1.1.1-1.dsc</text:p>
          </table:table-cell>
          <table:table-cell office:value-type="string" calcext:value-type="string">
            <text:p>treespace</text:p>
          </table:table-cell>
          <table:table-cell office:value-type="string" calcext:value-type="string">
            <text:p>r-cran-treespace</text:p>
          </table:table-cell>
        </table:table-row>
        <table:table-row table:style-name="ro1">
          <table:table-cell office:value-type="string" calcext:value-type="string">
            <text:p>http://archive.ubuntu.com/ubuntu/pool/universe/r/r-cran-triebeard/r-cran-triebeard_0.3.0-2.dsc</text:p>
          </table:table-cell>
          <table:table-cell office:value-type="string" calcext:value-type="string">
            <text:p>triebeard</text:p>
          </table:table-cell>
          <table:table-cell office:value-type="string" calcext:value-type="string">
            <text:p>r-cran-triebeard</text:p>
          </table:table-cell>
        </table:table-row>
        <table:table-row table:style-name="ro1">
          <table:table-cell office:value-type="string" calcext:value-type="string">
            <text:p>http://archive.ubuntu.com/ubuntu/pool/universe/r/r-cran-truncdist/r-cran-truncdist_1.0-2-1.dsc</text:p>
          </table:table-cell>
          <table:table-cell office:value-type="string" calcext:value-type="string">
            <text:p>truncdist</text:p>
          </table:table-cell>
          <table:table-cell office:value-type="string" calcext:value-type="string">
            <text:p>r-cran-truncdist</text:p>
          </table:table-cell>
        </table:table-row>
        <table:table-row table:style-name="ro1">
          <table:table-cell office:value-type="string" calcext:value-type="string">
            <text:p>http://archive.ubuntu.com/ubuntu/pool/universe/r/r-cran-truncnorm/r-cran-truncnorm_1.0-7-3.dsc</text:p>
          </table:table-cell>
          <table:table-cell office:value-type="string" calcext:value-type="string">
            <text:p>truncnorm</text:p>
          </table:table-cell>
          <table:table-cell office:value-type="string" calcext:value-type="string">
            <text:p>r-cran-truncnorm</text:p>
          </table:table-cell>
        </table:table-row>
        <table:table-row table:style-name="ro1">
          <table:table-cell office:value-type="string" calcext:value-type="string">
            <text:p>http://archive.ubuntu.com/ubuntu/pool/universe/r/r-cran-ttr/r-cran-ttr_0.23-3-1.dsc</text:p>
          </table:table-cell>
          <table:table-cell office:value-type="string" calcext:value-type="string">
            <text:p>ttr</text:p>
          </table:table-cell>
          <table:table-cell office:value-type="string" calcext:value-type="string">
            <text:p>r-cran-ttr</text:p>
          </table:table-cell>
        </table:table-row>
        <table:table-row table:style-name="ro1">
          <table:table-cell office:value-type="string" calcext:value-type="string">
            <text:p>http://archive.ubuntu.com/ubuntu/pool/universe/r/r-cran-urltools/r-cran-urltools_1.7.0-1ubuntu1.dsc</text:p>
          </table:table-cell>
          <table:table-cell office:value-type="string" calcext:value-type="string">
            <text:p>urltools</text:p>
          </table:table-cell>
          <table:table-cell office:value-type="string" calcext:value-type="string">
            <text:p>r-cran-urltools</text:p>
          </table:table-cell>
        </table:table-row>
        <table:table-row table:style-name="ro1">
          <table:table-cell office:value-type="string" calcext:value-type="string">
            <text:p>http://archive.ubuntu.com/ubuntu/pool/universe/r/r-cran-utf8/r-cran-utf8_1.1.3-1.dsc</text:p>
          </table:table-cell>
          <table:table-cell office:value-type="string" calcext:value-type="string">
            <text:p>utf8</text:p>
          </table:table-cell>
          <table:table-cell office:value-type="string" calcext:value-type="string">
            <text:p>r-cran-utf8</text:p>
          </table:table-cell>
        </table:table-row>
        <table:table-row table:style-name="ro1">
          <table:table-cell office:value-type="string" calcext:value-type="string">
            <text:p>http://archive.ubuntu.com/ubuntu/pool/universe/r/r-cran-uuid/r-cran-uuid_0.1.2-8build1.dsc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r-cran-uuid</text:p>
          </table:table-cell>
        </table:table-row>
        <table:table-row table:style-name="ro1">
          <table:table-cell office:value-type="string" calcext:value-type="string">
            <text:p>http://archive.ubuntu.com/ubuntu/pool/universe/r/r-cran-v8/r-cran-v8_1.5-1.dsc</text:p>
          </table:table-cell>
          <table:table-cell office:value-type="string" calcext:value-type="string">
            <text:p>v8</text:p>
          </table:table-cell>
          <table:table-cell office:value-type="string" calcext:value-type="string">
            <text:p>r-cran-v8</text:p>
          </table:table-cell>
        </table:table-row>
        <table:table-row table:style-name="ro1">
          <table:table-cell office:value-type="string" calcext:value-type="string">
            <text:p>http://archive.ubuntu.com/ubuntu/pool/universe/r/r-cran-vcdextra/r-cran-vcdextra_0.7-1-2.dsc</text:p>
          </table:table-cell>
          <table:table-cell office:value-type="string" calcext:value-type="string">
            <text:p>vcdextra</text:p>
          </table:table-cell>
          <table:table-cell office:value-type="string" calcext:value-type="string">
            <text:p>r-cran-vcdextra</text:p>
          </table:table-cell>
        </table:table-row>
        <table:table-row table:style-name="ro1">
          <table:table-cell office:value-type="string" calcext:value-type="string">
            <text:p>http://archive.ubuntu.com/ubuntu/pool/universe/r/r-cran-vegan/r-cran-vegan_2.4-6-1.dsc</text:p>
          </table:table-cell>
          <table:table-cell office:value-type="string" calcext:value-type="string">
            <text:p>vegan</text:p>
          </table:table-cell>
          <table:table-cell office:value-type="string" calcext:value-type="string">
            <text:p>r-cran-vegan</text:p>
          </table:table-cell>
        </table:table-row>
        <table:table-row table:style-name="ro1">
          <table:table-cell office:value-type="string" calcext:value-type="string">
            <text:p>http://archive.ubuntu.com/ubuntu/pool/universe/r/r-cran-vioplot/r-cran-vioplot_0.2-3.dsc</text:p>
          </table:table-cell>
          <table:table-cell office:value-type="string" calcext:value-type="string">
            <text:p>vioplot</text:p>
          </table:table-cell>
          <table:table-cell office:value-type="string" calcext:value-type="string">
            <text:p>r-cran-vioplot</text:p>
          </table:table-cell>
        </table:table-row>
        <table:table-row table:style-name="ro1">
          <table:table-cell office:value-type="string" calcext:value-type="string">
            <text:p>http://archive.ubuntu.com/ubuntu/pool/universe/r/r-cran-viridis/r-cran-viridis_0.5.0-1.dsc</text:p>
          </table:table-cell>
          <table:table-cell office:value-type="string" calcext:value-type="string">
            <text:p>viridis</text:p>
          </table:table-cell>
          <table:table-cell office:value-type="string" calcext:value-type="string">
            <text:p>r-cran-viridis</text:p>
          </table:table-cell>
        </table:table-row>
        <table:table-row table:style-name="ro1">
          <table:table-cell office:value-type="string" calcext:value-type="string">
            <text:p>http://archive.ubuntu.com/ubuntu/pool/universe/r/r-cran-viridislite/r-cran-viridislite_0.3.0-1.dsc</text:p>
          </table:table-cell>
          <table:table-cell office:value-type="string" calcext:value-type="string">
            <text:p>viridislite</text:p>
          </table:table-cell>
          <table:table-cell office:value-type="string" calcext:value-type="string">
            <text:p>r-cran-viridislite</text:p>
          </table:table-cell>
        </table:table-row>
        <table:table-row table:style-name="ro1">
          <table:table-cell office:value-type="string" calcext:value-type="string">
            <text:p>http://archive.ubuntu.com/ubuntu/pool/universe/r/r-cran-wdi/r-cran-wdi_2.4-2.dsc</text:p>
          </table:table-cell>
          <table:table-cell office:value-type="string" calcext:value-type="string">
            <text:p>wdi</text:p>
          </table:table-cell>
          <table:table-cell office:value-type="string" calcext:value-type="string">
            <text:p>r-cran-wdi</text:p>
          </table:table-cell>
        </table:table-row>
        <table:table-row table:style-name="ro1">
          <table:table-cell office:value-type="string" calcext:value-type="string">
            <text:p>http://archive.ubuntu.com/ubuntu/pool/universe/r/r-cran-webmockr/r-cran-webmockr_0.1.0-1.dsc</text:p>
          </table:table-cell>
          <table:table-cell office:value-type="string" calcext:value-type="string">
            <text:p>webmockr</text:p>
          </table:table-cell>
          <table:table-cell office:value-type="string" calcext:value-type="string">
            <text:p>r-cran-webmockr</text:p>
          </table:table-cell>
        </table:table-row>
        <table:table-row table:style-name="ro1">
          <table:table-cell office:value-type="string" calcext:value-type="string">
            <text:p>http://archive.ubuntu.com/ubuntu/pool/universe/r/r-cran-whisker/r-cran-whisker_0.3-2-1.dsc</text:p>
          </table:table-cell>
          <table:table-cell office:value-type="string" calcext:value-type="string">
            <text:p>whisker</text:p>
          </table:table-cell>
          <table:table-cell office:value-type="string" calcext:value-type="string">
            <text:p>r-cran-whisker</text:p>
          </table:table-cell>
        </table:table-row>
        <table:table-row table:style-name="ro1">
          <table:table-cell office:value-type="string" calcext:value-type="string">
            <text:p>http://archive.ubuntu.com/ubuntu/pool/universe/r/r-cran-wikidatar/r-cran-wikidatar_1.4.0-1.dsc</text:p>
          </table:table-cell>
          <table:table-cell office:value-type="string" calcext:value-type="string">
            <text:p>wikidatar</text:p>
          </table:table-cell>
          <table:table-cell office:value-type="string" calcext:value-type="string">
            <text:p>r-cran-wikidatar</text:p>
          </table:table-cell>
        </table:table-row>
        <table:table-row table:style-name="ro1">
          <table:table-cell office:value-type="string" calcext:value-type="string">
            <text:p>http://archive.ubuntu.com/ubuntu/pool/universe/r/r-cran-wikipedir/r-cran-wikipedir_1.5.0-1.dsc</text:p>
          </table:table-cell>
          <table:table-cell office:value-type="string" calcext:value-type="string">
            <text:p>wikipedir</text:p>
          </table:table-cell>
          <table:table-cell office:value-type="string" calcext:value-type="string">
            <text:p>r-cran-wikipedir</text:p>
          </table:table-cell>
        </table:table-row>
        <table:table-row table:style-name="ro1">
          <table:table-cell office:value-type="string" calcext:value-type="string">
            <text:p>http://archive.ubuntu.com/ubuntu/pool/universe/r/r-cran-wikitaxa/r-cran-wikitaxa_0.2.0-1.dsc</text:p>
          </table:table-cell>
          <table:table-cell office:value-type="string" calcext:value-type="string">
            <text:p>wikitaxa</text:p>
          </table:table-cell>
          <table:table-cell office:value-type="string" calcext:value-type="string">
            <text:p>r-cran-wikitaxa</text:p>
          </table:table-cell>
        </table:table-row>
        <table:table-row table:style-name="ro1">
          <table:table-cell office:value-type="string" calcext:value-type="string">
            <text:p>http://archive.ubuntu.com/ubuntu/pool/universe/r/r-cran-withr/r-cran-withr_2.1.0-1ubuntu3.dsc</text:p>
          </table:table-cell>
          <table:table-cell office:value-type="string" calcext:value-type="string">
            <text:p>withr</text:p>
          </table:table-cell>
          <table:table-cell office:value-type="string" calcext:value-type="string">
            <text:p>r-cran-withr</text:p>
          </table:table-cell>
        </table:table-row>
        <table:table-row table:style-name="ro1">
          <table:table-cell office:value-type="string" calcext:value-type="string">
            <text:p>http://archive.ubuntu.com/ubuntu/pool/universe/r/r-cran-wordcloud/r-cran-wordcloud_2.5-1.dsc</text:p>
          </table:table-cell>
          <table:table-cell office:value-type="string" calcext:value-type="string">
            <text:p>wordcloud</text:p>
          </table:table-cell>
          <table:table-cell office:value-type="string" calcext:value-type="string">
            <text:p>r-cran-wordcloud</text:p>
          </table:table-cell>
        </table:table-row>
        <table:table-row table:style-name="ro1">
          <table:table-cell office:value-type="string" calcext:value-type="string">
            <text:p>http://archive.ubuntu.com/ubuntu/pool/universe/r/r-cran-worrms/r-cran-worrms_0.2.0-1.dsc</text:p>
          </table:table-cell>
          <table:table-cell office:value-type="string" calcext:value-type="string">
            <text:p>worrms</text:p>
          </table:table-cell>
          <table:table-cell office:value-type="string" calcext:value-type="string">
            <text:p>r-cran-worrms</text:p>
          </table:table-cell>
        </table:table-row>
        <table:table-row table:style-name="ro1">
          <table:table-cell office:value-type="string" calcext:value-type="string">
            <text:p>http://archive.ubuntu.com/ubuntu/pool/universe/r/r-cran-xml2/r-cran-xml2_1.2.0-1.dsc</text:p>
          </table:table-cell>
          <table:table-cell office:value-type="string" calcext:value-type="string">
            <text:p>xml2</text:p>
          </table:table-cell>
          <table:table-cell office:value-type="string" calcext:value-type="string">
            <text:p>r-cran-xml2</text:p>
          </table:table-cell>
        </table:table-row>
        <table:table-row table:style-name="ro1">
          <table:table-cell office:value-type="string" calcext:value-type="string">
            <text:p>http://archive.ubuntu.com/ubuntu/pool/universe/r/r-cran-xts/r-cran-xts_0.10-1-1.dsc</text:p>
          </table:table-cell>
          <table:table-cell office:value-type="string" calcext:value-type="string">
            <text:p>xts</text:p>
          </table:table-cell>
          <table:table-cell office:value-type="string" calcext:value-type="string">
            <text:p>r-cran-xts</text:p>
          </table:table-cell>
        </table:table-row>
        <table:table-row table:style-name="ro1">
          <table:table-cell office:value-type="string" calcext:value-type="string">
            <text:p>http://archive.ubuntu.com/ubuntu/pool/universe/r/r-cran-yaml/r-cran-yaml_2.1.14-1build1.dsc</text:p>
          </table:table-cell>
          <table:table-cell office:value-type="string" calcext:value-type="string">
            <text:p>yaml</text:p>
          </table:table-cell>
          <table:table-cell office:value-type="string" calcext:value-type="string">
            <text:p>r-cran-yaml</text:p>
          </table:table-cell>
        </table:table-row>
        <table:table-row table:style-name="ro1">
          <table:table-cell office:value-type="string" calcext:value-type="string">
            <text:p>http://archive.ubuntu.com/ubuntu/pool/universe/r/r-omegahat-xmlrpc/r-omegahat-xmlrpc_0.3-0-1.1.dsc</text:p>
          </table:table-cell>
          <table:table-cell table:style-name="ce1" office:value-type="string" calcext:value-type="string">
            <text:p>xmlrpc</text:p>
          </table:table-cell>
          <table:table-cell office:value-type="string" calcext:value-type="string">
            <text:p>r-omegahat-xmlrpc</text:p>
          </table:table-cell>
        </table:table-row>
        <table:table-row table:style-name="ro1">
          <table:table-cell office:value-type="string" calcext:value-type="string">
            <text:p>http://archive.ubuntu.com/ubuntu/pool/universe/r/r-other-amsmercury/r-other-amsmercury_1.3.0-2build1.dsc</text:p>
          </table:table-cell>
          <table:table-cell table:style-name="ce1" office:value-type="string" calcext:value-type="string">
            <text:p>amsmercury</text:p>
          </table:table-cell>
          <table:table-cell office:value-type="string" calcext:value-type="string">
            <text:p>r-other-amsmercury</text:p>
          </table:table-cell>
        </table:table-row>
        <table:table-row table:style-name="ro1">
          <table:table-cell office:value-type="string" calcext:value-type="string">
            <text:p>http://archive.ubuntu.com/ubuntu/pool/universe/r/r-other-curvefdp/r-other-curvefdp_2.0-4.dsc</text:p>
          </table:table-cell>
          <table:table-cell office:value-type="string" calcext:value-type="string">
            <text:p>curvefdp</text:p>
          </table:table-cell>
          <table:table-cell office:value-type="string" calcext:value-type="string">
            <text:p>r-other-curvefdp</text:p>
          </table:table-cell>
        </table:table-row>
        <table:table-row table:style-name="ro1">
          <table:table-cell office:value-type="string" calcext:value-type="string">
            <text:p>http://archive.ubuntu.com/ubuntu/pool/universe/r/r-other-hms-dbmi-spp/r-other-hms-dbmi-spp_1.15-1.dsc</text:p>
          </table:table-cell>
          <table:table-cell office:value-type="string" calcext:value-type="string">
            <text:p>hms-dbmi-spp</text:p>
          </table:table-cell>
          <table:table-cell office:value-type="string" calcext:value-type="string">
            <text:p>r-other-hms-dbmi-spp</text:p>
          </table:table-cell>
        </table:table-row>
        <table:table-row table:style-name="ro1">
          <table:table-cell office:value-type="string" calcext:value-type="string">
            <text:p>http://archive.ubuntu.com/ubuntu/pool/universe/r/r-other-iwrlars/r-other-iwrlars_0.9-5-2build1.dsc</text:p>
          </table:table-cell>
          <table:table-cell office:value-type="string" calcext:value-type="string">
            <text:p>iwrlars</text:p>
          </table:table-cell>
          <table:table-cell office:value-type="string" calcext:value-type="string">
            <text:p>r-other-iwrlars</text:p>
          </table:table-cell>
        </table:table-row>
        <table:table-row table:style-name="ro1">
          <table:table-cell office:value-type="string" calcext:value-type="string">
            <text:p>http://archive.ubuntu.com/ubuntu/pool/universe/r/r-other-mott-happy.hbrem/r-other-mott-happy.hbrem_2.4-2.dsc</text:p>
          </table:table-cell>
          <table:table-cell office:value-type="string" calcext:value-type="string">
            <text:p>mott-happy.hbrem</text:p>
          </table:table-cell>
          <table:table-cell office:value-type="string" calcext:value-type="string">
            <text:p>r-other-mott-happy.hbrem</text:p>
          </table:table-cell>
        </table:table-row>
        <table:table-row table:style-name="ro1">
          <table:table-cell office:value-type="string" calcext:value-type="string">
            <text:p>http://archive.ubuntu.com/ubuntu/pool/universe/r/r-other-nitpick/r-other-nitpick_2.0-3.dsc</text:p>
          </table:table-cell>
          <table:table-cell office:value-type="string" calcext:value-type="string">
            <text:p>nitpick</text:p>
          </table:table-cell>
          <table:table-cell office:value-type="string" calcext:value-type="string">
            <text:p>r-other-nitpick</text:p>
          </table:table-cell>
        </table:table-row>
        <table:table-row table:style-name="ro1">
          <table:table-cell office:value-type="string" calcext:value-type="string">
            <text:p>http://archive.ubuntu.com/ubuntu/pool/universe/r/r-other-rot/r-other-rot_1.9-5.dsc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R-other-rot</text:p>
          </table:table-cell>
        </table:table-row>
      </table:table>
      <table:named-expressions/>
      <table:database-ranges>
        <table:database-range table:name="__Anonymous_Sheet_DB__0" table:target-range-address="Sheet1.A1:Sheet1.B1048576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Sheet2.A1:Sheet2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" svg:font-family="'Droid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9">00/00/0000</text:date>, <text:time style:data-style-name="N2" text:time-value="15:50:48.4146139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Rutter</meta:initial-creator>
    <meta:creation-date>2018-04-28T16:36:40.178481279</meta:creation-date>
    <dc:date>2018-04-29T15:51:23.600022260</dc:date>
    <dc:creator>Michael Rutter</dc:creator>
    <meta:editing-duration>PT4H9M16S</meta:editing-duration>
    <meta:editing-cycles>5</meta:editing-cycles>
    <meta:generator>LibreOffice/6.0.3.2$Linux_X86_64 LibreOffice_project/00m0$Build-2</meta:generator>
    <meta:document-statistic meta:table-count="3" meta:cell-count="3557" meta:object-count="0"/>
  </office:meta>
</office:document-meta>
</file>